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1.png"/>
  <manifest:file-entry manifest:media-type="image/png" manifest:full-path="Pictures/image3.png"/>
  <manifest:file-entry manifest:media-type="image/png" manifest:full-path="Pictures/image2.png"/>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3" style:parent-style-name="Title" style:family="paragraph">
      <style:paragraph-properties fo:margin-left="0.000000000000000pt" fo:margin-right="0.000000000000000pt"/>
    </style:style>
    <style:style style:name="T1" style:family="text">
      <style:text-properties fo:font-family="Sans Serif" fo:font-weight="bold"/>
    </style:style>
    <style:style style:name="P4" style:parent-style-name="Title" style:family="paragraph">
      <style:paragraph-properties fo:margin-left="0.000000000000000pt" fo:margin-right="0.000000000000000pt"/>
      <style:text-properties fo:font-family="Sans Serif" fo:font-weight="bold"/>
    </style:style>
    <style:style style:name="P5" style:parent-style-name="Standard" style:family="paragraph">
      <style:paragraph-properties fo:keep-together="auto" fo:margin-left="0.000000000000000pt" fo:margin-right="0.000000000000000pt"/>
      <style:text-properties fo:font-style="normal"/>
    </style:style>
    <style:style style:name="T2" style:family="text">
      <style:text-properties fo:font-family="Georgia" fo:font-size="26.000000000000000pt"/>
    </style:style>
    <style:style style:name="T3" style:family="text">
      <style:text-properties fo:font-family="Georgia" fo:font-size="26.000000000000000pt" style:text-underline-style="solid" style:text-underline-type="single"/>
    </style:style>
    <style:style style:name="T4" style:family="text">
      <style:text-properties fo:font-family="Georgia" fo:font-size="15.000000000000000pt"/>
    </style:style>
    <style:style style:name="P6" style:family="paragraph">
      <style:paragraph-properties fo:margin="1.000000000000000pt"/>
    </style:style>
    <style:style style:name="T5" style:family="text">
      <style:text-properties fo:color="#000000" fo:font-family="Book Antiqua" fo:font-size="14.000000000000000pt"/>
    </style:style>
    <style:style style:name="P7" style:family="paragraph">
      <style:paragraph-properties fo:margin-left="0.000000000000000pt" fo:margin-right="0.000000000000000pt" fo:padding-top="0.000000000000000pt"/>
      <style:text-properties fo:font-family="Sans Serif" fo:font-size="12.000000000000000pt"/>
    </style:style>
    <style:style style:name="T6" style:family="text">
      <style:text-properties fo:font-family="Sans Serif"/>
    </style:style>
    <style:style style:name="T7" style:family="text">
      <style:text-properties fo:font-family="Sans Serif" fo:font-size="36.000000000000000pt" fo:font-weight="100"/>
    </style:style>
    <style:style style:name="P8" style:parent-style-name="Title" style:family="paragraph">
      <style:paragraph-properties fo:margin-left="0.000000000000000pt" fo:margin-right="0.000000000000000pt"/>
      <style:text-properties fo:font-family="Sans Serif" fo:font-weight="100"/>
    </style:style>
    <style:style style:name="T8" style:family="text">
      <style:text-properties fo:font-size="36.000000000000000pt"/>
    </style:style>
    <style:style style:name="T9" style:family="text">
      <style:text-properties fo:font-size="36.000000000000000pt" fo:font-weight="bold"/>
    </style:style>
    <style:style style:name="T10" style:family="text">
      <style:text-properties fo:font-size="36.000000000000000pt" fo:font-weight="bold" style:text-position="sub"/>
    </style:style>
    <style:style style:name="P9" style:family="paragraph"/>
    <style:style style:name="T11" style:family="text">
      <style:text-properties fo:font-family="Sans Serif" fo:font-size="36.000000000000000pt"/>
    </style:style>
    <style:style style:name="T12" style:family="text">
      <style:text-properties fo:font-family="Sans Serif" fo:font-size="36.000000000000000pt" fo:font-weight="bold"/>
    </style:style>
    <style:style style:name="T13" style:family="text">
      <style:text-properties fo:font-family="Sans Serif" fo:font-size="36.000000000000000pt" fo:font-weight="bold" style:text-position="sub"/>
    </style:style>
    <style:style style:name="gr10"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gr11" style:family="graphic">
      <style:graphic-properties draw:color-mode="standard" draw:fill="none" draw:stroke="none" fo:margin="1.000000000000000pt" style:wrap="biggest" style:wrap-dynamic-threshold="0.000000000000000pt"/>
    </style:style>
    <style:style style:name="gr12" style:family="graphic">
      <style:graphic-properties draw:color-mode="standard" draw:fill="none" draw:stroke="none" fo:margin="1.000000000000000pt" style:protect="position size" style:wrap="biggest" style:wrap-dynamic-threshold="0.000000000000000pt"/>
    </style:style>
    <style:style style:name="gr13" style:family="graphic">
      <style:graphic-properties draw:auto-grow-height="false" draw:fill="none" draw:stroke="none" draw:textarea-vertical-align="top" fo:margin="1.000000000000000pt" style:wrap="biggest" style:wrap-dynamic-threshold="0.000000000000000pt"/>
    </style:style>
    <style:style style:name="gr14" style:family="graphic">
      <style:graphic-properties draw:fill="none" draw:stroke="none" fo:margin="1.000000000000000pt" style:wrap="biggest" style:wrap-dynamic-threshold="0.000000000000000pt"/>
    </style:style>
    <style:style style:name="pr1" style:family="presentation">
      <style:graphic-properties draw:fill="none" draw:stroke="none" fo:margin="0.000000000000000pt" style:wrap="biggest" style:wrap-dynamic-threshold="0.000000000000000pt"/>
      <style:paragraph-properties fo:margin="0.000000000000000pt"/>
    </style:style>
    <style:style style:name="pr2" style:family="presentation">
      <style:graphic-properties draw:fill="none" draw:stroke="none" fo:margin="1.000000000000000pt" style:protect="position size" style:wrap="biggest" style:wrap-dynamic-threshold="0.000000000000000pt"/>
      <style:paragraph-properties fo:margin="1.000000000000000pt"/>
    </style:style>
    <style:style style:name="pr3" style:family="presentation">
      <style:graphic-properties draw:fill="none" draw:stroke="none" fo:margin="1.000000000000000pt" style:protect="position size" style:wrap="biggest" style:wrap-dynamic-threshold="0.000000000000000pt"/>
    </style:style>
    <style:style style:name="dp2" style:family="drawing-page">
      <style:drawing-page-properties draw:fill="solid" draw:fill-color="#ffffff" presentation:background-objects-visible="true" presentation:background-visible="true" presentation:display-date-time="false" presentation:display-footer="false" presentation:display-header="false" presentation:display-page-number="false"/>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style:style>
  </office:automatic-styles>
  <office:body>
    <office:presentation>
      <draw:page draw:name="page1" draw:id="page1" xml:id="page1" draw:master-page-name="Default2" draw:style-name="dp2" presentation:presentation-page-layout-name="pl2">
        <draw:layer-set>
          <draw:layer draw:name=""/>
        </draw:layer-set>
        <draw:frame draw:style-name="gr10" xml:id="shape-37" draw:id="shape-37" draw:layer="" svg:width="612.00000000000pt" svg:height="181.07928064843pt" svg:x="34.00000000000pt" svg:y="25.50000000000pt" presentation:class="title">
          <draw:text-box>
            <text:p text:style-name="P3"><text:span text:style-name="T1">Mendler-style</text:span></text:p>
            <text:p text:style-name="P4">Recursion Schemes for</text:p>
            <text:p text:style-name="P4">Mixed-Variant Datatypes</text:p>
          </draw:text-box>
        </draw:frame>
        <draw:frame draw:style-name="gr10" xml:id="shape-38" draw:id="shape-38" draw:layer="" svg:width="598.67067387966pt" svg:height="211.66666666667pt" svg:x="48.94936925060pt" svg:y="235.00000000000pt" presentation:class="outline">
          <draw:text-box>
            <text:p text:style-name="P5"><text:span text:style-name="T2">Ki Yung Ahn<text:tab/></text:span><text:span text:style-name="T3">Tim Sheard</text:span><text:span text:style-name="T2"><text:tab/>Marcelo P. Fiore</text:span></text:p>
            <text:p text:style-name="P5"/>
            <text:p text:style-name="P5"/>
            <text:p text:style-name="P5"/>
            <text:p text:style-name="P5"/>
            <text:p text:style-name="P5"/>
            <text:p text:style-name="P5"/>
            <text:p text:style-name="P5"/>
            <text:p text:style-name="P5"/>
            <text:p text:style-name="P5"><text:span text:style-name="T4">kya@cs.pdx.edu<text:tab/><text:tab/>sheard@cs.pdx.edu<text:tab/>Marcelo.Fiore@cl.cam.ac.uk</text:span></text:p>
          </draw:text-box>
        </draw:frame>
        <draw:frame draw:style-name="gr10" xml:id="shape-39" draw:id="shape-39" draw:layer="" svg:width="99.70674486804pt" svg:height="20.39141414141pt" svg:x="539.74584555230pt" svg:y="483.47385141740pt">
          <draw:text-box>
            <text:p text:style-name="P6"><text:span text:style-name="T5">TYPES 2013</text:span></text:p>
          </draw:text-box>
        </draw:frame>
        <draw:frame draw:style-name="gr11" xml:id="shape-40" draw:id="shape-40" draw:layer="" svg:width="134.64629533574pt" svg:height="134.64629533574pt" svg:x="52.50000000000pt" svg:y="276.59156917550pt">
          <draw:image xlink:type="simple" xlink:show="embed" xlink:actuate="onLoad" xlink:href="Pictures/image1.png"/>
        </draw:frame>
        <draw:frame draw:style-name="gr11" xml:id="shape-41" draw:id="shape-41" draw:layer="" svg:width="129.68909939933pt" svg:height="139.27481544189pt" svg:x="244.60349127215pt" svg:y="274.97372340997pt">
          <draw:image xlink:type="simple" xlink:show="embed" xlink:actuate="onLoad" xlink:href="Pictures/image2.png"/>
        </draw:frame>
        <draw:frame draw:style-name="gr11" xml:id="shape-42" draw:id="shape-42" draw:layer="" svg:width="132.97236773855pt" svg:height="138.43698559082pt" svg:x="439.13714037115pt" svg:y="273.33208924036pt">
          <draw:image xlink:type="simple" xlink:show="embed" xlink:actuate="onLoad" xlink:href="Pictures/image3.png"/>
        </draw:frame>
        <presentation:notes>
          <draw:frame presentation:style-name="pr1" xml:id="shape-43" draw:id="shape-43" draw:layer="" svg:width="489.57000000000pt" svg:height="356.37000000000pt" svg:x="62.22000000000pt" svg:y="374.46000000000pt" presentation:class="notes">
            <draw:text-box>
              <text:p text:style-name="P7"/>
            </draw:text-box>
          </draw:frame>
          <draw:page-thumbnail draw:style-name="gr12" xml:id="shape-44" draw:id="shape-44" draw:layer="" svg:width="396.28000000000pt" svg:height="296.96000000000pt" svg:x="108.00000000000pt" svg:y="60.18000000000pt" presentation:class="page" draw:page-number="1"/>
        </presentation:notes>
      </draw:page>
      <draw:page draw:name="page2" draw:id="page2" xml:id="page2" draw:master-page-name="Default2" draw:style-name="dp3" presentation:presentation-page-layout-name="pl2">
        <draw:layer-set>
          <draw:layer draw:name=""/>
        </draw:layer-set>
        <draw:frame draw:style-name="gr13" xml:id="shape-45" draw:id="shape-45" draw:layer="" svg:width="544.00000000000pt" svg:height="311.10000000000pt" svg:x="68.82081708481pt" svg:y="120.75836583039pt" presentation:class="outline">
          <draw:text-box>
            <text:p text:style-name="P5">TODO</text:p>
          </draw:text-box>
        </draw:frame>
        <draw:frame draw:style-name="gr10" xml:id="shape-46" draw:id="shape-46" draw:layer="" svg:width="612.00000000000pt" svg:height="81.60000000000pt" svg:x="34.00000000000pt" svg:y="25.33697046814pt" presentation:class="title">
          <draw:text-box>
            <text:p text:style-name="P3"><text:span text:style-name="T6">TODO</text:span></text:p>
          </draw:text-box>
        </draw:frame>
        <presentation:notes>
          <draw:frame presentation:style-name="pr2" xml:id="shape-47" draw:id="shape-47" draw:layer="" svg:width="489.57000000000pt" svg:height="356.37000000000pt" svg:x="62.22000000000pt" svg:y="374.46000000000pt" presentation:class="notes">
            <draw:text-box>
              <text:p text:style-name="P6"/>
            </draw:text-box>
          </draw:frame>
          <draw:page-thumbnail draw:style-name="gr12" xml:id="shape-48" draw:id="shape-48" draw:layer="" svg:width="396.28000000000pt" svg:height="296.96000000000pt" svg:x="108.00000000000pt" svg:y="60.18000000000pt" presentation:class="page" draw:page-number="2"/>
        </presentation:notes>
      </draw:page>
      <draw:page draw:name="page3" draw:id="page3" xml:id="page3" draw:master-page-name="Default2" draw:style-name="dp3" presentation:presentation-page-layout-name="pl8">
        <draw:layer-set>
          <draw:layer draw:name=""/>
        </draw:layer-set>
        <draw:frame draw:style-name="gr13" xml:id="shape-49" draw:id="shape-49" draw:layer="" svg:width="612.00000000000pt" svg:height="89.41439187282pt" svg:x="34.00000000000pt" svg:y="25.50000000000pt" presentation:class="title">
          <draw:text-box>
            <text:p text:style-name="P3"><text:span text:style-name="T7">Formatting Untyped HOAS</text:span></text:p>
            <text:p text:style-name="P8"><text:span text:style-name="T8">using<text:s/></text:span><text:span text:style-name="T9">msfit</text:span><text:span text:style-name="T10">*</text:span></text:p>
          </draw:text-box>
        </draw:frame>
        <draw:frame draw:style-name="gr13" xml:id="shape-50" draw:id="shape-50" draw:layer="" svg:width="568.49669450529pt" svg:height="351.88208003547pt" svg:x="43.50330549471pt" svg:y="132.40000000000pt" presentation:class="outline">
          <draw:text-box>
            <text:p text:style-name="P5">data ExpF r t where</text:p>
            <text:p text:style-name="P5"><text:s text:c="2"/>Lam :: (r a -&gt; r b) -&gt; ExpF r (a -&gt; b)</text:p>
            <text:p text:style-name="P5"><text:s text:c="2"/>App :: r (a -&gt; b) -&gt; r a -&gt; ExpF r b</text:p>
            <text:p text:style-name="P5">type Exp' a t = Rec1 ExpF a t</text:p>
            <text:p text:style-name="P5">type Exp t = forall a . Exp' a t</text:p>
            <text:p text:style-name="P5">lam e <text:s text:c="3"/>= Roll1 (Lam e)</text:p>
            <text:p text:style-name="P5">app f e <text:s/>= Roll1 (App f e)</text:p>
            <text:p text:style-name="P5"/>
            <text:p text:style-name="P5">newtype Id a = MkId { unId :: a }</text:p>
            <text:p text:style-name="P5">type Phi f a = forall r. (forall i. a i -&gt; r a i) -&gt; (forall i. r a i -&gt; a i) -&gt; (forall i. f (r a) i -&gt; a i)</text:p>
            <text:p text:style-name="P5"/>
            <text:p text:style-name="P5">evalHOAS :: Exp t -&gt; Id t</text:p>
            <text:p text:style-name="P5">evalHOAS e = msfcata1 phi e where</text:p>
            <text:p text:style-name="P5"><text:s text:c="2"/>phi :: Phi ExpF Id</text:p>
            <text:p text:style-name="P5"><text:s text:c="2"/>phi inv ev (Lam f) = MkId(\v -&gt; unId(ev (f (inv (MkId v)))))</text:p>
            <text:p text:style-name="P5"><text:s text:c="2"/>phi inv ev (App f x) = MkId(unId(ev f) (unId(ev x)))</text:p>
          </draw:text-box>
        </draw:frame>
        <presentation:notes>
          <draw:frame presentation:style-name="pr3" xml:id="shape-51" draw:id="shape-51" draw:layer="" svg:width="489.57000000000pt" svg:height="356.37000000000pt" svg:x="62.22000000000pt" svg:y="374.46000000000pt" presentation:class="notes">
            <draw:text-box>
              <text:p text:style-name="P9"/>
            </draw:text-box>
          </draw:frame>
          <draw:page-thumbnail draw:style-name="gr12" xml:id="shape-52" draw:id="shape-52" draw:layer="" svg:width="396.28000000000pt" svg:height="296.96000000000pt" svg:x="108.00000000000pt" svg:y="60.18000000000pt" presentation:class="page" draw:page-number="3"/>
        </presentation:notes>
      </draw:page>
      <draw:page draw:name="page4" draw:id="page4" xml:id="page4" draw:master-page-name="" draw:style-name="dp3" presentation:presentation-page-layout-name="pl8">
        <draw:layer-set>
          <draw:layer draw:name=""/>
        </draw:layer-set>
        <draw:frame draw:style-name="gr13" xml:id="shape-53" draw:id="shape-53" draw:layer="" svg:width="258.40000000000pt" svg:height="311.10000000000pt" svg:x="353.60000000000pt" svg:y="132.40000000000pt" presentation:class="outline">
          <draw:text-box>
            <text:p text:style-name="P9"/>
          </draw:text-box>
        </draw:frame>
        <draw:frame draw:style-name="gr13" xml:id="shape-54" draw:id="shape-54" draw:layer="" svg:width="258.40000000000pt" svg:height="311.10000000000pt" svg:x="68.00000000000pt" svg:y="132.40000000000pt" presentation:class="outline">
          <draw:text-box>
            <text:p text:style-name="P5">TODO</text:p>
          </draw:text-box>
        </draw:frame>
        <draw:frame draw:style-name="gr10" xml:id="shape-55" draw:id="shape-55" draw:layer="" svg:width="612.00000000000pt" svg:height="89.41439187282pt" svg:x="34.00000000000pt" svg:y="25.50000000000pt" presentation:class="title">
          <draw:text-box>
            <text:p text:style-name="P3"><text:span text:style-name="T11">Evaluating Simply-Typed HOAS</text:span></text:p>
            <text:p text:style-name="P3"><text:span text:style-name="T11">using<text:s/></text:span><text:span text:style-name="T12">msfit</text:span><text:span text:style-name="T13">*→*</text:span></text:p>
          </draw:text-box>
        </draw:frame>
        <presentation:notes>
          <draw:frame presentation:style-name="pr2" xml:id="shape-56" draw:id="shape-56" draw:layer="" svg:width="489.57000000000pt" svg:height="356.37000000000pt" svg:x="62.22000000000pt" svg:y="374.46000000000pt" presentation:class="notes">
            <draw:text-box>
              <text:p text:style-name="P6"/>
            </draw:text-box>
          </draw:frame>
          <draw:page-thumbnail draw:style-name="gr12" xml:id="shape-57" draw:id="shape-57" draw:layer="" svg:width="396.28000000000pt" svg:height="296.96000000000pt" svg:x="108.00000000000pt" svg:y="60.18000000000pt" presentation:class="page" draw:page-number="4"/>
        </presentation:notes>
      </draw:page>
      <draw:page draw:name="page5" draw:id="page5" xml:id="page5" draw:master-page-name="Default2" draw:style-name="dp3" presentation:presentation-page-layout-name="pl2">
        <draw:layer-set>
          <draw:layer draw:name=""/>
        </draw:layer-set>
        <draw:frame draw:style-name="gr13" xml:id="shape-58" draw:id="shape-58" draw:layer="" svg:width="612.00000000000pt" svg:height="81.60000000000pt" svg:x="34.00000000000pt" svg:y="25.50000000000pt" presentation:class="title">
          <draw:text-box>
            <text:p text:style-name="P3"><text:span text:style-name="T6">Questions?</text:span></text:p>
          </draw:text-box>
        </draw:frame>
        <draw:frame draw:style-name="gr13" xml:id="shape-59" draw:id="shape-59" draw:layer="" svg:width="544.00000000000pt" svg:height="311.10000000000pt" svg:x="68.00000000000pt" svg:y="122.40000000000pt" presentation:class="outline">
          <draw:text-box>
            <text:p text:style-name="P5">TODO</text:p>
          </draw:text-box>
        </draw:frame>
        <presentation:notes>
          <draw:frame presentation:style-name="pr3" xml:id="shape-60" draw:id="shape-60" draw:layer="" svg:width="489.57000000000pt" svg:height="356.37000000000pt" svg:x="62.22000000000pt" svg:y="374.46000000000pt" presentation:class="notes">
            <draw:text-box>
              <text:p text:style-name="P9"/>
            </draw:text-box>
          </draw:frame>
          <draw:page-thumbnail draw:style-name="gr12" xml:id="shape-61" draw:id="shape-61" draw:layer="" svg:width="396.28000000000pt" svg:height="296.96000000000pt" svg:x="108.00000000000pt" svg:y="60.18000000000pt" presentation:class="page" draw:page-number="5"/>
        </presentation:notes>
      </draw:page>
      <draw:page draw:name="page6" draw:id="page6" xml:id="page6" draw:master-page-name="Default2" draw:style-name="dp3" presentation:presentation-page-layout-name="pl1">
        <draw:layer-set>
          <draw:layer draw:name=""/>
        </draw:layer-set>
        <draw:frame draw:style-name="gr14" xml:id="shape-62" draw:id="shape-62" draw:layer="" svg:width="612.00000000000pt" svg:height="81.60000000000pt" svg:x="34.00000000000pt" svg:y="25.50000000000pt" presentation:class="title" presentation:placeholder="true" draw:text-style-name="P3">
          <draw:text-box/>
        </draw:frame>
        <presentation:notes>
          <draw:frame presentation:style-name="pr3" xml:id="shape-63" draw:id="shape-63" draw:layer="" svg:width="489.57000000000pt" svg:height="356.37000000000pt" svg:x="62.22000000000pt" svg:y="374.46000000000pt" presentation:class="notes">
            <draw:text-box>
              <text:p text:style-name="P9"/>
            </draw:text-box>
          </draw:frame>
          <draw:page-thumbnail draw:style-name="gr12" xml:id="shape-64" draw:id="shape-64" draw:layer="" svg:width="396.28000000000pt" svg:height="296.96000000000pt" svg:x="108.00000000000pt" svg:y="60.18000000000pt" presentation:class="page" draw:page-number="6"/>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background-color="transparent" fo:keep-together="auto" fo:margin="0.000000000000000pt" fo:text-align="start" fo:text-indent="0.000000000000000pt" style:font-independent-line-spacing="false"/>
      <style:text-properties fo:background-color="transparent" fo:color="#000000" fo:font-family="Gentium Basic" fo:font-size="16.000000000000000pt" fo:font-style="normal" fo:font-variant="normal" fo:font-weight="normal" fo:text-transform="none" style:text-line-through-style="none" style:text-line-through-type="none" style:text-line-through-width="auto" style:text-underline-style="none" style:text-underline-type="none" style:text-underline-width="auto"/>
    </style:default-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Standard" style:display-name="Standard" style:family="paragraph">
      <style:paragraph-properties fo:background-color="transparent" fo:line-height="100%" fo:margin="0.000000000000000pt" fo:text-align="start" fo:text-indent="0.000000000000000pt" style:font-independent-line-spacing="false"/>
      <style:text-properties fo:background-color="transparent" fo:color="#000000" fo:country="US" fo:font-family="Gentium Basic" fo:font-size="20.000000000000000pt" fo:font-variant="normal" fo:font-weight="normal" fo:language="en" fo:text-transform="none" style:text-line-through-style="none" style:text-line-through-type="none" style:text-line-through-width="auto" style:text-underline-mode="continuous" style:text-underline-style="none" style:text-underline-type="none" style:text-underline-width="auto"/>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Contents_2010" style:display-name="Contents 10" style:family="paragraph">
      <style:paragraph-properties fo:margin-left="72.000000000000000pt"/>
    </style:style>
    <style:style style:name="Contents_202" style:display-name="Contents 2" style:family="paragraph">
      <style:paragraph-properties fo:background-color="transparent" fo:keep-together="auto" fo:margin-left="7.937021624000001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21" style:display-name="Contents 2" style:family="paragraph">
      <style:paragraph-properties fo:margin-left="8.000000000000000pt"/>
    </style:style>
    <style:style style:name="Contents_2011" style:display-name="Contents 1" style:family="paragraph">
      <style:paragraph-properties fo:background-color="transparent" fo:keep-together="auto" fo:margin-left="0.000000000000000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3" style:display-name="Contents 3" style:family="paragraph">
      <style:paragraph-properties fo:margin-left="16.000000000000000pt"/>
    </style:style>
    <style:style style:name="Title" style:display-name="Title" style:family="paragraph">
      <style:paragraph-properties fo:background-color="transparent" fo:keep-together="auto" fo:margin="0.000000000000000pt" fo:text-align="center" fo:text-indent="0.000000000000000pt" style:font-independent-line-spacing="false"/>
      <style:text-properties fo:background-color="transparent" fo:color="#000000" fo:font-family="Comic Sans MS" fo:font-size="48.000000000000000pt" fo:font-style="normal" fo:font-variant="normal" fo:font-weight="normal" fo:text-transform="none" style:text-line-through-style="none" style:text-line-through-type="none" style:text-line-through-width="auto" style:text-underline-style="none" style:text-underline-type="none" style:text-underline-width="auto"/>
    </style:style>
    <style:style style:name="Contents_205" style:display-name="Contents 5" style:family="paragraph">
      <style:paragraph-properties fo:margin-left="32.000000000000000pt"/>
    </style:style>
    <style:style style:name="Contents_20101" style:display-name="Contents 10" style:family="paragraph">
      <style:paragraph-properties fo:background-color="transparent" fo:keep-together="auto" fo:margin-left="72.000124732000003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style:style style:name="Contents_2041" style:display-name="Contents 4" style:family="paragraph">
      <style:paragraph-properties fo:background-color="transparent" fo:keep-together="auto" fo:margin-left="24.094529930000000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style:presentation-page-layout style:name="pl1" style:display-name="AL4T19">
      <presentation:placeholder presentation:object="title" svg:x="5%" svg:y="5%" svg:width="90%" svg:height="16%"/>
    </style:presentation-page-layout>
    <style:presentation-page-layout style:name="pl2" style:display-name="AL2T1">
      <presentation:placeholder presentation:object="title" svg:x="5%" svg:y="5%" svg:width="90%" svg:height="16%"/>
      <presentation:placeholder presentation:object="outline" svg:x="10%" svg:y="24%" svg:width="80%" svg:height="61%"/>
    </style:presentation-page-layout>
    <style:presentation-page-layout style:name="pl3" style:display-name="AL1T0">
      <presentation:placeholder presentation:object="title" svg:x="5%" svg:y="5%" svg:width="90%" svg:height="16%"/>
      <presentation:placeholder presentation:object="subtitle" svg:x="10%" svg:y="24%" svg:width="80%" svg:height="61%"/>
    </style:presentation-page-layout>
    <style:presentation-page-layout style:name="pl4" style:display-name="AL7T7">
      <presentation:placeholder presentation:object="title" svg:x="5%" svg:y="5%" svg:width="90%" svg:height="16%"/>
      <presentation:placeholder presentation:object="chart" svg:x="10%" svg:y="24%" svg:width="38%" svg:height="61%"/>
      <presentation:placeholder presentation:object="outline" svg:x="52%" svg:y="24%" svg:width="38%" svg:height="61%"/>
    </style:presentation-page-layout>
    <style:presentation-page-layout style:name="pl5" style:display-name="AL8T4">
      <presentation:placeholder presentation:object="title" svg:x="5%" svg:y="5%" svg:width="90%" svg:height="16%"/>
      <presentation:placeholder presentation:object="outline" svg:x="10%" svg:y="24%" svg:width="38%" svg:height="61%"/>
      <presentation:placeholder presentation:object="chart" svg:x="52%" svg:y="24%" svg:width="38%" svg:height="61%"/>
    </style:presentation-page-layout>
    <style:presentation-page-layout style:name="pl6" style:display-name="AL5T9">
      <presentation:placeholder presentation:object="title" svg:x="5%" svg:y="5%" svg:width="90%" svg:height="16%"/>
      <presentation:placeholder presentation:object="graphic" svg:x="10%" svg:y="24%" svg:width="38%" svg:height="61%"/>
      <presentation:placeholder presentation:object="outline" svg:x="52%" svg:y="24%" svg:width="38%" svg:height="61%"/>
    </style:presentation-page-layout>
    <style:presentation-page-layout style:name="pl7" style:display-name="AL6T6">
      <presentation:placeholder presentation:object="title" svg:x="5%" svg:y="5%" svg:width="90%" svg:height="16%"/>
      <presentation:placeholder presentation:object="outline" svg:x="10%" svg:y="24%" svg:width="38%" svg:height="61%"/>
      <presentation:placeholder presentation:object="graphic" svg:x="52%" svg:y="24%" svg:width="38%" svg:height="61%"/>
    </style:presentation-page-layout>
    <style:presentation-page-layout style:name="pl8" style:display-name="AL3T3">
      <presentation:placeholder presentation:object="title" svg:x="5%" svg:y="5%" svg:width="90%" svg:height="16%"/>
      <presentation:placeholder presentation:object="outline" svg:x="10%" svg:y="24%" svg:width="38%" svg:height="61%"/>
      <presentation:placeholder presentation:object="outline" svg:x="52%" svg:y="24%" svg:width="38%" svg:height="61%"/>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keep-together="auto" fo:margin-left="0.000000000000000pt" fo:margin-right="0.000000000000000pt"/>
      <style:text-properties fo:font-style="normal"/>
    </style:style>
    <style:style style:name="gr1" style:family="graphic">
      <style:graphic-properties draw:fill="solid" draw:fill-color="#dcdcdc" draw:stroke="none" fo:margin="0.000000000000000pt" style:wrap="biggest" style:wrap-dynamic-threshold="0.000000000000000pt" svg:fill-rule="nonzero"/>
    </style:style>
    <style:style style:name="gr2" style:family="graphic">
      <style:graphic-properties draw:auto-grow-height="false" draw:fill="none" draw:stroke="none" draw:textarea-vertical-align="top" fo:margin="1.000000000000000pt" style:wrap="biggest" style:wrap-dynamic-threshold="0.000000000000000pt"/>
    </style:style>
    <style:style style:name="gr3" style:family="graphic">
      <style:graphic-properties draw:fill="solid" draw:fill-color="#dcdcdc" draw:stroke="none" fo:margin="0.000000000000000pt" style:wrap="biggest" style:wrap-dynamic-threshold="0.000000000000000pt" svg:fill-rule="evenodd"/>
    </style:style>
    <style:style style:name="gr4" style:family="graphic">
      <style:graphic-properties draw:fill="none" draw:stroke="none" fo:margin="0.000000000000000pt" style:wrap="biggest" style:wrap-dynamic-threshold="0.000000000000000pt"/>
    </style:style>
    <style:style style:name="gr5" style:family="graphic">
      <style:graphic-properties draw:fill="none" draw:stroke="solid" draw:stroke-linejoin="miter" fo:margin="0.000000000000000pt" style:wrap="biggest" style:wrap-dynamic-threshold="0.000000000000000pt" svg:fill-rule="nonzero" svg:stroke-color="#dcdcdc" svg:stroke-linecap="butt" svg:stroke-opacity="1" svg:stroke-width="1.000000000000000pt"/>
    </style:style>
    <style:style style:name="gr6" style:family="graphic">
      <style:graphic-properties draw:fill="none" draw:stroke="solid" draw:stroke-linejoin="miter" fo:margin="0.000000000000000pt" style:wrap="biggest" style:wrap-dynamic-threshold="0.000000000000000pt" svg:fill-rule="nonzero" svg:stroke-color="#dcdcdc" svg:stroke-linecap="butt" svg:stroke-opacity="1" svg:stroke-width="0.771710392000000pt"/>
    </style:style>
    <style:style style:name="gr7" style:family="graphic">
      <style:graphic-properties draw:fill="none" draw:stroke="solid" draw:stroke-linejoin="miter" fo:margin="0.000000000000000pt" style:wrap="biggest" style:wrap-dynamic-threshold="0.000000000000000pt" svg:fill-rule="nonzero" svg:stroke-color="#dcdcdc" svg:stroke-linecap="butt" svg:stroke-opacity="1" svg:stroke-width="1.079679200000000pt"/>
    </style:style>
    <style:style style:name="gr8" style:family="graphic">
      <style:graphic-properties draw:fill="none" draw:stroke="solid" draw:stroke-linejoin="miter" fo:margin="0.000000000000000pt" style:wrap="biggest" style:wrap-dynamic-threshold="0.000000000000000pt" svg:fill-rule="nonzero" svg:stroke-color="#dcdcdc" svg:stroke-linecap="butt" svg:stroke-opacity="1" svg:stroke-width="0.244435432000000pt"/>
    </style:style>
    <style:style style:name="gr9" style:family="graphic">
      <style:graphic-properties draw:fill="solid" draw:fill-color="#dcdcdc" draw:stroke="solid" draw:stroke-linejoin="miter" fo:margin="0.000000000000000pt" style:wrap="biggest" style:wrap-dynamic-threshold="0.000000000000000pt" svg:fill-rule="nonzero" svg:stroke-color="#000000" svg:stroke-linecap="butt" svg:stroke-opacity="1" svg:stroke-width="0.000000000000000pt"/>
    </style:style>
    <style:style style:name="dp1" style:family="drawing-page">
      <style:drawing-page-properties draw:fill="solid" draw:fill-color="#ffffff"/>
    </style:style>
    <style:page-layout style:name="pm1" style:page-usage="all">
      <style:page-layout-properties fo:border="0pt none #000000" fo:margin="0.000000000000000pt" fo:padding="0.000000000000000pt" fo:page-height="510.000000000000000pt" fo:page-width="680.000000000000000pt" style:print-orientation="portrait"/>
    </style:page-layout>
  </office:automatic-styles>
  <office:master-styles>
    <style:master-page style:name="Default1" draw:style-name="dp1" style:display-name="Standard bold" style:page-layout-name="pm1">
      <draw:layer-set>
        <draw:layer draw:name=""/>
      </draw:layer-set>
      <draw:path draw:style-name="gr1" xml:id="shape-1" draw:id="shape-1" draw:layer="" svg:width="678.02446129190pt" svg:height="79.41882879546pt" svg:x="0.00000000000pt" svg:y="430.02800000000pt" svg:viewBox="0 0 678 79" svg:d="M675.574 62.1527L670.676 62.7652L671.072 61.3874C671.072 61.3874 672.19 57.5918 666.17 57.5918C660.145 57.5918 661.707 59.6004 661.707 59.6004L658.139 58.038C658.139 58.038 656.132 58.4842 655.463 59.6004C654.793 60.7164 651.445 60.2702 651.445 60.2702L647.431 58.4842L647.21 55.8057L644.98 55.3595L643.417 35.0457L639.404 36.3845L640.294 47.0996L641.635 47.0996L642.08 55.5822L640.294 56.2508L639.626 54.9122L638.289 37.5005L634.275 37.9469L634.497 46.4294L635.386 47.3218L635.832 57.5905L632.488 58.2606L622.452 56.922L622.004 60.0477L619.55 60.4939L619.104 64.9584L618.88 70.3151L614.643 71.8778L612.415 70.9852L610.629 70.9852L611.746 67.4133L613.305 65.627L612.638 64.2885L611.077 62.9498L601.709 62.9498L600.37 39.2878L601.264 39.2878L600.815 27.0105L594.57 26.7867L595.018 39.0652L598.14 39.2878L597.917 62.2799L590.557 62.5035L588.55 39.2878L589.89 38.8415L589.443 26.5643L582.972 26.7867L583.418 39.5113L586.095 39.2878L586.318 62.5035L576.06 62.5035L575.39 53.3509L576.951 53.3509L576.951 44.8682L572.488 44.8682L572.488 52.9049L573.605 53.3509L573.159 62.7261L569.812 62.2799L569.812 56.2531L565.576 56.2531L565.576 53.3509L566.692 53.3509L566.692 44.6446L561.785 44.6446L561.337 50.4488L559.553 48.6629L558.883 19.4201L558.437 48.4404L555.094 52.0124L554.647 48.6641L549.07 48.6641L549.292 52.6823L544.831 52.6823L544.831 49.7802L529.665 49.7802L529.665 45.9855L524.76 45.9855L524.76 51.5662L522.083 52.2348L520.297 52.4586L520.297 46.6544L515.613 46.6544L515.613 54.2448L511.599 54.0221L509.813 54.9145L503.793 55.5845L503.793 54.0221L502.454 54.0221L502.454 55.808L496.879 55.808L496.879 53.7984L495.54 53.7984L495.54 56.7005L488.18 57.3704L488.18 43.9757L489.518 43.7522L489.072 32.3674L486.173 32.3674L485.056 33.706L485.056 44.1973L485.726 45.091L485.502 57.1443L481.267 57.8145L481.267 45.3158L482.382 45.0932L482.158 33.4846L479.259 33.7071L479.038 45.0921L479.93 45.9844L479.259 56.6993L477.029 57.3693L477.029 58.708L471.9 59.6004L471.676 46.2069L473.238 45.7609L473.238 35.9394L469.446 36.1621L468.328 37.0555L465.431 37.0555L464.538 58.0392L460.971 58.0392L460.971 37.5029L459.412 37.5029L459.412 36.1632L458.294 36.1632L458.294 33.2609L456.286 33.2609L456.286 30.3588L453.388 30.3588L453.388 28.3503L452.048 28.3503L452.048 26.5643L450.488 26.5643L450.488 23.4383L446.92 23.4383L446.92 21.6525L436.214 21.6525L432.199 27.2329L432.199 33.2598L423.499 33.2598L423.499 31.0287L402.979 31.0287L402.979 33.0371L398.297 33.0371L396.737 35.0457L393.839 35.2685L393.167 37.2767L389.821 37.0543L389.821 63.1722L380.9 63.1722L380.9 58.038L379.338 58.038L379.338 52.2337L377.557 52.2337L377.557 47.323L372.984 42.7474L372.984 40.4037L370.418 40.4037L370.418 42.636L366.514 46.5431L366.514 52.0124L347 52.0124L347 12.2772L344.323 12.2772L344.323 7.59027L338.303 7.59027L338.303 2.00854C338.303 2.00854 335.404 1.33865 330.051 1.33865C324.696 1.33865 323.137 2.67845 323.137 2.67845L322.689 7.58913L317.336 7.58913L317.336 11.83L314.437 11.83L314.437 42.8586L313.322 42.8586L313.322 51.7876L308.637 51.7876L308.637 48.6618L306.632 48.6618L306.632 26.3395L304.846 26.3395L302.614 24.1072L297.484 24.1072L295.812 25.782L293.025 25.782L293.025 29.9116L286.333 29.9116L286.333 37.948L284.996 37.948L284.996 34.376L274.958 34.376L274.958 35.9382L265.812 35.9382L265.812 41.0727L264.029 41.0727L264.029 51.1178L258.675 51.1178L258.675 37.9492L254.437 37.9492L254.437 36.6104L249.086 36.6104L249.086 37.9492L244.846 37.9492L244.846 42.8597L238.602 42.8597L238.602 45.3158L235.034 45.3158L235.034 12.0548L233.916 11.6085L233.916 8.25903L233.248 3.57203L230.349 1.56349L229.905 0L226.78 0L226.78 1.56233L225.219 1.78486L224.551 14.7319L222.541 11.6073L222.541 6.47416L219.198 6.47416L219.198 11.6085L213.175 22.3223L211.835 22.546L211.835 33.4846L201.799 33.4846L202.021 30.5825L200.015 30.3588L200.015 24.5544L196 24.5544L196 29.9116L193.325 29.9116L193.325 33.4835L187.171 33.4835L186.998 18.1673L182.233 23.7319L185.91 23.2399L186.026 33.4846L181.058 33.4846L181.058 31.2524L179.049 31.2524L179.049 24.3319L174.588 24.3319L174.588 30.8062L171.912 30.8062L171.912 33.7083L170.13 33.7083L170.13 35.7995C168.589 36.872 164.072 39.9647 161.922 40.9225C159.939 41.8114 155.721 43.82 153.526 44.8695L148.271 44.8695L148.271 43.0833L142.026 43.0833L142.026 44.8695L137.787 44.8695L137.787 50.4499C137.787 50.4499 126.859 46.6555 121.506 45.0932C116.153 43.5309 103.662 41.0751 103.662 41.0751L103.44 36.6104L97.4184 36.6104L86.9362 32.8146L76.8997 32.8146L76.8997 35.0469C76.8997 35.0469 38.0905 27.4565 30.9538 26.3407C28.0427 25.885 22.3868 25.2073 16.708 24.5638C15.8391 24.1209 14.9795 23.6815 14.1394 23.2492C6.63593 19.3868 0.558153 16.0935 0.546691 16.0857L0 17.0973C0.0057305 17.0995 6.02962 20.3641 13.4873 24.2036C6.43765 23.42 0.174207 22.7696 0.174207 22.7696L0.174207 79.4188L677.941 79.4188L678.024 59.7024L675.574 62.1527M185.058 22.1962L185.889 21.2293L185.897 22.0838L185.058 22.1962M45.899 31.3739L50.2589 32.0347L50.1132 39.2443C48.6681 38.6797 47.2283 38.1165 45.8178 37.5648L45.899 31.3739M45.8004 38.7899C47.2101 39.3416 48.6485 39.9036 50.087 40.4657L49.9757 45.9421C48.5511 45.4074 47.1275 44.8706 45.7258 44.3407L45.8004 38.7899M45.71 45.561C47.1115 46.0912 48.5327 46.6257 49.9517 47.158L49.9414 47.6614C48.5591 47.2475 47.1424 46.8185 45.6985 46.3792L45.71 45.561M45.6837 47.572C47.1252 48.0101 48.5396 48.4369 49.9184 48.8498L49.8621 51.6017L45.6354 51.2048L45.6837 47.572M39.2941 29.9195L43.6538 30.5803L43.5759 36.686C42.0654 36.0932 40.6178 35.5231 39.262 34.9884L39.2941 29.9195M39.254 36.2181C40.6109 36.7526 42.0608 37.3228 43.5598 37.9112L43.4887 43.4906C42.0092 42.9275 40.5777 42.3792 39.2172 41.8537L39.254 36.2181M39.2091 43.081C40.5697 43.6054 42.0023 44.1537 43.4727 44.7123L43.46 45.6952C42.0562 45.2663 40.6339 44.8282 39.2022 44.3853L39.2091 43.081M39.1942 45.5829C40.6247 46.0246 42.0447 46.4614 43.4451 46.8894L43.3901 51.2059L39.1633 50.5453L39.1942 45.5829M32.8221 28.863L36.917 29.6557L36.8322 34.0272C36.619 33.9434 36.4024 33.8574 36.1973 33.7748C35.1474 33.3585 33.9831 32.8654 32.7351 32.3135L32.8221 28.863M32.7029 33.5501C33.7986 34.0295 34.8334 34.4676 35.7743 34.8416C36.109 34.9747 36.4539 35.111 36.808 35.2521L36.6994 40.8752C35.1497 40.2683 33.755 39.7121 32.5596 39.2234L32.7029 33.5501M32.5286 40.4498C33.7411 40.9419 35.1393 41.497 36.6764 42.0982L36.6476 43.5951C35.2619 43.1649 33.8707 42.7313 32.4827 42.2965L32.5286 40.4498M32.4519 43.4872C33.8421 43.9219 35.2357 44.3556 36.6236 44.7867L36.5203 50.1484L32.2937 49.7516L32.4519 43.4872M24.8956 27.672L30.179 28.598L30.1458 31.1436C28.4738 30.3716 26.7006 29.5272 24.8887 28.6462L24.8956 27.672M24.8818 29.916C26.696 30.7948 28.4635 31.6322 30.131 32.3962L30.0565 38.175C28.4715 37.4958 26.7041 36.7172 24.8451 35.882L24.8818 29.916M24.8359 37.1346C26.7041 37.9707 28.4635 38.7429 30.0404 39.4127L30.0128 41.5212C29.3218 41.3043 28.633 41.0874 27.9466 40.8718C26.8955 40.54 25.8526 40.2112 24.8188 39.8854L24.8359 37.1346M6.2703 47.3725L1.51514 47.1085L1.59195 40.4624L6.36427 42.1555L6.2703 47.3725M6.38493 40.943L1.6057 39.2467L1.67103 33.6772C3.04748 34.1235 4.66919 34.648 6.48806 35.2329L6.38493 40.943M6.50985 34.0365C4.6761 33.4444 3.04863 32.9192 1.68477 32.4773L1.75583 26.375C3.08989 27.0128 4.74256 27.8021 6.60613 28.6852L6.50985 34.0365M6.62789 27.4269C4.73225 26.5263 3.0704 25.7325 1.77071 25.1097L1.77875 24.3654L6.66688 25.2922L6.62789 27.4269M14.1956 48.0332L8.91207 47.6362L8.91207 43.0593L14.1956 44.9337L14.1956 48.0332M14.1956 43.7143L8.91207 41.8388L8.91207 36.0141C10.5613 36.5437 12.3309 37.1117 14.1956 37.7081L14.1956 43.7143M14.1956 36.5049C12.3286 35.9073 10.5567 35.3383 8.91207 34.8096L8.91207 29.7762C10.5854 30.5664 12.3688 31.4037 14.1956 32.257L14.1956 36.5049M14.1956 30.9932C12.3608 30.1362 10.5773 29.2967 8.91207 28.5087L8.91207 25.9528L14.1956 26.7465L14.1956 30.9932M22.3856 48.2968L16.9692 48.0332L16.9428 45.9086L22.3937 47.8428L22.3856 48.2968M22.4178 46.6315L16.9278 44.6838L16.8523 38.5571C18.6861 39.1419 20.5885 39.7478 22.5381 40.3649L22.4178 46.6315M22.5622 39.1695C20.5966 38.5466 18.6815 37.9365 16.8385 37.3492L16.7903 33.4638C18.749 34.3727 20.718 35.2753 22.6205 36.1378L22.5622 39.1695M22.6446 34.8898C20.7237 34.0181 18.741 33.1049 16.7744 32.1929L16.7057 26.6149L19.1788 27.0987C20.3719 27.6975 21.5695 28.2941 22.7615 28.8802L22.6446 34.8898M24.8107 41.0839C26.5173 41.6243 28.2514 42.1705 29.9968 42.7176L29.9142 49.0896L29.1888 49.0335L24.7708 47.4653L24.8107 41.0839M50.5315 65.2393L42.9075 65.2393L42.9075 63.2607L27.0938 63.8263L26.8107 57.3256C26.8107 57.3256 36.4128 58.4567 39.5187 58.7391C42.6246 59.021 50.5315 60.1521 50.5315 60.1521L50.5315 65.2393M56.2036 52.6607L51.5801 51.9985L51.6317 49.3614C53.2236 49.8351 54.7548 50.2847 56.2163 50.7092L56.2036 52.6607M56.2243 49.5186C54.7663 49.0942 53.2387 48.6445 51.6547 48.1731L51.6616 47.7968C53.211 48.375 54.7401 48.945 56.2243 49.4969L56.2243 49.5186M56.2323 48.2763C54.7502 47.7257 53.2259 47.1568 51.6856 46.5809L51.7922 41.13C53.3097 41.722 54.8109 42.3068 56.2678 42.8746L56.2323 48.2763M56.277 41.6484C54.8214 41.0817 53.3246 40.4991 51.8162 39.9092L51.9757 31.7698L56.3344 32.9603L56.277 41.6484M62.0154 53.3211L57.7886 53.1893L57.8288 51.1762C59.329 51.6063 60.7365 52.002 62.035 52.3588L62.0154 53.3211M62.0751 50.4397C60.7558 49.9532 59.3462 49.4314 57.8748 48.8867L57.9802 43.5414C59.4607 44.1171 60.8739 44.6654 62.1828 45.1746L62.0751 50.4397M62.208 43.9541C60.8922 43.4436 59.4814 42.8943 58.0044 42.3193L58.1852 33.2244L62.4118 34.0169L62.208 43.9541M67.6957 53.8499L63.6004 53.4542L63.6004 52.783C65.1867 53.2065 66.5632 53.5541 67.6957 53.8122L67.6957 53.8499M67.7152 52.5147C66.5598 52.0903 65.1613 51.5776 63.6016 51.0029L63.6016 45.7252C65.2498 46.3653 66.6699 46.9158 67.7885 47.3495L67.7152 52.5147M67.8056 46.1266C66.6573 45.6816 65.2234 45.1253 63.6016 44.4955L63.6016 34.0181L67.9602 35.2086L67.8056 46.1266M112.883 44.9267L114.669 45.3973L114.857 48.5976L112.789 48.0332L112.883 44.9267M106.77 54.9032L104.42 56.9736L104.42 48.1271L106.864 48.5033L106.77 54.9032M106.958 46.5272L104.043 46.1508L103.855 43.6099L106.959 43.6099L106.959 46.5272L106.958 46.5272M111.002 55.8447L108.18 55.8447L108.275 48.4094L111.096 48.9749L111.002 55.8447M111.19 47.6557L108.18 47.0914L108.463 44.0805L111.379 44.6446L111.19 47.6557M112.413 55.7496L112.507 49.6321L114.762 50.3847L115.046 55.6543L112.413 55.7496M118.336 56.0328L116.454 56.2209L116.454 50.856L118.618 51.3264L118.336 56.0328M116.645 49.1618L116.455 45.491L118.9 46.0556L118.994 49.9143L116.645 49.1618M122.475 51.0442L120.218 50.4798L120.5 46.2447L122.662 46.9033L122.475 51.0442M123.978 51.7026L124.073 47.3737L126.047 48.032L126.141 52.6443L123.978 51.7026M158.755 56.7005L157.462 56.7005C157.868 56.5446 158.299 56.3796 158.755 56.205L158.755 56.7005M172.134 62.281L169.907 61.8351L170.129 58.9329L167.897 58.9329L167.897 56.2542L162.322 56.2542L162.322 54.8617C162.981 54.6174 163.65 54.3707 164.327 54.1254C167.645 52.9163 170.489 51.4479 172.134 50.5292L172.134 62.281M172.134 49.2124C170.678 50.0496 167.6 51.7117 163.934 53.0448C162.398 53.6034 160.881 54.1689 159.506 54.691L158.755 54.691L158.755 54.9764C157.647 55.3986 156.658 55.7795 155.856 56.0915L155.856 53.7984L154.294 53.7984L154.294 53.546C156.665 52.875 160.646 51.6993 164.418 50.3618C167.999 49.0885 170.625 47.9231 172.135 47.2049L172.135 49.2124L172.134 49.2124M172.134 45.9328C170.787 46.5924 168.015 47.8667 164.033 49.2788C160.461 50.5465 156.679 51.6729 154.294 52.353L154.294 48.9715C156.413 48.1319 161.009 46.1908 164.45 43.8979C168.034 41.5028 171.006 38.6685 172.134 37.5419L172.134 45.9328M172.134 36.5691L171.798 36.2501C171.794 36.2572 168.262 39.9771 163.812 42.9435C160.708 45.0187 156.522 46.8311 154.294 47.7326L154.294 45.7734C156.55 44.694 160.51 42.8104 162.388 41.9673C165.232 40.6848 171.306 36.3709 171.325 36.3605L171.184 36.1632L172.134 36.1632L172.134 36.5691M189.682 58.2089L185.949 58.131L185.949 60.9321L184.705 60.9321L184.705 63.2666L181.053 63.1884L181.053 55.0971C181.053 55.0971 181.206 51.7509 183.15 50.1955C183.648 49.7962 184.12 49.4875 184.547 49.2434L189.682 56.479L189.682 58.2089M189.682 54.5002L185.591 48.7339C186.244 48.4689 186.65 48.406 186.65 48.406L189.682 48.3291L189.682 54.5002M467.813 59.9722L467.756 47.8736L469.288 47.8175L469.457 59.9722L467.813 59.9722"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frame draw:style-name="gr2" xml:id="shape-2" draw:id="shape-2" draw:layer="" svg:width="612.00000000000pt" svg:height="81.60000000000pt" svg:x="34.00000000000pt" svg:y="23.85836583039pt" presentation:class="title">
        <draw:text-box>
          <text:p text:style-name="P1"/>
        </draw:text-box>
      </draw:frame>
      <draw:frame draw:style-name="gr2" xml:id="shape-3" draw:id="shape-3" draw:layer="" svg:width="544.00000000000pt" svg:height="311.10000000000pt" svg:x="68.00000000000pt" svg:y="122.40000000000pt" presentation:class="outline">
        <draw:text-box>
          <text:p text:style-name="P2"/>
        </draw:text-box>
      </draw:frame>
    </style:master-page>
    <style:master-page style:name="Default2" draw:style-name="dp1" style:display-name="London" style:page-layout-name="pm1">
      <draw:layer-set>
        <draw:layer draw:name=""/>
      </draw:layer-set>
      <draw:path draw:style-name="gr3" xml:id="shape-4" draw:id="shape-4" draw:name="path4607" draw:layer="" svg:width="680.49650986465pt" svg:height="113.28281884126pt" svg:x="0.00000000000pt" svg:y="396.70200000000pt" svg:viewBox="0 0 680 113" svg:d="M579.751 62.1953L582.804 62.1953L582.804 85.4696L584.513 85.4696L584.513 59.986L591.717 59.986L591.717 64.1324C593.006 63.6783 594.66 63.5926 596.511 64.7982L596.511 63.8902L600.936 56.2634L603.135 56.2331L603.135 52.934L606.922 52.934L606.922 50.9973L603.656 50.9973L603.656 49.6655L604.785 49.6655C604.032 48.6366 604.967 47.9101 604.967 47.9101L605.884 47.9101C606.782 48.4892 606.5 49.2742 606.28 49.6655L606.922 49.6655L606.922 47.1838L603.717 47.1838L603.717 45.8216L604.754 45.8216C604.238 44.842 605.121 44.1874 605.121 44.1874L606.066 44.1874C606.861 44.7078 606.771 45.367 606.586 45.8216L606.922 45.8216L606.892 43.3402L603.656 43.3402L603.656 42.0082L604.632 42.0082C604.177 41.0904 604.967 40.4651 604.967 40.4651L605.793 40.4651C606.495 40.9552 606.415 41.5824 606.25 42.0082L606.892 42.0082L606.892 39.4963L603.778 39.4963L603.778 38.2856L603.533 38.2856L603.379 37.5593L603.379 36.8027L603.501 36.3183L604.328 36.2882L604.51 36.5301L604.51 37.6502L605.394 37.6805L605.425 38.104L605.121 38.1342L605.121 37.8923L604.419 37.8923L604.358 38.1644L606.892 38.1644L606.892 35.6224L603.656 35.6224L603.656 34.2603L606.892 34.2603L606.892 33.9277L606.831 33.9277C606.831 33.9277 603.731 33.8174 603.135 33.413C603.153 32.4571 603.135 32.4446 603.135 32.4446C603.135 32.4446 603.341 32.2338 603.901 32.1418C603.956 32.1602 603.932 31.93 603.932 31.93L603.41 31.93L603.165 31.6879L603.165 27.7837L602.832 27.7837C602.832 27.7837 602.63 27.6693 602.558 27.481L602.558 22.4265C602.558 22.4265 602.837 22.0831 603.196 21.9727C603.176 21.9531 603.196 18.5222 603.196 18.5222C603.592 17.8805 605.36 17.6519 606.555 17.4932L606.555 17.221C606.555 17.221 605.518 17.1695 605.334 16.9485C605.314 16.9485 604.956 16.6245 604.937 16.4945C604.923 16.4686 604.937 14.1338 604.937 14.1338C605.076 13.8952 606.127 13.4724 607.106 13.4076L608.387 13.4076L608.142 10.7442L608.142 10.7138L607.656 5.08458L607.565 5.08458L607.595 4.32796L607.534 3.78316L607.595 3.78316L607.595 3.72265L611.196 3.78316L611.196 3.8437L611.256 3.8437L610.92 7.38475L610.92 7.80846L610.889 7.80846L610.677 10.1391L610.677 10.7442L610.615 10.7442L610.373 13.4076L611.655 13.4076C612.629 13.4724 613.713 13.8647 613.852 14.1037C613.852 14.1037 613.865 16.4686 613.852 16.4945C613.833 16.6245 613.474 16.9485 613.454 16.9485C613.272 17.1694 612.235 17.221 612.235 17.221L612.235 17.4932C613.426 17.6519 615.196 17.8806 615.59 18.5222C615.59 18.5222 615.61 21.9531 615.59 21.9727C615.952 22.0831 616.234 22.4265 616.234 22.4265L616.234 27.481C616.162 27.6693 615.958 27.7837 615.958 27.7837L615.621 27.7837L615.621 31.6879L615.378 31.8997L614.861 31.8997C614.861 31.8997 614.836 32.1602 614.89 32.1418C615.444 32.2338 615.621 32.4143 615.621 32.4143C615.621 32.4143 615.633 32.4571 615.651 33.413C615.06 33.8174 611.93 33.9277 611.93 33.9277L611.838 33.9277L611.838 34.2603L615.134 34.2603L615.134 35.6224L611.838 35.6224L611.838 38.1644L612.265 38.1644C612.127 37.4176 612.599 36.9238 612.599 36.9238L613.273 36.9238C613.707 37.2969 613.782 37.7753 613.73 38.1644L615.226 38.1644L615.226 39.4963L611.838 39.4963L611.838 41.978L613.515 41.978C612.819 40.9195 613.639 40.1618 613.639 40.1618L614.401 40.1618C615.184 40.7607 614.926 41.5986 614.739 41.978L615.104 41.978L615.104 43.3402L611.838 43.3402L611.868 45.8216L615.195 45.8216L615.195 47.1838L611.868 47.1838L611.868 49.6354L613.393 49.6354C612.428 48.5483 613.485 47.7891 613.485 47.7891L614.432 47.7891C615.486 48.4346 615.02 49.3152 614.801 49.6354L615.134 49.6354L615.134 50.9973L611.868 50.9973L611.868 52.934L615.621 52.934L615.621 66.0692L616.019 68.8235L617.455 68.9142L617.455 79.2651L618.615 79.2651L619.226 76.8741L620.079 79.0228L620.079 64.4047L622.523 64.4047L622.523 61.3781L623.561 61.3781L623.561 41.1912L635.282 33.8973L635.221 63.0428L638.824 60.9847L638.824 84.8945L639.835 84.8945L639.835 70.6394C640.207 69.4194 640.574 68.4674 640.96 67.7339L640.96 63.3755L644.075 63.3755L644.075 56.0211L645.938 50.6037L648.288 46.8204L650.547 50.4221L652.471 56.354L652.471 62.6493L656.867 62.6493L656.867 74.2409L658.057 74.2409L658.057 85.4696L658.576 85.4696L658.576 71.8803L662.729 71.8803L662.729 85.4696L663.124 85.4696L663.124 71.2142L665.599 71.2142L665.599 67.3405L670.331 67.3405L670.331 85.4696L673.05 85.4696L673.05 74.8462L675.063 74.8462L675.063 63.0732L680.497 63.0732L680.222 94.7611L680.222 113.283L1.04123e-13 113.283L0 62.8914L0.221921 62.8914L0.221921 73.5448L1.44308 73.5448L1.44308 60.3794L6.02242 60.3794L6.02242 58.7452L5.35077 58.7452L5.35077 50.3313L6.63296 50.3313L6.63296 48.939L7.24355 48.939L8.9837 46.0942L8.9837 43.4613L11.0291 37.5288L11.0291 36.4396L11.0596 37.5288L12.9524 43.4613L12.9524 46.0942L14.6926 48.9693L15.3033 48.9693L15.3033 50.3313L16.5853 50.3313L16.5853 58.7452L15.9139 58.7452L15.9139 59.8951L18.5698 59.8951L18.5698 71.5473L20.7983 71.5473L20.7983 71.6382L21.4395 71.6382L21.4395 64.7075L21.5922 64.7075L21.5922 59.774L27.6979 59.774L27.6979 47.2746C27.6979 45.4759 30.1964 41.1456 33.3154 41.0701C36.5814 40.9907 39.1389 45.5817 39.2072 47.2746C39.2119 47.3934 39.2088 61.9851 39.2072 73.242L39.9398 73.242L39.9398 63.0126L41.7716 63.0126L41.7716 62.1045L44.1529 62.1045L44.1529 55.7184L48.366 55.7184L48.366 62.1045L51.4493 62.1045L51.4493 85.4696L51.5409 85.4696L51.5409 64.2232L53.4642 60.894L55.3265 64.1023L55.3265 85.4696L55.4486 85.4696L55.4486 69.9434L55.5401 69.9434L55.5401 64.4351L60.9744 64.4351L60.9131 69.9434L61.2489 69.9434L61.2489 68.3392L66.5915 66.9166L66.5915 85.4696L67.3854 85.4696L67.3854 64.2232L68.637 64.2232L68.637 64.1023C68.637 64.1023 71.2013 61.0112 74.7732 62.2559L74.7732 62.0138L81.9782 62.0138L81.9782 67.0075L83.5353 67.0075L86.7406 78.9019L86.7406 65.8877L91.1979 57.0804L94.9224 57.0198L98.9829 65.2219L98.9829 75.2397L99.8375 77.3886L99.8375 85.1666L101.119 85.1666L101.119 70.9418L103.134 70.9418L104.753 60.2885L106.281 70.8513L107.683 70.9418L107.683 73.1211L107.835 73.1211L107.835 84.8945L109.88 84.8945L109.88 64.4651L112.752 64.4651L112.752 63.4058L117.727 63.4058L117.727 67.0075L119.346 67.0075L119.346 79.6887L120.627 79.6887L120.627 61.4689L121.423 61.4689L121.423 34.9264L124.688 25.3624L128.809 18.7342L132.81 25.0596L136.199 35.5014L136.199 60.7728L136.536 60.7728L136.536 70.125C137.295 71.3782 137.786 72.637 137.786 72.637L137.786 76.7834C137.935 76.772 138.093 76.7634 138.242 76.7531L138.242 70.0038L140.684 70.0038L140.715 67.9155L141.053 65.3127L141.358 66.7048L141.358 33.413L144.44 33.413L144.44 36.3183L151.706 36.3183L151.706 33.3828L154.575 33.3828L154.575 70.4879C154.623 70.4835 154.677 70.4875 154.728 70.4879L154.728 61.1966L160.162 61.1966L160.132 66.3112L162.358 67.6129L162.943 65.9483L162.818 67.8852L166.055 69.7312L166.055 76.8741L166.514 76.8741L168.65 69.9129L169.9 67.31L169.687 69.8523L170.603 69.8523L170.603 66.2206L174.787 66.2206C174.844 65.9147 174.896 65.642 174.938 65.6153C175.315 65.1476 174.952 65.7247 174.726 65.0402C174.7 64.89 175.038 62.7872 175.457 62.5889C175.668 62.5306 178.639 61.99 180.252 61.9534C180.204 61.9715 184.036 61.9534 184.036 61.9534C184.036 61.9534 189.519 62.5534 192.523 63.8298L194.323 61.0452L197.132 61.1058L200.336 65.3432L200.49 68.8235C202.179 70.3059 204.46 72.4445 205.62 74.4528L206.355 74.2714L206.355 64.8285L213.526 64.8285L213.526 72.4854L215.268 72.0619L215.268 67.038L220.945 67.038L220.945 70.6394L221.741 70.4276L221.741 69.7312L223.114 70.0947L223.603 69.9735L223.603 61.257L224.426 56.2028L224.182 56.2331L224.212 56.0818L224.457 56.0516L224.731 54.6894L224.883 53.5696L224.975 54.7199L225.218 55.9911L225.463 55.9911L225.463 56.1422L225.25 56.1725L225.494 57.2014L226.29 59.5624L226.807 59.5624L229.068 51.6024L231.478 59.5624L231.967 59.5624L232.395 57.2014L232.608 56.3238L232.334 56.2937L232.304 56.1119L232.639 56.1119L232.944 54.3867L233.065 53.4486L233.188 54.4172L233.462 56.1119L233.737 56.1119L233.767 56.3238L233.493 56.2937L234.287 61.257L234.287 64.7075L234.867 63.7388L236.544 66.6444L242.316 66.6444L242.316 65.8272L248.393 65.8272L248.393 66.6444L249.612 66.6444L249.612 63.315L259.413 63.315L259.413 66.6444L259.962 66.6444C259.783 65.3062 260.541 65.4944 260.541 65.4944C260.893 65.4933 260.847 66.2811 260.847 66.2811L262.13 66.2811C262.13 66.0295 262.226 65.6652 262.069 65.4337C261.736 64.9451 261.738 64.3935 262.313 64.1625C263.448 64.5156 262.586 65.4944 262.586 65.4944L262.586 66.2508L263.838 66.2811C263.786 65.3913 264.38 65.4562 264.358 65.4638C264.972 65.4127 264.815 66.4023 264.815 66.4023L264.815 66.8863L269.762 66.8863L269.762 62.7098L276.326 62.7098L276.326 66.8863L278.158 66.8863L278.158 64.8285L286.157 64.8285L286.157 66.8863L289.91 66.8863L289.91 65.0402L290.277 65.0402L290.277 61.1966L291.101 56.1422L290.856 56.1725L290.886 55.9911L291.132 55.9609L291.375 54.6287L291.558 53.4787L291.651 54.6287L291.895 55.9001L292.139 55.9305L292.139 56.0818L291.926 56.0818L292.17 57.1107L292.597 58.6542L293.727 58.6542L295.713 51.5117L297.971 59.5319L298.641 59.5319L299.068 57.1107L299.282 56.2634L299.007 56.2331L298.977 56.0516L299.312 56.0516L299.587 54.3262L299.741 53.3577L299.832 54.3262L300.137 56.0516L300.413 56.0516L300.443 56.2331L300.169 56.2331L300.961 61.1966L300.992 70.125L302.091 70.3973L302.091 64.1324L308.9 68.0367L308.9 72.0921L311.8 72.8186L311.8 68.1574L313.418 68.1574L313.418 64.556L318.394 64.556L318.394 65.7059C319.917 64.7807 322.386 64.0862 325.231 66.5234C325.221 66.9014 325.208 68.3282 325.203 69.5801L326.393 61.4387L327.673 69.9434L331.674 69.9434L332.161 71.729L332.161 66.3418L336.253 59.3502L339.946 59.4109L344.404 67.038L344.404 80.3242L346.45 80.3242L347.031 77.9333L347.977 80.2941L347.977 81.8073L349.167 82.1101L349.167 63.1335L356.371 63.1335L356.371 83.9258L358.051 84.3193L358.051 67.4009L358.081 67.4009L358.081 65.3432L363.759 65.3432L363.759 67.4009L364.341 67.4009L364.341 85.4696L364.586 85.4696L364.586 68.0669L368.767 69.1561L368.767 64.4047L375.788 64.4047L375.788 69.3684L375.818 69.3684L375.818 65.252L377.589 62.2256L377.589 58.836L376.888 58.836L376.888 57.5042L377.559 57.5042C377.559 57.5042 377.716 55.1165 380.276 54.6894C380.306 54.6845 380.568 52.8223 380.52 52.359C380.243 52.2621 380.061 52.0357 380.061 51.7841C380.05 51.4663 380.326 51.1928 380.704 51.1486L380.765 49.3326L380.826 51.1486C381.238 51.1542 381.565 51.4388 381.557 51.7841C381.552 52.0418 381.359 52.2704 381.07 52.359C381.031 52.888 381.194 54.6214 381.223 54.6287C383.783 55.2759 384.122 57.5042 384.122 57.5042L384.825 57.5042L384.825 58.7753L384.092 58.7753L384.061 63.7087L384.671 63.7087L384.671 66.9166L385.13 66.9166L385.13 64.1324L388.185 64.1324L388.185 62.3165L387.48 62.3165L387.48 60.9847L388.154 60.9847C388.154 60.9847 388.312 58.5968 390.869 58.17C390.9 58.1649 391.161 56.3026 391.113 55.8394C390.836 55.7428 390.656 55.5161 390.656 55.2644C390.648 54.9379 390.938 54.6609 391.328 54.6287L391.359 52.813L391.45 54.6287C391.85 54.6484 392.159 54.9288 392.152 55.2644C392.145 55.5223 391.951 55.7508 391.664 55.8394C391.625 56.3685 391.787 58.1023 391.817 58.1097C392.756 58.3472 393.395 58.8133 393.831 59.2898L395.202 59.2898L395.202 60.9847L395.416 60.9847L395.416 61.6201L402.258 61.6201L402.258 63.527L404.639 63.527L404.639 64.1324L407.783 64.1324L407.783 61.5295L407.111 61.5295L407.111 60.2885L407.753 60.2885C407.753 60.2885 407.913 58.1084 410.377 57.7161C410.405 57.7115 410.653 56.0637 410.62 55.5973C410.34 55.5106 410.158 55.2933 410.163 55.0527C410.16 54.7577 410.438 54.509 410.804 54.4777L410.834 52.813L410.927 54.4777C411.304 54.4969 411.601 54.749 411.6 55.0527C411.6 55.2995 411.401 55.5187 411.11 55.5973C411.076 56.0922 411.264 57.6489 411.292 57.6555C412.343 57.9085 412.984 58.416 413.401 58.9266L413.401 58.8661L416.27 58.8661L416.27 57.5649L416.91 57.5649C416.91 57.5649 417.068 55.177 419.629 54.7501C419.661 54.7446 419.986 52.6661 419.903 52.3287C419.602 52.2362 419.404 51.9925 419.415 51.7236C419.425 51.4084 419.713 51.1492 420.086 51.1182L420.116 49.272L420.208 51.0878C420.606 51.1073 420.917 51.3878 420.909 51.7236C420.903 51.9814 420.708 52.2097 420.423 52.2986C420.35 52.6801 420.572 54.6819 420.604 54.6894C423.163 55.3365 423.504 57.5649 423.504 57.5649L424.208 57.5649L424.208 58.836L423.474 58.836L423.474 59.5624L429.275 59.5624L429.275 67.1892C429.564 67.2243 429.881 67.2733 429.977 67.3405C429.978 67.3363 429.977 68.7328 429.977 68.7328C429.977 68.7522 429.979 76.1642 429.977 82.7154L432.725 82.7154L432.725 63.3455L433.732 63.3455L433.732 62.5585L435.136 62.5585L435.136 56.9594L439.35 56.9594L439.35 62.5585L440.02 62.5585L440.02 63.3455L442.433 63.3455L442.433 71.2142L446.432 71.2142L446.432 71.1538L453.24 71.1538L453.24 75.4818L456.933 75.4818L457.849 72.8488L458.951 75.4818L458.951 81.3534L459.621 81.3534L459.621 65.3432C459.621 65.3432 463.35 60.8116 468.077 64.8587C468.076 64.8885 468.077 65.0645 468.077 65.1009L469.571 65.1009L469.571 62.8006L469.146 62.4675L469.146 61.9534L469.602 61.9534L469.602 61.7716L469.788 61.7716L469.757 61.6505L469.602 61.6505L469.419 61.4689L469.419 61.2873L469.91 61.015L469.91 60.3794L470.122 60.3794C470.468 57.4903 472.205 51.9333 477.389 50.1195L477.389 49.726L477.602 49.726L477.602 49.4537C477.602 49.4537 477.201 49.5105 477.145 49.2418C477.145 49.1715 477.129 48.9518 477.389 48.8483L477.541 48.818L477.541 48.0009L477.664 48.0009L477.664 47.547L477.815 47.547L477.815 47.9403L478.151 47.9403L478.151 47.2141L477.967 47.2141L477.967 46.7903L478.334 46.7903L478.334 43.6427L477.937 43.3099L477.937 43.0675L478.364 43.0675L478.364 42.0993L478.762 42.4926L478.762 42.9768L479.068 42.9768L479.068 41.161L478.67 41.161L478.67 40.8584L478.884 40.8584L478.884 39.8899C478.884 39.8899 479.419 39.0727 479.739 39.0727L479.739 38.77L479.464 38.6188L479.464 38.4978L479.77 38.4978L479.77 37.7407L479.983 37.7407C479.983 37.7407 479.792 37.5958 479.77 37.4687L479.77 37.1658C479.77 37.1658 479.858 37.0511 479.951 37.0449C480.057 37.0377 480.073 37.0146 480.073 37.0146L480.073 36.8632C479.172 36.4237 479.886 35.5959 480.073 35.6829L480.104 34.109L480.256 33.2917L480.379 34.109L480.409 35.6829C480.598 35.5959 481.314 36.4237 480.409 36.8632L480.409 37.0146C480.409 37.0146 480.425 37.0377 480.531 37.0449C480.627 37.0511 480.715 37.1658 480.715 37.1658L480.715 37.4687C480.693 37.5958 480.501 37.7407 480.501 37.7407L480.715 37.7407L480.715 38.4978L481.022 38.4978L481.022 38.6188L480.746 38.77L480.746 39.0727C481.065 39.0727 481.601 39.8899 481.601 39.8899L481.601 40.8584L481.814 40.8584L481.814 41.161L481.418 41.161L481.418 42.9768L481.723 42.9768L481.723 42.4926L482.12 42.0993L482.12 43.0675L482.548 43.0675L482.548 43.3099L482.151 43.6427L482.151 46.7903L482.518 46.7903L482.518 47.2141L482.334 47.2141L482.334 47.9403L482.67 47.9403L482.67 47.547L482.823 47.547L482.823 48.0009L482.945 48.0009L482.945 48.818L483.096 48.8483C483.356 48.9518 483.342 49.1715 483.342 49.2418C483.284 49.5105 482.884 49.4537 482.884 49.4537L482.884 49.726L483.096 49.726L483.096 50.1195C488.28 51.9333 490.018 57.4903 490.362 60.3794L490.575 60.3794L490.575 61.015L491.064 61.2873L491.064 61.4689L490.881 61.6505L490.758 61.6505L490.697 61.7716L490.881 61.7716L490.881 61.9534L491.339 61.9534L491.339 62.4675L490.912 62.8006L490.912 65.6455L492.013 65.6455L493.048 65.9483L493.721 66.3719L493.721 66.6142L493.57 66.6745L493.57 67.6432L494.149 67.855L494.149 68.0062L494.454 68.0062L494.454 68.8538L498.485 69.9129L498.485 60.1979L501.538 60.1979L501.538 53.8119L505.779 53.8119L505.779 60.1979L508.161 60.1979L508.161 64.6164L508.988 66.0088L508.988 81.2928L510.388 81.2928L510.388 80.9294L511.612 80.9294L511.612 62.7098L511.915 62.7098L511.915 59.986L519.916 59.986L519.916 64.7982L520.555 64.7982L520.555 67.7035L521.197 67.7035L521.197 62.0138L521.716 62.0138L521.716 57.8671L528.311 57.8671L528.311 62.2863L531.609 62.2863L531.609 65.1918L531.761 65.1918L531.761 64.7679L532.004 64.7679L532.004 64.4651L531.791 64.4651L531.791 64.1324L531.973 64.1324L531.973 63.7995L532.126 63.7995L532.095 63.6783L532.278 63.6783L532.278 63.1335L532.554 62.7401L532.554 62.0138L533.044 61.1966L533.166 61.1966C533.166 61.1966 533.216 60.7494 533.439 60.7123C533.439 60.6938 533.439 60.4096 533.439 60.4096C533.241 60.3835 533.162 60.013 533.439 59.8951C533.44 59.8957 533.436 59.5934 533.439 59.5926C533.12 59.4929 533.121 58.9714 533.561 58.9571C534.001 58.9722 533.973 59.4929 533.652 59.5926C533.653 59.5934 533.649 59.8957 533.652 59.8951C533.929 60.013 533.849 60.3834 533.652 60.4096C533.652 60.4096 533.652 60.6938 533.652 60.7123C533.875 60.7494 533.926 61.1966 533.926 61.1966L534.05 61.1966L534.539 62.0138L534.539 62.7401L534.813 63.1335L534.813 63.6783L534.995 63.6783L534.966 63.7995L535.119 63.7995L535.119 64.1324L535.301 64.1324L535.301 64.4651L535.088 64.4651L535.088 64.7679L535.331 64.7679L535.331 65.2219L535.607 65.2219L535.607 65.6455L535.423 65.6455L535.423 66.9469L535.668 67.3705L535.911 67.3705L535.911 66.9469L535.76 66.9469L535.76 66.6745L535.911 66.6745L535.911 66.3418L536.186 66.3418L536.186 66.6745L536.369 66.6745L536.369 66.7048L538.661 66.7048L538.661 58.4726L547.515 58.4726C547.966 37.0011 551.269 13.2534 562.198 0.151325C562.046 -0.000319595 564.489 5.63091e-09 564.489 5.63091e-09C576.07 11.5715 579.398 38.6648 579.751 62.1953M603.962 41.7359L603.288 41.7359L603.165 42.1294L602.375 42.1294L602.223 41.4029L602.223 40.6767L602.375 40.1618L603.165 40.1317L603.349 40.4042L603.349 41.494L604.238 41.5241L604.268 41.9478L603.962 42.0082L603.962 41.7359M614.37 43.7939C615.667 44.5869 614.617 45.7914 614.617 45.7914C614.617 45.7914 613.388 45.6919 613.364 45.7312C612.263 44.6 613.424 43.7939 613.424 43.7939L614.37 43.7939M603.196 44.1571L603.196 45.277L604.086 45.3073L604.116 45.7312L603.81 45.7612L603.81 45.5192L603.104 45.5192L602.982 45.9126L602.223 45.9126L602.07 45.1862L602.07 44.4295L602.192 43.9453L602.982 43.9151L603.196 44.1571M603.41 48.0312L603.41 49.151L604.328 49.151L604.328 49.605L604.024 49.6354L604.024 49.3627L603.349 49.3627L603.226 49.7566L602.437 49.7865L602.284 49.0602L602.284 48.3035L602.437 47.7891L603.226 47.7588L603.41 48.0312M531.609 67.038L531.67 66.9469L531.67 65.6455L531.609 65.6455L531.609 67.038M536.186 67.7035L536.247 67.7035L536.247 66.9469L536.186 66.9469L536.186 67.7035M236.79 85.4696L242.316 85.4696L242.316 70.3973L236.79 70.3973L236.79 85.4696M248.393 85.4696L249.612 85.4696L249.612 70.3973L248.393 70.3973L248.393 85.4696M259.413 85.4696L261.091 85.4696L261.152 77.9939L263.382 77.9939L263.382 74.4528L268.937 74.4528L268.937 85.4696L269.762 85.4696L269.762 70.3973L259.413 70.3973L259.413 85.4696M276.326 74.3923L277.759 74.3923L277.759 85.4696L278.158 85.4696L278.158 70.3973L276.326 70.3973L276.326 74.3923M286.157 77.3886L288.294 77.3886L288.294 85.4696L289.91 85.4696L289.91 70.3973L286.157 70.3973L286.157 77.3886M300.992 71.033L301.667 71.2142C301.375 70.9649 301.192 70.816 300.992 70.6394L300.992 71.033M300.992 73.6359C301.009 73.6928 301.035 73.7283 301.053 73.7871L301.053 85.4696L302.091 85.4696L302.091 72.8794C301.72 72.5117 301.374 72.1663 300.992 71.7895L300.992 73.6359M167.918 76.8741L168.987 76.8741L168.987 72.9091L167.918 76.8741M220.945 74.0896L220.945 85.4696L221.741 85.4696L221.741 73.333C221.481 73.5892 221.203 73.8384 220.945 74.0896M213.526 81.0507L213.526 85.4696L215.268 85.4696L215.268 79.4769C214.683 80.0103 214.099 80.5464 213.526 81.0507M310.424 85.4696L311.8 85.4696L311.8 81.989C311.35 81.5994 310.884 81.2166 310.424 80.8087L310.424 85.4696M177.992 81.3534L178.206 81.2928C178.206 81.1599 178.206 80.9064 178.206 80.8994C178.202 80.9013 178.067 80.8952 177.992 80.8993L177.992 81.3534M178.206 80.8994C178.206 80.8993 178.206 80.8993 178.206 80.8993C178.206 80.8994 178.206 80.8994 178.206 80.8994M38.7187 85.4696L39.0545 85.4696L39.0545 85.4391L38.7187 85.4391L38.7187 85.4696"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4" xml:id="shape-5" draw:id="shape-5" draw:name="g7576" svg:y="414.72900000000pt">
        <draw:path draw:style-name="gr5" xml:id="shape-6" draw:id="shape-6" draw:name="path2836" draw:layer="" svg:width="83.04099569177pt" svg:height="86.94579155479pt" svg:x="36.26410000000pt" svg:y="415.22900000000pt" svg:viewBox="0 0 83 87" svg:d="M38.4311 0.00460929C37.2774 0.0909266 36.3835 1.0758 36.3815 2.26322C36.4895 3.4276 37.442 4.31683 38.5818 4.31683C39.7212 4.31683 40.6739 3.4276 40.7821 2.26322C40.7807 1.63738 40.5275 1.03997 40.0821 0.612319C39.6369 0.184667 39.0395 -0.0352429 38.4311 0.00460929ZM45.9664 0.159309C44.8129 0.245626 43.919 1.23051 43.9169 2.4179C43.9169 3.67387 44.9088 4.692 46.1324 4.692C47.3559 4.692 48.3478 3.67387 48.3478 2.4179C48.3468 1.78632 48.0893 1.18369 47.6375 0.755017C47.1855 0.326358 46.5797 0.110478 45.9664 0.159309ZM52.9595 1.58255C51.782 1.65396 50.8669 2.66158 50.8797 3.87208C50.8797 5.12804 51.8716 6.14615 53.0952 6.14615C54.3187 6.14615 55.3105 5.12804 55.3105 3.87208C55.3223 2.63864 54.3716 1.62169 53.1703 1.58255C53.1001 1.57908 53.0298 1.57908 52.9595 1.58255ZM29.9311 1.7063C28.7773 1.79262 27.8835 2.77749 27.8813 3.9649C27.8813 5.22088 28.8733 6.23899 30.0967 6.23899C31.3202 6.23899 32.3123 5.22088 32.3123 3.9649C32.3112 3.33333 32.0537 2.73066 31.6021 2.30202C31.15 1.87335 30.5445 1.65747 29.9311 1.7063ZM23.1189 4.42902C21.9653 4.51535 21.0716 5.5002 21.0694 6.68762C21.0694 7.94358 22.0611 8.96171 23.2847 8.96171C24.5083 8.96171 25.5 7.94358 25.5 6.68762C25.4991 6.05603 25.2417 5.45337 24.7898 5.02472C24.3379 4.59609 23.7323 4.38018 23.1189 4.42902ZM59.8016 4.49089C58.648 4.5772 57.7544 5.56208 57.7522 6.74951C57.7522 8.00547 58.744 9.02358 59.9673 9.02358C61.191 9.02358 62.1828 8.00547 62.1828 6.74951C62.1818 6.11791 61.9246 5.51527 61.4726 5.08661C61.0207 4.65793 60.415 4.44208 59.8016 4.49089ZM16.7891 8.6059C15.6233 8.67669 14.7125 9.66593 14.7092 10.8645C14.7092 12.1204 15.7013 13.1386 16.9248 13.1386C18.1484 13.1386 19.14 12.1204 19.14 10.8645C19.1385 10.2385 18.8854 9.64128 18.4403 9.21361C17.995 8.78596 17.3977 8.56607 16.7891 8.6059ZM66.1614 8.69868C65.0079 8.78499 64.1142 9.76986 64.1119 10.9573C64.2204 12.1215 65.1729 13.0109 66.3125 13.0109C67.4518 13.0109 68.4047 12.1215 68.5126 10.9573C68.511 10.3315 68.2579 9.73405 67.8126 9.30636C67.3677 8.87872 66.7703 8.65882 66.1614 8.69868ZM11.5745 13.7729C10.4209 13.8591 9.52702 14.8443 9.52487 16.0315C9.52487 17.2874 10.5168 18.3056 11.7403 18.3056C12.9639 18.3056 13.9557 17.2874 13.9557 16.0315C13.9548 15.3998 13.6973 14.7972 13.2453 14.3685C12.7937 13.9399 12.1881 13.7241 11.5745 13.7729ZM71.2558 13.8346C70.102 13.9209 69.208 14.9059 69.2058 16.0933C69.2058 17.3493 70.1979 18.3674 71.4214 18.3674C72.6447 18.3674 73.637 17.3493 73.637 16.0933C73.636 15.4617 73.3784 14.859 72.9266 14.4304C72.4749 14.0018 71.8692 13.7861 71.2558 13.8346ZM7.56565 19.8986C6.96723 19.8852 6.38886 20.1207 5.9628 20.5523C5.53672 20.9837 5.29938 21.574 5.30499 22.1886C5.30499 23.4445 6.29687 24.4627 7.52043 24.4627C8.74396 24.4627 9.73587 23.4445 9.73587 22.1886C9.74714 20.9435 8.77858 19.9213 7.56565 19.8986ZM75.7769 20.3322C74.6116 20.4193 73.7132 21.4224 73.7273 22.6219C73.7273 23.8773 74.719 24.8956 75.9426 24.8956C77.1662 24.8956 78.1581 23.8773 78.1581 22.6219C78.1656 21.9846 77.9119 21.3739 77.4592 20.9383C77.0061 20.5026 76.3959 20.2828 75.7769 20.3322ZM4.25002 26.9534C3.07271 27.0248 2.15739 28.0322 2.17023 29.2428C2.17023 30.4987 3.16212 31.517 4.38567 31.517C5.6092 31.517 6.6011 30.4987 6.6011 29.2428C6.60796 28.6116 6.35831 28.0061 5.91217 27.5716C5.46603 27.1369 4.86371 26.9132 4.25002 26.9534ZM78.7006 26.9534C77.5351 27.0403 76.6372 28.0436 76.651 29.2428C76.7591 30.4074 77.712 31.2966 78.8515 31.2966C79.9909 31.2966 80.9436 30.4074 81.0518 29.2428C81.0585 28.6116 80.8088 28.0061 80.3629 27.5716C79.9167 27.1369 79.3143 26.9132 78.7006 26.9534ZM2.56207 34.4405C1.40831 34.527 0.51457 35.5119 0.512413 36.6993C0.512413 37.9553 1.50429 38.9737 2.72784 38.9737C3.95141 38.9737 4.94328 37.9553 4.94328 36.6993C4.94237 36.0679 4.68496 35.465 4.23302 35.0366C3.7811 34.6076 3.17556 34.392 2.56207 34.4405ZM80.5091 34.874C79.3556 34.9603 78.4619 35.945 78.4597 37.1325C78.4597 38.3885 79.4512 39.4066 80.6749 39.4066C81.8984 39.4066 82.8905 38.3885 82.8905 37.1325C82.8896 36.5011 82.6319 35.8983 82.1803 35.4695C81.7282 35.041 81.1227 34.8249 80.5091 34.874ZM41.2644 38.5866C39.969 38.6808 38.967 39.7907 38.9736 41.1238C38.9741 42.0791 39.4987 42.9527 40.3301 43.3825L33.5179 81.3457C33.5185 81.3146 33.5185 81.2839 33.5179 81.253C33.5975 80.3946 33.1964 79.564 32.4827 79.1098C31.7689 78.6554 30.866 78.6554 30.1523 79.1098C29.4386 79.564 29.0375 80.3946 29.1171 81.253C29.1063 82.3388 29.8461 83.2801 30.8821 83.4987C31.918 83.7175 32.9598 83.1519 33.3672 82.1505L32.5535 86.7292L36.5322 86.822C39.9011 55.1923 41.0435 44.0235 41.0836 43.6299C41.1136 43.6304 41.1439 43.6304 41.1739 43.6299C41.2305 44.0984 42.8541 57.4144 46.2378 86.9458L49.9454 86.6982L49.4027 83.7589C50.0808 83.9965 50.8285 83.8819 51.4098 83.4512C51.9905 83.0211 52.3324 82.3282 52.3265 81.593C52.3298 80.7059 51.8288 79.8982 51.0443 79.5255C50.2602 79.1529 49.3361 79.2839 48.6793 79.8608L42.0179 43.5682C43.1122 43.288 43.8818 42.2814 43.8868 41.1238C43.89 40.4226 43.6095 39.7512 43.1125 39.2706C42.6154 38.7894 41.9461 38.5418 41.2644 38.5866ZM2.04965 42.0211C0.895909 42.1072 0.00215673 43.0923 0 44.2798C-7.10543e-14 45.5354 0.991878 46.5537 2.21543 46.5537C3.43899 46.5537 4.43087 45.5354 4.43087 44.2798C4.42994 43.6481 4.17254 43.0454 3.72062 42.6166C3.26871 42.188 2.66314 41.9722 2.04965 42.0211ZM80.6599 42.7325C79.5063 42.8189 78.6124 43.8039 78.6102 44.9913C78.6102 46.247 79.6023 47.2653 80.8257 47.2653C82.0494 47.2653 83.041 46.247 83.041 44.9913C83.04 44.3595 82.7827 43.757 82.3308 43.3284C81.879 42.8997 81.2734 42.6838 80.6599 42.7325ZM3.3156 49.818C2.14998 49.8885 1.23905 50.8779 1.23582 52.0764C1.23582 53.3325 2.22772 54.3507 3.45127 54.3507C4.6748 54.3507 5.6667 53.3325 5.6667 52.0764C5.66518 51.4508 5.41189 50.8531 4.96672 50.4258C4.52157 49.998 3.92408 49.778 3.3156 49.818ZM79.3639 50.3129C78.2102 50.3991 77.3165 51.3843 77.3141 52.5716C77.3141 53.8274 78.3061 54.8456 79.5295 54.8456C80.7531 54.8456 81.745 53.8274 81.745 52.5716C81.7441 51.9399 81.4866 51.3373 81.0347 50.9085C80.5831 50.48 79.9771 50.264 79.3639 50.3129ZM5.69685 57.0888C4.54309 57.1749 3.64934 58.1598 3.64718 59.3475C3.7553 60.5117 4.70804 61.401 5.84751 61.401C6.98704 61.401 7.9398 60.5117 8.04791 59.3475C8.04639 58.7215 7.79308 58.1242 7.34794 57.6965C6.90276 57.2688 6.30531 57.049 5.69685 57.0888ZM76.7114 57.8933C75.5578 57.9796 74.6637 58.9646 74.6615 60.1517C74.6615 61.4078 75.6537 62.4261 76.8772 62.4261C78.1007 62.4261 79.0927 61.4078 79.0927 60.1517C79.0917 59.5202 78.8343 58.9175 78.3821 58.4888C77.9302 58.0603 77.3249 57.8444 76.7114 57.8933ZM9.70571 64.236C8.54035 64.3228 7.64232 65.3262 7.65606 66.5255C7.76414 67.6899 8.71692 68.579 9.85641 68.579C10.9957 68.579 11.9486 67.6899 12.0568 66.5255C12.0636 65.8944 11.8142 65.2886 11.368 64.8542C10.9218 64.4195 10.3194 64.1955 9.70571 64.236ZM72.4913 64.7927C71.3377 64.8792 70.4443 65.8639 70.4421 67.0513C70.4421 68.3073 71.4335 69.3255 72.6573 69.3255C73.8807 69.3255 74.8727 68.3073 74.8727 67.0513C74.8718 66.4198 74.6142 65.8172 74.1625 65.3886C73.7103 64.9597 73.1049 64.7439 72.4913 64.7927ZM15.9149 70.6406C15.3113 70.6178 14.7252 70.8498 14.2925 71.2822C13.8597 71.7147 13.6181 72.3099 13.6242 72.9299C13.6242 74.1858 14.6162 75.2041 15.8396 75.2041C17.0631 75.2041 18.055 74.1858 18.055 72.9299C18.0665 71.6968 17.1161 70.6797 15.9149 70.6406ZM66.7947 71.0118C65.6172 71.0831 64.702 72.0906 64.7151 73.3013C64.7151 74.5572 65.7067 75.5754 66.9303 75.5754C68.1537 75.5754 69.1457 74.5572 69.1457 73.3013C69.1573 72.0678 68.2067 71.0507 67.0055 71.0118C66.9353 71.0085 66.8648 71.0085 66.7947 71.0118ZM22.6065 75.498C22.0081 75.484 21.43 75.7197 21.0038 76.1511C20.5776 76.5827 20.3401 77.1733 20.3459 77.7874C20.3459 79.0435 21.3378 80.0616 22.5612 80.0616C23.7849 80.0616 24.7767 79.0435 24.7767 77.7874C24.7878 76.5425 23.8195 75.5207 22.6065 75.498ZM59.1386 76.2096C57.9847 76.2959 57.091 77.281 57.0887 78.4682C57.1971 79.6328 58.1499 80.5219 59.2893 80.5219C60.4288 80.5219 61.3816 79.6328 61.4896 78.4682C61.488 77.8423 61.2349 77.245 60.7896 76.8174C60.3447 76.3897 59.7469 76.1696 59.1386 76.2096ZM41.2042 79.8295C40.0504 79.9161 39.1566 80.9007 39.1544 82.0881C39.1544 83.344 40.1462 84.3623 41.3697 84.3623C42.5933 84.3623 43.5853 83.344 43.5853 82.0881C43.5844 81.4568 43.3271 80.8539 42.8752 80.4253C42.4231 79.9965 41.8177 79.7807 41.2042 79.8295Z" calligra:nodeTypes="ccccccccccccccccccccccccccccccccccccccccccccccccccccccccccccccccccccccccccccccccccccccccccccccccccccccccccccccccccccccccccccccccccccccccccccccccccccccccccccccccccccccccccccccccccccccccccccccccccccccc"/>
        <draw:path draw:style-name="gr6" xml:id="shape-7" draw:id="shape-7" draw:name="path2898" draw:layer="" svg:width="64.76471968743pt" svg:height="64.76471968743pt" svg:x="45.35510000000pt" svg:y="424.19600000000pt" svg:viewBox="0 0 65 65" svg:d="M64.7647 32.3824C64.7647 50.2666 50.2666 64.7647 32.3824 64.7647C14.4982 64.7647 0 50.2666 0 32.3824C0 14.4982 14.4982 0 32.3824 0C50.2666 0 64.7647 14.4982 64.7647 32.3824Z" calligra:nodeTypes="ccccc"/>
        <draw:path draw:style-name="gr7" xml:id="shape-8" draw:id="shape-8" draw:name="path2900" draw:layer="" svg:width="74.63285955377pt" svg:height="74.63285955377pt" svg:x="41.09770000000pt" svg:y="419.66000000000pt" svg:viewBox="0 0 75 75" svg:d="M74.6329 37.3165C74.6329 57.9257 57.9257 74.6329 37.3165 74.6329C16.7072 74.6329 0 57.9257 0 37.3165C0 16.7072 16.7072 0 37.3165 0C57.9257 0 74.6329 16.7072 74.6329 37.3165Z" calligra:nodeTypes="ccccc"/>
        <draw:path draw:style-name="gr8" xml:id="shape-9" draw:id="shape-9" draw:name="path2902" draw:layer="" svg:width="74.33434169646pt" svg:height="74.92259125166pt" svg:x="41.32970000000pt" svg:y="419.59500000000pt" svg:viewBox="0 0 74 75" svg:d="M24.9283 6.81273L21.5445 3.92161L21.8077 8.31457L18.5365 5.61121L18.7997 9.81646L15.7542 7.26327L16.3932 11.5059L13.1222 9.59114L14.2125 13.3459L10.0768 12.2571L11.8815 15.6739L8.0087 14.8852L9.9639 18.3774L5.67754 17.7763L8.23428 21.0803L4.17355 21.0803L6.8055 23.3333L2.85754 24.0466L5.56473 26.2619L1.504 27.5009L4.47435 29.8664L1.0152 31.6312L4.21112 33.208L0.1504 35.386L3.30877 35.9865L0 38.8775L3.68476 39.3282L0.375994 42.4822L4.43674 42.6698L0.939996 45.8614L5.00073 45.7865L1.80479 48.7899L6.27913 48.8652L3.30877 51.9439L7.3695 51.4935L4.58715 55.5484L9.02387 54.1216L6.46712 58.7775L10.7536 56.9001L9.17426 62.3444L13.4231 59.8661L12.1822 65.3481L16.5813 62.6072L15.7919 68.014L19.6643 64.9351L19.3262 70.6048L23.1612 66.7747L23.8755 72.2943L27.41 68.3893L28.4252 73.9089L31.4707 69.4406L33.0122 74.6221L35.3059 69.7412L37.7877 74.9226L39.3665 69.7786L41.8857 74.5845L43.3146 69.1404L46.5482 73.6459L47.225 68.2769L50.9097 72.3691L51.0601 66.8498L54.9707 70.6048L54.6697 64.7475L58.7678 68.0515L57.9032 62.6823L61.7385 65.6108L60.6855 59.9414L65.1222 62.1191L63.543 56.5999L68.0928 58.4019L65.6863 53.4459L70.4614 54.9476L67.2279 50.0665L72.2285 50.5172L68.5816 46.6875L73.0557 46.4618L69.296 43.0829L74.0335 41.844L69.7848 38.9527L74.2969 37.789L70.1605 35.6486L74.3343 34.4846L69.7093 32.8701L73.8078 30.3168L68.7696 29.9041L72.5671 27.0879L68.3937 27.0879L72.492 24.2344L67.2279 24.3846L70.6118 20.7799L65.7238 21.9815L69.0327 18.2644L64.2574 18.7148L66.4383 14.3971L61.9265 16.1618L63.6559 11.2431L59.7077 13.6089L60.8359 8.5774L56.9256 11.5059L57.1888 6.02422L53.8614 9.34711L53.2259 3.82312L49.3444 6.8498L48.5465 1.91157L45.5689 5.6816L44.9306 1.06197L42.1658 5.15063L40.7302 0.477897L39.0816 4.51345L37.0079 0L35.6254 4.51345L32.8604 0.530992L32.4882 4.77892L28.9255 1.22129L28.7129 5.6816L25.4161 2.44256Z" calligra:nodeTypes="ccccccccccccccccccccccccccccccccccccccccccccccccccccccccccccccccccccccccccccccccccccccccccccccccccccccccccccccccccccc"/>
      </draw:g>
      <draw:frame draw:style-name="gr2" xml:id="shape-10" draw:id="shape-10" draw:layer="" svg:width="612.00000000000pt" svg:height="81.60000000000pt" svg:x="34.00000000000pt" svg:y="23.85836583039pt" presentation:class="title">
        <draw:text-box>
          <text:p text:style-name="P1"/>
        </draw:text-box>
      </draw:frame>
      <draw:frame draw:style-name="gr2" xml:id="shape-11" draw:id="shape-11" draw:layer="" svg:width="544.00000000000pt" svg:height="311.10000000000pt" svg:x="65.53754874558pt" svg:y="125.68326833922pt" presentation:class="outline">
        <draw:text-box>
          <text:p text:style-name="P2"/>
        </draw:text-box>
      </draw:frame>
    </style:master-page>
    <style:master-page style:name="Default3" draw:style-name="dp1" style:display-name="Berlin" style:page-layout-name="pm1">
      <draw:layer-set>
        <draw:layer draw:name=""/>
      </draw:layer-set>
      <draw:path draw:style-name="gr3" xml:id="shape-12" draw:id="shape-12" draw:name="Fernsehturm" draw:layer="" svg:width="20.89003944383pt" svg:height="206.73863339119pt" svg:x="586.70200000000pt" svg:y="289.35200000000pt" svg:viewBox="0 0 21 207" svg:d="M10.4191 0.000307149L10.4191 0.013412C10.2835 0.0316978 10.1512 0.0860471 10.0147 0.170894L10.0147 11.5092L9.93643 12.0998L9.8321 34.0675L9.49307 36.5477L9.55832 55.4582L9.3887 57.374L9.3887 61.7833L8.90004 64.348C5.78224 64.348 8.90004 64.348 5.78224 64.348L5.78224 65.394L6.3019 65.394L6.3019 78.4675L5.78224 78.4675L5.55499 79.4338C2.25076 81.2214 0 84.7399 0 88.7774C0 93.6087 3.46496 97.5899 7.8608 98.8624C7.85476 99.4644 7.86689 99.8287 7.8608 100.431C6.82153 100.431 6.82153 100.431 6.82153 100.431L6.82153 102L7.8608 102L7.8608 102.521L6.82153 102.521L6.82153 104.092C7.8608 104.092 6.3019 104.092 7.8608 104.092C7.45503 138.134 5.85512 172.773 4.69433 206.739C4.67849 206.717 7.50808 206.717 10.419 206.726C10.4382 206.726 10.452 206.726 10.4708 206.726C13.3818 206.716 16.2112 206.716 16.1954 206.739C15.0345 172.773 13.4628 138.134 13.0572 104.092C14.0963 104.092 14.0962 104.092 14.0963 104.092L14.0963 102.521L13.0572 102.521L13.0572 102L14.0963 102L14.0963 100.431C14.0963 100.431 14.0963 100.431 13.0572 100.431C13.051 99.8287 13.063 99.4644 13.0572 98.8624C17.4529 97.5899 20.89 93.6087 20.89 88.7774C20.89 84.7399 18.6392 81.2214 15.3348 79.4338L15.1356 78.4675L14.6159 78.4675L14.6159 65.394L15.1356 65.394L15.1356 64.348C12.0179 64.348 15.1356 64.348 12.0179 64.348L11.5012 61.7833L11.5012 57.374L11.3316 55.4582L11.3969 36.5477L11.0577 34.0675L10.9535 12.0998L10.8752 11.5092L10.8752 0.170894C10.7387 0.0860674 10.6064 0.0316876 10.4708 0.013412L10.4708 0.000307149C10.4668 0.000479849 10.4619 2.27036e-05 10.458 0.000307149C10.4498 -0.000607139 10.4402 0.000865882 10.4317 0.000307149C10.4276 2.27036e-05 10.4226 0.000479849 10.4189 0.000307149Z" calligra:nodeTypes="cccccccccccccccccccccccccccccccccccccccccccccccccccccccccccccc"/>
      <draw:path draw:style-name="gr3" xml:id="shape-13" draw:id="shape-13" draw:name="Nikolaikirche" draw:layer="" svg:width="58.51976758621pt" svg:height="69.73171349539pt" svg:x="458.63000000000pt" svg:y="428.84600000000pt" svg:viewBox="0 0 59 70" svg:d="M16.8601 0C16.9878 0.0257075 17.0887 0.1453 17.0887 0.282884C17.0887 0.415433 16.9983 0.527828 16.8782 0.559602L16.8782 3.73902C17.1974 3.7781 17.4438 4.05398 17.4438 4.39096C17.4438 4.72371 17.2041 4.99837 16.8901 5.04281L20.6042 41.3877L24.2276 47.4082L23.415 47.4082L23.415 52.4388L39.0532 52.4388L39.0532 51.547L39.5107 48.2386L39.9681 51.547L39.9681 52.4388L45.753 52.4388L58.5198 69.7317L0.704284 69.7317L0.860774 47.4082L0 47.4082L3.56945 41.3877L7.86727 5.04281C7.53185 5.01914 7.26531 4.73944 7.26531 4.39096C7.26531 4.04453 7.52886 3.76533 7.8612 3.73902L7.8612 2.5214L6.43463 2.5214L6.43463 2.48438C6.43262 2.48438 6.43161 2.49466 6.42859 2.49671C6.36158 2.49671 6.28835 2.44428 6.24805 2.39214C6.23103 2.37054 6.20998 2.34586 6.19389 2.32427C6.17397 2.29754 6.19993 2.26873 6.20599 2.24405C6.22249 2.17415 6.22923 1.97659 6.23005 1.94884L6.20599 1.94884L6.19993 1.89947C6.2708 1.81 6.26095 1.66409 6.29022 1.5735C6.3017 1.53648 6.31428 1.50152 6.31428 1.46287C6.31428 1.40938 6.25277 1.3114 6.2541 1.22296C6.25453 1.18595 6.27864 1.13454 6.27814 1.11232C6.2777 1.04856 6.2412 1.0609 6.242 0.927838C6.24241 0.890817 6.24503 0.867168 6.25398 0.829119C6.19076 0.76125 6.27613 0.694414 6.32625 0.736573C6.36663 0.725261 6.37376 0.711894 6.45265 0.711894C6.52009 0.71179 6.56111 0.732459 6.60312 0.76125L6.70547 0.76125C6.71051 0.761664 6.71151 0.771537 6.71151 0.77359C6.71106 0.811638 6.70851 0.833232 6.68143 0.8538C6.68444 0.875392 6.67942 0.885676 6.65737 0.903159C6.65534 0.885676 6.65032 0.879506 6.63935 0.872308C6.64036 0.882591 6.64136 0.891846 6.63935 0.896988C6.63531 0.909325 6.61479 0.907271 6.60925 0.896988C6.60424 0.909325 6.59364 0.909325 6.5852 0.909325C6.57614 0.909325 6.5701 0.899045 6.56708 0.896988C6.56205 0.896988 6.55367 0.909325 6.54907 0.915496C6.53417 0.936062 6.53709 0.963827 6.53709 0.989534C6.54211 0.989944 6.54413 0.989123 6.54907 0.989534L6.54907 0.977195C6.54952 0.962798 6.5836 0.958685 6.59125 0.966913C6.59931 0.956629 6.62736 0.966913 6.62736 0.97925C6.63342 0.968968 6.63539 0.968968 6.63935 0.960743C6.64991 0.971026 6.65304 0.971026 6.65143 0.991592C6.65646 0.992002 6.66524 1.00187 6.66944 1.00187C6.66901 1.03068 6.65514 1.03479 6.55504 1.03272C6.55305 1.06151 6.58242 1.08104 6.60316 1.09443C6.65751 1.12628 6.71062 1.1592 6.74162 1.21742C6.74223 1.21742 6.74666 1.21742 6.74766 1.22768L6.76567 1.21535C6.7551 1.19685 6.73921 1.17935 6.72351 1.15982C6.84742 1.12281 6.93311 1.10533 6.98234 1.06728C7.03196 1.02923 7.01445 0.948504 7.07263 0.901305C7.07563 0.901101 7.08167 0.901202 7.08468 0.901305C7.13271 0.901305 7.15949 0.928042 7.18101 0.956835C7.08812 1.10296 7.21031 1.13575 6.78978 1.38112C6.79028 1.34205 6.78778 1.31324 6.78374 1.28857L6.77166 1.29884C6.77671 1.32454 6.77369 1.35229 6.77166 1.37905L6.74157 1.36672L6.74157 1.37905C6.79502 1.40476 6.88815 1.45926 6.95226 1.48971C6.96794 1.49999 7.00991 1.51026 7.01849 1.49999C7.04778 1.44856 7.07486 1.41052 7.10876 1.37084C7.11481 1.37084 7.12105 1.37084 7.12688 1.38112L7.24124 1.38112L7.25332 1.55941L7.36767 1.55941L7.35559 1.38112L7.49406 1.38112L7.48198 1.55941L7.60237 1.55941L7.60839 1.38112L7.74082 1.38112L7.71677 1.67625L7.8612 1.67625L7.8612 0.575439C7.7432 0.542532 7.65655 0.42983 7.65655 0.29872C7.65655 0.141495 7.77948 0.0158358 7.93343 0.0158358C7.95267 0.0158358 7.96937 0.0158358 7.98758 0.0158358C8.11538 0.0415433 8.21633 0.161137 8.21633 0.29872C8.21633 0.43127 8.12566 0.543663 8.00565 0.575439L8.00565 1.67625L8.3006 1.68653L8.32465 1.68653L8.34279 1.70503C8.55531 1.97598 8.82349 2.15788 9.0952 2.3323C9.13796 2.25001 9.22062 2.19079 9.31788 2.19079C9.45437 2.19079 9.57071 2.30504 9.57671 2.44295L10.4375 2.44295L10.6301 2.49232L10.4375 2.54165L9.55866 2.54165C9.52313 2.64141 9.42772 2.7139 9.31788 2.7139C9.20801 2.7139 9.11261 2.64193 9.0771 2.54165L8.00568 2.54165L8.00568 3.75929C8.31748 3.80656 8.55944 4.0804 8.55944 4.41121C8.55944 4.73152 8.3324 4.99764 8.03576 5.05688L12.2192 41.4079L16.7278 5.06303C16.4069 5.02499 16.1559 4.74898 16.1559 4.41121C16.1559 4.07021 16.4086 3.79299 16.7337 3.75929L16.7337 0.579859C16.6157 0.546955 16.5289 0.434252 16.5289 0.303143C16.5289 0.145917 16.6519 0.0202577 16.8059 0.0202577C16.8253 0.0202577 16.8417 0.0202577 16.86 0.0202577ZM7.12688 1.58049C7.08329 1.62058 7.02833 1.64735 6.95832 1.64836C6.82211 1.6492 6.7073 1.60106 6.68144 1.59285L6.67539 1.61137C6.6928 1.62163 6.70529 1.62368 6.72351 1.62984C6.72048 1.64117 6.71444 1.64527 6.71152 1.65453L7.13284 1.66483L7.1268 1.58462ZM6.66941 1.75263C6.653 1.77526 6.63608 1.79583 6.60922 1.82052L6.62129 1.83081C6.63266 1.82052 6.6528 1.80405 6.66347 1.79377C6.79967 1.85958 6.85347 1.92868 6.88614 1.99675C6.92219 2.07903 6.91352 2.16878 6.89823 2.25509C6.8952 2.26947 6.91092 2.27768 6.92228 2.27358C6.95368 2.2633 6.97039 2.23656 7.00061 2.22423C7.01418 2.21394 7.02787 2.20983 7.04278 2.21189C7.07749 2.26227 7.07749 2.29003 7.07287 2.35337C7.02706 2.37599 6.97333 2.38217 6.92235 2.40889C6.90566 2.41919 6.89127 2.42123 6.87426 2.42741L7.28354 2.42741C7.18249 2.33076 7.10294 2.17528 7.10294 2.17528L7.10294 1.76322L6.66958 1.75295ZM8.0057 1.7629L8.0057 2.42711L9.06509 2.42711C9.06527 2.42711 9.06475 2.41682 9.06509 2.41477C8.79177 2.24189 8.52409 2.05641 8.27654 1.769L8.0057 1.75871ZM7.8612 1.7629L7.74687 1.7629L7.74687 2.17495C7.74687 2.17495 7.66725 2.32994 7.56627 2.42711L7.8612 2.42711ZM6.58515 1.90442L6.56703 1.90442C6.55345 2.14196 6.48943 2.19358 6.38041 2.30412C6.36944 2.31542 6.37035 2.33498 6.38645 2.34113C6.40769 2.35142 6.43447 2.35245 6.45872 2.35347C6.46073 2.37815 6.45672 2.40488 6.45268 2.42751L6.78976 2.42751C6.78171 2.41724 6.77879 2.409 6.77769 2.39668C6.75855 2.31234 6.73219 2.22372 6.66936 2.16304C6.63913 2.1322 6.59958 2.10751 6.56098 2.089C6.57629 2.02935 6.58638 1.96693 6.58505 1.90452Z" calligra:nodeTypes="ccccccccccccccccccccccccccccccccccccccccccccccccccccccccccccccccccccccccccccccccccccccccccccccccccccccccccccccccccccccccccccccccccccccccccccccccccccccccccccccccccccccccccccccc"/>
      <draw:path draw:style-name="gr3" xml:id="shape-14" draw:id="shape-14" draw:name="Marienkirche" draw:layer="" svg:width="80.06727668827pt" svg:height="70.64127541451pt" svg:x="525.88400000000pt" svg:y="440.77200000000pt" svg:viewBox="0 0 80 71" svg:d="M11.5272 0.000102453L11.5272 0.874022L12.3159 0.874022L12.3159 1.03877L11.5272 1.03877L11.5272 2.44452C11.8954 2.4855 12.182 2.79726 12.182 3.17859C12.182 3.53194 11.9358 3.82895 11.6065 3.90272C11.6509 4.00516 11.7019 4.09986 11.7528 4.16235C11.9104 4.35537 12.4723 4.70668 12.4723 4.70668L12.3283 4.70668L12.3283 5.48326L12.0629 5.48326L12.6583 10.8015L13.0055 10.8015L13.0055 12.0224L12.8319 12.2823C12.8319 12.2823 13.678 14.6845 14.0449 15.1561C14.4116 15.6279 14.7371 15.6804 14.7371 15.6804L14.7371 15.8552L14.4763 16.0273C14.4763 16.0273 14.7564 16.8824 14.8213 17.2486C14.8864 17.6143 14.9081 18.467 14.9081 18.467L14.9081 24.392L15.6029 24.4789L15.6029 24.9136L15.4291 24.9136L15.4291 25.3504L15.4291 25.4354L15.4291 26.7438L16.6395 26.7438L16.6395 27.8748L17.5051 27.8748L17.5051 28.1372L16.6395 29.096L16.6395 39.3754L19.6682 39.3754L19.6682 40.5942L20.5339 40.681L20.5339 41.4652C19.6119 41.5235 19.5726 42.088 19.5841 42.6835L19.8421 42.8583L19.8421 43.3803C19.7509 43.37 19.7057 43.456 19.6682 43.555L19.6682 43.9046C19.5938 43.9403 19.5166 43.9689 19.4947 44.1642L19.4947 47.1978L19.4947 47.2132L19.4947 51.9697L61.8079 50.9761L61.8079 46.4442L62.6514 46.4442L62.9341 47.8598L62.9341 51.2581L63.4971 52.6736L63.4971 58.6188L73.1888 58.5267L80.0673 70.6413L0 70.1469L3.39836 62.1695L3.39836 47.2134L3.39836 47.1979L3.39836 44.1643C3.37657 43.9687 3.30185 43.9405 3.22718 43.9047L3.22718 43.5551C3.18972 43.4566 3.14462 43.3711 3.05352 43.3803L3.05352 42.8585L3.31153 42.6836C3.32292 42.0882 3.28343 41.5238 2.36147 41.4654L2.36147 40.681L3.22718 40.5942L3.22718 39.3755L6.25346 39.3755L6.25346 29.0961L5.39022 28.1373L5.39022 27.8749L6.25346 27.8749L6.25346 26.7439L7.4665 26.7439L7.4665 25.4355L7.4665 25.3629L7.4665 24.9134L7.29284 24.9134L7.29284 24.4788L7.9849 24.3919L7.9849 18.4669C7.9849 18.4669 8.00678 17.6142 8.07173 17.2485C8.13667 16.8823 8.41901 16.0273 8.41901 16.0273L8.15854 15.855L8.15854 15.6803C8.15854 15.6803 8.48373 15.6281 8.85063 15.1561C9.21751 14.6843 10.0635 12.2822 10.0635 12.2822L9.88996 12.0223L9.88996 10.8014L10.2348 10.8014L10.8326 5.48315L10.597 5.48315L10.597 4.70658L10.4233 4.70658C10.4233 4.70658 10.9849 4.35527 11.1426 4.16225C11.1937 4.09975 11.2421 4.00457 11.2864 3.90262C10.9577 3.82886 10.7109 3.53184 10.7109 3.17849C10.7109 2.79818 10.9966 2.48621 11.3634 2.44441L11.3634 1.03867L10.5796 1.03867L10.5796 0.87392L11.3634 0.87392L11.3634 0L11.5272 0ZM11.4824 17.7477C11.2667 17.8717 11.0564 18.0272 10.8673 18.2048C11.0924 18.2826 11.2969 18.3702 11.4799 18.467C11.6667 18.3687 11.8774 18.279 12.1077 18.2C11.9193 18.0268 11.7076 17.8765 11.4824 17.7477ZM9.33431 17.9051C9.25673 18.0251 9.18032 18.1815 9.116 18.3695C9.22569 18.4669 9.31529 18.5714 9.39137 18.6766C9.45038 18.6398 9.5167 18.6101 9.58732 18.5919C9.51476 18.3363 9.42833 18.1062 9.33431 17.905ZM13.5612 17.9176C13.4671 18.1186 13.3807 18.3485 13.3083 18.604C13.3787 18.6215 13.4426 18.6493 13.5017 18.6861C13.5777 18.5804 13.6697 18.4785 13.7794 18.3815C13.7151 18.1934 13.6386 18.0371 13.5612 17.9171ZM12.2415 18.3319C12.0263 18.4016 11.8314 18.4813 11.6561 18.5666C11.8188 18.664 11.965 18.7698 12.0954 18.8813C12.2171 18.788 12.3535 18.7125 12.5092 18.6588C12.4294 18.5431 12.339 18.4341 12.2415 18.3319ZM10.7357 18.3319C10.6386 18.4349 10.5463 18.5419 10.4655 18.6564C10.6168 18.7088 10.7499 18.7835 10.8698 18.8737C10.8701 18.8735 10.8719 18.874 10.8719 18.8737C11.0007 18.7635 11.1448 18.6582 11.3058 18.5615C11.1344 18.4785 10.9449 18.4008 10.7353 18.3319ZM9.07137 18.5116C9.00878 18.7316 8.96271 18.9858 8.94486 19.2707C8.94486 19.271 8.94486 19.2707 8.94486 19.2707L8.94486 19.2829C8.99228 19.1688 9.0444 19.0627 9.10606 18.966C9.15768 18.8852 9.21468 18.8125 9.28224 18.7512C9.22195 18.6684 9.15379 18.5868 9.07137 18.509ZM13.8241 18.5242C13.7415 18.6019 13.6734 18.6806 13.6133 18.7639C13.6806 18.8253 13.7377 18.9002 13.7894 18.9809C13.8512 19.0774 13.9032 19.1837 13.9506 19.2982L13.9506 19.2856C13.9507 19.2856 13.9506 19.2858 13.9506 19.2856C13.9327 19.0006 13.8865 18.7464 13.8241 18.5268ZM11.4824 18.6513C11.3002 18.7527 11.1393 18.8632 10.9987 18.9809C11.2148 19.1857 11.3725 19.4558 11.4849 19.77C11.5965 19.4576 11.7551 19.1906 11.9686 18.986C11.827 18.8668 11.6671 18.7537 11.4824 18.6513ZM9.62455 18.7241C9.56826 18.7374 9.51776 18.7589 9.47072 18.7866C9.61697 19.0247 9.69844 19.2762 9.7659 19.5282C9.73556 19.2389 9.68742 18.971 9.62455 18.7242ZM13.2711 18.7364C13.2081 18.9831 13.1599 19.2512 13.1295 19.5406C13.197 19.2885 13.281 19.037 13.4271 18.7989C13.3802 18.7712 13.3272 18.7496 13.2711 18.7364ZM12.6037 18.804C12.4596 18.8482 12.3315 18.9091 12.219 18.9889C12.5258 19.2843 12.7375 19.6222 12.8862 19.9801L12.8862 19.5756C12.8379 19.2922 12.7398 19.0361 12.6037 18.804ZM10.3686 18.804C10.2213 19.0456 10.1183 19.3085 10.0759 19.5805L10.0759 19.9826C10.2259 19.6223 10.4365 19.2837 10.7457 18.9863C10.6354 18.9084 10.5099 18.8479 10.3686 18.804ZM9.36159 18.8686C9.30917 18.9187 9.26164 18.977 9.21772 19.0458C9.10849 19.2172 9.02474 19.4436 8.94486 19.68L8.94486 24.2319L9.78825 24.2615L9.78825 20.1417C9.65604 19.7009 9.59998 19.2612 9.36159 18.8685ZM13.534 18.8809C13.2954 19.2733 13.2395 19.7132 13.1073 20.1543L13.1073 24.274L13.9506 24.2443L13.9506 19.6928C13.8706 19.4562 13.787 19.2294 13.6778 19.0586C13.6337 18.9897 13.5862 18.9308 13.534 18.8812ZM10.8747 19.0932C10.5709 19.3814 10.3675 19.7088 10.2222 20.0645L10.2222 24.2892L11.3311 24.2892L11.3311 20.0444L11.3932 20.0444C11.2832 19.6436 11.1206 19.3197 10.8747 19.0932ZM12.0901 19.0932C11.846 19.3196 11.6835 19.6426 11.5742 20.0417L11.6313 20.0417L11.6313 24.2866L12.7377 24.2866L12.7377 20.0593C12.5932 19.7061 12.3915 19.3797 12.0902 19.0932Z" calligra:nodeTypes="cccccccccccccccccccccccccccccccccccccccccccccccccccccccccccccccccccccccccccccccccccccccccccccccccccccccccccccccccccccccccccccccccccccccccccccccccccccccccccccccccccccccccccccccccccccccccccccccccccccccccccccccccc"/>
      <draw:path draw:style-name="gr3" xml:id="shape-15" draw:id="shape-15" draw:name="Planetarium" draw:layer="" svg:width="62.82168676946pt" svg:height="38.01036491357pt" svg:x="618.42300000000pt" svg:y="462.90400000000pt" svg:viewBox="0 0 63 38" svg:d="M14.8759 5.68434e-14L14.8759 0.573276L15.2994 0.573276L15.2994 1.72882C7.69716 4.83544 2.33749 12.2827 2.33749 20.9747C2.33749 24.2709 3.10572 27.3896 4.47708 30.1597L0 30.1597L0 38.0104L62.6055 38.0104L62.6055 37.6205L62.6055 30.1597L62.6055 13.4129L62.8217 13.4129L62.8217 12.0098L62.6055 12.0098L61.9244 12.0098L58.2756 5.77794L56.6743 5.77794C56.3901 5.38409 55.9279 5.12673 55.4041 5.12683C54.8811 5.12683 54.4185 5.38452 54.1345 5.77794L52.5376 5.77794L48.889 12.0098L48.1114 12.0098L47.9596 12.0098L47.9596 13.4129L48.1114 13.4129L48.1114 18.7599L43.9517 18.7599C43.1312 11.046 38.0753 4.58941 31.1465 1.74258L31.1465 0.573276L31.5696 0.573276L31.5696 0L31.1465 0L15.2994 0Z" calligra:nodeTypes="ccccccccccccccccccccccccccccccccccc"/>
      <draw:path draw:style-name="gr3" xml:id="shape-16" draw:id="shape-16" draw:name="Neptunbrunnen" draw:layer="" svg:width="40.93522051885pt" svg:height="37.85082119776pt" svg:x="552.75800000000pt" svg:y="460.03400000000pt" svg:viewBox="0 0 41 38" svg:d="M11.8154 0C12.0277 0.354279 12.095 0.680357 12.0771 0.989247L12.2677 0.734292L13.4883 2.30087L13.2522 2.40174C12.5873 1.52951 11.7995 1.26047 10.9506 1.29473C11.8902 1.61596 12.6068 2.12248 12.9932 2.89784L13.9436 2.6428C14.0957 2.8404 14.2877 3.01748 14.5322 3.16969L14.5154 3.68248C14.6183 3.59089 14.5956 3.30832 14.8623 3.4583L14.9646 4.51485C15.5809 4.87058 15.9665 5.31976 16.37 5.75916C16.3657 5.76945 16.3628 5.7746 16.3587 5.7818C16.3565 6.0349 16.4351 6.13167 16.5351 6.18263L16.3216 6.33393C16.4144 6.56098 16.4283 6.74882 16.4185 6.92523C16.2183 7.13522 16.1721 7.26883 16.2818 7.32607C16.3183 7.44865 16.3782 7.54333 16.6686 7.36517C16.6878 7.6579 16.7134 7.94972 16.6318 8.24242C16.4272 8.44181 16.4638 8.52062 16.4553 8.62357C16.1921 8.86999 15.9646 9.12803 15.8553 9.42507C15.2855 9.27655 14.8588 9.3633 14.4413 9.46418C13.8383 9.82465 13.1819 10.1332 12.7742 10.686L10.76 12.1546C10.4301 12.3955 10.8612 12.9634 11.0132 13.357C11.1675 13.7563 11.9206 14.6795 12.5608 15.2486C12.726 15.752 12.4241 16.0501 12.1369 16.3557L11.5934 16.26C11.3121 16.2105 11.2824 16.4549 11.4201 16.4869L12.154 16.6609C12.2987 16.6948 12.1147 16.8327 11.9804 16.8315L11.2067 16.9264C11.0857 16.9676 11.0628 17.1052 11.2067 17.1563L11.8837 17.2316C12.0178 17.2469 11.8901 17.3619 11.7671 17.3828L11.2067 17.5565C11.065 17.5997 11.0519 17.7717 11.2436 17.7834C11.4353 17.7958 11.5898 17.7535 11.6332 17.7834C11.6262 17.8257 11.4157 17.9181 11.5538 17.9181L11.8637 17.9181L11.2436 18.7756L11.09 20.2272L9.84965 20.1522L7.12998 21.9627L6.65776 21.9823C6.80807 21.8844 6.93357 21.7794 6.90526 21.6374C7.01297 21.5448 7.12807 21.5091 7.19262 21.119C7.14392 20.7963 6.98594 20.6548 6.80284 20.5528L6.48137 20.6032C6.39663 20.3025 6.30634 20.0143 6.17698 19.8017C6.4999 19.6156 6.76269 19.3839 6.90526 19.0646C7.1693 18.7029 7.29971 18.3419 7.43152 17.98C7.68318 17.8122 7.9876 17.6167 7.92371 17.5625C7.63851 17.6067 6.97905 17.5726 6.81993 17.5459C6.76016 17.6139 6.90528 17.6972 6.90528 17.6972C6.83318 18.087 6.55863 18.4762 6.31356 18.8658C6.03931 19.1624 5.81333 19.0594 5.5824 19.0143C5.57406 18.827 5.57406 18.7278 5.49996 18.6304C5.42538 18.5337 5.25747 18.4204 5.04194 18.3306C4.8264 18.2413 4.5493 18.1956 4.22836 18.2636C3.90733 18.3316 3.7634 18.5606 3.66791 18.7652C3.5724 18.9703 3.51878 19.1725 3.59958 19.4662C3.67961 19.7565 3.97708 19.9337 4.17706 20.0854C4.08544 20.379 3.9789 20.6678 3.95517 20.9879C3.89175 21.4316 3.91798 21.8401 3.92103 22.2575C3.49605 22.0526 3.06442 21.7995 2.59812 21.9212C2.13189 22.0428 2.19276 22.463 2.10884 22.7732C1.42505 22.839 0.741518 22.7854 0.0577259 22.5405C0.012067 22.878 -0.0657095 23.2338 0.106101 23.4429C0.00914157 23.7783 -0.0122146 24.0952 0.293857 24.3424C0.731855 24.6651 1.33907 24.6565 1.90401 24.7293C1.87152 25.0735 2.43337 25.0275 2.9225 25.029C2.99981 25.3705 3.44406 25.3505 3.77025 25.4468L3.81298 25.4015C4.25215 25.652 4.47009 25.8551 4.40187 26.172C4.38472 27.0907 4.76301 27.6999 5.04759 28.3806L6.31357 28.1563C6.3796 28.5789 6.45446 28.9217 6.35336 29.4233C6.25233 29.9248 5.86971 30.3489 5.54542 30.7516C5.36399 30.344 4.92975 30.1869 4.29943 30.2218C4.14721 30.4801 3.9936 30.4811 3.84141 30.4266C3.29765 30.2536 2.72664 29.9718 2.43033 30.7736C2.30264 30.9654 2.10127 31.0081 1.91259 31.0794L1.93251 31.4073C1.69282 31.6595 1.38735 31.8153 1.01936 31.8781L0.251227 31.9791C0.608295 32.1685 1.17691 32.2895 1.18715 32.5928C0.895997 32.7783 0.604796 32.9569 0.188621 33.4505C0.456702 34.1171 0.154038 34.7032 0.0037294 35.3112L0.541394 34.5769L1.04209 35.0056C0.987229 34.5136 0.797011 34.0058 1.28959 33.5736L1.62242 33.5931L1.68501 32.8169C2.06655 32.6057 2.36709 32.3949 2.49295 32.1836L2.9282 32.3686L3.40611 31.6735L3.53981 31.7241C4.33587 32.6438 5.09825 33.5642 5.55683 34.4844C5.21604 35.22 5.35921 35.7668 5.60239 36.2724C2.89856 36.5252 2.14301 37.1167 1.39769 37.7101L28.3242 37.8363L28.3242 37.8508L40.9352 37.8341L40.9098 36.2226L39.2967 36.2226C39.4528 36.0179 39.6371 35.8772 39.402 34.7567C39.3039 34.2456 39.3284 33.6727 39.3252 33.1145C39.57 31.9529 39.355 31.003 38.1901 30.4859C38.2869 30.1506 38.1995 29.9861 37.7918 29.8495C37.7456 29.6446 37.6048 29.441 37.3566 29.2359C37.6106 29.0729 37.9074 28.9646 37.7718 28.3223C37.8507 27.8808 38.3825 27.438 37.7349 26.9967L37.8116 26.6238C37.8623 25.8635 37.5247 25.4638 36.6168 25.5981L36.4491 25.7467C35.9545 25.6151 35.4907 25.6756 35.0465 25.8426L34.8018 26.1591C34.6182 26.1591 34.5012 26.2937 34.3635 26.3832C34.3275 26.4986 34.2441 26.6215 34.3095 26.7169C34.0887 26.995 34.1225 27.2429 34.062 27.5013C34.062 27.5013 33.6169 28.0605 33.7008 28.1207C33.7878 28.1836 33.9285 28.1713 33.9285 28.1713C33.9285 28.1713 33.9085 28.3679 33.9171 28.4067C33.9243 28.4399 34.0193 28.4571 34.0193 28.4571C34.0193 28.4571 33.9058 28.4674 33.9199 28.4964C34.0692 28.8009 33.8659 28.968 34.0051 29.1044C34.1432 29.2396 34.5122 29.1723 34.6313 29.497C34.6775 29.7464 34.6159 29.9669 34.4602 30.1666L32.358 30.2222C31.7696 29.4708 31.2843 29.8673 30.8046 30.318C30.4875 29.4441 29.8872 28.6246 29.3283 27.7985L30.2755 27.3136C30.5205 26.5513 30.7441 25.7254 30.9384 24.8137L32.9213 24.0347C33.8786 23.8046 34.728 23.5523 35.6268 23.3114C36.0025 22.8164 36.085 22.405 36.1303 22.0028C36.1658 21.3377 36.197 20.683 35.7179 21.1707C35.2854 21.4386 35.0692 21.2808 34.7648 21.2966C34.6756 20.7997 34.8093 19.9802 33.8117 20.7808C33.3173 21.1825 32.8335 21.0832 32.3923 21.0836C32.1542 20.3778 31.847 19.8028 30.9015 20.4447C30.4675 20.9703 29.9378 20.9884 29.3965 20.9464L27.6159 18.8359L27.4222 18.5107L27.2685 18.264C27.1367 17.4106 27.1983 16.6411 26.1816 15.4C25.3798 14.7665 24.7718 13.8649 23.7409 13.5476C23.2962 13.1993 22.8737 12.7128 22.4806 12.0594C22.2676 11.0378 21.7547 10.2654 20.5634 10.0556C20.2095 9.7598 19.8651 9.44464 19.6131 8.94851C19.8825 8.54398 20.064 8.11716 19.9232 7.61166C19.9036 7.44626 19.911 7.28107 19.9431 7.11569C20.0389 6.558 19.6699 6.03924 19.1494 5.53221C18.8768 5.26121 18.5935 5.0114 18.2193 4.94088C18.1016 5.05875 17.8779 5.13491 17.5024 5.15106C17.1029 5.1099 17.0182 5.19224 16.8623 5.2468C16.8323 5.2468 16.8054 5.25809 16.7797 5.26634L16.4867 4.94406L16.9533 4.78999C16.459 4.63498 15.9958 4.44959 15.6389 4.15934L15.6389 3.4587L14.3502 2.52268L14.6547 2.43314C14.6547 2.43314 15.3283 2.75777 16.1538 2.64331C15.772 2.52124 15.7557 2.50879 15.7557 2.50879C15.1674 2.39133 15.2257 2.43878 14.6374 2.07999C14.5336 1.96636 14.4283 1.8517 14.3247 1.73805C14.0015 1.40065 13.7169 0.964338 13.7669 0.476972C13.5644 0.855441 13.5301 1.19655 14.1226 1.99034L13.8437 2.12488L12.4384 0.647936L12.7854 0.513409C12.3748 0.457826 12.0902 0.234061 11.8154 0.000514644ZM14.4811 12.0088C14.6326 12.7368 14.9166 13.4259 15.3459 14.0716C15.2978 14.6995 15.1344 15.2648 14.8369 15.756L14.3048 15.5707L14.2422 14.7497L13.9604 14.7497L13.6589 15.1283C13.1661 14.7785 12.9895 14.0726 12.8879 13.6624C12.7867 13.2523 12.9283 12.9969 12.8879 12.645C13.5553 12.5833 14.0334 12.3135 14.4811 12.0088ZM20.8848 12.9898C20.9023 13.0053 21.3011 13.281 21.249 13.3708C21.2878 13.6432 21.1585 14.0033 21.5022 14.1164L21.4795 14.2705C21.2158 14.4155 21.1064 14.695 21.0186 14.9937C20.7714 14.902 20.568 14.7759 20.4979 14.5481C20.6399 14.3884 20.7912 14.2413 20.8764 14.0071C20.8968 13.6507 20.8825 13.3283 20.8847 12.9898ZM22.5945 14.6491C22.6648 14.6491 22.7381 14.6634 22.8222 14.7667C22.8702 14.8737 22.9102 14.9816 22.9189 15.0889C22.7602 15.0895 22.631 15.0292 22.532 14.9126C22.47 14.8124 22.5127 14.7391 22.5235 14.6574C22.5467 14.6574 22.5713 14.6471 22.5949 14.6471ZM22.9418 16.0726C23.611 16.1487 24.2723 16.2474 24.9955 16.1651C25.2507 16.6207 25.5058 16.8178 25.761 17.0033C25.687 17.1762 25.6777 17.372 25.687 17.5721C26.141 17.7502 26.5046 18.0335 26.8192 18.3765L26.3585 18.5923L26.3501 18.9762C26.3126 19.372 26.1091 19.7659 25.9717 20.1617L24.8081 19.4388C24.4089 19.2831 24.0364 19.375 23.6646 19.4614L23.6444 19.1726C24.1127 19.076 24.4253 18.8 24.5861 18.346C24.5375 17.8377 24.4794 17.5967 23.9574 17.3035C23.5036 17.1517 23.433 17.2734 23.2348 17.3766L22.8793 17.7354C22.8793 17.7354 23.0684 17.1184 23.067 16.8187C23.066 16.6045 22.9419 16.0733 22.9419 16.0733ZM27.2999 18.9928L28.2331 20.1279C28.1534 20.09 28.0739 20.06 27.994 20.0353C27.989 20.0353 27.9846 20.0353 27.98 20.0251C27.9583 20.0147 27.9358 20.0136 27.9143 20.0085C27.9084 20.0085 27.9013 20.0085 27.8945 19.9982C27.8758 19.9982 27.8567 19.9879 27.8378 19.9869C27.5698 19.9387 27.3002 19.9764 27.0326 20.1576C26.9802 20.1857 26.9281 20.2175 26.8761 20.2504C26.8469 19.9338 26.836 19.6139 26.8903 19.2836C27.0075 19.0423 27.1422 19.0512 27.2999 18.9837ZM30.2672 24.5392L29.4421 26.6437L28.2131 26.717L28.2131 26.7313L27.741 26.5689C27.5976 26.1267 27.1991 26.0388 26.8249 25.9158L26.8079 25.4898C26.5476 25.5465 26.6555 25.362 26.6628 25.243C26.4522 25.1968 26.2715 25.1202 26.2501 24.8871C27.8583 24.8214 29.1564 24.6982 30.2672 24.5399ZM23.5677 24.8109C23.5677 24.8109 24.3165 24.9307 24.458 24.9455C24.4643 24.9455 24.4711 24.9455 24.4778 24.9455C24.4822 24.9465 24.4831 24.9455 24.4831 24.9455C24.4789 24.9459 24.469 24.9455 24.4576 24.9455C24.3007 25.0032 24.2775 26.3033 24.594 26.3551C24.1955 26.2749 23.7946 26.2006 23.5474 25.8226L23.5673 24.8109ZM4.93662 25.5956C5.82172 25.8546 6.70579 25.9352 7.59088 25.8645C6.99153 26.0742 6.39226 26.5007 5.79294 27.039C5.34661 26.8356 5.17287 26.1617 4.93662 25.5956ZM24.2703 27.8152C24.4528 28.0051 25.4957 28.0098 25.5335 27.9016C25.5312 27.9243 25.416 29.1021 25.4566 29.0088C25.5126 28.8791 25.3342 29.5275 25.1551 29.7036L24.623 29.9784C24.2127 29.4634 24.2162 28.6565 24.2704 27.8148ZM11.4286 28.5577C11.3913 28.9113 11.1446 29.264 10.8568 29.6175C10.6042 30.0473 10.4674 30.4555 10.6349 30.8027C10.64 31.2047 10.4824 31.5739 10.0658 31.893L9.59078 31.8003C8.96765 31.6788 9.17051 31.3247 9.08442 31.0519C9.12508 30.7849 9.18202 30.4863 9.30631 30.0544C9.82312 29.7356 10.3398 29.2703 10.8568 28.6194L11.4286 28.5576ZM27.1463 30.475L27.4991 30.6991L27.8548 30.9232C27.9541 31.2049 27.829 31.485 27.5247 31.7668C26.5705 31.5631 26.4948 32.5527 26.4665 33.4569L26.0111 33.7819C26.0535 32.8694 26.0717 31.7904 26.1135 30.7497C26.5096 30.9865 26.8833 31.0898 27.1463 30.475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rect draw:style-name="gr3" xml:id="shape-17" draw:id="shape-17" draw:name="Horizont" draw:layer="" svg:width="679.85153322521pt" svg:height="16.63236826738pt" svg:x="0.24346800000pt" svg:y="494.85000000000pt"/>
      <draw:path draw:style-name="gr3" xml:id="shape-18" draw:id="shape-18" draw:name="Funkturm" draw:layer="" svg:width="17.10540601932pt" svg:height="117.13315794996pt" svg:x="0.24386300000pt" svg:y="392.30400000000pt" svg:viewBox="0 0 17 117" svg:d="M8.413 0.00590635L8.413 9.56625L8.17549 9.61412C8.17549 9.61412 7.96436 11.1544 7.79839 11.4967C7.63243 11.8385 7.40138 11.9633 7.40138 11.9633L7.40138 13.3608L5.49276 13.3608L5.49276 15.9662L5.79179 16.9163L6.25024 17.2255L6.45948 17.646L6.4213 17.646L6.41316 17.9615L4.80686 72.2186L0.0377215 72.9545L0.0377215 73.2122L0.811814 73.4697L1.06923 74.2439L1.58592 74.5033L2.10252 75.2771L3.39157 75.7926L3.65069 76.5667L4.16564 76.8259L4.68229 77.6002L4.68229 78.3279C4.66618 78.3492 4.65021 78.3708 4.63736 78.3941C4.60022 78.4633 4.58075 78.5389 4.57924 78.615L1.72047 102.346C1.70358 102.368 1.68748 102.389 1.67393 102.413C1.59107 102.552 1.58638 102.724 1.65736 102.871L0.0044804 116.562C0.00432768 116.562 0.00467385 116.562 0.0044804 116.562L0.0044804 116.562C0.00244421 116.577 0.0014261 116.594 0.0014261 116.609C-0.0107911 116.773 0.0558947 116.931 0.185866 117.03C0.328288 117.141 0.521371 117.165 0.685836 117.091C0.811214 117.036 0.905348 116.93 0.948302 116.801L8.54469 103.636L16.141 116.731C16.1698 116.889 16.2732 117.025 16.4219 117.091C16.5859 117.164 16.7765 117.14 16.9185 117.03C17.0555 116.925 17.1238 116.754 17.1011 116.581C17.1014 116.539 17.0982 116.498 17.0878 116.457L13.1925 84.5207C13.1925 84.4779 13.1874 84.4363 13.1758 84.3944L12.4732 78.6257C12.4744 78.541 12.4545 78.4562 12.4117 78.3796C12.4097 78.3796 12.4054 78.3695 12.4038 78.3685L12.4219 78.3685L12.4219 77.5943L12.9386 76.82L13.455 76.5608L13.7128 75.7866L15.0034 75.2714L15.5201 74.4974L16.0349 74.2379L16.294 73.4636L17.0681 73.2061L17.0681 72.9486L12.3739 72.2126L12.0565 62.4609C12.0584 62.4399 12.0584 62.4183 12.0565 62.398L10.7508 17.9556L10.7406 17.6398L10.6442 17.6398L10.8536 17.2195L11.3121 16.9105L11.5629 15.9603L11.5629 13.3549L9.70587 13.3549L9.70587 11.9574C9.70587 11.9574 9.47339 11.8327 9.30709 11.4906C9.14082 11.1485 8.93 9.60821 8.93 9.60821L8.69581 9.56034L8.69581 0L8.41337 0ZM7.40635 18.2976L9.76023 18.2976L8.58412 19.4109ZM7.0376 18.8426L8.11068 19.8579L6.97614 20.9313L7.03761 18.8426ZM10.1256 18.8426L10.1872 20.9245L9.05763 19.8545L10.1257 18.8426ZM8.58412 20.3016L10.0758 21.7139L8.59574 23.9501L7.10572 21.702ZM6.92798 22.6061L7.9928 24.216L6.87814 24.216L6.92792 22.6094ZM10.2368 22.6457L10.2852 24.2242L9.19373 24.2242L10.2368 22.6491ZM6.85988 24.862L7.98779 24.862L6.80838 26.6415L6.85989 24.8571ZM9.2054 24.8723L10.3034 24.8723L10.3533 26.6019L9.20542 24.869ZM8.59574 25.1283L10.2852 27.6818L8.59574 29.9233L6.90473 27.6834ZM6.75359 28.559L7.92133 30.1094L6.70539 30.1094L6.75363 28.559ZM10.4131 28.594L10.458 30.1091L9.26855 30.1091ZM6.6871 30.7603L7.96453 30.7603L6.63561 32.5216L6.68714 30.7603ZM9.22535 30.7603L10.4763 30.7603L10.5258 32.485L9.22533 30.7603ZM8.59574 31.0014L10.428 33.4321L8.57583 35.7102L6.74192 33.4587ZM10.5792 34.2761L10.6271 35.9178L9.24361 35.9178ZM6.58409 34.2944L7.90307 35.9178L6.53595 35.9178L6.5841 34.2944ZM6.51773 36.5691L7.87652 36.5691L6.46624 38.302L6.51775 36.5691ZM9.27187 36.5691L10.6457 36.5691L10.6988 38.3202L9.27183 36.5691ZM8.57586 36.7419L10.6143 39.2475L8.58414 41.9592L6.54596 39.2341ZM6.41143 40.143L7.91806 42.1535L6.35323 42.1535L6.41137 40.1398ZM10.7519 40.1532L10.8099 42.1489L9.25358 42.1489L10.7519 40.1483ZM10.8284 42.8L10.8964 45.0498L9.21374 42.8034L10.8283 42.8034ZM7.95134 42.8101L6.2669 45.0616L6.33164 42.8152L7.95129 42.8152ZM8.5842 43.0513L10.85 46.0733L8.59582 49.2802L6.32999 46.0586ZM6.21042 47.0206L7.97452 49.5294L6.13568 49.5181L6.21042 47.0211ZM10.9544 47.0553L11.0278 49.5473L9.20877 49.5363L10.9544 47.0558ZM6.11741 50.1671L7.9646 50.1804L6.03603 52.9216L6.11738 50.167ZM9.23372 50.1856L11.046 50.1987L11.1257 52.8787L9.23371 50.1856ZM8.59582 50.4114L11.0893 53.9571L8.58082 57.4646L6.08916 53.9754ZM5.97624 54.9356L7.93967 57.6839L5.89483 57.6839L5.97618 54.934ZM11.1873 54.9356L11.2686 57.679L9.22375 57.679L11.1873 54.9324ZM11.2868 58.3301L11.3748 61.3742L9.20212 58.3317L11.2869 58.3317ZM7.9596 58.3301L5.78844 61.369L5.87653 58.3334L7.9596 58.3334ZM8.58081 58.5793L11.345 62.4458L8.58081 66.7375L5.81669 62.4458ZM11.438 63.5022L11.5426 67.0066L9.19047 66.9905L11.438 63.5026ZM5.72538 63.5022L7.96457 66.9766L5.62402 66.9616L5.72542 63.5019ZM5.60409 67.6112L8.00446 67.6275L5.48946 71.5322L5.60409 67.6108ZM9.16226 67.6377L11.5609 67.654L11.6737 71.5355L9.16226 67.6375ZM8.57922 67.9334L11.2902 72.1405L10.8217 72.1405L10.8217 71.7634L8.56092 71.507L6.30012 71.7634L6.30012 72.1405L5.86987 72.1405ZM5.91971 79.1171L11.1339 79.1171L8.52933 83.5916ZM11.6737 80.1291L12.149 84.0369L9.39811 84.0369ZM5.38149 80.1291L7.65732 84.0335L4.90978 84.0335ZM4.79179 85.0089L7.70213 85.0089L4.03435 91.3093ZM9.35826 85.0089L12.2703 85.0089L13.0394 91.3259ZM8.52933 85.5256L12.9381 93.0906L4.12571 93.0906ZM4.12405 94.0657L12.9447 94.0657L8.54429 101.691ZM13.4945 95.0611L14.3666 102.206L9.38152 102.189L13.4945 95.0615ZM3.5792 95.0722L7.70213 102.182L2.72369 102.165L3.5792 95.0726ZM2.6057 103.143L7.69547 103.159L1.25693 114.314L2.6057 103.144ZM9.3998 103.165L14.4861 103.181L15.8385 114.266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xml:id="shape-19" draw:id="shape-19" draw:name="Siegessaeule" draw:layer="" svg:width="16.80976593052pt" svg:height="56.07161452705pt" svg:x="54.98590000000pt" svg:y="436.52500000000pt" svg:viewBox="0 0 17 56" svg:d="M9.73677 0.0204828C9.70661 0.22049 9.45119 0.383551 9.64681 0.620406L9.62917 0.740191C9.62506 0.740091 9.62095 0.739487 9.61633 0.739587C9.60608 0.739792 9.59593 0.739587 9.58588 0.739587C9.42598 0.766699 9.3318 0.970725 9.37545 1.19573C9.39893 1.31669 9.4577 1.41915 9.53173 1.48382L9.55941 1.5864L9.46072 3.39402C9.32906 3.41007 9.20313 3.41309 9.08326 3.40407C9.04816 3.29782 8.97682 3.24089 8.89448 3.19944L8.88728 3.14722L8.86768 3.14722C8.9034 3.0167 9.06458 2.97502 9.07538 2.80756C9.11991 2.81958 9.15109 2.82259 9.12 2.77541C9.18976 2.80253 9.23525 2.81055 9.21409 2.76436C9.28639 2.78143 9.30208 2.77443 9.27162 2.73524C9.30773 2.73524 9.37423 2.7463 9.3697 2.7192C9.40006 2.70814 9.48516 2.70913 9.4374 2.68002C9.48602 2.67 9.51198 2.65895 9.43636 2.63786L9.43534 2.61275C9.29493 2.54851 9.13746 2.51839 8.83937 2.78023C8.83628 2.74308 8.85279 2.69489 8.82046 2.66967C8.78817 2.64458 8.75083 2.65963 8.72445 2.66967L8.70077 2.68977C8.76887 2.70582 8.74395 2.73997 8.7149 2.77411C8.62526 2.67873 8.49105 2.51436 8.41049 2.51255C8.3314 2.51255 8.25185 2.49849 8.23867 2.56977C8.2047 2.58285 8.15176 2.59689 8.24175 2.60594C8.21568 2.62702 8.19866 2.64609 8.26268 2.65211C8.23456 2.68124 8.25446 2.69429 8.33306 2.69027C8.31283 2.72642 8.34832 2.73043 8.40003 2.72543C8.37477 2.75856 8.36895 2.78263 8.45686 2.76054C8.41726 2.83284 8.47151 2.81176 8.51032 2.79872C8.50315 2.81477 8.50108 2.8188 8.50006 2.8198C8.50038 2.8198 8.50095 2.8198 8.49286 2.83687C8.48773 2.93527 8.60588 3.04169 8.61669 3.13083L8.57812 3.13083L8.57606 3.17403C8.4145 3.23526 8.37951 3.30223 8.36296 3.37064C8.33845 3.39271 8.31291 3.41378 8.31012 3.44994C8.29319 3.48709 8.30499 3.52424 8.3122 3.56119C8.26846 3.57424 8.26017 3.60537 8.26347 3.64251C8.18448 3.66259 8.19698 3.72687 8.22899 3.80085C8.19852 3.82997 8.18569 3.86411 8.19113 3.89926C8.19627 3.93439 8.18702 3.97156 8.23578 4.00648C8.245 4.10811 8.30337 4.16252 8.36766 4.2105C8.31751 4.2828 8.23953 4.27377 8.15253 4.23761C8.08789 4.17438 8.01318 4.11954 7.92388 4.07478C7.8062 3.90167 7.71343 3.64633 7.64384 3.52647C7.57418 3.40667 7.23555 3.20264 6.92673 3.22786C6.85082 3.04711 6.83085 2.8731 6.80224 2.6982C6.80276 2.61287 6.80842 2.52781 6.78594 2.44256L6.78286 2.44197L6.77362 2.39278C6.81734 2.42288 6.89724 2.47811 6.91907 2.45402C6.94174 2.42892 6.8171 2.35663 6.76686 2.30703C6.80094 2.28092 6.88559 2.3502 6.96302 2.3502L6.89472 2.31909C6.91124 2.30299 6.94181 2.3 6.96918 2.29399C6.96918 2.29399 6.92581 2.27692 6.92323 2.2729C6.92017 2.2729 6.97258 2.24879 6.97258 2.24879L6.87925 2.23874C6.9616 2.18955 7.03863 2.13312 7.09368 2.04807L7.00433 2.03805C7.05308 1.98381 7.11029 1.93202 7.10852 1.86513C7.07835 1.87719 7.05097 1.8822 7.02532 1.88524C7.03456 1.82899 7.06267 1.77316 7.08482 1.71703C7.04974 1.75018 7.01794 1.78732 6.97655 1.81144C7.00106 1.71202 7.03144 1.60891 6.9895 1.56179L6.94353 1.64616C6.94353 1.64616 6.9466 1.59494 6.94353 1.59194C6.93634 1.5819 6.89828 1.67628 6.89891 1.69134C6.87881 1.60499 6.86485 1.51551 6.79202 1.46825L6.78586 1.61523C6.71702 1.40789 6.6108 1.40748 6.48009 1.54595C6.48009 1.54595 6.4808 1.42787 6.47702 1.42486C6.47633 1.42426 6.47599 1.42486 6.47497 1.42486C6.4527 1.42486 6.42799 1.61463 6.43241 1.61694L6.39998 1.67517L6.40066 1.52286L6.36886 1.65138L6.34044 1.47718C6.32958 1.57056 6.32166 1.66402 6.32895 1.7553C6.31335 1.71514 6.2944 1.67697 6.26741 1.64405L6.26675 1.84076L6.18079 1.72947C6.19902 1.80783 6.23861 1.87948 6.2768 1.95128L6.17126 1.9061C6.18348 2.0298 6.27026 2.06202 6.33297 2.12398C6.27789 2.12398 6.2131 2.10891 6.17464 2.14306C6.23168 2.15409 6.29272 2.16113 6.33226 2.18623C6.30271 2.20128 6.26241 2.19931 6.2267 2.20431C6.27505 2.22439 6.32387 2.24246 6.37892 2.24246L6.37072 2.28261C6.33195 2.31174 6.28864 2.31577 6.24762 2.33283L6.36669 2.33283L6.37387 2.36997L6.36975 2.36927C6.40957 2.48725 6.44946 2.60562 6.53148 2.72943L6.55109 3.26047C6.20401 3.26047 5.69151 3.17614 5.52074 3.13798C5.42434 3.11689 5.35633 3.09481 5.30765 3.09481C5.26981 3.09492 5.24362 3.10787 5.2258 3.14502C5.18433 3.23135 5.4294 3.33437 5.4294 3.33437C5.4294 3.36149 4.94559 3.12333 4.87808 3.24001C4.80985 3.35755 5.42333 3.59421 5.42333 3.59421C5.42333 3.59421 5.07548 3.47384 5.04382 3.58419C5.01175 3.69883 5.46934 3.84907 5.46934 3.84907C5.46934 3.84907 5.32251 3.83801 5.33878 3.95166C5.355 4.06552 5.99092 4.14707 5.99092 4.14707C5.99092 4.14707 5.76427 4.1581 5.78394 4.26885C5.80363 4.3799 6.31026 4.33411 6.31026 4.33411C6.31026 4.33411 6.16686 4.40841 6.21146 4.49637C6.25608 4.58473 6.68838 4.46423 6.68838 4.46423C6.68838 4.46423 6.52991 4.59938 6.58349 4.66616C6.63717 4.73343 6.91568 4.5778 6.91568 4.5778C6.91568 4.5778 6.78474 4.76052 6.82776 4.81023C6.87076 4.85943 7.01518 4.7751 7.01518 4.7751C7.01518 4.7751 6.89609 4.92753 6.9292 4.98437C6.96288 5.04156 7.06722 4.9743 7.06722 4.9743C7.06722 4.9743 6.98812 5.10603 7.02525 5.13785C7.0624 5.17001 7.17071 5.08163 7.17071 5.08163C7.17071 5.08163 7.10844 5.21306 7.14638 5.24128C7.18435 5.2694 7.28577 5.18103 7.28577 5.18103C7.28577 5.18103 7.24505 5.29561 7.29501 5.32069C7.34579 5.34681 7.44992 5.22531 7.44992 5.22531C7.44992 5.22531 7.36435 5.45885 7.41399 5.4928C7.46376 5.52693 7.5277 5.43457 7.52766 5.43457C7.52766 5.43457 7.48017 5.62873 7.51945 5.65646C7.55883 5.68358 7.60942 5.62332 7.60942 5.62332C7.60942 5.62332 7.58921 5.79241 7.61866 5.81671C7.64839 5.84082 7.67888 5.80665 7.67888 5.80665C7.67888 5.80665 7.66861 5.92987 7.70257 5.9411C7.73619 5.95215 7.77427 5.87685 7.77427 5.87685L7.77838 5.90395C7.60189 6.18791 7.45992 6.53932 7.42724 6.6819C7.39462 6.82449 7.25407 7.05942 7.19927 7.27189C7.22101 7.37129 7.31445 7.40101 7.41441 7.42419C7.41236 7.47442 7.47164 7.48443 7.51994 7.50149C7.41705 8.00795 7.14694 8.40797 6.87115 8.80458C6.70463 9.07085 6.51535 9.33432 6.45106 9.61495L6.45039 9.61495L6.43416 9.69226C6.39446 9.86939 6.58415 9.91982 6.60601 9.9161C6.74183 9.89396 6.7405 9.96127 6.79475 9.96127C6.8524 9.96137 6.85652 9.86591 6.96049 9.95116L6.92735 10.0195C7.09309 10.1909 7.39109 10.1263 7.6458 10.1394C7.73289 10.2116 7.80237 10.302 7.94752 10.3174C7.9866 10.2925 8.01635 10.2512 8.08012 10.2655C8.08319 10.3385 8.03231 10.3858 8.00368 10.4434C7.81011 10.5257 7.23523 10.7019 7.30826 10.9461C7.20124 11.0182 7.0525 11.0406 7.04035 11.2307L7.01038 12.8343L6.09121 12.8343L6.09121 13.8859C6.21675 14.1819 6.09139 14.5613 6.24479 14.7116C6.39821 14.8618 6.25514 15.4615 6.39835 15.5372C6.54151 15.6125 6.64645 15.7756 6.47477 16.2133L6.28332 28.0375L6.09119 39.8619C6.09119 39.8619 5.24011 40.5672 5.75093 40.6128C6.26176 40.658 5.41494 41.4232 5.32403 41.3638L5.32403 43.8414L0.875373 43.8414L0.875373 44.5916L1.18184 44.5916L1.33541 44.7419L1.33541 45.7182L1.48897 45.8682L1.48897 50.8163L1.1203 50.8163L1.1203 51.1237L0.746834 51.1237L0.746834 51.4308L0.373428 51.4308L0.373428 51.738L0 51.738L0 56.0716L16.8098 56.0716L16.8098 51.738L16.436 51.738L16.436 51.4308L16.0629 51.4308L16.0629 51.1237L15.6893 51.1237L15.6893 50.8163L15.4491 50.8163L15.4491 45.8682L15.6028 45.7182L15.6028 44.7419L15.7558 44.5916L16.0629 44.5916L16.0629 43.8414L11.4606 43.8414L11.4606 41.3638C11.3697 41.4232 10.5229 40.6584 11.0337 40.6128C11.5446 40.5675 10.6936 39.8619 10.6936 39.8619L10.5019 28.0375L10.3105 16.2133C10.1388 15.7756 10.2439 15.6129 10.387 15.5372C10.5302 15.4619 10.3872 14.8618 10.5407 14.7116C10.694 14.5613 10.568 14.1819 10.6936 13.8859L10.6936 12.8343L9.88501 12.8343L9.88501 11.2606C9.90131 11.1104 9.76381 11.0236 9.64217 10.9467C9.54512 10.618 9.27505 10.628 9.08674 10.478L9.08162 10.0746C9.29714 10.0746 9.53002 10.1608 9.72292 10.0646C9.80406 10.0646 9.86612 10.0646 9.98199 10.0414L9.97274 9.99926C10.2758 9.94997 10.5457 9.78746 10.8252 9.65702C10.7307 9.30972 10.5327 8.97756 10.1833 8.66772C10.0992 8.42083 10.0004 8.17372 9.85302 7.92684C9.78205 7.73304 9.70835 7.53925 9.69949 7.34549C9.86479 7.26818 10.0601 7.20641 9.92946 6.98461C9.87047 6.98461 9.8113 6.99467 9.75225 6.93342C9.66445 6.79596 9.59293 6.64203 9.55606 6.45468C9.53738 6.31401 9.51194 6.17354 9.45522 6.03298L9.53633 5.94864C9.66642 5.99883 9.83623 6.13199 9.90035 6.02794C9.96657 5.92073 10.0325 5.82736 9.82382 5.52212C9.85902 5.49099 9.84967 5.44079 9.79543 5.37183C9.8114 5.2724 9.76875 5.173 9.71971 5.0739C9.89102 5.19228 9.87777 5.16427 9.84212 4.94206C9.91036 4.96115 10.0007 5.06547 10.0478 4.99228C10.0967 4.91595 9.95931 4.82561 9.90912 4.74538C9.90912 4.74538 10.3233 4.89529 10.365 4.81566C10.407 4.73634 10.2859 4.65338 10.2859 4.65338C10.2859 4.65338 10.7275 4.6815 10.7513 4.56604C10.7746 4.45349 10.5184 4.46414 10.5184 4.46414C10.5184 4.46414 11.0742 4.42297 11.0957 4.31644C11.1169 4.21001 10.9969 4.20459 10.9969 4.20459C10.9969 4.20459 11.3376 4.10822 11.3236 3.99335C11.3101 3.88048 11.1082 3.94513 11.1082 3.94513C11.1082 3.94513 11.5026 3.80208 11.4798 3.67105C11.4571 3.53949 11.2026 3.65899 11.2026 3.65899C11.2026 3.65899 11.3 3.56159 11.2642 3.4915C11.2286 3.42224 11.073 3.48148 11.073 3.48148C10.692 3.57585 10.3335 3.56179 9.97801 3.53469L9.97701 3.53469C10.0972 3.48648 10.22 3.4383 10.2165 3.21218C10.2093 3.04649 10.1998 2.88064 10.1345 2.71497C10.1467 2.58865 10.0931 2.54298 10.0974 2.50503C10.1218 2.29589 9.79588 1.98522 9.68607 1.84425L9.69633 1.58601L9.76463 1.53281C9.91206 1.49262 9.9965 1.29654 9.95474 1.08127C9.92468 0.926244 9.83681 0.801941 9.73286 0.748224L9.73696 0.647517C9.93337 0.560163 9.74107 0.218684 9.73696 0ZM9.57511 0.889896C9.61408 0.955161 9.61058 1.00647 9.61429 1.05998C9.57663 1.0429 9.54156 1.0118 9.5101 0.964598C9.51417 0.922428 9.53388 0.895318 9.57502 0.890298ZM9.76247 0.991818C9.7915 1.0199 9.81542 1.05606 9.82003 1.12555C9.78606 1.14362 9.75252 1.13659 9.71857 1.1155C9.72266 1.07131 9.72266 1.02713 9.76258 0.988991ZM9.52571 1.17988C9.52879 1.17978 9.5329 1.17978 9.53596 1.17988C9.55865 1.18037 9.58264 1.18991 9.60767 1.19594C9.60664 1.24915 9.57957 1.28429 9.55424 1.32043C9.51986 1.27827 9.49957 1.23209 9.49608 1.18408C9.5053 1.18408 9.51576 1.18408 9.52581 1.18408ZM9.71579 1.25417C9.74912 1.27927 9.78669 1.29733 9.80853 1.34453C9.79826 1.37968 9.78316 1.4108 9.73683 1.42185C9.72244 1.36763 9.70625 1.31351 9.7159 1.25365ZM6.66275 1.68059C6.67836 1.68019 6.69415 1.6805 6.71014 1.68059C6.77068 1.68059 6.80935 1.70771 6.83326 1.74586L6.7981 1.74586C6.83173 1.79908 6.86857 1.84425 6.90901 1.87958L6.92596 1.9579L6.90771 1.98401L6.9314 2.01212C6.87353 2.09446 6.82655 2.1995 6.73654 2.21677C6.71181 2.17558 6.68801 2.12841 6.64995 2.21677C6.64072 2.19967 6.63325 2.10139 6.56943 2.18865C6.53188 2.1786 6.50294 2.18865 6.48151 2.21174L6.38405 2.13644L6.39022 1.92127C6.3779 1.92127 6.36529 1.91121 6.35308 1.89014L6.41123 1.79874L6.42879 1.73147C6.44704 1.69034 6.52901 1.70037 6.58644 1.69134C6.61149 1.68129 6.63692 1.68129 6.66287 1.68129ZM9.68333 1.98381L10.0378 2.41747C10.0654 2.48776 10.1171 2.55834 10.0899 2.62873C10.0199 2.45351 9.87136 2.26857 9.69618 2.0805L9.68336 1.98411ZM9.73811 2.27247C9.87363 2.39307 9.9976 2.51809 10.0872 2.65783C10.0403 2.98156 9.95534 3.27052 9.82266 3.51661L9.79158 3.50658L9.75577 3.49652L9.75269 3.49652L9.74552 3.49652L9.66436 3.53871L9.58045 3.57886L9.59471 3.45306C9.85989 3.11629 9.79145 2.66918 9.73815 2.26717ZM6.44762 2.3277C6.45878 2.3276 6.46792 2.33875 6.46792 2.35282C6.46792 2.36687 6.45869 2.3769 6.44762 2.3769C6.43643 2.3769 6.42729 2.36587 6.42729 2.35282C6.42729 2.33875 6.43654 2.3277 6.44762 2.3277ZM6.65257 2.33775C6.65873 2.33775 6.66345 2.35178 6.66345 2.36988C6.66345 2.38795 6.65832 2.402 6.65257 2.402C6.64642 2.402 6.64106 2.38795 6.64106 2.36988C6.64106 2.35178 6.64619 2.33775 6.65257 2.33775ZM9.65149 2.35884C9.70443 2.54128 9.71613 2.71067 9.73069 2.88054C9.70966 3.06992 9.71325 3.2722 9.59204 3.40629L9.6515 2.35884ZM10.1224 2.88054C10.1511 2.88054 10.1356 3.37164 10.1 3.4407C10.0847 3.46981 9.91598 3.53107 9.86728 3.53307L9.85505 3.53307C9.98974 3.34862 10.0667 3.13245 10.1223 2.88345ZM9.09407 3.43348C9.20509 3.44351 9.31801 3.44451 9.44855 3.43348L9.44855 3.47263C9.342 3.50678 9.23512 3.5118 9.12857 3.52786L9.12341 3.5148C9.12035 3.49473 9.11524 3.47463 9.10251 3.45455L9.09326 3.42845ZM9.39377 3.52286C9.27277 3.59311 9.20584 3.57505 9.12116 3.58606L9.12626 3.54994L9.39418 3.52286ZM9.44579 3.54191L9.44784 3.64985L9.36597 3.68799C9.23705 3.95206 9.12406 4.24724 8.9594 4.47929L8.9594 4.47929C8.86535 4.44918 8.86811 4.37046 8.89241 4.28201C8.97601 4.27196 9.06235 4.28201 9.117 4.07879C9.14583 4.04463 9.15794 4.01653 9.14204 3.99746C9.20442 3.96029 9.17773 3.9302 9.15823 3.90005C9.18122 3.85688 9.17887 3.82375 9.16975 3.79341C9.16358 3.76831 9.18266 3.76733 9.19538 3.7593C9.17539 3.72515 9.14943 3.70004 9.11691 3.68297C9.12613 3.66793 9.12921 3.65186 9.12768 3.63479L9.44562 3.54544ZM8.39926 10.0037C8.43045 10.0247 8.43742 10.065 8.44726 10.1041C8.44726 10.1041 8.45138 10.2231 8.44625 10.2312C8.41946 10.198 8.39917 10.1581 8.39077 10.1041C8.38562 10.0739 8.38562 10.0418 8.39998 10.0037ZM8.78145 10.1209C8.78353 10.1312 8.9395 10.1499 8.94317 10.1429L8.95139 10.3648C8.9173 10.3546 8.88644 10.3306 8.85598 10.3027C8.84778 10.2575 8.82181 10.2172 8.78016 10.1833C8.77502 10.1621 8.76877 10.1421 8.78119 10.1211ZM2.32971 45.8875L2.70582 45.8875L2.70582 50.6294L2.32971 50.6294ZM14.2264 45.8875L14.6026 45.8875L14.6026 50.6294L14.2264 50.6294ZM3.42834 45.8875L4.35312 45.8875L4.35312 50.6222L3.42834 50.6222ZM12.5793 45.8875L13.5042 45.8875L13.5042 50.6222L12.5793 50.6222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xml:id="shape-20" draw:id="shape-20" draw:name="BrandenburgerTor" draw:layer="" svg:width="56.14647093748pt" svg:height="44.11543057203pt" svg:x="261.08700000000pt" svg:y="453.04200000000pt" svg:viewBox="0 0 56 44" svg:d="M29.0597 0C28.9574 0.00992844 28.9056 0.187747 28.7992 0.243246L28.7688 0.197577C28.6437 0.331711 28.4976 0.428414 28.3326 0.49692C28.2561 0.548549 28.1455 0.567412 28.1623 0.71058C28.2441 0.732424 28.2782 0.770152 28.198 0.852161C28.1307 0.882937 28.0684 0.917688 27.9869 0.940524C27.9677 0.832302 27.9471 0.724877 27.9431 0.611791C27.934 0.597892 27.9155 0.587963 27.8963 0.577041L27.8994 0.542293C27.9315 0.527399 27.9764 0.512509 27.9763 0.472795C27.9761 0.433079 27.9225 0.415209 27.8886 0.422159C27.8865 0.434073 27.8767 0.435066 27.8666 0.435066L27.8636 0.422159C27.8743 0.412231 27.88 0.403295 27.88 0.390388C27.88 0.372517 27.8669 0.358616 27.8496 0.355637L27.8496 0.317909L27.8717 0.317909L27.8717 0.305003L27.8496 0.305003L27.8496 0.283161L27.836 0.283161L27.836 0.302024L27.8141 0.302024L27.8141 0.314931L27.836 0.314931L27.836 0.352658C27.819 0.352658 27.8057 0.369537 27.8057 0.387407C27.8057 0.399323 27.8128 0.410243 27.8222 0.417195L27.8171 0.431093C27.8055 0.431887 27.7947 0.431093 27.7872 0.415209C27.727 0.415209 27.718 0.451943 27.7157 0.473787C27.7136 0.495628 27.7449 0.525415 27.7733 0.540306L27.7764 0.575057C27.7426 0.590941 27.7135 0.60385 27.6885 0.62867C27.6802 0.664411 27.6844 0.702141 27.7049 0.738182C27.7079 0.725273 27.7111 0.712366 27.7214 0.706411C27.74 0.69251 27.7673 0.687546 27.7874 0.716337C27.7914 0.809668 27.8186 0.915006 27.7461 0.978252C27.651 0.950452 27.5582 0.921659 27.51 0.823267C27.6262 0.719914 27.5049 0.67752 27.4661 0.614872C27.2204 0.41501 26.9442 0.375793 26.7334 0.168585L26.7171 0.198371C26.655 0.14873 26.5445 0.0428908 26.5139 0.0647337C26.4827 0.0875693 26.5453 0.165804 26.5797 0.217135C26.4886 0.312449 26.6127 0.337668 26.6458 0.393465C26.5793 0.458001 26.6638 0.506551 26.7088 0.559072C26.6888 0.611693 26.6754 0.665406 26.805 0.706014C26.7529 0.780476 26.8294 0.80778 26.8926 0.83965C26.871 0.9022 26.9007 0.927019 26.9529 0.938935C26.9694 0.973685 26.9701 1.02929 27.0297 1.00547C27.0429 1.04517 27.0611 1.07693 27.1204 1.05908C27.1295 1.13353 27.1727 1.14149 27.2382 1.10771C27.2464 1.1514 27.2607 1.1812 27.2932 1.17225C27.2925 1.22289 27.219 1.31433 27.3152 1.31115C27.3224 1.36377 27.3142 1.44529 27.3862 1.39157C27.4105 1.4273 27.4249 1.49395 27.4797 1.41837C27.5023 1.4452 27.5225 1.50178 27.5565 1.43228C27.5815 1.45016 27.5751 1.53058 27.6498 1.44816C27.6706 1.44816 27.6678 1.55618 27.6635 1.56046C27.6604 1.56046 27.6965 1.55053 27.6965 1.55053L27.6965 1.60712C27.5625 1.623 27.5602 1.70145 27.5705 1.78604C27.5715 1.78693 27.5725 1.78693 27.5705 1.78604C27.3581 1.91124 27.2163 2.13879 27.2163 2.39792C27.2163 2.77889 27.5245 3.09071 27.9104 3.11129L27.9074 3.17582C27.835 3.19866 27.8193 3.20659 27.817 3.24233C27.815 3.27808 27.8474 3.28702 27.8803 3.30885L27.8993 3.38135L27.9184 3.5952C27.8709 3.62896 27.8804 3.6637 27.9266 3.69666L27.9484 4.28989L27.784 4.41538C27.7284 4.47992 27.6714 4.54643 27.6082 4.59181C27.3477 4.39414 27.1837 4.56301 27.109 4.6772C27.0323 4.79414 27.0128 5.35183 27.0429 5.69526C27.1302 6.23746 27.1688 6.78481 27.2048 7.33316C27.0582 7.42946 26.6056 7.66765 26.4611 7.72066L26.464 7.60839L26.5547 7.37604L26.5497 7.2023C26.4575 7.13481 26.499 7.11791 26.5359 7.10073C26.5912 6.9925 26.5199 6.88302 26.4454 6.77479L26.3659 6.72118C26.2358 6.67848 26.0917 6.55725 26.0117 6.82044C26 6.76585 25.9318 6.73805 25.8694 6.70827C25.8619 6.77577 25.8205 6.84548 25.913 6.90068L25.9078 6.97513C25.7946 7.09101 25.8191 7.16079 25.82 7.23964C25.8232 7.3419 25.8252 7.40454 25.8285 7.46947C25.7995 7.64968 25.7646 7.82909 25.7379 8.00919C25.0822 8.21748 23.9342 8.34894 23.7099 8.25245L23.7209 8.21472L23.6768 8.19881C23.5575 7.87415 23.4982 7.53957 23.3092 7.22345C23.2903 7.1214 23.2084 7.02102 23.1445 6.91884C22.9841 6.82452 22.8396 6.63469 22.6644 6.63292C22.5788 6.63212 22.4867 6.67459 22.3817 6.79594L22.2829 6.8416C22.1824 6.80588 22.1724 6.8317 22.1456 6.85451L22.08 6.83566L22.08 6.88626C22.1697 6.88658 22.188 6.94287 22.2228 6.98785C22.2426 7.04941 22.2368 7.10352 22.2277 7.15613C22.1751 7.21372 22.1343 7.26428 22.1399 7.28441C22.1543 7.31917 22.1555 7.35391 22.1508 7.38867L22.2332 7.49013L22.2332 7.65852C22.2696 7.79593 22.3004 7.93108 22.1837 8.02192C22.2064 8.07056 22.2308 8.12494 22.2632 8.19297C22.2936 8.21879 22.2974 8.25948 22.3099 8.29443C22.3648 8.36889 22.4294 8.34706 22.4938 8.31827C22.4938 8.31827 22.7177 8.38776 22.7325 8.38776C22.747 8.38776 22.7214 8.47613 22.7214 8.47613L22.7325 8.47613L22.7243 8.58556C22.6324 8.67888 22.5535 8.77597 22.5212 8.89828C22.4528 8.99558 22.4651 9.06173 22.469 9.13072L22.5322 9.42737C22.5832 9.49291 22.5715 9.63705 22.5817 9.7159C22.6558 9.9565 22.4835 9.99019 22.3566 10.0633L22.3208 10.2609C22.3806 10.4809 22.3763 10.7414 22.3949 10.9877C22.4121 11.0861 22.4279 11.1853 22.4002 11.2978C22.4669 11.5393 22.688 11.6523 22.768 11.4794C22.8469 11.3088 22.7146 11.1982 22.6608 11.0947C22.6092 11.0758 22.6182 11.0113 22.6248 10.9637C22.5581 10.6066 22.5693 10.4384 22.6472 10.3679C22.6657 10.3284 22.6686 10.2825 22.6664 10.2342C22.7669 10.2571 22.823 10.1169 22.8802 10.1113C22.9374 10.1016 22.9578 10.1629 23.0092 10.151C23.1196 10.1025 23.2475 10.2086 23.3578 10.1161C23.3283 10.0667 23.2526 10.0154 23.2728 9.96928L23.4702 9.99615C23.5033 10.1377 23.584 10.2371 23.6567 10.3436C23.6567 10.3436 23.6846 10.692 23.6681 10.707C23.5843 10.7823 23.6811 11.1143 23.6817 11.1425C23.7132 11.3281 23.6868 11.5153 23.6568 11.7009L23.6623 11.8719C23.625 11.9088 23.5895 11.9354 23.5523 11.9604C23.5442 12.016 23.533 12.0685 23.5222 12.1206L21.368 12.1206L21.368 12.3021L20.7094 12.3021L20.7094 12.7485L20.2485 12.7485L20.2485 13.1946L2.14962 13.1946L3.22154 14.5416L3.22154 16.7808L2.76327 16.7808L2.76327 17.2296L0.91927 17.2296L0 17.6759L0.91927 18.1275L0.91927 18.5737L2.76327 19.9175L2.76327 22.6056L1.84127 22.6056L2.76327 23.9524L2.76327 44.1154L6.44306 44.1154L6.44306 42.7716L5.9848 42.3226L5.9848 23.0546L6.44306 22.6056L10.5838 22.6056L11.0476 23.0546L11.0476 42.3226L10.5838 42.7716L10.6084 44.1154L14.7274 44.1154L14.7274 42.7716L14.2637 42.3226L14.2637 23.0546L14.7274 22.6056L19.7873 22.6056L20.2485 23.0546L20.2485 42.3226L19.7873 42.7716L19.7873 44.1154L23.9337 44.1154L23.9337 42.7716L23.47 42.3226L23.47 23.0546L23.9337 22.6056L32.2125 22.6056L32.6735 23.0546L32.6735 42.3226L32.2125 42.7716L32.2125 44.1154L36.3562 44.1154L36.3562 42.7716L35.8979 42.3226L35.8979 23.0546L36.3562 22.6056L41.4162 22.6056L41.88 23.0546L41.88 42.3226L41.4162 42.7716L41.4162 44.1154L45.5598 44.1154L45.5598 42.7716L45.0988 42.3226L45.0988 23.0546L45.5598 22.6056L49.7006 22.6056L50.1644 23.0546L50.1644 42.3226L49.7006 42.7716L49.7006 44.1154L53.383 44.1154L53.383 23.9524L54.3024 22.6056L53.383 22.6056L53.383 19.9175L55.2243 18.5737L55.2243 18.1275L56.1465 17.6759L55.2243 17.2296L53.383 17.2296L53.383 16.7808L52.9222 16.7808L52.9222 14.5416L53.9723 13.1946L35.8979 13.1946L35.8979 12.7485L35.4343 12.7485L35.4343 12.3021L34.5533 12.3021L34.5533 12.1206L31.6171 12.1206L31.6119 10.0017C31.6119 10.0017 31.6393 10.0017 31.6696 10.0017C31.6757 10.0999 31.706 10.1945 31.7657 10.2849C31.7739 10.475 31.8011 10.6612 31.7876 10.8568L31.7274 11.0062L31.8096 11.2068C31.7917 11.2563 31.768 11.2931 31.7383 11.3189L31.7849 11.626C31.8437 11.6522 31.9108 11.66 31.9468 11.7357L31.9192 11.936C31.9988 12.074 32.122 12.1117 32.2814 12.0696C32.2846 11.9844 32.2723 11.9414 32.2927 11.8134L32.2322 11.7229L32.2372 11.5948C32.3027 11.5498 32.3557 11.4945 32.3361 11.3728C32.3412 11.2864 32.308 11.2052 32.2647 11.1242C32.2416 11.0468 32.248 10.9691 32.2482 10.8921C32.3203 10.6577 32.358 10.4451 32.3938 10.2345C32.4486 10.193 32.4985 10.2217 32.5475 10.2445C32.5505 10.4338 32.7152 10.6774 32.5116 10.7975L32.4402 10.9955C32.5276 11.3053 32.4582 11.6105 32.3632 11.9144C32.3735 11.9929 32.3705 12.084 32.4209 12.1176L32.9288 12.1176L32.9148 12.0213L32.7832 11.8852C32.7835 11.7678 32.7863 11.6476 32.8052 11.5242C32.7787 11.1751 32.8334 11.0141 32.8845 10.8455C33.0812 10.6676 33.0654 10.611 33.107 10.5222C33.2176 10.4508 33.2208 10.3159 33.2441 10.1938L33.4416 10.084C33.5093 10.0474 33.3478 10.2784 33.3978 10.3113C33.4489 10.345 33.475 10.2358 33.5238 10.22C33.6453 10.2318 33.7449 10.2764 33.8421 10.3242L33.8371 10.7488L33.7246 10.9574L33.7276 11.1284C33.4557 11.3219 33.5314 11.5809 33.6645 11.5961C33.8 11.6119 33.8826 11.5957 33.9305 11.3126L33.9007 11.1979C33.9486 11.1592 33.9726 11.0969 33.9967 11.0348C34.0194 10.8281 33.9979 10.6132 34.1173 10.4229L34.1283 10.1959C34.0259 10.1005 33.9907 9.96285 33.9473 9.83245C33.9746 9.74906 33.9723 9.56379 33.9747 9.56259C34.0012 9.54873 34.043 9.45348 34.0295 9.32212C34.0581 9.26852 34.0934 9.21453 34.0265 9.13776C34.0399 9.03312 33.9751 8.94216 33.9168 8.84914C33.8715 8.79851 33.8604 8.71837 33.8481 8.64075L33.8234 8.44842C33.8821 8.37098 33.9254 8.29354 33.9441 8.2159C33.9929 8.20198 34.0376 8.16626 34.0731 8.07431C34.1078 8.04155 34.1426 8.00184 34.1776 7.94337C34.1597 7.9106 34.123 7.90068 34.1418 7.82046C34.1499 7.69107 34.1387 7.55605 34.183 7.4384L34.246 7.32085C34.3035 7.2573 34.3071 7.1889 34.2187 7.11236L34.2268 6.99213L34.2761 6.89285C34.3334 6.81441 34.4322 6.75267 34.3778 6.62565C34.3148 6.70209 34.2516 6.71502 34.1883 6.74321C34.147 6.69853 34.1273 6.63777 34.0237 6.64164C34.0655 6.56519 34.0615 6.53581 34.0349 6.53482C34.0327 6.53472 34.0316 6.53462 34.0297 6.53482C34.005 6.53482 33.9659 6.55765 33.9198 6.58247C33.8152 6.59736 33.7008 6.58247 33.6209 6.67083C33.513 6.68872 33.4205 6.74926 33.3654 6.90873C33.1866 7.01953 33.1284 7.13768 33.1214 7.26138C32.9312 7.49826 32.9433 7.7845 32.9019 8.05765L32.8663 8.25273L32.8331 8.36504L32.8112 8.41864L32.8144 8.41864L32.8112 8.42858C32.3348 8.50303 31.8642 8.48021 31.3955 8.44744C31.0642 8.30219 30.7316 8.14145 30.4076 8.03064L30.4044 8.01475L30.4096 8.01475C30.4034 7.94428 30.4128 7.88558 30.4342 7.83296C30.4639 7.79721 30.4836 7.75055 30.4948 7.69674C30.4926 7.64312 30.4998 7.58713 30.5165 7.53374C30.4743 7.50493 30.4442 7.45827 30.4204 7.40285C30.4471 7.31448 30.4574 7.21501 30.456 7.10889C30.4851 7.00959 30.5761 6.92293 30.4671 6.79893C30.4452 6.74432 30.4256 6.68753 30.3765 6.64124C30.4327 6.49888 30.4747 6.36921 30.2559 6.52111C30.177 6.41438 30.0806 6.38321 29.9458 6.49433L29.8828 6.43276C29.855 6.12716 29.8039 5.30706 29.7536 5.04059C29.6807 4.65258 29.4518 4.30509 29.1226 4.6905C29.1917 4.8692 29.1885 5.0396 28.9608 5.18215C28.9528 5.18286 28.9451 5.18197 28.9388 5.18215C28.9005 5.18215 28.884 5.17223 28.8676 5.16826L28.8565 5.16826C28.8535 5.16826 28.8492 5.16826 28.8452 5.15834C28.8283 5.0948 28.7792 5.06997 28.7247 5.0514C28.6641 5.01368 28.6559 4.93524 28.6315 4.86971C28.6628 4.79922 28.6914 4.7313 28.6806 4.66122C28.7138 4.65128 28.7147 4.62943 28.7138 4.60562C28.7396 4.58179 28.7611 4.55498 28.7657 4.51428L28.8232 4.51428L28.8016 4.46363L28.8399 4.45072L28.8232 4.41896L28.8481 4.40902L28.8534 4.36931L28.8175 4.36931L28.8668 4.33458L28.8365 4.31373L28.8639 4.2492L28.8199 4.27003L28.8011 4.14722L28.7873 4.21969L28.6966 4.11555L28.6828 4.1374L28.6334 4.07881L28.6305 4.12448L28.5975 4.12448L28.6006 4.09469L28.4855 4.11654L28.4904 4.08476L28.3945 4.11454L28.3996 4.09072L28.2952 4.15228L28.3062 4.12052L28.1744 4.19497L28.1664 4.15724L28.1089 4.24264L28.0621 4.25652L28.0456 3.70608C28.0809 3.66837 28.0952 3.62867 28.0407 3.59926L28.0436 3.38541L28.0601 3.31592C28.0839 3.29108 28.1182 3.27619 28.1177 3.24342C28.1171 3.20967 28.1023 3.19974 28.0299 3.18485L28.0217 3.11834C28.3923 3.0826 28.6829 2.77768 28.6829 2.40765C28.6798 2.06572 28.422 1.7906 28.1782 1.72884L28.1782 1.67523C28.2236 1.66231 28.2571 1.70003 28.2962 1.71295C28.3084 1.70302 28.3407 1.7785 28.343 1.78544C28.3451 1.79536 28.359 1.7338 28.3479 1.72686C28.3305 1.70503 28.3021 1.70302 28.2957 1.66032C28.2479 1.64943 28.201 1.64247 28.153 1.61268C28.1551 1.59679 28.1321 1.565 28.1696 1.56998C28.1696 1.56998 28.1655 1.52533 28.1644 1.52233C28.1623 1.52233 28.1811 1.51239 28.1811 1.51239C28.1814 1.47069 28.1666 1.42206 28.1534 1.3761C28.1616 1.36121 28.1734 1.35622 28.1838 1.34928C28.2066 1.37311 28.2295 1.39394 28.2441 1.34928C28.2667 1.38302 28.2921 1.38205 28.3235 1.33936C28.3504 1.37709 28.3737 1.387 28.3923 1.32047C28.4174 1.34035 28.4437 1.37411 28.469 1.29368C28.5124 1.30462 28.5535 1.30955 28.546 1.24006C28.5914 1.25298 28.6001 1.22616 28.587 1.17354C28.6348 1.1636 28.6137 1.12687 28.6033 1.09313C28.6228 1.08221 28.6173 1.05737 28.617 1.03753C28.6672 1.05143 28.6603 1.02363 28.6584 0.999793C28.6954 1.00971 28.7145 0.999793 28.7135 0.954126C28.7685 0.975968 28.7574 0.93129 28.7626 0.903489C28.8114 0.903489 28.8118 0.872713 28.8095 0.836969C28.8307 0.822079 28.8485 0.807183 28.8341 0.775414C28.8762 0.747613 28.8923 0.716836 28.867 0.682086C28.882 0.654285 28.9385 0.648328 28.8834 0.583794C28.9038 0.541101 28.9894 0.52323 28.9328 0.452838C28.9803 0.408159 28.987 0.366459 28.9603 0.327242C28.9934 0.268664 29.0845 0.191918 29.0125 0.166998C28.9809 0.155082 29.0507 0.0597694 29.0701 0.0065528C29.0668 0.0064535 29.0617 0.0064535 29.059 0.0065528ZM27.7975 0.448965C27.8036 0.448965 27.8106 0.448965 27.8139 0.458894C27.8278 0.4718 27.8278 0.507543 27.8139 0.520449C27.8077 0.530379 27.7877 0.530379 27.7812 0.520449C27.7673 0.507543 27.7673 0.4718 27.7812 0.458894C27.7842 0.458894 27.7914 0.448965 27.7975 0.448965ZM27.8909 0.448965C27.8969 0.448965 27.904 0.448965 27.9071 0.458894C27.9209 0.4718 27.9209 0.507543 27.9071 0.520449C27.9011 0.530379 27.8811 0.530379 27.8745 0.520449C27.8607 0.507543 27.8607 0.4718 27.8745 0.458894C27.8776 0.458894 27.8847 0.448965 27.8909 0.448965ZM27.8221 1.50435C27.8283 1.55699 27.8252 1.60932 27.817 1.66202C27.8027 1.64714 27.7855 1.63721 27.7759 1.60344L27.7727 1.56572C27.7872 1.54288 27.7857 1.50913 27.8221 1.50415ZM27.7042 1.64336C27.7163 1.64317 27.7309 1.64336 27.7454 1.65428C27.758 1.70094 27.7515 1.72578 27.729 1.73471C27.7087 1.69597 27.6828 1.69698 27.6576 1.7208C27.6451 1.75457 27.6279 1.76946 27.6055 1.77441L27.6023 1.73471C27.6313 1.68704 27.6605 1.64436 27.704 1.64436ZM27.9922 1.89713C28.0457 1.89713 28.0958 1.916 28.1433 1.93487C28.3331 2.00932 28.4669 2.18676 28.4669 2.39981C28.4669 2.66002 28.2701 2.87033 28.0115 2.89942L28.0083 2.87558L28.0083 2.84578L28.1538 2.83587C28.1115 2.71853 28.0354 2.6386 28.0304 2.47785C28.1716 2.48777 28.2867 2.54534 28.4035 2.60076L28.3926 2.18656C28.2986 2.24512 28.2252 2.31373 28.0278 2.31752C28.0139 2.17115 28.0848 2.053 28.1429 1.93011L27.992 1.94301L27.992 1.89237ZM27.8745 1.89713C27.8749 1.91501 27.8767 1.93286 27.8776 1.95375L27.6962 1.96761C27.7882 2.09381 27.8466 2.2208 27.8389 2.34699C27.6923 2.33706 27.6006 2.26755 27.4932 2.21335L27.5042 2.60889C27.6087 2.55331 27.713 2.49443 27.8499 2.48598C27.8759 2.61526 27.7998 2.7328 27.7566 2.85473L27.9022 2.8448C27.9027 2.86169 27.9042 2.88153 27.9052 2.89544C27.639 2.8736 27.4331 2.65865 27.4331 2.39315C27.4331 2.13741 27.6233 1.9284 27.8752 1.89346ZM27.9648 4.65992L27.9699 4.98865C27.878 4.98865 27.8002 4.98865 27.7203 4.97874C27.7223 4.97874 27.6884 4.93703 27.6817 4.93108C27.6653 4.91419 27.8187 4.66082 27.8435 4.6772C27.8809 4.6772 27.9187 4.66725 27.9644 4.65534ZM28.0829 4.69467L28.1186 4.69467C28.119 4.75227 28.1194 4.80764 28.1321 4.88967C28.1248 4.9234 28.1061 4.94032 28.091 4.96214L28.0829 4.6922ZM29.1914 6.827C29.2365 6.87567 29.223 6.92531 29.2298 6.97395L29.2957 6.99281L29.411 7.36424C29.3443 7.3275 29.2722 7.3017 29.1997 7.27587L29.1311 6.9552C29.1734 6.93731 29.1854 6.88568 29.1914 6.8269ZM27.7481 7.06748L27.7511 7.13699L27.7542 7.13699C27.7236 7.19356 27.6885 7.21939 27.6527 7.23625L27.6476 7.12129L27.7491 7.06768ZM27.2101 7.41478C27.2103 7.41478 27.21 7.42471 27.2101 7.42471C26.9296 7.62674 26.697 7.87415 26.4913 8.14879L26.461 7.77737C26.7088 7.66141 26.9529 7.5511 27.2101 7.41657ZM22.7153 7.8851C22.7245 7.8851 22.745 8.06727 22.7401 8.05348C22.7298 8.02469 22.6665 8.03163 22.6524 8.06438C22.6341 8.05251 22.6319 8.02272 22.6277 8.00284C22.6451 7.95616 22.6815 7.92141 22.7153 7.88519ZM25.7312 8.0481C25.7197 8.12754 25.7097 8.20658 25.7037 8.286L25.6735 8.33664C25.1196 8.36742 24.5531 8.37437 24.0328 8.31281C24.6181 8.29295 25.1842 8.20648 25.7312 8.04828ZM22.7099 8.05804L22.7129 8.12456C22.6807 8.12456 22.6758 8.10667 22.6717 8.08684C22.6768 8.05209 22.6946 8.06003 22.7103 8.05705ZM30.4179 8.08782C30.7144 8.17918 30.9939 8.31439 31.2769 8.4378C31.0028 8.38816 30.7277 8.34251 30.4536 8.25353C30.4505 8.25353 30.4486 8.2436 30.4454 8.23965C30.484 8.19891 30.4676 8.16814 30.4674 8.13548L30.4262 8.14541L30.418 8.09179ZM22.6578 8.12258C22.673 8.14343 22.6864 8.15236 22.7375 8.14443C22.7403 8.22882 22.7425 8.30824 22.7292 8.32879C22.6906 8.31588 22.6502 8.30695 22.6193 8.28907C22.6713 8.24142 22.6779 8.18195 22.6579 8.12336ZM33.8864 8.1891C33.8725 8.24271 33.8594 8.29493 33.815 8.33068C33.811 8.29392 33.8049 8.2572 33.8069 8.22642C33.8341 8.20856 33.8597 8.19566 33.8864 8.18871ZM23.6948 8.29592C24.3583 8.38528 24.9583 8.4092 25.6517 8.37338L25.6486 8.37338L25.6896 8.38328L25.6623 8.49807C25.5557 8.60599 25.4632 8.72584 25.396 8.87228C25.2946 8.97058 25.3388 9.05069 25.3493 9.13678C25.3115 9.30638 25.3156 9.47751 25.3444 9.64709L25.399 9.83147C25.2721 9.77388 25.0531 9.65503 24.9381 9.575C24.939 9.5651 24.9421 9.5651 24.9433 9.55912C24.9291 9.05238 25.013 8.48497 24.1665 8.49569C24.0183 8.48279 23.8791 8.46293 23.788 8.41029L23.6918 8.30615L23.6947 8.29622ZM30.4811 8.29592C30.7403 8.38426 31.021 8.42531 31.2906 8.46699C31.5022 8.54148 31.7699 8.64858 31.9247 8.67809C31.9636 8.68799 32.0193 8.67809 32.0809 8.66816C31.9925 8.72075 31.9156 8.78569 31.867 8.85786C31.8607 8.8678 31.886 8.88171 31.886 8.88171L31.8477 8.97206C31.7858 9.116 31.7468 9.26583 31.7213 9.41822L31.0544 9.83515L30.9888 9.846C30.9939 9.7024 31.033 9.54799 30.9694 9.42658C30.9666 9.12842 30.9788 8.82501 30.9531 8.53412L30.6867 8.52418L30.6677 8.62842C30.6005 8.48617 30.5412 8.39214 30.4811 8.29175ZM32.7943 8.44822L32.7912 8.45815C32.7474 8.477 32.6888 8.49392 32.6294 8.5088C32.5581 8.5079 32.4698 8.52269 32.3769 8.54852C32.3759 8.54891 32.3748 8.54811 32.3738 8.54852C32.3216 8.5634 32.2669 8.58225 32.2147 8.60412C32.1187 8.63786 32.0211 8.66469 31.9349 8.63589L31.4382 8.47296L31.4217 8.47296C31.8771 8.50174 32.3312 8.5355 32.7936 8.45211ZM32.7754 8.48596L32.7532 8.53361C32.7372 8.52369 32.7172 8.51674 32.6929 8.51179C32.7243 8.50184 32.7522 8.4929 32.7754 8.48497ZM31.7051 9.5467C31.69 9.66635 31.6789 9.78658 31.6693 9.90755C31.6693 9.90834 31.6693 9.90755 31.6693 9.90755L31.0904 9.91745L31.7051 9.54873ZM24.9162 9.65902C25.0994 9.77467 25.2617 9.84512 25.4212 9.90755L25.4244 9.92042L24.834 9.90755C24.8639 9.82511 24.893 9.7429 24.9164 9.65902ZM31.5432 9.99822L31.5595 12.1172L31.0108 12.1172L31.0058 11.4919L31.0058 11.3504L31.0088 10.6157L31.0717 10.6157L31.0885 10.474L31.2035 10.474C31.2345 10.4122 31.231 10.3486 31.2035 10.2871L31.0885 10.2871L31.0693 10.1317L31.0062 10.1317L31.0062 10.0116L31.5439 9.99773ZM24.7956 10.0121L25.0014 10.0219L24.982 12.1222L24.565 12.1222C24.564 11.9526 24.5281 11.6741 24.5732 11.6494C24.6679 11.6265 24.6878 11.5639 24.6472 11.4704C24.747 11.3465 24.829 11.2191 24.724 11.0455C24.7138 10.8697 24.7043 10.6832 24.6938 10.487L24.7352 10.5139C24.7512 10.4394 24.7235 10.3728 24.6885 10.308C24.7221 10.2109 24.7591 10.1137 24.7956 10.0169ZM25.0561 10.0219L25.4513 10.0322C25.4929 10.2993 25.6575 10.531 25.5694 10.8362C25.6852 11.0844 25.7259 11.3479 25.7093 11.6218C25.7484 11.7564 25.769 11.8832 25.69 11.9664C25.6972 12.0202 25.7127 12.0758 25.6982 12.1243L25.0177 12.1243L25.0561 10.0239ZM24.2357 10.0598L24.2357 10.1774C24.1782 10.2489 24.165 10.3017 24.148 10.3537L24.1204 10.3031L24.2358 10.0601ZM26.2113 10.6075L26.2855 10.6075C26.3582 10.8198 26.2481 10.9814 26.3515 11.1687C26.3241 11.2669 26.3515 11.3669 26.3898 11.4653C26.4221 11.5795 26.449 11.7007 26.5709 11.727L26.5741 12.1225L26.1679 12.1225L26.1076 11.8876L26.1323 11.4894C26.1568 11.3533 26.1523 11.2595 26.1512 11.1607C26.2172 11.0488 26.2345 10.9154 26.1679 10.752C26.1475 10.6972 26.1527 10.6487 26.2117 10.6075ZM26.6999 10.6374C26.7711 10.6472 26.8426 10.6274 26.9139 10.6693L26.9385 10.7495C26.8753 10.9058 26.9293 11.0723 26.9825 11.2413L26.9935 11.6874C26.9599 11.7921 26.9255 11.8968 26.9825 12.0268C26.9694 12.0755 26.9392 12.0903 26.9139 12.1153L26.9275 12.1253L26.6559 12.1253L26.6591 11.7297C26.7282 11.6989 26.7639 11.6442 26.7936 11.588C26.821 11.4763 26.8249 11.3716 26.8126 11.2728C26.7609 11.0611 26.69 10.8511 26.7001 10.6396ZM30.5276 10.6534L30.5308 10.6534L30.6215 10.6534L30.6736 10.7009L30.6928 10.7754L30.7421 12.1194L30.5418 12.1194L30.5387 11.9405C30.4902 11.9409 30.45 11.9306 30.4536 11.8977L30.484 11.465C30.5556 11.3384 30.4778 11.283 30.4536 11.203C30.481 11.1385 30.4878 11.0526 30.4757 10.9493C30.5557 10.8896 30.5191 10.7555 30.5276 10.6498ZM29.7977 10.6721C29.8155 10.809 29.8281 10.9484 29.8967 11.0727L29.9352 11.2519C29.8985 11.4544 29.9682 11.4906 29.99 11.602L29.9352 11.7464C30.0147 11.8356 30.06 11.9243 30.2425 11.8129L30.2314 11.8904C30.2589 11.9221 30.2628 11.9547 30.1985 11.9864L30.2095 12.1228L29.5263 12.1228L29.5292 12.069C29.5719 11.9462 29.5825 11.8351 29.5458 11.7378C29.5301 11.4954 29.5629 11.265 29.6528 11.0484C29.6834 10.9425 29.6013 10.8315 29.6773 10.6904L29.798 10.6717ZM27.2212 10.6721L28.2639 10.7843L28.2639 10.7843L28.2691 11.968L28.1842 12.1176L27.1853 12.1176L27.1903 12.1176C27.1559 12.081 27.117 12.0461 27.1602 11.9465L27.1409 11.6899L27.1822 11.2117C27.2447 11.0372 27.289 10.8593 27.2205 10.672ZM29.2189 10.7276L29.227 10.7654L29.1446 10.7893C29.0654 11.0168 29.0792 11.1771 29.3671 11.1366L29.3531 11.7297C29.3139 11.8211 29.3035 11.9202 29.3563 12.037L29.3236 12.1195L28.6867 12.1195L28.6044 11.9219L28.5855 10.9251L28.6402 10.8853L28.6402 10.7892L29.2192 10.7276ZM24.252 10.9709C24.2848 10.9701 24.2821 11.0127 24.2822 11.0512C24.2569 11.0385 24.2443 11.0065 24.252 10.9709ZM23.9283 10.9898L23.9531 11.1633C24.0344 11.3532 24.0811 11.5686 23.9669 11.9089L23.9638 12.037C23.9361 12.0659 23.8906 12.0856 23.8457 12.1065L23.8266 11.9435L23.8842 11.4785L23.8791 11.075L23.9285 10.9898ZM24.4659 11.7644L24.4853 12.1199L24.2961 12.1199L24.299 11.8633C24.3675 11.8376 24.4287 11.8207 24.4661 11.764ZM24.1974 12.0078L24.2111 12.1199L24.1395 12.1199C24.1501 12.0761 24.1501 12.0244 24.1974 12.0078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xml:id="shape-21" draw:id="shape-21" draw:name="Reichstag" draw:layer="" svg:width="124.96026916055pt" svg:height="49.36651794003pt" svg:x="135.54700000000pt" svg:y="445.67000000000pt" svg:viewBox="0 0 125 49" svg:d="M11.7624 5.68434e-14L11.7624 11.6447L10.3635 11.6447C10.3177 11.3921 10.1727 11.2078 10.0002 11.2078C9.82778 11.2078 9.68271 11.3921 9.63689 11.6447L7.34522 11.6447C7.29941 11.3921 7.15432 11.2078 6.98189 11.2078C6.80941 11.2078 6.66435 11.3921 6.61849 11.6447L5.28981 11.6447L5.28981 12.3766L4.9672 12.6116L4.9672 13.3697L3.57166 13.3697L4.64542 14.8337L4.64542 19.4865L4.16227 19.4865L4.16227 20.2973L3.70526 20.2973L3.70526 20.7414L3.46413 20.7414L3.97413 21.4471L3.97413 23.46L3.0405 23.46L2.9924 23.2951L3.04778 23.262L2.97198 22.9268C2.92256 22.5898 2.80789 22.2247 3.1097 22.0416L3.02661 21.2697L2.95808 20.7066C2.83143 20.5867 2.58469 20.4439 2.81964 20.391C2.98037 19.4288 2.27049 19.8121 2.1858 19.9277L2.1858 20.0889C2.01532 20.1916 1.77573 20.2606 1.70353 20.411C1.81888 20.588 1.96568 20.6443 2.1174 20.6796C2.01415 20.8483 1.986 21.0494 2.04813 21.2898C2.01543 21.2517 1.78389 21.4977 1.83468 21.5916C1.84791 21.6157 1.84851 21.9075 1.84851 21.9075C1.65224 22.2011 1.66197 22.5545 1.6416 22.8998C1.65697 23.0243 1.57154 23.2349 1.71739 23.2484L1.68559 23.4604L1.61063 23.4604L1.61063 23.9831L1.12754 23.9831L1.61063 24.5326L1.61063 25.2644L0 25.2644L0.563748 26.2051L1.6375 26.2051L1.6375 27.7739L1.23501 27.7739L1.6375 28.5843L0.966218 28.5843L1.61063 30.4662L1.61063 41.8636L1.04687 42.7519L1.04687 43.5623L0.725056 43.6671L0.725056 44.1372L1.04687 44.3466L1.04687 48.0067L0.725056 48.2937L0.725056 49.2874L62.4599 49.3665L62.5013 49.3665L124.235 49.2874L124.235 48.2937L123.913 48.0067L123.913 44.3466L124.235 44.1372L124.235 43.6671L123.913 43.5623L123.913 42.7519L123.352 41.8636L123.352 30.4662L123.995 28.5843L123.325 28.5843L123.726 27.7739L123.325 27.7739L123.325 26.2051L124.397 26.2051L124.96 25.2644L123.352 25.2644L123.352 24.5326L123.833 23.9831L123.352 23.9831L123.352 23.4604L123.278 23.4604L123.244 23.2484C123.389 23.2346 123.306 23.0243 123.321 22.8998C123.301 22.5545 123.311 22.2011 123.112 21.9075C123.112 21.9075 123.113 21.6162 123.126 21.5916C123.177 21.498 122.946 21.2513 122.915 21.2898C122.975 21.0494 122.947 20.8483 122.844 20.6796C122.995 20.6448 123.142 20.588 123.259 20.411C123.185 20.2606 122.946 20.1916 122.775 20.0889L122.775 19.9277C122.69 19.8121 121.979 19.4288 122.144 20.391C122.376 20.4439 122.132 20.5867 122.002 20.7066L121.934 21.2697L121.852 22.0416C122.155 22.2247 122.039 22.5898 121.988 22.9268L121.913 23.262L121.967 23.2951L121.92 23.46L120.989 23.46L120.989 21.4471L121.498 20.7414L121.256 20.7414L121.256 20.2973L120.798 20.2973L120.798 19.4865L120.318 19.4865L120.318 14.8337L121.392 13.3697L119.995 13.3697L119.995 12.6116L119.67 12.3766L119.67 11.6447L118.344 11.6447C118.296 11.3921 118.151 11.2078 117.98 11.2078C117.806 11.2078 117.662 11.3921 117.617 11.6447L115.325 11.6447C115.28 11.3921 115.133 11.2078 114.963 11.2078C114.787 11.2078 114.644 11.3921 114.599 11.6447L113.199 11.6447L113.199 4.60456L113.296 4.60456L113.296 5.3215C115.991 6.25274 117.679 5.56792 119.385 6.6063L119.405 5.90758C119.448 5.88463 119.203 5.70512 119.623 5.50313C119.593 5.37174 119.376 5.30923 119.348 4.97176C119.341 4.33637 119.636 4.89788 119.975 4.45629C120.085 4.14777 119.576 3.85003 119.891 3.64176C118.819 2.91861 117.497 2.89195 116.66 2.09928C115.517 0.941016 114.817 0.841274 113.296 0.451288L113.296 1.45211L113.199 1.45211L113.199 5.68434e-14L112.877 5.68434e-14L112.877 11.6447L112.369 11.6447C112.323 11.3921 112.175 11.2078 112.006 11.2078C111.83 11.2078 111.688 11.3921 111.641 11.6447L109.4 11.6447C109.353 11.3921 109.206 11.2078 109.037 11.2078C108.862 11.2078 108.719 11.3921 108.674 11.6447L107.294 11.6447L107.294 12.3244L107.024 12.5591L107.024 13.3697L105.924 13.3697L106.918 14.8075L106.918 19.4865L106.542 19.4865L106.542 20.2973L106.14 20.2973L106.14 20.7414L105.866 21.5772L105.572 22.6296L101.408 22.6296C101.408 22.5036 101.408 22.3322 101.408 22.3322L101.194 22.1134L101.194 21.7802C101.458 21.5987 101.275 21.5065 101.14 21.4052C101.339 21.1897 101.501 20.9863 101.071 20.9887C101.156 20.8373 101.199 20.6929 101.017 20.5826L100.942 20.4319L100.879 20.5826C100.641 20.7268 100.72 20.8583 100.819 20.9887C100.269 21.0167 100.698 21.255 100.733 21.4105C100.613 21.4735 100.353 21.5357 100.675 21.7802L100.675 22.1134L100.45 22.3265L100.45 22.6296L96.061 22.6296C96.061 22.5036 96.061 22.3322 96.061 22.3322L95.8475 22.1134L95.8475 21.7802C96.111 21.5987 95.9286 21.5065 95.7938 21.4052C95.9921 21.1897 96.1555 20.9863 95.7246 20.9887C95.8107 20.8373 95.8526 20.6929 95.6706 20.5826L95.5959 20.4319L95.5314 20.5826C95.2945 20.7268 95.3739 20.8583 95.4727 20.9887C94.922 21.0167 95.3519 21.255 95.3872 21.4105C95.2663 21.4735 95.006 21.5357 95.3286 21.7802L95.3286 22.1134L95.1037 22.3265L95.1037 22.6296L92.8577 22.6296L90.7142 22.6296C90.7142 22.5036 90.7142 22.3322 90.7142 22.3322L90.5007 22.1134L90.5007 21.7802C90.7646 21.5987 90.5819 21.5065 90.4471 21.4052C90.6454 21.1897 90.8088 20.9863 90.3777 20.9887C90.464 20.8373 90.5058 20.6929 90.3242 20.5826L90.2491 20.4319L90.185 20.5826C89.9477 20.7268 90.0273 20.8583 90.1261 20.9887C89.5754 21.0167 90.005 21.255 90.0404 21.4105C89.9195 21.4735 89.6592 21.5357 89.9818 21.7802L89.9818 22.1134L89.7569 22.3265L89.7569 22.6296L85.3674 22.6296C85.3674 22.5036 85.3674 22.3322 85.3674 22.3322L85.1543 22.1134L85.1543 21.7802C85.4176 21.5987 85.2354 21.5065 85.1005 21.4052C85.2989 21.1897 85.4623 20.9863 85.0311 20.9887C85.1174 20.8373 85.1594 20.6929 84.9775 20.5826L84.9026 20.4319L84.838 20.5826C84.6011 20.7268 84.6806 20.8583 84.7794 20.9887C84.2288 21.0167 84.6584 21.255 84.6938 21.4105C84.5728 21.4735 84.3125 21.5357 84.6353 21.7802L84.6353 22.1134L84.4104 22.3265L84.4104 22.6296L80.1416 22.6296C80.0416 22.287 79.7663 21.9707 80.0062 21.5772C80.0011 21.2828 80.2434 20.8923 79.7121 20.8031C79.5381 20.6855 79.4542 20.5434 79.4807 20.3702L80.3713 18.8583L79.343 18.8787L79.3492 17.8809L78.8085 17.5169L79.3852 16.4715L78.7733 16.4715L78.7733 15.8181L78.3105 14.7949L78.3105 12.9289L78.713 12.538L77.8867 12.0644L77.8867 11.3299L77.6532 11.3299L77.8372 10.648C77.684 10.4725 77.5238 10.3382 77.3454 10.3014C77.3861 10.2724 77.4129 10.2275 77.4129 10.1771C77.4129 10.1091 77.3657 10.0513 77.2997 10.0292L77.2997 9.71699L77.5098 9.71699L77.5098 9.60195L77.2997 9.60195L77.2997 9.48694L77.1813 9.48694L77.1813 9.60195L76.972 9.60195L76.972 9.71699L77.1813 9.71699L77.1813 10.0301C77.1159 10.0521 77.069 10.1091 77.069 10.1771C77.069 10.2288 77.097 10.2749 77.1399 10.3039C76.9891 10.338 76.826 10.4432 76.6445 10.648L76.792 11.3299L76.4979 11.3299L76.4979 12.0644L75.5967 12.538L76.1363 12.9289L76.1363 14.7949L75.6277 15.8181L75.6277 16.1799L74.7635 16.1799C74.7635 16.1799 74.0188 13.829 73.5228 12.9036C73.0267 11.978 72.0631 10.7014 71.4859 10.0579C70.909 9.41437 70.3948 8.96946 69.8031 8.54873C69.211 8.12798 68.2184 7.60782 67.5446 7.2989C66.8707 6.98989 65.3304 6.47959 65.3304 6.47959L65.3304 6.17826L64.6666 5.66039C64.6666 5.66039 64.58 5.44832 62.5009 5.44542C62.487 5.44542 62.4738 5.44542 62.4594 5.44542C60.3809 5.44542 60.2943 5.66039 60.2943 5.66039L59.6303 6.17826L59.6303 6.47959C59.6303 6.47959 58.0898 6.98989 57.4158 7.2989C56.7418 7.60782 55.7495 8.12798 55.1577 8.54873C54.5656 8.96946 54.0517 9.41437 53.4744 10.0579C52.8974 10.7014 51.9339 11.978 51.4379 12.9036C50.9419 13.829 50.1972 16.1799 50.1972 16.1799L49.3327 16.1799L49.3327 15.8181L48.8243 14.7949L48.8243 12.9289L49.3637 12.538L48.4627 12.0644L48.4627 11.3299L48.1686 11.3299L48.3159 10.648C48.1345 10.4432 47.9712 10.3376 47.8205 10.3039C47.8636 10.275 47.8916 10.2289 47.8916 10.1771C47.8916 10.1091 47.8447 10.0522 47.7793 10.0301L47.7793 9.71699L47.9886 9.71699L47.9886 9.60195L47.7793 9.60195L47.7793 9.48694L47.6612 9.48694L47.6612 9.60195L47.4506 9.60195L47.4506 9.71699L47.6612 9.71699L47.6612 10.0292C47.5949 10.0513 47.5478 10.1093 47.5478 10.1771C47.5478 10.2278 47.5743 10.2727 47.6156 10.3014C47.437 10.3386 47.2766 10.4725 47.1234 10.648L47.3075 11.3299L47.0737 11.3299L47.0737 12.0644L46.2475 12.538L46.65 12.9289L46.65 14.7949L46.1873 15.8181L46.1873 16.4715L45.5755 16.4715L46.1522 17.5169L45.6112 17.8809L45.6176 18.8787L44.5893 18.8583L45.4797 20.3702C45.5065 20.5434 45.4225 20.6855 45.2486 20.8031C44.7173 20.892 44.9589 21.2828 44.9544 21.5772C45.1941 21.9707 44.919 22.287 44.8191 22.6296L40.55 22.6296L40.55 22.3265L40.3254 22.1134L40.3254 21.7802C40.6478 21.5357 40.3877 21.4739 40.2667 21.4105C40.3021 21.255 40.7318 21.0167 40.1812 20.9887C40.28 20.8583 40.3596 20.7268 40.1224 20.5826L40.0583 20.4319L39.9831 20.5826C39.8016 20.6929 39.8434 20.8373 39.9295 20.9887C39.4984 20.9887 39.6618 21.1897 39.8602 21.4052C39.7254 21.5065 39.5429 21.5987 39.8067 21.7802L39.8067 22.1134L39.593 22.3322C39.593 22.3322 39.593 22.5036 39.593 22.6296L35.2037 22.6296L35.2037 22.3265L34.9788 22.1134L34.9788 21.7802C35.3012 21.5357 35.0411 21.4739 34.9201 21.4105C34.9553 21.255 35.3854 21.0167 34.8347 20.9887C34.9335 20.8583 35.0129 20.7268 34.7758 20.5826L34.7117 20.4319L34.6366 20.5826C34.4547 20.6929 34.4967 20.8373 34.5828 20.9887C34.1517 20.9887 34.3153 21.1897 34.5137 21.4052C34.3786 21.5065 34.1962 21.5987 34.4599 21.7802L34.4599 22.1134L34.2464 22.3322C34.2464 22.3322 34.2464 22.5036 34.2464 22.6296L32.103 22.6296L29.8572 22.6296L29.8572 22.3265L29.6321 22.1134L29.6321 21.7802C29.9547 21.5357 29.6945 21.4739 29.5735 21.4105C29.6088 21.255 30.0385 21.0167 29.4877 20.9887C29.5868 20.8583 29.6663 20.7268 29.4293 20.5826L29.3649 20.4319L29.2901 20.5826C29.1081 20.6929 29.15 20.8373 29.2361 20.9887C28.8053 20.9887 28.9682 21.1897 29.1667 21.4052C29.0323 21.5065 28.8496 21.5987 29.1131 21.7802L29.1131 22.1134L28.8996 22.3322C28.8996 22.3322 28.8996 22.5036 28.8996 22.6296L24.5102 22.6296L24.5102 22.3265L24.2854 22.1134L24.2854 21.7802C24.6079 21.5357 24.3478 21.4739 24.2268 21.4105C24.2621 21.255 24.692 21.0167 24.1413 20.9887C24.2402 20.8583 24.3196 20.7268 24.0826 20.5826L24.0182 20.4319L23.9432 20.5826C23.7614 20.6929 23.8034 20.8373 23.8896 20.9887C23.4586 20.9887 23.6218 21.1897 23.8201 21.4052C23.6856 21.5065 23.5029 21.5987 23.7665 21.7802L23.7665 22.1134L23.553 22.3322C23.553 22.3322 23.553 22.5036 23.553 22.6296L19.3876 22.6296L19.0926 21.5772L18.8219 20.7414L18.8219 20.2973L18.4198 20.2973L18.4198 19.4865L18.0444 19.4865L18.0444 14.8075L19.0374 13.3697L17.9367 13.3697L17.9367 12.5591L17.6679 12.3244L17.6679 11.6447L16.2885 11.6447C16.2426 11.3921 16.0976 11.2078 15.9252 11.2078C15.753 11.2078 15.6077 11.3921 15.5618 11.6447L13.3192 11.6447C13.2732 11.3921 13.1281 11.2078 12.9558 11.2078C12.7834 11.2078 12.6376 11.3921 12.5916 11.6447L12.0832 11.6447L12.0832 4.62202L12.1821 4.62202L12.1821 5.33898C15.2139 5.15447 16.2325 6.2862 18.2708 6.62296L18.2901 5.92426C18.1726 5.80156 18.0043 5.80375 17.9808 5.45239C17.9498 5.32103 17.9498 5.208 18.1738 5.22556C18.1757 4.92824 18.1463 4.66125 18.0963 4.41425C18.206 4.10571 18.4601 3.86751 18.7758 3.65921C17.7045 2.93607 16.9093 2.60098 15.5456 2.11597C14.4028 1.70951 13.704 0.857948 12.1821 0.467863L12.1821 1.46879L12.0832 1.46879L12.0832 0L11.7615 0ZM113.199 1.64012L113.296 1.64012L113.296 4.41665L113.199 4.41665ZM12.084 1.65709L12.1829 1.65709L12.1829 4.43291L12.084 4.43291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xml:id="shape-22" draw:id="shape-22" draw:name="RotesRathaus" draw:layer="" svg:width="86.08522143497pt" svg:height="72.59503753460pt" svg:x="459.03700000000pt" svg:y="433.90200000000pt" svg:viewBox="0 0 86 73" svg:d="M42.9623 0L42.9623 5.72269L42.4575 5.72269L42.479 6.77781L42.663 7.16758L41.9077 11.4708L41.0956 11.4708L41.0956 12.5535L39.4931 12.5535L38.6047 11.66L36.3858 12.1067L35.9436 13.2231L36.1646 13.4454L35.9436 14.5616L36.1646 14.7841L36.1646 15.6776L36.6088 17.0163L36.3858 18.1325L36.6088 18.3572L36.6088 23.4891L36.3858 23.7135L36.6088 24.1603L36.3858 25.0521L36.6088 25.4989L36.6088 33.7571L36.3858 33.9817L36.6088 34.2041L36.6088 38.2218L35.9436 38.6685L36.1646 39.1137L36.1646 43.8028L35.4993 43.8028L34.6111 44.2476L34.6111 45.3637L34.834 45.5881L34.834 50.4977L6.65687 50.4977L5.5474 50.2754L0.665294 50.2754L0.444186 50.4977L0.444186 51.3915L0.665294 51.6142L0.665294 52.7302L0.888363 52.9525L0.888363 65.6755L0 65.6755L0 66.5693L0.221119 67.0161L0.221119 72.595L43.0427 72.595L85.8622 72.595L85.8622 67.0161L86.0852 66.5693L86.0852 65.6755L85.197 65.6755L85.197 52.9525L85.42 52.7302L85.42 51.6142L85.6413 51.3915L85.6413 50.4977L85.42 50.2754L80.5381 50.2754L79.4284 50.4977L51.2513 50.4977L51.2513 45.5881L51.4743 45.3637L51.4743 44.2476L50.5859 43.8028L49.9207 43.8028L49.9207 39.1137L50.1415 38.6685L49.4763 38.2218L49.4763 34.2041L49.6977 33.9817L49.4763 33.7571L49.4763 25.4989L49.6977 25.0521L49.4763 24.1603L49.6977 23.7135L49.4763 23.4891L49.4763 18.3572L49.6977 18.1325L49.4763 17.0163L49.9207 15.6776L49.9207 14.7841L50.1415 14.5616L49.9207 13.4454L50.1415 13.2231L49.6977 12.1067L47.4805 11.66L46.5921 12.5535L45.0776 12.5535L45.0776 11.4708L44.2618 11.4708L43.4239 7.16758L43.5964 6.77781C43.5964 6.77781 43.6047 5.72269 43.5964 5.72269L43.1229 5.72269L43.1229 3.93132C43.3582 4.05829 44.364 4.56947 45.5924 4.76006C47.1151 4.89972 46.2503 4.72128 48.0873 5.0297C48.0873 5.0297 47.9766 4.9817 47.96 4.44114C47.9431 3.89954 48.44 3.86158 48.463 3.46076C48.4857 3.06007 48.1399 2.63433 48.1243 2.27969C48.1042 1.82508 48.048 1.95289 48.048 1.95289C47.2683 1.82109 46.597 2.12113 44.5885 0.976393C43.795 0.424288 43.2756 0.346903 43.1229 0.336694L43.1229 0ZM6.45535 50.6377C6.50263 50.6377 6.54423 50.663 6.5649 50.7029L6.50819 50.803C6.49266 50.7928 6.474 50.7918 6.45532 50.7918C6.43675 50.7918 6.42001 50.7918 6.40447 50.803L6.34572 50.7029C6.36641 50.663 6.40801 50.6377 6.45531 50.6377ZM7.15585 50.6377C7.20313 50.6377 7.24475 50.663 7.26544 50.7029L7.20869 50.803C7.19317 50.7928 7.17451 50.7918 7.15584 50.7918C7.13727 50.7918 7.12051 50.7918 7.105 50.803L7.04828 50.7029C7.06897 50.663 7.10864 50.6377 7.15589 50.6377ZM7.85833 50.6377C7.90562 50.6377 7.94529 50.663 7.96593 50.7029L7.90923 50.803C7.89369 50.7928 7.87695 50.7918 7.85838 50.7918C7.83982 50.7918 7.82114 50.7918 7.80549 50.803L7.74877 50.7029C7.76948 50.663 7.81109 50.6377 7.85837 50.6377ZM8.55884 50.6377C8.60612 50.6377 8.64581 50.663 8.66645 50.7029L8.60972 50.803C8.59421 50.7928 8.57745 50.7918 8.55891 50.7918C8.54034 50.7918 8.52154 50.7918 8.50601 50.803L8.44928 50.7029C8.46999 50.663 8.51159 50.6377 8.55889 50.6377ZM9.25935 50.6377C9.30664 50.6377 9.34825 50.663 9.36891 50.7029L9.31029 50.803C9.29474 50.7928 9.27799 50.7918 9.25943 50.7918C9.24087 50.7918 9.22412 50.7918 9.2086 50.803L9.14994 50.7029C9.17065 50.663 9.21224 50.6377 9.25951 50.6377ZM9.9598 50.6377C10.0071 50.6377 10.0488 50.663 10.0696 50.7029L10.0127 50.803C9.99721 50.7928 9.9785 50.7918 9.9598 50.7918C9.9413 50.7918 9.92457 50.7918 9.90904 50.803L9.8523 50.7029C9.873 50.663 9.91268 50.6377 9.9598 50.6377ZM10.6604 50.6377C10.7076 50.6377 10.7493 50.663 10.7699 50.7029L10.7132 50.803C10.698 50.7928 10.6792 50.7918 10.6604 50.7918C10.6419 50.7918 10.625 50.7918 10.6096 50.803L10.5527 50.7029C10.5735 50.663 10.6132 50.6377 10.6604 50.6377ZM11.3628 50.6377C11.41 50.6377 11.4498 50.663 11.4706 50.7029L11.4137 50.803C11.3983 50.7928 11.3815 50.7918 11.3629 50.7918C11.3443 50.7918 11.3259 50.7918 11.3101 50.803L11.2533 50.7029C11.2743 50.663 11.3156 50.6377 11.3629 50.6377ZM12.0635 50.6377C12.1105 50.6377 12.1522 50.663 12.173 50.7029L12.1141 50.803C12.0989 50.7928 12.082 50.7918 12.0635 50.7918C12.0448 50.7918 12.0262 50.7918 12.0106 50.803L11.954 50.7029C11.9745 50.663 12.0162 50.6377 12.0635 50.6377ZM12.7638 50.6377C12.8111 50.6377 12.8527 50.663 12.8733 50.7029L12.8145 50.803C12.7992 50.7928 12.7825 50.7918 12.7637 50.7918C12.7451 50.7918 12.7286 50.7918 12.7129 50.803L12.6545 50.7029C12.6751 50.663 12.7166 50.6377 12.7638 50.6377ZM13.4645 50.6377C13.5118 50.6377 13.5533 50.663 13.5739 50.7029L13.5172 50.803C13.5018 50.7928 13.4829 50.7918 13.4645 50.7918C13.4459 50.7918 13.4292 50.7918 13.4134 50.803L13.3568 50.7029C13.3777 50.663 13.4171 50.6377 13.4646 50.6377ZM14.1649 50.6377C14.2122 50.6377 14.2537 50.663 14.2745 50.7029L14.2178 50.803C14.2022 50.7928 14.1836 50.7918 14.1649 50.7918C14.1462 50.7918 14.1296 50.7918 14.1141 50.803L14.0574 50.7029C14.0781 50.663 14.1178 50.6377 14.1649 50.6377ZM14.8675 50.6377C14.9147 50.6377 14.9543 50.663 14.9749 50.7029L14.9183 50.803C14.9027 50.7928 14.8862 50.7918 14.8675 50.7918C14.8489 50.7918 14.8304 50.7918 14.8144 50.803L14.7579 50.7029C14.7783 50.663 14.8199 50.6377 14.8675 50.6377ZM15.568 50.6377C15.6152 50.6377 15.657 50.663 15.6777 50.7029L15.6189 50.803C15.603 50.7928 15.5862 50.7918 15.568 50.7918C15.5495 50.7918 15.5307 50.7918 15.5151 50.803L15.4584 50.7029C15.479 50.663 15.5205 50.6377 15.568 50.6377ZM16.2684 50.6377C16.3157 50.6377 16.3573 50.663 16.3781 50.7029L16.3194 50.803C16.3038 50.7928 16.2872 50.7918 16.2684 50.7918C16.25 50.7918 16.2331 50.7918 16.2177 50.803L16.159 50.7029C16.1797 50.663 16.2213 50.6377 16.2685 50.6377ZM16.9688 50.6377C17.0162 50.6377 17.0578 50.663 17.0786 50.7029L17.0217 50.803C17.0063 50.7928 16.9876 50.7918 16.9688 50.7918C16.9505 50.7918 16.9337 50.7918 16.9181 50.803L16.8612 50.7029C16.8822 50.663 16.9217 50.6377 16.969 50.6377ZM17.6694 50.6377C17.7168 50.6377 17.7584 50.663 17.7791 50.7029L17.7224 50.803C17.7068 50.7928 17.6883 50.7918 17.6694 50.7918C17.6508 50.7918 17.634 50.7918 17.6187 50.803L17.562 50.7029C17.5827 50.663 17.6223 50.6377 17.6694 50.6377ZM18.372 50.6377C18.4193 50.6377 18.4588 50.663 18.4796 50.7029L18.4227 50.803C18.4073 50.7928 18.3906 50.7918 18.372 50.7918C18.3534 50.7918 18.3349 50.7918 18.3193 50.803L18.2621 50.7029C18.2832 50.663 18.3249 50.6377 18.372 50.6377ZM19.0723 50.6377C19.1198 50.6377 19.1614 50.663 19.1821 50.7029L19.1233 50.803C19.1078 50.7928 19.0911 50.7918 19.0724 50.7918C19.0539 50.7918 19.0352 50.7918 19.0197 50.803L18.9629 50.7029C18.9836 50.663 19.0252 50.6377 19.0724 50.6377ZM19.773 50.6377C19.8202 50.6377 19.862 50.663 19.8823 50.7029L19.824 50.803C19.8083 50.7928 19.7915 50.7918 19.773 50.7918C19.7542 50.7918 19.7375 50.7918 19.7221 50.803L19.6637 50.7029C19.6841 50.663 19.7258 50.6377 19.773 50.6377ZM20.4735 50.6377C20.5208 50.6377 20.5624 50.663 20.5831 50.7029L20.5265 50.803C20.5109 50.7928 20.4922 50.7918 20.4734 50.7918C20.455 50.7918 20.4381 50.7918 20.4229 50.803L20.3659 50.7029C20.3867 50.663 20.4264 50.6377 20.4735 50.6377ZM21.1741 50.6377C21.2214 50.6377 21.2628 50.663 21.2836 50.7029L21.227 50.803C21.2113 50.7928 21.1928 50.7918 21.1741 50.7918C21.1554 50.7918 21.1388 50.7918 21.1232 50.803L21.0665 50.7029C21.0872 50.663 21.1267 50.6377 21.1741 50.6377ZM21.8765 50.6377C21.9236 50.6377 21.9636 50.663 21.9842 50.7029L21.9273 50.803C21.912 50.7928 21.895 50.7918 21.8765 50.7918C21.858 50.7918 21.8392 50.7918 21.8236 50.803L21.767 50.7029C21.7877 50.663 21.8292 50.6377 21.8765 50.6377ZM22.577 50.6377C22.6242 50.6377 22.6658 50.663 22.6864 50.7029L22.6279 50.803C22.6127 50.7928 22.5956 50.7918 22.577 50.7918C22.5587 50.7918 22.54 50.7918 22.524 50.803L22.4674 50.7029C22.4881 50.663 22.5298 50.6377 22.577 50.6377ZM23.2775 50.6377C23.3247 50.6377 23.3664 50.663 23.387 50.7029L23.3286 50.803C23.3127 50.7928 23.2963 50.7918 23.2776 50.7918C23.2588 50.7918 23.2424 50.7918 23.2266 50.803L23.1681 50.7029C23.1887 50.663 23.2302 50.6377 23.2776 50.6377ZM23.978 50.6377C24.0253 50.6377 24.0668 50.663 24.0876 50.7029L24.0309 50.803C24.0153 50.7928 23.9969 50.7918 23.978 50.7918C23.9595 50.7918 23.9427 50.7918 23.9271 50.803L23.8706 50.7029C23.8911 50.663 23.9308 50.6377 23.978 50.6377ZM24.6786 50.6377C24.7258 50.6377 24.7675 50.663 24.7881 50.7029L24.7313 50.803C24.7157 50.7928 24.697 50.7918 24.6786 50.7918C24.6601 50.7918 24.643 50.7918 24.6277 50.803L24.5709 50.7029C24.5915 50.663 24.6314 50.6377 24.6787 50.6377ZM25.3811 50.6377C25.4284 50.6377 25.468 50.663 25.4886 50.7029L25.432 50.803C25.4163 50.7928 25.3997 50.7918 25.3813 50.7918C25.3625 50.7918 25.3438 50.7918 25.3282 50.803L25.2714 50.7029C25.2922 50.663 25.3337 50.6377 25.3811 50.6377ZM26.0817 50.6377C26.1288 50.6377 26.1705 50.663 26.1912 50.7029L26.1322 50.803C26.1167 50.7928 26.1 50.7918 26.0817 50.7918C26.063 50.7918 26.0444 50.7918 26.0287 50.803L25.9719 50.7029C25.9928 50.663 26.0342 50.6377 26.0815 50.6377ZM26.782 50.6377C26.8294 50.6377 26.8711 50.663 26.8917 50.7029L26.833 50.803C26.8175 50.7928 26.8007 50.7918 26.7822 50.7918C26.7637 50.7918 26.7468 50.7918 26.7312 50.803L26.6726 50.7029C26.6931 50.663 26.735 50.6377 26.7823 50.6377ZM27.4827 50.6377C27.53 50.6377 27.5715 50.663 27.5923 50.7029L27.5354 50.803C27.5198 50.7928 27.5012 50.7918 27.4827 50.7918C27.4638 50.7918 27.4472 50.7918 27.432 50.803L27.3751 50.7029C27.3957 50.663 27.4356 50.6377 27.4827 50.6377ZM28.183 50.6377C28.2304 50.6377 28.2721 50.663 28.2928 50.7029L28.2358 50.803C28.2205 50.7928 28.2017 50.7918 28.183 50.7918C28.1644 50.7918 28.1478 50.7918 28.1321 50.803L28.0754 50.7029C28.0962 50.663 28.136 50.6377 28.1832 50.6377ZM28.8854 50.6377C28.9327 50.6377 28.9726 50.663 28.9932 50.7029L28.9364 50.803C28.9211 50.7928 28.9041 50.7918 28.8855 50.7918C28.8671 50.7918 28.8483 50.7918 28.8327 50.803L28.776 50.7029C28.7967 50.663 28.8383 50.6377 28.8855 50.6377ZM29.5861 50.6377C29.6335 50.6377 29.6749 50.663 29.6956 50.7029L29.637 50.803C29.6214 50.7928 29.6048 50.7918 29.5862 50.7918C29.5673 50.7918 29.549 50.7918 29.5333 50.803L29.4767 50.7029C29.4973 50.663 29.5388 50.6377 29.5861 50.6377ZM30.2865 50.6377C30.3339 50.6377 30.3754 50.663 30.3961 50.7029L30.3375 50.803C30.3219 50.7928 30.3052 50.7918 30.2865 50.7918C30.2679 50.7918 30.2513 50.7918 30.2358 50.803L30.1771 50.7029C30.1977 50.663 30.2394 50.6377 30.2865 50.6377ZM30.987 50.6377C31.0344 50.6377 31.076 50.663 31.0965 50.7029L31.0403 50.803C31.0245 50.7928 31.0059 50.7918 30.987 50.7918C30.9685 50.7918 30.9516 50.7918 30.9361 50.803L30.8796 50.7029C30.9002 50.663 30.9399 50.6377 30.987 50.6377ZM31.6877 50.6377C31.7349 50.6377 31.7764 50.663 31.7971 50.7029L31.7405 50.803C31.725 50.7928 31.7064 50.7918 31.6876 50.7918C31.6693 50.7918 31.6523 50.7918 31.6369 50.803L31.5801 50.7029C31.6008 50.663 31.6405 50.6377 31.6877 50.6377ZM32.3901 50.6377C32.4374 50.6377 32.4769 50.663 32.4977 50.7029L32.441 50.803C32.4254 50.7928 32.4088 50.7918 32.3902 50.7918C32.3717 50.7918 32.3529 50.7918 32.3372 50.803L32.2807 50.7029C32.3014 50.663 32.3428 50.6377 32.3902 50.6377ZM33.0907 50.6377C33.1378 50.6377 33.1793 50.663 33.2002 50.7029L33.1414 50.803C33.1259 50.7928 33.1092 50.7918 33.0908 50.7918C33.0722 50.7918 33.0535 50.7918 33.0378 50.803L32.9809 50.7029C33.0018 50.663 33.0434 50.6377 33.0908 50.6377ZM33.7912 50.6377C33.8384 50.6377 33.88 50.663 33.9009 50.7029L33.8422 50.803C33.8265 50.7928 33.8097 50.7918 33.7912 50.7918C33.7727 50.7918 33.7559 50.7918 33.7404 50.803L33.6817 50.7029C33.7024 50.663 33.7441 50.6377 33.7913 50.6377ZM34.4916 50.6377C34.539 50.6377 34.5806 50.663 34.6011 50.7029L34.5444 50.803C34.5289 50.7928 34.5103 50.7918 34.4916 50.7918C34.4732 50.7918 34.4563 50.7918 34.4408 50.803L34.384 50.7029C34.4047 50.663 34.4446 50.6377 34.4916 50.6377ZM51.4998 50.6377C51.547 50.6377 51.5885 50.663 51.6094 50.7029L51.5525 50.803C51.537 50.7928 51.5184 50.7918 51.4998 50.7918C51.4812 50.7918 51.4643 50.7918 51.4488 50.803L51.3902 50.7029C51.4111 50.663 51.4526 50.6377 51.4998 50.6377ZM52.2003 50.6377C52.2475 50.6377 52.289 50.663 52.3099 50.7029L52.2532 50.803C52.2378 50.7928 52.2188 50.7918 52.2003 50.7918C52.1816 50.7918 52.1648 50.7918 52.1495 50.803L52.0926 50.7029C52.1134 50.663 52.1531 50.6377 52.2004 50.6377ZM52.9027 50.6377C52.9499 50.6377 52.9897 50.663 53.0103 50.7029L52.9536 50.803C52.9381 50.7928 52.9213 50.7918 52.9029 50.7918C52.8841 50.7918 52.8655 50.7918 52.8498 50.803L52.793 50.7029C52.8139 50.663 52.8558 50.6377 52.9029 50.6377ZM53.6032 50.6377C53.6507 50.6377 53.6905 50.663 53.7106 50.7029L53.6542 50.803C53.6387 50.7928 53.6219 50.7918 53.6032 50.7918C53.5847 50.7918 53.5661 50.7918 53.5504 50.803L53.4936 50.7029C53.5144 50.663 53.556 50.6377 53.6032 50.6377ZM54.3039 50.6377C54.351 50.6377 54.3927 50.663 54.4132 50.7029L54.3546 50.803C54.3391 50.7928 54.3225 50.7918 54.3039 50.7918C54.2853 50.7918 54.2686 50.7918 54.2529 50.803L54.1944 50.7029C54.2149 50.663 54.2565 50.6377 54.304 50.6377ZM55.0043 50.6377C55.0517 50.6377 55.0933 50.663 55.114 50.7029L55.0572 50.803C55.0416 50.7928 55.0228 50.7918 55.0043 50.7918C54.9858 50.7918 54.969 50.7918 54.9534 50.803L54.8967 50.7029C54.9172 50.663 54.9571 50.6377 55.0043 50.6377ZM55.7049 50.6377C55.752 50.6377 55.7936 50.663 55.8143 50.7029L55.7577 50.803C55.742 50.7928 55.7236 50.7918 55.7048 50.7918C55.6862 50.7918 55.6697 50.7918 55.6542 50.803L55.597 50.7029C55.6179 50.663 55.6574 50.6377 55.7049 50.6377ZM56.4072 50.6377C56.4543 50.6377 56.4944 50.663 56.5149 50.7029L56.4581 50.803C56.4426 50.7928 56.4258 50.7918 56.4072 50.7918C56.3888 50.7918 56.37 50.7918 56.3544 50.803L56.2978 50.7029C56.3183 50.663 56.36 50.6377 56.4072 50.6377ZM57.1077 50.6377C57.1551 50.6377 57.1964 50.663 57.2174 50.7029L57.1588 50.803C57.1431 50.7928 57.1264 50.7918 57.1078 50.7918C57.0894 50.7918 57.0706 50.7918 57.0551 50.803L56.9983 50.7029C57.0188 50.663 57.0607 50.6377 57.1078 50.6377ZM57.8083 50.6377C57.8556 50.6377 57.897 50.663 57.918 50.7029L57.8592 50.803C57.8436 50.7928 57.827 50.7918 57.8083 50.7918C57.7897 50.7918 57.7732 50.7918 57.7577 50.803L57.6988 50.7029C57.7196 50.663 57.7611 50.6377 57.8084 50.6377ZM58.5088 50.6377C58.5559 50.6377 58.5977 50.663 58.6184 50.7029L58.5616 50.803C58.5463 50.7928 58.5273 50.7918 58.5088 50.7918C58.4904 50.7918 58.4735 50.7918 58.4579 50.803L58.401 50.7029C58.4219 50.663 58.4616 50.6377 58.5088 50.6377ZM59.2093 50.6377C59.2564 50.6377 59.2983 50.663 59.319 50.7029L59.2621 50.803C59.2467 50.7928 59.2278 50.7918 59.2093 50.7918C59.1905 50.7918 59.1739 50.7918 59.1584 50.803L59.1018 50.7029C59.1225 50.663 59.1622 50.6377 59.2093 50.6377ZM59.9118 50.6377C59.959 50.6377 59.9988 50.663 60.0193 50.7029L59.9628 50.803C59.9473 50.7928 59.9306 50.7918 59.9118 50.7918C59.8931 50.7918 59.8746 50.7918 59.8589 50.803L59.8024 50.7029C59.823 50.663 59.8645 50.6377 59.9118 50.6377ZM60.6123 50.6377C60.6596 50.6377 60.7012 50.663 60.7218 50.7029L60.6631 50.803C60.6477 50.7928 60.6311 50.7918 60.6124 50.7918C60.594 50.7918 60.5752 50.7918 60.5595 50.803L60.5031 50.7029C60.5237 50.663 60.5651 50.6377 60.6124 50.6377ZM61.313 50.6377C61.3603 50.6377 61.4018 50.663 61.4224 50.7029L61.3639 50.803C61.3481 50.7928 61.3314 50.7918 61.313 50.7918C61.2942 50.7918 61.2773 50.7918 61.262 50.803L61.2033 50.7029C61.2239 50.663 61.2654 50.6377 61.313 50.6377ZM62.0135 50.6377C62.0607 50.6377 62.1021 50.663 62.1229 50.7029L62.0662 50.803C62.0507 50.7928 62.0319 50.7918 62.0135 50.7918C61.9947 50.7918 61.9781 50.7918 61.9625 50.803L61.9057 50.7029C61.9265 50.663 61.9663 50.6377 62.0136 50.6377ZM62.7139 50.6377C62.7612 50.6377 62.8028 50.663 62.8234 50.7029L62.7666 50.803C62.7512 50.7928 62.7326 50.7918 62.7139 50.7918C62.6953 50.7918 62.6785 50.7918 62.6629 50.803L62.6062 50.7029C62.6269 50.663 62.6666 50.6377 62.7139 50.6377ZM63.4163 50.6377C63.4635 50.6377 63.5031 50.663 63.5239 50.7029L63.4671 50.803C63.4517 50.7928 63.435 50.7918 63.4163 50.7918C63.3978 50.7918 63.3791 50.7918 63.3634 50.803L63.3067 50.7029C63.3273 50.663 63.3689 50.6377 63.4163 50.6377ZM64.1169 50.6377C64.1642 50.6377 64.2057 50.663 64.2264 50.7029L64.1678 50.803C64.1521 50.7928 64.1355 50.7918 64.1169 50.7918C64.0983 50.7918 64.0794 50.7918 64.0641 50.803L64.0073 50.7029C64.0278 50.663 64.0696 50.6377 64.1169 50.6377ZM64.8172 50.6377C64.8646 50.6377 64.9064 50.663 64.927 50.7029L64.8681 50.803C64.8525 50.7928 64.8359 50.7918 64.8172 50.7918C64.7989 50.7918 64.7821 50.7918 64.7666 50.803L64.7078 50.7029C64.7284 50.663 64.77 50.6377 64.8172 50.6377ZM65.5177 50.6377C65.565 50.6377 65.6069 50.663 65.6275 50.7029L65.5706 50.803C65.5554 50.7928 65.5366 50.7918 65.5176 50.7918C65.4994 50.7918 65.4826 50.7918 65.467 50.803L65.4101 50.7029C65.431 50.663 65.4704 50.6377 65.5177 50.6377ZM66.2185 50.6377C66.2657 50.6377 66.3072 50.663 66.328 50.7029L66.2713 50.803C66.2557 50.7928 66.2369 50.7918 66.2185 50.7918C66.1997 50.7918 66.1832 50.7918 66.1677 50.803L66.1108 50.7029C66.1315 50.663 66.1712 50.6377 66.2185 50.6377ZM66.9208 50.6377C66.9683 50.6377 67.0079 50.663 67.0284 50.7029L66.9717 50.803C66.9563 50.7928 66.9395 50.7918 66.9209 50.7918C66.9022 50.7918 66.8838 50.7918 66.8681 50.803L66.8115 50.7029C66.8321 50.663 66.8735 50.6377 66.9208 50.6377ZM67.6215 50.6377C67.6686 50.6377 67.7102 50.663 67.7309 50.7029L67.6724 50.803C67.6569 50.7928 67.64 50.7918 67.6215 50.7918C67.6029 50.7918 67.5844 50.7918 67.5687 50.803L67.5117 50.7029C67.5327 50.663 67.5744 50.6377 67.6215 50.6377ZM68.3219 50.6377C68.3692 50.6377 68.4108 50.663 68.4315 50.7029L68.3731 50.803C68.3571 50.7928 68.3404 50.7918 68.322 50.7918C68.3034 50.7918 68.2865 50.7918 68.2712 50.803L68.2125 50.7029C68.2331 50.663 68.2749 50.6377 68.3219 50.6377ZM69.0224 50.6377C69.0699 50.6377 69.1113 50.663 69.1319 50.7029L69.0752 50.803C69.0598 50.7928 69.041 50.7918 69.0224 50.7918C69.0038 50.7918 68.987 50.7918 68.9714 50.803L68.9149 50.7029C68.9356 50.663 68.9753 50.6377 69.0224 50.6377ZM69.7228 50.6377C69.7702 50.6377 69.8118 50.663 69.8325 50.7029L69.7758 50.803C69.7602 50.7928 69.7415 50.7918 69.7228 50.7918C69.7043 50.7918 69.6878 50.7918 69.672 50.803L69.6152 50.7029C69.6362 50.663 69.6757 50.6377 69.7228 50.6377ZM70.4254 50.6377C70.4727 50.6377 70.5124 50.663 70.533 50.7029L70.4763 50.803C70.4607 50.7928 70.4439 50.7918 70.4255 50.7918C70.4069 50.7918 70.3881 50.7918 70.3724 50.803L70.3162 50.7029C70.3365 50.663 70.3781 50.6377 70.4255 50.6377ZM71.1258 50.6377C71.1731 50.6377 71.215 50.663 71.2356 50.7029L71.1767 50.803C71.1614 50.7928 71.1447 50.7918 71.1258 50.7918C71.1074 50.7918 71.0886 50.7918 71.0731 50.803L71.0165 50.7029C71.037 50.663 71.0788 50.6377 71.1258 50.6377ZM71.8264 50.6377C71.8738 50.6377 71.9153 50.663 71.936 50.7029L71.8773 50.803C71.8618 50.7928 71.8453 50.7918 71.8265 50.7918C71.8079 50.7918 71.7912 50.7918 71.7756 50.803L71.7171 50.7029C71.7379 50.663 71.7793 50.6377 71.8266 50.6377ZM72.5271 50.6377C72.5742 50.6377 72.6159 50.663 72.6367 50.7029L72.5798 50.803C72.5643 50.7928 72.5457 50.7918 72.5271 50.7918C72.5084 50.7918 72.4915 50.7918 72.4762 50.803L72.4194 50.7029C72.4401 50.663 72.4798 50.6377 72.5271 50.6377ZM73.2276 50.6377C73.2748 50.6377 73.3162 50.663 73.3369 50.7029L73.2803 50.803C73.2649 50.7928 73.2461 50.7918 73.2276 50.7918C73.2088 50.7918 73.1921 50.7918 73.1767 50.803L73.1198 50.7029C73.1404 50.663 73.1802 50.6377 73.2277 50.6377ZM73.93 50.6377C73.977 50.6377 74.0169 50.663 74.0377 50.7029L73.9808 50.803C73.9652 50.7928 73.9485 50.7918 73.9301 50.7918C73.9114 50.7918 73.8928 50.7918 73.8772 50.803L73.8202 50.7029C73.8411 50.663 73.8827 50.6377 73.9301 50.6377ZM74.6305 50.6377C74.6777 50.6377 74.7193 50.663 74.7402 50.7029L74.6813 50.803C74.6658 50.7928 74.6489 50.7918 74.6305 50.7918C74.612 50.7918 74.5931 50.7918 74.5776 50.803L74.5208 50.7029C74.5414 50.663 74.5832 50.6377 74.6305 50.6377ZM75.3309 50.6377C75.3783 50.6377 75.4197 50.663 75.4404 50.7029L75.382 50.803C75.3664 50.7928 75.3496 50.7918 75.331 50.7918C75.3125 50.7918 75.2958 50.7918 75.2802 50.803L75.2215 50.7029C75.2424 50.663 75.2838 50.6377 75.3311 50.6377ZM76.0314 50.6377C76.0789 50.6377 76.1205 50.663 76.1411 50.7029L76.0845 50.803C76.0688 50.7928 76.0502 50.7918 76.0314 50.7918C76.0128 50.7918 75.9964 50.7918 75.9805 50.803L75.924 50.7029C75.9447 50.663 75.9842 50.6377 76.0314 50.6377ZM76.7321 50.6377C76.7792 50.6377 76.8208 50.663 76.8416 50.7029L76.7848 50.803C76.7692 50.7928 76.7507 50.7918 76.732 50.7918C76.7134 50.7918 76.6969 50.7918 76.6813 50.803L76.6244 50.7029C76.6451 50.663 76.6847 50.6377 76.7321 50.6377ZM77.4344 50.6377C77.4818 50.6377 77.5216 50.663 77.5421 50.7029L77.4854 50.803C77.4699 50.7928 77.453 50.7918 77.4344 50.7918C77.416 50.7918 77.3973 50.7918 77.3816 50.803L77.3251 50.7029C77.3456 50.663 77.3871 50.6377 77.4344 50.6377ZM78.135 50.6377C78.1823 50.6377 78.224 50.663 78.2446 50.7029L78.186 50.803C78.1702 50.7928 78.1537 50.7918 78.135 50.7918C78.1165 50.7918 78.0977 50.7918 78.0821 50.803L78.0256 50.7029C78.0461 50.663 78.0877 50.6377 78.135 50.6377ZM78.8356 50.6377C78.8829 50.6377 78.9243 50.663 78.9451 50.7029L78.8865 50.803C78.8708 50.7928 78.8542 50.7918 78.8356 50.7918C78.817 50.7918 78.8002 50.7918 78.7848 50.803L78.7262 50.7029C78.7469 50.663 78.7885 50.6377 78.8357 50.6377ZM79.536 50.6377C79.5833 50.6377 79.6248 50.663 79.6456 50.7029L79.5889 50.803C79.5735 50.7928 79.5547 50.7918 79.536 50.7918C79.5176 50.7918 79.5006 50.7918 79.4853 50.803L79.4284 50.7029C79.449 50.663 79.4889 50.6377 79.536 50.6377ZM6.33011 50.7101C6.33214 50.7101 6.33417 50.7101 6.33618 50.7101L6.39293 50.8081C6.36328 50.8275 6.34411 50.8613 6.34207 50.8989L6.22663 50.8989C6.20317 50.8613 6.20105 50.812 6.22459 50.7712C6.24722 50.7314 6.28803 50.7109 6.33025 50.7098ZM6.57469 50.7101C6.57672 50.7101 6.57878 50.7101 6.58078 50.7101C6.62298 50.7106 6.66377 50.7316 6.68647 50.7715C6.71008 50.812 6.70796 50.8613 6.68443 50.8993L6.57095 50.8993C6.56891 50.8617 6.5477 50.8279 6.51806 50.8084L6.57479 50.7105ZM7.03062 50.7101C7.03265 50.7101 7.03469 50.7101 7.03673 50.7101L7.09343 50.8081C7.06381 50.8275 7.04463 50.8613 7.0426 50.8989L6.92714 50.8989C6.90371 50.8613 6.90157 50.812 6.92512 50.7712C6.94775 50.7314 6.98854 50.7109 7.03077 50.7098ZM7.27717 50.7101C7.27918 50.7101 7.28122 50.7101 7.28326 50.7101C7.32547 50.7106 7.36626 50.7316 7.38893 50.7715C7.41258 50.812 7.40853 50.8613 7.38487 50.8993L7.2714 50.8993C7.26935 50.8617 7.24814 50.8279 7.2185 50.8084L7.27717 50.7105ZM7.73112 50.7101C7.73314 50.7101 7.73517 50.7101 7.73722 50.7101L7.79586 50.8081C7.76624 50.8275 7.74512 50.8613 7.74299 50.8989L7.62951 50.8989C7.60605 50.8613 7.60199 50.812 7.62543 50.7712C7.64806 50.7314 7.68886 50.7109 7.73109 50.7098ZM7.97769 50.7101C7.97972 50.7101 7.98176 50.7101 7.98377 50.7101C8.02599 50.7106 8.06679 50.7316 8.08946 50.7715C8.11309 50.812 8.11096 50.8613 8.0874 50.8993L7.97197 50.8993C7.96992 50.8617 7.95066 50.8279 7.92111 50.8084L7.97785 50.7105ZM8.43361 50.7101C8.43563 50.7101 8.43767 50.7101 8.43968 50.7101L8.49642 50.8081C8.4668 50.8275 8.44557 50.8613 8.44354 50.8989L8.33004 50.8989C8.3066 50.8613 8.3045 50.812 8.32803 50.7712C8.35065 50.7314 8.39145 50.7109 8.4337 50.7098ZM8.67821 50.7101C8.68022 50.7101 8.68227 50.7101 8.68428 50.7101C8.72649 50.7106 8.76729 50.7316 8.78993 50.7715C8.81357 50.812 8.81145 50.8613 8.78791 50.8993L8.67245 50.8993C8.67043 50.8617 8.65113 50.8279 8.62162 50.8084L8.67836 50.7105ZM9.13412 50.7101C9.13614 50.7101 9.13818 50.7101 9.1402 50.7101L9.19693 50.8081C9.16732 50.8275 9.14813 50.8613 9.14611 50.8989L9.03065 50.8989C9.0072 50.8613 9.00507 50.812 9.02861 50.7712C9.05124 50.7314 9.09204 50.7109 9.13429 50.7098ZM9.37871 50.7101C9.38073 50.7101 9.38278 50.7101 9.38481 50.7101C9.42699 50.7106 9.46779 50.7316 9.49048 50.7715C9.51409 50.812 9.51198 50.8613 9.48843 50.8993L9.37298 50.8993C9.37093 50.8617 9.35168 50.8279 9.32212 50.8084L9.37886 50.7105ZM9.83465 50.7101C9.83668 50.7101 9.83873 50.7101 9.84073 50.7101L9.89746 50.8081C9.86784 50.8275 9.84865 50.8613 9.84662 50.8989L9.73117 50.8989C9.70772 50.8613 9.7056 50.812 9.72914 50.7712C9.75176 50.7314 9.79257 50.7109 9.8348 50.7098ZM10.0792 50.7101C10.0812 50.7101 10.0833 50.7101 10.0853 50.7101C10.1274 50.7106 10.1683 50.7316 10.191 50.7715C10.2147 50.812 10.2126 50.8613 10.189 50.8993L10.0755 50.8993C10.0735 50.8617 10.0523 50.8279 10.0226 50.8084L10.0793 50.7105ZM10.5352 50.7101C10.5372 50.7101 10.5393 50.7101 10.5413 50.7101L10.5981 50.8081C10.5684 50.8275 10.5491 50.8613 10.5472 50.8989L10.4316 50.8989C10.4084 50.8613 10.4061 50.812 10.4296 50.7712C10.4523 50.7314 10.4931 50.7109 10.5353 50.7098ZM10.7817 50.7101C10.7837 50.7101 10.7857 50.7101 10.7877 50.7101C10.8299 50.7106 10.8708 50.7316 10.8935 50.7715C10.9171 50.812 10.9131 50.8613 10.8895 50.8993L10.7759 50.8993C10.7739 50.8617 10.7527 50.8279 10.723 50.8084L10.7818 50.7105ZM11.2357 50.7101C11.2377 50.7101 11.2398 50.7101 11.2418 50.7101L11.3006 50.8081C11.2709 50.8275 11.2496 50.8613 11.2476 50.8989L11.1341 50.8989C11.1107 50.8613 11.1066 50.812 11.1299 50.7712C11.1525 50.7314 11.1936 50.7109 11.2357 50.7098ZM11.4822 50.7101C11.4842 50.7101 11.4861 50.7101 11.4882 50.7101C11.5305 50.7106 11.5713 50.7316 11.5939 50.7715C11.6176 50.812 11.6155 50.8613 11.592 50.8993L11.4766 50.8993C11.4746 50.8617 11.4549 50.8279 11.4258 50.8084L11.4823 50.7105ZM11.9382 50.7101C11.9403 50.7101 11.9422 50.7101 11.9441 50.7101L12.0008 50.8081C11.9712 50.8275 11.9498 50.8613 11.9478 50.8989L11.8347 50.8989C11.8111 50.8613 11.8089 50.812 11.8326 50.7712C11.8554 50.7314 11.8958 50.7109 11.9383 50.7098ZM12.1826 50.7101C12.1847 50.7101 12.1868 50.7101 12.1889 50.7101C12.2312 50.7106 12.2718 50.7316 12.2945 50.7715C12.3181 50.812 12.3159 50.8613 12.2924 50.8993L12.177 50.8993C12.175 50.8617 12.1556 50.8279 12.1263 50.8084L12.1828 50.7105ZM12.6388 50.7101C12.6408 50.7101 12.6427 50.7101 12.6448 50.7101L12.7016 50.8081C12.6718 50.8275 12.6527 50.8613 12.6507 50.8989L12.5351 50.8989C12.5117 50.8613 12.5095 50.812 12.5332 50.7712C12.5561 50.7314 12.5965 50.7109 12.6389 50.7098ZM12.8835 50.7101C12.8855 50.7101 12.8874 50.7101 12.8894 50.7101C12.9315 50.7106 12.9722 50.7316 12.9949 50.7715C13.0187 50.812 13.0164 50.8613 12.9929 50.8993L12.8774 50.8993C12.8754 50.8617 12.8563 50.8279 12.8268 50.8084L12.8837 50.7105ZM13.3392 50.7101C13.3411 50.7101 13.3432 50.7101 13.3453 50.7101L13.4021 50.8081C13.3723 50.8275 13.3531 50.8613 13.3512 50.8989L13.2357 50.8989C13.2124 50.8613 13.2103 50.812 13.2336 50.7712C13.2564 50.7314 13.2972 50.7109 13.3392 50.7098ZM13.5838 50.7101C13.5858 50.7101 13.5877 50.7101 13.5898 50.7101C13.6322 50.7106 13.673 50.7316 13.6954 50.7715C13.7191 50.812 13.717 50.8613 13.6934 50.8993L13.5801 50.8993C13.5781 50.8617 13.5567 50.8279 13.5272 50.8084L13.5839 50.7105ZM14.0398 50.7101C14.0418 50.7101 14.0437 50.7101 14.0456 50.7101L14.1026 50.8081C14.0728 50.8275 14.0537 50.8613 14.0517 50.8989L13.9363 50.8989C13.9128 50.8613 13.9106 50.812 13.9343 50.7712C13.9569 50.7314 13.9976 50.7109 14.0401 50.7098ZM14.2865 50.7101C14.2885 50.7101 14.2905 50.7101 14.2925 50.7101C14.3347 50.7106 14.3755 50.7316 14.398 50.7715C14.4216 50.812 14.4177 50.8613 14.394 50.8993L14.2803 50.8993C14.2783 50.8617 14.2572 50.8279 14.2275 50.8084L14.2865 50.7105ZM14.7403 50.7101C14.7423 50.7101 14.7443 50.7101 14.7464 50.7101L14.8051 50.8081C14.7754 50.8275 14.7543 50.8613 14.7521 50.8989L14.6388 50.8989C14.6151 50.8613 14.6111 50.812 14.6347 50.7712C14.6571 50.7314 14.698 50.7109 14.7404 50.7098ZM14.9867 50.7101C14.9889 50.7101 14.9911 50.7101 14.9931 50.7101C15.0351 50.7106 15.0759 50.7316 15.0987 50.7715C15.1223 50.812 15.1199 50.8613 15.0968 50.8993L14.9809 50.8993C14.9789 50.8617 14.9598 50.8279 14.9302 50.8084L14.9868 50.7105ZM15.4427 50.7101C15.4446 50.7101 15.4467 50.7101 15.4488 50.7101L15.5056 50.8081C15.4759 50.8275 15.4547 50.8613 15.4527 50.8989L15.3392 50.8989C15.3158 50.8613 15.3136 50.812 15.3371 50.7712C15.3598 50.7314 15.4006 50.7109 15.4428 50.7098ZM15.6872 50.7101C15.6891 50.7101 15.6913 50.7101 15.6934 50.7101C15.7356 50.7106 15.7765 50.7316 15.799 50.7715C15.8228 50.812 15.8206 50.8613 15.7969 50.8993L15.6814 50.8993C15.6795 50.8617 15.6604 50.8279 15.6306 50.8084L15.6873 50.7105ZM16.1432 50.7101C16.1454 50.7101 16.1474 50.7101 16.1492 50.7101L16.2059 50.8081C16.1764 50.8275 16.1572 50.8613 16.1553 50.8989L16.0397 50.8989C16.0163 50.8613 16.0141 50.812 16.0378 50.7712C16.0602 50.7314 16.101 50.7109 16.1433 50.7098ZM16.3878 50.7101C16.3899 50.7101 16.3919 50.7101 16.3939 50.7101C16.4362 50.7106 16.4769 50.7316 16.4996 50.7715C16.5233 50.812 16.5211 50.8613 16.4977 50.8993L16.3821 50.8993C16.3802 50.8617 16.3609 50.8279 16.3314 50.8084L16.388 50.7105ZM16.8436 50.7101C16.8456 50.7101 16.8478 50.7101 16.85 50.7101L16.9065 50.8081C16.877 50.8275 16.8577 50.8613 16.8557 50.8989L16.7402 50.8989C16.7168 50.8613 16.7147 50.812 16.7383 50.7712C16.7608 50.7314 16.8016 50.7109 16.8437 50.7098ZM17.0904 50.7101C17.0923 50.7101 17.0923 50.7101 17.0944 50.7101C17.1366 50.7106 17.1771 50.7316 17.2002 50.7715C17.2236 50.812 17.2214 50.8613 17.1979 50.8993L17.0847 50.8993C17.0825 50.8617 17.0612 50.8279 17.0314 50.8084L17.0904 50.7105ZM17.5442 50.7101C17.5463 50.7101 17.5483 50.7101 17.5504 50.7101L17.607 50.8081C17.5774 50.8275 17.5583 50.8613 17.5564 50.8989L17.4407 50.8989C17.4174 50.8613 17.4151 50.812 17.4386 50.7712C17.4613 50.7314 17.5022 50.7109 17.5444 50.7098ZM17.7906 50.7101C17.7926 50.7101 17.7946 50.7101 17.7966 50.7101C17.8391 50.7106 17.8799 50.7316 17.9025 50.7715C17.9263 50.812 17.9221 50.8613 17.8984 50.8993L17.7851 50.8993C17.7831 50.8617 17.7617 50.8279 17.7321 50.8084L17.7908 50.7105ZM18.2447 50.7101C18.2467 50.7101 18.2487 50.7101 18.2508 50.7101L18.3096 50.8081C18.2801 50.8275 18.2586 50.8613 18.2567 50.8989L18.1432 50.8989C18.1197 50.8613 18.1159 50.812 18.1393 50.7712C18.1619 50.7314 18.2026 50.7109 18.2448 50.7098ZM18.4914 50.7101C18.4933 50.7101 18.4952 50.7101 18.4972 50.7101C18.5397 50.7106 18.5805 50.7316 18.6032 50.7715C18.6266 50.812 18.6246 50.8613 18.601 50.8993L18.4858 50.8993C18.4838 50.8617 18.4642 50.8279 18.4348 50.8084L18.4915 50.7105ZM18.9471 50.7101C18.9493 50.7101 18.9513 50.7101 18.9533 50.7101L19.0099 50.8081C18.9804 50.8275 18.9592 50.8613 18.9572 50.8989L18.8437 50.8989C18.8202 50.8613 18.818 50.812 18.8417 50.7712C18.8642 50.7314 18.9052 50.7109 18.9474 50.7098ZM19.1917 50.7101C19.1939 50.7101 19.1959 50.7101 19.1979 50.7101C19.24 50.7106 19.2808 50.7316 19.3036 50.7715C19.3273 50.812 19.3249 50.8613 19.3015 50.8993L19.1861 50.8993C19.1841 50.8617 19.1648 50.8279 19.1353 50.8084L19.192 50.7105ZM19.6477 50.7101C19.6497 50.7101 19.6518 50.7101 19.6538 50.7101L19.7106 50.8081C19.6809 50.8275 19.6619 50.8613 19.6598 50.8989L19.5441 50.8989C19.5207 50.8613 19.5186 50.812 19.5421 50.7712C19.5648 50.7314 19.6058 50.7109 19.6478 50.7098ZM19.8924 50.7101C19.8944 50.7101 19.8965 50.7101 19.8985 50.7101C19.9407 50.7106 19.9813 50.7316 20.004 50.7715C20.0277 50.812 20.0257 50.8613 20.0021 50.8993L19.8867 50.8993C19.8846 50.8617 19.8653 50.8279 19.8358 50.8084L19.8925 50.7105ZM20.3483 50.7101C20.3503 50.7101 20.3524 50.7101 20.3544 50.7101L20.4109 50.8081C20.3815 50.8275 20.3623 50.8613 20.3603 50.8989L20.2446 50.8989C20.2215 50.8613 20.2194 50.812 20.2426 50.7712C20.2654 50.7314 20.3062 50.7109 20.3486 50.7098ZM20.5949 50.7101C20.5969 50.7101 20.5969 50.7101 20.5989 50.7101C20.6409 50.7106 20.6817 50.7316 20.7046 50.7715C20.7282 50.812 20.7262 50.8613 20.7025 50.8993L20.589 50.8993C20.5871 50.8617 20.5657 50.8279 20.5361 50.8084L20.5949 50.7105ZM21.049 50.7101C21.0509 50.7101 21.0529 50.7101 21.0548 50.7101L21.1115 50.8081C21.0819 50.8275 21.0627 50.8613 21.0605 50.8989L20.9454 50.8989C20.922 50.8613 20.9199 50.812 20.9434 50.7712C20.9658 50.7314 21.0067 50.7109 21.049 50.7098ZM21.2952 50.7101C21.2973 50.7101 21.2994 50.7101 21.3015 50.7101C21.3436 50.7106 21.3845 50.7316 21.4073 50.7715C21.4307 50.812 21.4266 50.8613 21.403 50.8993L21.2894 50.8993C21.2873 50.8617 21.2662 50.8279 21.2365 50.8084L21.2952 50.7105ZM21.7494 50.7101C21.7515 50.7101 21.7534 50.7101 21.7554 50.7101L21.8141 50.8081C21.7846 50.8275 21.7633 50.8613 21.7614 50.8989L21.6477 50.8989C21.6242 50.8613 21.6202 50.812 21.6438 50.7712C21.6661 50.7314 21.7072 50.7109 21.7496 50.7098ZM21.9958 50.7101C21.9979 50.7101 21.9998 50.7101 22.0019 50.7101C22.0442 50.7106 22.0848 50.7316 22.1075 50.7715C22.1311 50.812 22.1291 50.8613 22.1055 50.8993L21.9901 50.8993C21.9881 50.8617 21.9688 50.8279 21.9392 50.8084L21.9959 50.7105ZM22.4516 50.7101C22.4537 50.7101 22.4559 50.7101 22.4579 50.7101L22.5145 50.8081C22.4849 50.8275 22.4637 50.8613 22.4616 50.8989L22.3484 50.8989C22.3249 50.8613 22.3227 50.812 22.3462 50.7712C22.3688 50.7314 22.4095 50.7109 22.4517 50.7098ZM22.6962 50.7101C22.6983 50.7101 22.7004 50.7101 22.7024 50.7101C22.7446 50.7106 22.7854 50.7316 22.8082 50.7715C22.8319 50.812 22.8296 50.8613 22.8061 50.8993L22.6906 50.8993C22.6886 50.8617 22.6693 50.8279 22.6398 50.8084L22.6964 50.7105ZM23.1522 50.7101C23.1541 50.7101 23.1562 50.7101 23.1583 50.7101L23.2153 50.8081C23.1854 50.8275 23.1664 50.8613 23.1643 50.8989L23.0488 50.8989C23.0252 50.8613 23.0231 50.812 23.0469 50.7712C23.0694 50.7314 23.1101 50.7109 23.1523 50.7098ZM23.397 50.7101C23.3989 50.7101 23.4011 50.7101 23.4031 50.7101C23.4452 50.7106 23.486 50.7316 23.5085 50.7715C23.5325 50.812 23.5301 50.8613 23.5066 50.8993L23.3911 50.8993C23.389 50.8617 23.3699 50.8279 23.3403 50.8084L23.3971 50.7105ZM23.8526 50.7101C23.8547 50.7101 23.8568 50.7101 23.8588 50.7101L23.9157 50.8081C23.8858 50.8275 23.8669 50.8613 23.8649 50.8989L23.7494 50.8989C23.7257 50.8613 23.7235 50.812 23.7475 50.7712C23.77 50.7314 23.8109 50.7109 23.8529 50.7098ZM24.0995 50.7101C24.1013 50.7101 24.1013 50.7101 24.1033 50.7101C24.1457 50.7106 24.1863 50.7316 24.209 50.7715C24.2326 50.812 24.2304 50.8613 24.2071 50.8993L24.0935 50.8993C24.0915 50.8617 24.0703 50.8279 24.0408 50.8084L24.0995 50.7105ZM24.5535 50.7101C24.5554 50.7101 24.5574 50.7101 24.5595 50.7101L24.6162 50.8081C24.5867 50.8275 24.5673 50.8613 24.5652 50.8989L24.4499 50.8989C24.4264 50.8613 24.4245 50.812 24.4478 50.7712C24.4706 50.7314 24.5111 50.7109 24.5536 50.7098ZM24.7999 50.7101C24.8021 50.7101 24.804 50.7101 24.8058 50.7101C24.848 50.7106 24.889 50.7316 24.9115 50.7715C24.9352 50.812 24.9311 50.8613 24.9076 50.8993L24.7942 50.8993C24.792 50.8617 24.7708 50.8279 24.7412 50.8084L24.7998 50.7105ZM25.2559 50.7101C25.2577 50.7101 25.2577 50.7101 25.2598 50.7101L25.3185 50.8081C25.289 50.8275 25.2677 50.8613 25.2657 50.8989L25.1525 50.8989C25.1287 50.8613 25.1248 50.812 25.148 50.7712C25.1706 50.7314 25.2134 50.7109 25.2557 50.7098ZM25.5004 50.7101C25.5024 50.7101 25.5044 50.7101 25.5064 50.7101C25.5488 50.7106 25.5897 50.7316 25.6122 50.7715C25.6357 50.812 25.6337 50.8613 25.6101 50.8993L25.4946 50.8993C25.4926 50.8617 25.4732 50.8279 25.4439 50.8084L25.5005 50.7105ZM25.9563 50.7101C25.9583 50.7101 25.9604 50.7101 25.9624 50.7101L26.019 50.8081C25.9896 50.8275 25.9683 50.8613 25.9662 50.8989L25.8526 50.8989C25.8292 50.8613 25.8272 50.812 25.8506 50.7712C25.8732 50.7314 25.914 50.7109 25.9564 50.7098ZM26.201 50.7101C26.2031 50.7101 26.2051 50.7101 26.2071 50.7101C26.2493 50.7106 26.2899 50.7316 26.3128 50.7715C26.3363 50.812 26.3341 50.8613 26.3108 50.8993L26.1952 50.8993C26.1932 50.8617 26.174 50.8279 26.1445 50.8084L26.2012 50.7105ZM26.6569 50.7101C26.6589 50.7101 26.6609 50.7101 26.663 50.7101L26.7193 50.8081C26.6901 50.8275 26.6707 50.8613 26.6688 50.8989L26.5531 50.8989C26.5297 50.8613 26.5278 50.812 26.5513 50.7712C26.5741 50.7314 26.6148 50.7109 26.657 50.7098ZM26.9014 50.7101C26.9034 50.7101 26.9054 50.7101 26.9075 50.7101C26.9495 50.7106 26.9907 50.7316 27.0133 50.7715C27.0371 50.812 27.035 50.8613 27.0111 50.8993L26.8956 50.8993C26.8936 50.8617 26.8744 50.8279 26.8447 50.8084L26.9016 50.7105ZM27.3573 50.7101C27.3594 50.7101 27.3614 50.7101 27.3636 50.7101L27.4201 50.8081C27.3907 50.8275 27.3713 50.8613 27.3694 50.8989L27.2539 50.8989C27.2306 50.8613 27.2284 50.812 27.2518 50.7712C27.2745 50.7314 27.3153 50.7109 27.3575 50.7098ZM27.6037 50.7101C27.6058 50.7101 27.6058 50.7101 27.6078 50.7101C27.6501 50.7106 27.6911 50.7316 27.7135 50.7715C27.7374 50.812 27.7352 50.8613 27.7114 50.8993L27.5982 50.8993C27.5964 50.8617 27.5748 50.8279 27.5452 50.8084L27.6037 50.7105ZM28.058 50.7101C28.06 50.7101 28.0619 50.7101 28.064 50.7101L28.1205 50.8081C28.091 50.8275 28.0719 50.8613 28.0698 50.8989L27.9542 50.8989C27.9309 50.8613 27.9288 50.812 27.9522 50.7712C27.975 50.7314 28.0157 50.7109 28.0581 50.7098ZM28.3044 50.7101C28.3064 50.7101 28.3085 50.7101 28.3104 50.7101C28.3527 50.7106 28.3935 50.7316 28.4162 50.7715C28.4398 50.812 28.4358 50.8613 28.412 50.8993L28.2988 50.8993C28.2967 50.8617 28.2754 50.8279 28.2458 50.8084L28.3044 50.7105ZM28.7603 50.7101C28.7625 50.7101 28.7625 50.7101 28.7645 50.7101L28.8231 50.8081C28.7935 50.8275 28.7722 50.8613 28.7702 50.8989L28.6567 50.8989C28.6333 50.8613 28.629 50.812 28.6526 50.7712C28.6752 50.7314 28.7181 50.7109 28.7602 50.7098ZM29.0047 50.7101C29.0069 50.7101 29.0089 50.7101 29.0109 50.7101C29.0532 50.7106 29.094 50.7316 29.1166 50.7715C29.1403 50.812 29.1381 50.8613 29.1146 50.8993L28.9993 50.8993C28.9972 50.8617 28.9779 50.8279 28.9486 50.8084L29.005 50.7105ZM29.4608 50.7101C29.4629 50.7101 29.4649 50.7101 29.4669 50.7101L29.5238 50.8081C29.4939 50.8275 29.4729 50.8613 29.4709 50.8989L29.3572 50.8989C29.3337 50.8613 29.3317 50.812 29.3552 50.7712C29.3778 50.7314 29.4188 50.7109 29.4608 50.7098ZM29.7054 50.7101C29.7074 50.7101 29.7094 50.7101 29.7115 50.7101C29.7537 50.7106 29.7947 50.7316 29.8171 50.7715C29.8407 50.812 29.8386 50.8613 29.8152 50.8993L29.6996 50.8993C29.6978 50.8617 29.6786 50.8279 29.6489 50.8084L29.7055 50.7105ZM30.1611 50.7101C30.1632 50.7101 30.1651 50.7101 30.1672 50.7101L30.2241 50.8081C30.1945 50.8275 30.1754 50.8613 30.1734 50.8989L30.0578 50.8989C30.0344 50.8613 30.0324 50.812 30.0559 50.7712C30.0786 50.7314 30.1191 50.7109 30.1613 50.7098ZM30.406 50.7101C30.4081 50.7101 30.4101 50.7101 30.4121 50.7101C30.4542 50.7106 30.4949 50.7316 30.5176 50.7715C30.5412 50.812 30.5391 50.8613 30.5155 50.8993L30.4002 50.8993C30.3981 50.8617 30.3789 50.8279 30.3494 50.8084L30.4063 50.7105ZM30.862 50.7101C30.8639 50.7101 30.8659 50.7101 30.868 50.7101L30.9248 50.8081C30.8951 50.8275 30.8759 50.8613 30.8739 50.8989L30.7585 50.8989C30.7351 50.8613 30.7328 50.812 30.7564 50.7712C30.7789 50.7314 30.8198 50.7109 30.8621 50.7098ZM31.1084 50.7101C31.1105 50.7101 31.1105 50.7101 31.1125 50.7101C31.1546 50.7106 31.1953 50.7316 31.2181 50.7715C31.2416 50.812 31.2396 50.8613 31.2162 50.8993L31.1027 50.8993C31.1006 50.8617 31.0793 50.8279 31.0498 50.8084L31.1085 50.7105ZM31.5624 50.7101C31.5645 50.7101 31.5664 50.7101 31.5683 50.7101L31.6252 50.8081C31.5954 50.8275 31.5763 50.8613 31.5743 50.8989L31.459 50.8989C31.4358 50.8613 31.4337 50.812 31.457 50.7712C31.4795 50.7314 31.5203 50.7109 31.5627 50.7098ZM31.8089 50.7101C31.8109 50.7101 31.813 50.7101 31.8151 50.7101C31.8572 50.7106 31.898 50.7316 31.9207 50.7715C31.9442 50.812 31.9403 50.8613 31.9166 50.8993L31.8029 50.8993C31.8009 50.8617 31.7798 50.8279 31.7501 50.8084L31.809 50.7105ZM32.2648 50.7101C32.2668 50.7101 32.2668 50.7101 32.2688 50.7101L32.3277 50.8081C32.2982 50.8275 32.2768 50.8613 32.2748 50.8989L32.1613 50.8989C32.1379 50.8613 32.1337 50.812 32.1573 50.7712C32.1798 50.7314 32.2227 50.7109 32.2648 50.7098ZM32.5096 50.7101C32.5117 50.7101 32.5136 50.7101 32.5156 50.7101C32.5577 50.7106 32.5985 50.7316 32.6214 50.7715C32.6449 50.812 32.6428 50.8613 32.6193 50.8993L32.5036 50.8993C32.5017 50.8617 32.4824 50.8279 32.4529 50.8084L32.5098 50.7105ZM32.9655 50.7101C32.9675 50.7101 32.9695 50.7101 32.9716 50.7101L33.0283 50.8081C32.9985 50.8275 32.9771 50.8613 32.9752 50.8989L32.8619 50.8989C32.8385 50.8613 32.8363 50.812 32.8599 50.7712C32.8824 50.7314 32.9232 50.7109 32.9655 50.7098ZM33.2099 50.7101C33.2119 50.7101 33.2142 50.7101 33.2162 50.7101C33.2584 50.7106 33.2991 50.7316 33.3219 50.7715C33.3455 50.812 33.3431 50.8613 33.3199 50.8993L33.2042 50.8993C33.2022 50.8617 33.1829 50.8279 33.1533 50.8084L33.21 50.7105ZM33.6659 50.7101C33.668 50.7101 33.67 50.7101 33.6719 50.7101L33.7289 50.8081C33.699 50.8275 33.68 50.8613 33.678 50.8989L33.5625 50.8989C33.539 50.8613 33.5368 50.812 33.5605 50.7712C33.5832 50.7314 33.6239 50.7109 33.6662 50.7098ZM33.9105 50.7101C33.9126 50.7101 33.9146 50.7101 33.9166 50.7101C33.9587 50.7106 33.9995 50.7316 34.0222 50.7715C34.046 50.812 34.0438 50.8613 34.0201 50.8993L33.9048 50.8993C33.9028 50.8617 33.8835 50.8279 33.854 50.8084L33.9106 50.7105ZM34.3664 50.7101C34.3684 50.7101 34.3705 50.7101 34.3726 50.7101L34.4292 50.8081C34.3995 50.8275 34.3804 50.8613 34.3783 50.8989L34.2629 50.8989C34.2395 50.8613 34.2374 50.812 34.2608 50.7712C34.2838 50.7314 34.3243 50.7109 34.3665 50.7098ZM34.6129 50.7101C34.6151 50.7101 34.6151 50.7101 34.617 50.7101C34.6595 50.7106 34.7001 50.7316 34.7226 50.7715C34.7464 50.812 34.7443 50.8613 34.7208 50.8993L34.6074 50.8993C34.6053 50.8617 34.584 50.8279 34.5544 50.8084L34.6128 50.7105ZM51.3745 50.7101C51.3765 50.7101 51.3786 50.7101 51.3807 50.7101L51.4374 50.8081C51.4077 50.8275 51.3885 50.8613 51.3864 50.8989L51.2711 50.8989C51.2476 50.8613 51.2455 50.812 51.2692 50.7712C51.2916 50.7314 51.3325 50.7109 51.3746 50.7098ZM51.6191 50.7101C51.6212 50.7101 51.6232 50.7101 51.6254 50.7101C51.6675 50.7106 51.7081 50.7316 51.7309 50.7715C51.7544 50.812 51.7524 50.8613 51.7288 50.8993L51.6153 50.8993C51.6132 50.8617 51.5919 50.8279 51.5622 50.8084L51.6192 50.7105ZM52.075 50.7101C52.077 50.7101 52.0791 50.7101 52.0811 50.7101L52.1378 50.8081C52.1082 50.8275 52.089 50.8613 52.087 50.8989L51.9715 50.8989C51.9482 50.8613 51.9459 50.812 51.9694 50.7712C51.9922 50.7314 52.0329 50.7109 52.0751 50.7098ZM52.3214 50.7101C52.3235 50.7101 52.3255 50.7101 52.3276 50.7101C52.3699 50.7106 52.4106 50.7316 52.4334 50.7715C52.4569 50.812 52.4528 50.8613 52.4292 50.8993L52.3157 50.8993C52.3137 50.8617 52.2926 50.8279 52.2629 50.8084L52.3214 50.7105ZM52.7756 50.7101C52.7776 50.7101 52.7796 50.7101 52.7817 50.7101L52.8403 50.8081C52.8107 50.8275 52.7893 50.8613 52.7873 50.8989L52.674 50.8989C52.6506 50.8613 52.6465 50.812 52.67 50.7712C52.6926 50.7314 52.7334 50.7109 52.7756 50.7098ZM53.0223 50.7101C53.0241 50.7101 53.0262 50.7101 53.0281 50.7101C53.0704 50.7106 53.1113 50.7316 53.1337 50.7715C53.1576 50.812 53.1554 50.8613 53.1317 50.8993L53.0163 50.8993C53.0141 50.8617 52.9949 50.8279 52.9657 50.8084L53.0225 50.7105ZM53.4779 50.7101C53.4801 50.7101 53.4822 50.7101 53.4843 50.7101L53.5408 50.8081C53.5111 50.8275 53.49 50.8613 53.4881 50.8989L53.3744 50.8989C53.3511 50.8613 53.3488 50.812 53.3724 50.7712C53.3951 50.7314 53.4359 50.7109 53.4779 50.7098ZM53.7227 50.7101C53.7247 50.7101 53.7267 50.7101 53.7287 50.7101C53.7709 50.7106 53.8116 50.7316 53.8345 50.7715C53.858 50.812 53.856 50.8613 53.8324 50.8993L53.7169 50.8993C53.7149 50.8617 53.6956 50.8279 53.6661 50.8084L53.7229 50.7105ZM54.1785 50.7101C54.1805 50.7101 54.1825 50.7101 54.1846 50.7101L54.2414 50.8081C54.2117 50.8275 54.1927 50.8613 54.1906 50.8989L54.0748 50.8989C54.0515 50.8613 54.0494 50.812 54.0728 50.7712C54.0957 50.7314 54.1365 50.7109 54.1787 50.7098ZM54.4231 50.7101C54.4253 50.7101 54.4272 50.7101 54.4292 50.7101C54.4714 50.7106 54.5123 50.7316 54.5349 50.7715C54.5586 50.812 54.5564 50.8613 54.5329 50.8993L54.4173 50.8993C54.4152 50.8617 54.3961 50.8279 54.3666 50.8084L54.4232 50.7105ZM54.8791 50.7101C54.8812 50.7101 54.8832 50.7101 54.8852 50.7101L54.9418 50.8081C54.9121 50.8275 54.893 50.8613 54.8909 50.8989L54.7755 50.8989C54.7521 50.8613 54.7501 50.812 54.7735 50.7712C54.7961 50.7314 54.8368 50.7109 54.8792 50.7098ZM55.1236 50.7101C55.1255 50.7101 55.1276 50.7101 55.1298 50.7101C55.172 50.7106 55.213 50.7316 55.2355 50.7715C55.2591 50.812 55.257 50.8613 55.2333 50.8993L55.1197 50.8993C55.1177 50.8617 55.0967 50.8279 55.0671 50.8084L55.1237 50.7105ZM55.5795 50.7101C55.5815 50.7101 55.5836 50.7101 55.5856 50.7101L55.6423 50.8081C55.6127 50.8275 55.5935 50.8613 55.5915 50.8989L55.4763 50.8989C55.4527 50.8613 55.4506 50.812 55.4742 50.7712C55.4965 50.7314 55.5374 50.7109 55.5797 50.7098ZM55.8259 50.7101C55.828 50.7101 55.8302 50.7101 55.8323 50.7101C55.8744 50.7106 55.9151 50.7316 55.9378 50.7715C55.9614 50.812 55.9574 50.8613 55.934 50.8993L55.8201 50.8993C55.8183 50.8617 55.7969 50.8279 55.7674 50.8084L55.8261 50.7105ZM56.2801 50.7101C56.2822 50.7101 56.2842 50.7101 56.2863 50.7101L56.3449 50.8081C56.3153 50.8275 56.2941 50.8613 56.292 50.8989L56.1786 50.8989C56.155 50.8613 56.151 50.812 56.1745 50.7712C56.197 50.7314 56.2379 50.7109 56.2802 50.7098ZM56.5267 50.7101C56.5286 50.7101 56.5307 50.7101 56.5328 50.7101C56.575 50.7106 56.6155 50.7316 56.6383 50.7715C56.662 50.812 56.6599 50.8613 56.6364 50.8993L56.5209 50.8993C56.5189 50.8617 56.4997 50.8279 56.4701 50.8084L56.5268 50.7105ZM56.9825 50.7101C56.9846 50.7101 56.9865 50.7101 56.9888 50.7101L57.0452 50.8081C57.0157 50.8275 56.9944 50.8613 56.9923 50.8989L56.8791 50.8989C56.8556 50.8613 56.8533 50.812 56.877 50.7712C56.8997 50.7314 56.9403 50.7109 56.9827 50.7098ZM57.227 50.7101C57.2291 50.7101 57.2311 50.7101 57.2331 50.7101C57.2752 50.7106 57.3162 50.7316 57.3389 50.7715C57.3627 50.812 57.3604 50.8613 57.3368 50.8993L57.2213 50.8993C57.2194 50.8617 57.2001 50.8279 57.1705 50.8084L57.2272 50.7105ZM57.683 50.7101C57.6849 50.7101 57.6869 50.7101 57.6891 50.7101L57.7459 50.8081C57.7163 50.8275 57.6971 50.8613 57.695 50.8989L57.5797 50.8989C57.5561 50.8613 57.5541 50.812 57.5776 50.7712C57.6001 50.7314 57.6408 50.7109 57.6832 50.7098ZM57.9277 50.7101C57.9296 50.7101 57.9318 50.7101 57.9338 50.7101C57.9759 50.7106 58.0168 50.7316 58.0394 50.7715C58.063 50.812 58.0607 50.8613 58.0374 50.8993L57.922 50.8993C57.92 50.8617 57.9005 50.8279 57.871 50.8084L57.9278 50.7105ZM58.3835 50.7101C58.3856 50.7101 58.3876 50.7101 58.3896 50.7101L58.4464 50.8081C58.4168 50.8275 58.3975 50.8613 58.3956 50.8989L58.2801 50.8989C58.2565 50.8613 58.2544 50.812 58.278 50.7712C58.3007 50.7314 58.3415 50.7109 58.3837 50.7098ZM58.6281 50.7101C58.6302 50.7101 58.632 50.7101 58.634 50.7101C58.6765 50.7106 58.7173 50.7316 58.7397 50.7715C58.7635 50.812 58.7612 50.8613 58.7378 50.8993L58.6246 50.8993C58.6225 50.8617 58.6011 50.8279 58.5716 50.8084L58.6283 50.7105ZM59.0841 50.7101C59.0861 50.7101 59.0881 50.7101 59.0902 50.7101L59.147 50.8081C59.1175 50.8275 59.098 50.8613 59.0961 50.8989L58.9805 50.8989C58.9572 50.8613 58.9552 50.812 58.9785 50.7712C59.0012 50.7314 59.042 50.7109 59.0842 50.7098ZM59.3306 50.7101C59.3326 50.7101 59.3347 50.7101 59.3367 50.7101C59.3789 50.7106 59.4198 50.7316 59.4424 50.7715C59.4661 50.812 59.4618 50.8613 59.4383 50.8993L59.3249 50.8993C59.323 50.8617 59.3016 50.8279 59.2719 50.8084L59.3306 50.7105ZM59.7845 50.7101C59.7864 50.7101 59.7884 50.7101 59.7905 50.7101L59.8494 50.8081C59.82 50.8275 59.7987 50.8613 59.7966 50.8989L59.6829 50.8989C59.6596 50.8613 59.6556 50.812 59.6789 50.7712C59.7018 50.7314 59.7426 50.7109 59.7847 50.7098ZM60.0314 50.7101C60.0333 50.7101 60.0353 50.7101 60.0373 50.7101C60.0796 50.7106 60.1201 50.7316 60.1429 50.7715C60.1665 50.812 60.1644 50.8613 60.1409 50.8993L60.0256 50.8993C60.0233 50.8617 60.0042 50.8279 59.9746 50.8084L60.0315 50.7105ZM60.487 50.7101C60.4889 50.7101 60.491 50.7101 60.4932 50.7101L60.5499 50.8081C60.5204 50.8275 60.4991 50.8613 60.497 50.8989L60.3836 50.8989C60.3599 50.8613 60.358 50.812 60.3815 50.7712C60.4041 50.7314 60.4449 50.7109 60.4871 50.7098ZM60.7319 50.7101C60.7339 50.7101 60.7359 50.7101 60.7377 50.7101C60.78 50.7106 60.8207 50.7316 60.8433 50.7715C60.8671 50.812 60.8649 50.8613 60.8413 50.8993L60.7259 50.8993C60.7239 50.8617 60.7047 50.8279 60.6751 50.8084L60.7322 50.7105ZM61.1877 50.7101C61.1897 50.7101 61.1917 50.7101 61.1936 50.7101L61.2503 50.8081C61.2209 50.8275 61.2016 50.8613 61.1995 50.8989L61.0841 50.8989C61.0608 50.8613 61.0586 50.812 61.0822 50.7712C61.1049 50.7314 61.1456 50.7109 61.1879 50.7098ZM61.4323 50.7101C61.4343 50.7101 61.4362 50.7101 61.4383 50.7101C61.4804 50.7106 61.5214 50.7316 61.544 50.7715C61.5675 50.812 61.5655 50.8613 61.5419 50.8993L61.4264 50.8993C61.4244 50.8617 61.4052 50.8279 61.3755 50.8084L61.4324 50.7105ZM61.8881 50.7101C61.8901 50.7101 61.8922 50.7101 61.8941 50.7101L61.9509 50.8081C61.9213 50.8275 61.902 50.8613 61.9001 50.8989L61.7849 50.8989C61.7615 50.8613 61.7592 50.812 61.7829 50.7712C61.8054 50.7314 61.846 50.7109 61.8885 50.7098ZM62.1346 50.7101C62.1366 50.7101 62.1366 50.7101 62.1387 50.7101C62.1812 50.7106 62.2217 50.7316 62.2443 50.7715C62.2681 50.812 62.266 50.8613 62.2423 50.8993L62.1289 50.8993C62.1269 50.8617 62.1056 50.8279 62.076 50.8084L62.1348 50.7105ZM62.5887 50.7101C62.5908 50.7101 62.5928 50.7101 62.5949 50.7101L62.6515 50.8081C62.622 50.8275 62.6024 50.8613 62.6005 50.8989L62.4851 50.8989C62.4616 50.8613 62.4594 50.812 62.4832 50.7712C62.5056 50.7314 62.5466 50.7109 62.5888 50.7098ZM62.8351 50.7101C62.8371 50.7101 62.8391 50.7101 62.8412 50.7101C62.8836 50.7106 62.9243 50.7316 62.947 50.7715C62.9707 50.812 62.9667 50.8613 62.9429 50.8993L62.8295 50.8993C62.8274 50.8617 62.8062 50.8279 62.7767 50.8084L62.8351 50.7105ZM63.289 50.7101C63.2911 50.7101 63.2932 50.7101 63.2952 50.7101L63.354 50.8081C63.3243 50.8275 63.3031 50.8613 63.3011 50.8989L63.1876 50.8989C63.164 50.8613 63.1599 50.812 63.1835 50.7712C63.2062 50.7314 63.2471 50.7109 63.289 50.7098ZM63.5359 50.7101C63.5378 50.7101 63.5398 50.7101 63.5419 50.7101C63.5839 50.7106 63.6248 50.7316 63.6476 50.7715C63.671 50.812 63.669 50.8613 63.6455 50.8993L63.5299 50.8993C63.528 50.8617 63.5088 50.8279 63.4791 50.8084L63.536 50.7105ZM63.9916 50.7101C63.9935 50.7101 63.9956 50.7101 63.9977 50.7101L64.0545 50.8081C64.0247 50.8275 64.0038 50.8613 64.0016 50.8989L63.888 50.8989C63.8645 50.8613 63.8623 50.812 63.8859 50.7712C63.9086 50.7314 63.9496 50.7109 63.9917 50.7098ZM64.236 50.7101C64.2381 50.7101 64.2402 50.7101 64.2422 50.7101C64.2843 50.7106 64.3254 50.7316 64.3481 50.7715C64.3718 50.812 64.3695 50.8613 64.3462 50.8993L64.2306 50.8993C64.2287 50.8617 64.2091 50.8279 64.1798 50.8084L64.2362 50.7105ZM64.6921 50.7101C64.6942 50.7101 64.6962 50.7101 64.6981 50.7101L64.755 50.8081C64.7253 50.8275 64.706 50.8613 64.704 50.8989L64.5885 50.8989C64.5651 50.8613 64.563 50.812 64.5866 50.7712C64.6092 50.7314 64.65 50.7109 64.6922 50.7098ZM64.9368 50.7101C64.9388 50.7101 64.9409 50.7101 64.9428 50.7101C64.9852 50.7106 65.026 50.7316 65.0485 50.7715C65.0719 50.812 65.0701 50.8613 65.0465 50.8993L64.9311 50.8993C64.9291 50.8617 64.9096 50.8279 64.8803 50.8084L64.9369 50.7105ZM65.3927 50.7101C65.3947 50.7101 65.3969 50.7101 65.3988 50.7101L65.4557 50.8081C65.426 50.8275 65.4067 50.8613 65.4047 50.8989L65.2893 50.8989C65.2658 50.8613 65.2636 50.812 65.2871 50.7712C65.3095 50.7314 65.3506 50.7109 65.3929 50.7098ZM65.6392 50.7101C65.6412 50.7101 65.6412 50.7101 65.6433 50.7101C65.6856 50.7106 65.7263 50.7316 65.749 50.7715C65.7723 50.812 65.7704 50.8613 65.7469 50.8993L65.6334 50.8993C65.6314 50.8617 65.61 50.8279 65.5805 50.8084L65.6392 50.7105ZM66.0932 50.7101C66.0952 50.7101 66.0969 50.7101 66.0992 50.7101L66.1559 50.8081C66.1262 50.8275 66.1071 50.8613 66.1051 50.8989L65.9896 50.8989C65.9663 50.8613 65.9641 50.812 65.9877 50.7712C66.0102 50.7314 66.0511 50.7109 66.0933 50.7098ZM66.3397 50.7101C66.3417 50.7101 66.3438 50.7101 66.3459 50.7101C66.3881 50.7106 66.4289 50.7316 66.4515 50.7715C66.4751 50.812 66.4711 50.8613 66.4472 50.8993L66.3338 50.8993C66.3317 50.8617 66.3106 50.8279 66.2809 50.8084L66.3396 50.7105ZM66.7937 50.7101C66.7956 50.7101 66.7976 50.7101 66.7997 50.7101L66.8584 50.8081C66.8288 50.8275 66.8078 50.8613 66.8054 50.8989L66.6918 50.8989C66.6687 50.8613 66.6646 50.812 66.6879 50.7712C66.7107 50.7314 66.7512 50.7109 66.7937 50.7098ZM67.0403 50.7101C67.0425 50.7101 67.0444 50.7101 67.0464 50.7101C67.0885 50.7106 67.1291 50.7316 67.1518 50.7715C67.1757 50.812 67.1737 50.8613 67.1497 50.8993L67.0345 50.8993C67.0326 50.8617 67.0133 50.8279 66.9836 50.8084L67.0405 50.7105ZM67.4961 50.7101C67.4982 50.7101 67.5002 50.7101 67.5024 50.7101L67.5589 50.8081C67.5293 50.8275 67.508 50.8613 67.5061 50.8989L67.3927 50.8989C67.3692 50.8613 67.3672 50.812 67.3907 50.7712C67.4132 50.7314 67.4539 50.7109 67.4962 50.7098ZM67.7407 50.7101C67.7427 50.7101 67.7449 50.7101 67.7469 50.7101C67.7891 50.7106 67.8298 50.7316 67.8525 50.7715C67.8761 50.812 67.874 50.8613 67.8504 50.8993L67.7352 50.8993C67.733 50.8617 67.7136 50.8279 67.684 50.8084L67.7408 50.7105ZM68.1968 50.7101C68.1989 50.7101 68.2008 50.7101 68.2028 50.7101L68.2594 50.8081C68.2298 50.8275 68.2107 50.8613 68.2087 50.8989L68.0932 50.8989C68.0698 50.8613 68.0677 50.812 68.0911 50.7712C68.1139 50.7314 68.1545 50.7109 68.197 50.7098ZM68.4412 50.7101C68.4433 50.7101 68.4453 50.7101 68.4473 50.7101C68.4895 50.7106 68.5303 50.7316 68.5528 50.7715C68.5768 50.812 68.5746 50.8613 68.5508 50.8993L68.4355 50.8993C68.4335 50.8617 68.4143 50.8279 68.3846 50.8084L68.4414 50.7105ZM68.8972 50.7101C68.8992 50.7101 68.9014 50.7101 68.9034 50.7101L68.9601 50.8081C68.9305 50.8275 68.911 50.8613 68.9092 50.8989L68.7937 50.8989C68.7702 50.8613 68.768 50.812 68.7916 50.7712C68.8144 50.7314 68.8552 50.7109 68.8973 50.7098ZM69.1437 50.7101C69.1457 50.7101 69.1457 50.7101 69.1478 50.7101C69.1902 50.7106 69.231 50.7316 69.2533 50.7715C69.2771 50.812 69.2751 50.8613 69.2515 50.8993L69.138 50.8993C69.1357 50.8617 69.1147 50.8279 69.085 50.8084L69.1437 50.7105ZM69.5976 50.7101C69.5997 50.7101 69.6019 50.7101 69.6038 50.7101L69.6607 50.8081C69.631 50.8275 69.6118 50.8613 69.6099 50.8989L69.4943 50.8989C69.4708 50.8613 69.4687 50.812 69.4923 50.7712C69.5147 50.7314 69.5557 50.7109 69.5978 50.7098ZM69.8443 50.7101C69.8463 50.7101 69.8482 50.7101 69.8505 50.7101C69.8927 50.7106 69.9334 50.7316 69.9561 50.7715C69.9795 50.812 69.9754 50.8613 69.952 50.8993L69.8385 50.8993C69.8364 50.8617 69.8151 50.8279 69.7857 50.8084L69.8443 50.7105ZM70.3001 50.7101C70.3021 50.7101 70.3021 50.7101 70.3042 50.7101L70.3628 50.8081C70.3333 50.8275 70.3122 50.8613 70.31 50.8989L70.1966 50.8989C70.1728 50.8613 70.169 50.812 70.1926 50.7712C70.2153 50.7314 70.2579 50.7109 70.3 50.7098ZM70.5447 50.7101C70.5467 50.7101 70.5487 50.7101 70.5507 50.7101C70.5931 50.7106 70.6339 50.7316 70.6566 50.7715C70.6802 50.812 70.6779 50.8613 70.6545 50.8993L70.539 50.8993C70.5369 50.8617 70.5178 50.8279 70.4882 50.8084L70.545 50.7105ZM71.0008 50.7101C71.0027 50.7101 71.0047 50.7101 71.0068 50.7101L71.0636 50.8081C71.0339 50.8275 71.0128 50.8613 71.0108 50.8989L70.897 50.8989C70.8737 50.8613 70.8717 50.812 70.8952 50.7712C70.918 50.7314 70.9585 50.7109 71.0009 50.7098ZM71.2455 50.7101C71.2474 50.7101 71.2493 50.7101 71.2514 50.7101C71.2935 50.7106 71.3343 50.7316 71.357 50.7715C71.3806 50.812 71.3786 50.8613 71.3551 50.8993L71.2396 50.8993C71.2375 50.8617 71.2184 50.8279 71.1887 50.8084L71.2456 50.7105ZM71.701 50.7101C71.7032 50.7101 71.7053 50.7101 71.7073 50.7101L71.764 50.8081C71.7346 50.8275 71.7152 50.8613 71.7132 50.8989L71.5977 50.8989C71.5743 50.8613 71.5723 50.812 71.5957 50.7712C71.6184 50.7314 71.6591 50.7109 71.7011 50.7098ZM71.9458 50.7101C71.9478 50.7101 71.9498 50.7101 71.9518 50.7101C71.994 50.7106 72.035 50.7316 72.0575 50.7715C72.0812 50.812 72.079 50.8613 72.0555 50.8993L71.9401 50.8993C71.9382 50.8617 71.9188 50.8279 71.8894 50.8084L71.946 50.7105ZM72.4019 50.7101C72.4039 50.7101 72.4058 50.7101 72.4078 50.7101L72.4647 50.8081C72.4347 50.8275 72.4156 50.8613 72.4136 50.8989L72.2984 50.8989C72.2748 50.8613 72.2726 50.812 72.2963 50.7712C72.3187 50.7314 72.3596 50.7109 72.4019 50.7098ZM72.6483 50.7101C72.6503 50.7101 72.6503 50.7101 72.6524 50.7101C72.6946 50.7106 72.7354 50.7316 72.758 50.7715C72.7816 50.812 72.7796 50.8613 72.756 50.8993L72.6424 50.8993C72.6404 50.8617 72.6193 50.8279 72.5895 50.8084L72.6483 50.7105ZM73.1023 50.7101C73.1044 50.7101 73.1064 50.7101 73.1083 50.7101L73.165 50.8081C73.1353 50.8275 73.1162 50.8613 73.1141 50.8989L72.9988 50.8989C72.9752 50.8613 72.9731 50.812 72.9968 50.7712C73.0196 50.7314 73.0603 50.7109 73.1026 50.7098ZM73.3488 50.7101C73.3508 50.7101 73.3529 50.7101 73.3551 50.7101C73.3971 50.7106 73.4378 50.7316 73.4606 50.7715C73.4843 50.812 73.4801 50.8613 73.4567 50.8993L73.3429 50.8993C73.3409 50.8617 73.3198 50.8279 73.2903 50.8084L73.3489 50.7105ZM73.8047 50.7101C73.8067 50.7101 73.8067 50.7101 73.8089 50.7101L73.8676 50.8081C73.8378 50.8275 73.8164 50.8613 73.8144 50.8989L73.7011 50.8989C73.6776 50.8613 73.6734 50.812 73.6968 50.7712C73.7196 50.7314 73.7624 50.7109 73.8047 50.7098ZM74.0493 50.7101C74.0513 50.7101 74.0533 50.7101 74.0554 50.7101C74.0977 50.7106 74.1386 50.7316 74.1609 50.7715C74.1847 50.812 74.1825 50.8613 74.1589 50.8993L74.0436 50.8993C74.0416 50.8617 74.0221 50.8279 73.9929 50.8084L74.0495 50.7105ZM74.5055 50.7101C74.5075 50.7101 74.5094 50.7101 74.5115 50.7101L74.5679 50.8081C74.5384 50.8275 74.5172 50.8613 74.5152 50.8989L74.4016 50.8989C74.3781 50.8613 74.376 50.812 74.3995 50.7712C74.4222 50.7314 74.463 50.7109 74.5055 50.7098ZM74.7499 50.7101C74.7519 50.7101 74.7539 50.7101 74.756 50.7101C74.7982 50.7106 74.8389 50.7316 74.8616 50.7715C74.8852 50.812 74.8832 50.8613 74.8596 50.8993L74.7441 50.8993C74.7421 50.8617 74.7227 50.8279 74.6933 50.8084L74.75 50.7105ZM75.2056 50.7101C75.2077 50.7101 75.2098 50.7101 75.2119 50.7101L75.2686 50.8081C75.239 50.8275 75.2199 50.8613 75.2179 50.8989L75.1022 50.8989C75.0788 50.8613 75.0767 50.812 75.1002 50.7712C75.1229 50.7314 75.1637 50.7109 75.2058 50.7098ZM75.4504 50.7101C75.4524 50.7101 75.4545 50.7101 75.4565 50.7101C75.4985 50.7106 75.5396 50.7316 75.5622 50.7715C75.5859 50.812 75.5836 50.8613 75.5602 50.8993L75.4446 50.8993C75.4426 50.8617 75.4234 50.8279 75.3938 50.8084L75.4507 50.7105ZM75.9063 50.7101C75.9082 50.7101 75.9103 50.7101 75.9125 50.7101L75.9691 50.8081C75.9396 50.8275 75.9204 50.8613 75.9184 50.8989L75.8027 50.8989C75.7794 50.8613 75.7771 50.812 75.8005 50.7712C75.8233 50.7314 75.8642 50.7109 75.9064 50.7098ZM76.1527 50.7101C76.1547 50.7101 76.1547 50.7101 76.1567 50.7101C76.1991 50.7106 76.2399 50.7316 76.2624 50.7715C76.2862 50.812 76.284 50.8613 76.2603 50.8993L76.1471 50.8993C76.145 50.8617 76.1237 50.8279 76.0941 50.8084L76.1527 50.7105ZM76.6067 50.7101C76.6088 50.7101 76.6107 50.7101 76.6128 50.7101L76.6696 50.8081C76.64 50.8275 76.6207 50.8613 76.6187 50.8989L76.5034 50.8989C76.4799 50.8613 76.4777 50.812 76.5014 50.7712C76.5239 50.7314 76.5646 50.7109 76.607 50.7098ZM76.8533 50.7101C76.8553 50.7101 76.8574 50.7101 76.8594 50.7101C76.9017 50.7106 76.9424 50.7316 76.9652 50.7715C76.9886 50.812 76.9846 50.8613 76.961 50.8993L76.8474 50.8993C76.8455 50.8617 76.8242 50.8279 76.7946 50.8084L76.8533 50.7105ZM77.3092 50.7101C77.3112 50.7101 77.3112 50.7101 77.3131 50.7101L77.3722 50.8081C77.3425 50.8275 77.3213 50.8613 77.3193 50.8989L77.2057 50.8989C77.1821 50.8613 77.1781 50.812 77.2019 50.7712C77.2243 50.7314 77.267 50.7109 77.3093 50.7098ZM77.554 50.7101C77.556 50.7101 77.5581 50.7101 77.56 50.7101C77.602 50.7106 77.6428 50.7316 77.6657 50.7715C77.6893 50.812 77.6872 50.8613 77.6637 50.8993L77.5481 50.8993C77.5462 50.8617 77.5271 50.8279 77.4973 50.8084L77.5541 50.7105ZM78.0096 50.7101C78.0116 50.7101 78.0137 50.7101 78.0158 50.7101L78.0727 50.8081C78.043 50.8275 78.022 50.8613 78.0198 50.8989L77.9062 50.8989C77.883 50.8613 77.8807 50.812 77.9041 50.7712C77.9268 50.7314 77.9675 50.7109 78.0096 50.7098ZM78.2543 50.7101C78.2564 50.7101 78.2583 50.7101 78.2602 50.7101C78.3027 50.7106 78.3434 50.7316 78.366 50.7715C78.3898 50.812 78.3876 50.8613 78.3639 50.8993L78.2487 50.8993C78.2466 50.8617 78.2276 50.8279 78.1977 50.8084L78.2545 50.7105ZM78.7103 50.7101C78.7124 50.7101 78.7145 50.7101 78.7164 50.7101L78.7731 50.8081C78.7435 50.8275 78.7244 50.8613 78.7222 50.8989L78.6068 50.8989C78.5833 50.8613 78.5813 50.812 78.6049 50.7712C78.6274 50.7314 78.668 50.7109 78.7104 50.7098ZM78.955 50.7101C78.957 50.7101 78.959 50.7101 78.961 50.7101C79.0031 50.7106 79.0439 50.7316 79.0666 50.7715C79.0903 50.812 79.0882 50.8613 79.0647 50.8993L78.9494 50.8993C78.9474 50.8617 78.9279 50.8279 78.8984 50.8084L78.9551 50.7105ZM79.4109 50.7101C79.4129 50.7101 79.4149 50.7101 79.4169 50.7101L79.4736 50.8081C79.4441 50.8275 79.4246 50.8613 79.4227 50.8989L79.3076 50.8989C79.2839 50.8613 79.282 50.812 79.3055 50.7712C79.3281 50.7314 79.3687 50.7109 79.4111 50.7098ZM79.6574 50.7101C79.6593 50.7101 79.6593 50.7101 79.6613 50.7101C79.7036 50.7106 79.7446 50.7316 79.7673 50.7715C79.7906 50.812 79.7884 50.8613 79.7651 50.8993L79.6515 50.8993C79.6495 50.8617 79.6283 50.8279 79.5986 50.8084L79.6574 50.7105ZM6.2264 50.9128L6.34184 50.9128C6.34389 50.9505 6.36315 50.9822 6.3927 51.0017L6.33596 51.1017C6.29183 51.1017 6.24808 51.0824 6.22442 51.0404C6.20078 50.9996 6.20292 50.9505 6.22646 50.9126ZM6.5708 50.9128L6.68428 50.9128C6.70771 50.9505 6.70983 50.9996 6.68631 51.0407C6.66267 51.0818 6.61893 51.1031 6.57476 51.1021L6.51804 51.0021C6.54767 50.9826 6.56888 50.9509 6.57092 50.9132ZM6.92692 50.9128L7.04237 50.9128C7.04437 50.9505 7.06367 50.9822 7.0932 51.0017L7.03647 51.1017C6.99232 51.1017 6.94861 51.0824 6.92494 51.0404C6.90129 50.9996 6.90345 50.9505 6.92697 50.9126ZM7.27131 50.9128L7.38479 50.9128C7.40824 50.9505 7.41229 50.9996 7.38884 51.0407C7.36519 51.0818 7.32146 51.1031 7.27732 51.1021L7.21855 51.0021C7.24819 50.9826 7.2694 50.9509 7.27144 50.9132ZM7.62938 50.9128L7.74289 50.9128C7.74491 50.9505 7.76613 50.9822 7.79575 51.0017L7.7371 51.1017C7.69297 51.1017 7.64922 51.0824 7.62556 51.0404C7.60191 50.9996 7.60598 50.9505 7.62963 50.9126ZM7.97183 50.9128L8.08726 50.9128C8.1107 50.9505 8.11285 50.9996 8.0893 51.0407C8.06562 51.0818 8.02191 51.1031 7.97777 51.1021L7.92103 51.0021C7.95069 50.9826 7.96984 50.9509 7.97191 50.9132ZM8.32988 50.9128L8.44341 50.9128C8.44542 50.9505 8.46665 50.9822 8.49627 51.0017L8.43953 51.1017C8.39539 51.1017 8.35166 51.0824 8.32799 51.0404C8.30436 50.9996 8.30647 50.9505 8.33 50.9126ZM8.67231 50.9128L8.78777 50.9128C8.81133 50.9505 8.81334 50.9996 8.78981 51.0407C8.76617 51.0818 8.72244 51.1031 8.67828 51.1021L8.62155 51.0021C8.65116 50.9826 8.67035 50.9509 8.67238 50.9132ZM9.03042 50.9128L9.14588 50.9128C9.1479 50.9505 9.16717 50.9822 9.19669 51.0017L9.13997 51.1017C9.09585 51.1017 9.0521 51.0824 9.02844 51.0404C9.00481 50.9996 9.00694 50.9505 9.03048 50.9126ZM9.37285 50.9128L9.48831 50.9128C9.51174 50.9505 9.51386 50.9996 9.49035 51.0407C9.46669 51.0818 9.42296 51.1031 9.3788 51.1021L9.32206 51.0021C9.35171 50.9826 9.37088 50.9509 9.37291 50.9132ZM9.73095 50.9128L9.84639 50.9128C9.84841 50.9505 9.86771 50.9822 9.89722 51.0017L9.84048 51.1017C9.79634 51.1017 9.75263 51.0824 9.72896 51.0404C9.70533 50.9996 9.70746 50.9505 9.73101 50.9126ZM10.0754 50.9128L10.1888 50.9128C10.2124 50.9505 10.2144 50.9996 10.1909 51.0407C10.1671 51.0818 10.1235 51.1031 10.0793 51.1021L10.0226 51.0021C10.0523 50.9826 10.0735 50.9509 10.0755 50.9132ZM10.4314 50.9128L10.5469 50.9128C10.5489 50.9505 10.5683 50.9822 10.5978 51.0017L10.541 51.1017C10.4969 51.1017 10.4531 51.0824 10.4294 51.0404C10.4059 50.9996 10.4081 50.9505 10.4315 50.9126ZM10.7758 50.9128L10.8894 50.9128C10.9128 50.9505 10.9169 50.9996 10.8934 51.0407C10.8698 51.0818 10.8258 51.1031 10.7818 51.1021L10.7232 51.0021C10.753 50.9826 10.7741 50.9509 10.776 50.9132ZM11.134 50.9128L11.2474 50.9128C11.2495 50.9505 11.2708 50.9822 11.3005 51.0017L11.2415 51.1017C11.1974 51.1017 11.1534 51.0824 11.1299 51.0404C11.1064 50.9996 11.1104 50.9505 11.1341 50.9126ZM11.4765 50.9128L11.5918 50.9128C11.6153 50.9505 11.6173 50.9996 11.5937 51.0407C11.5701 51.0818 11.5266 51.1031 11.4822 51.1021L11.4257 51.0021C11.4549 50.9826 11.4745 50.9509 11.4765 50.9132ZM11.8345 50.9128L11.9476 50.9128C11.9497 50.9505 11.971 50.9822 12.0006 51.0017L11.944 51.1017C11.8999 51.1017 11.8562 51.0824 11.8326 51.0404C11.8088 50.9996 11.8109 50.9505 11.8346 50.9126ZM12.1768 50.9128L12.2922 50.9128C12.3156 50.9505 12.3178 50.9996 12.2944 51.0407C12.2708 51.0818 12.2271 51.1031 12.1827 51.1021L12.1262 51.0021C12.1556 50.9826 12.1749 50.9509 12.1769 50.9132ZM12.5349 50.9128L12.6504 50.9128C12.6524 50.9505 12.6717 50.9822 12.7014 51.0017L12.6445 51.1017C12.6003 51.1017 12.5569 51.0824 12.533 51.0404C12.5093 50.9996 12.5114 50.9505 12.535 50.9126ZM12.8773 50.9128L12.9928 50.9128C13.0162 50.9505 13.0183 50.9996 12.9947 51.0407C12.9711 51.0818 12.9275 51.1031 12.8835 51.1021L12.8267 51.0021C12.8564 50.9826 12.8754 50.9509 12.8774 50.9132ZM13.2354 50.9128L13.351 50.9128C13.3528 50.9505 13.372 50.9822 13.4018 51.0017L13.345 51.1017C13.3009 51.1017 13.2572 51.0824 13.2335 51.0404C13.2099 50.9996 13.2122 50.9505 13.2356 50.9126ZM13.5798 50.9128L13.6932 50.9128C13.7167 50.9505 13.7189 50.9996 13.6953 51.0407C13.6717 51.0818 13.628 51.1031 13.5839 51.1021L13.5272 51.0021C13.5567 50.9826 13.5779 50.9509 13.58 50.9132ZM13.936 50.9128L14.0514 50.9128C14.0535 50.9505 14.0727 50.9822 14.1024 51.0017L14.0455 51.1017C14.0014 51.1017 13.9578 51.0824 13.9339 51.0404C13.9104 50.9996 13.9125 50.9505 13.936 50.9126ZM14.2803 50.9128L14.394 50.9128C14.4174 50.9505 14.4212 50.9996 14.398 51.0407C14.3743 51.0818 14.3305 51.1031 14.2866 51.1021L14.2275 51.0021C14.2573 50.9826 14.2784 50.9509 14.2804 50.9132ZM14.6385 50.9128L14.752 50.9128C14.754 50.9505 14.7751 50.9822 14.8048 51.0017L14.7463 51.1017C14.7022 51.1017 14.6583 51.0824 14.6347 51.0404C14.6108 50.9996 14.6149 50.9505 14.6388 50.9126ZM14.9807 50.9128L15.0967 50.9128C15.1197 50.9505 15.1219 50.9996 15.0986 51.0407C15.0747 51.0818 15.0308 51.1031 14.9867 51.1021L14.93 51.0021C14.9598 50.9826 14.9787 50.9509 14.9808 50.9132ZM15.3388 50.9128L15.4525 50.9128C15.4546 50.9505 15.4757 50.9822 15.5055 51.0017L15.4486 51.1017C15.4045 51.1017 15.3608 51.0824 15.3369 51.0404C15.3134 50.9996 15.3157 50.9505 15.3391 50.9126ZM15.6813 50.9128L15.7968 50.9128C15.8204 50.9505 15.8226 50.9996 15.7988 51.0407C15.7753 51.0818 15.7315 51.1031 15.6873 51.1021L15.6306 51.0021C15.6604 50.9826 15.6794 50.9509 15.6813 50.9132ZM16.0395 50.9128L16.155 50.9128C16.1569 50.9505 16.1762 50.9822 16.2057 51.0017L16.149 51.1017C16.105 51.1017 16.0611 51.0824 16.0376 51.0404C16.0139 50.9996 16.016 50.9505 16.0395 50.9126ZM16.382 50.9128L16.4976 50.9128C16.5208 50.9505 16.523 50.9996 16.4995 51.0407C16.4758 51.0818 16.4319 51.1031 16.3878 51.1021L16.3312 51.0021C16.3609 50.9826 16.3801 50.9509 16.382 50.9132ZM16.74 50.9128L16.8556 50.9128C16.8576 50.9505 16.8769 50.9822 16.9063 51.0017L16.8497 51.1017C16.8054 51.1017 16.7616 51.0824 16.7381 51.0404C16.7144 50.9996 16.7165 50.9505 16.7401 50.9126ZM17.0847 50.9128L17.1978 50.9128C17.2213 50.9505 17.2235 50.9996 17.2 51.0407C17.1761 51.0818 17.1344 51.1031 17.0904 51.1021L17.0314 51.0021C17.0612 50.9826 17.0825 50.9509 17.0847 50.9132ZM17.4404 50.9128L17.5561 50.9128C17.5581 50.9505 17.5773 50.9822 17.6067 51.0017L17.5502 51.1017C17.5061 51.1017 17.4622 51.0824 17.4385 51.0404C17.4149 50.9996 17.417 50.9505 17.4405 50.9126ZM17.785 50.9128L17.8984 50.9128C17.9219 50.9505 17.926 50.9996 17.9025 51.0407C17.8789 51.0818 17.8351 51.1031 17.7908 51.1021L17.7323 51.0021C17.762 50.9826 17.7832 50.9509 17.7852 50.9132ZM18.143 50.9128L18.2565 50.9128C18.2583 50.9505 18.2798 50.9822 18.3094 51.0017L18.2505 51.1017C18.2063 51.1017 18.1629 51.0824 18.1391 51.0404C18.1156 50.9996 18.1195 50.9505 18.1431 50.9126ZM18.4857 50.9128L18.6009 50.9128C18.6244 50.9505 18.6264 50.9996 18.6029 51.0407C18.5793 51.0818 18.5356 51.1031 18.4914 51.1021L18.4347 51.0021C18.4642 50.9826 18.4837 50.9509 18.4857 50.9132ZM18.8436 50.9128L18.9569 50.9128C18.9589 50.9505 18.9803 50.9822 19.0098 51.0017L18.9532 51.1017C18.909 51.1017 18.8654 51.0824 18.8417 51.0404C18.8179 50.9996 18.8201 50.9505 18.8437 50.9126ZM19.186 50.9128L19.3014 50.9128C19.3247 50.9505 19.327 50.9996 19.3035 51.0407C19.2797 51.0818 19.236 51.1031 19.1919 51.1021L19.1352 51.0021C19.1648 50.9826 19.1841 50.9509 19.1861 50.9132ZM19.5439 50.9128L19.6596 50.9128C19.6616 50.9505 19.6807 50.9822 19.7103 51.0017L19.6535 51.1017C19.6095 51.1017 19.5657 51.0824 19.5419 51.0404C19.5183 50.9996 19.5205 50.9505 19.5439 50.9126ZM19.8866 50.9128L20.002 50.9128C20.0255 50.9505 20.0275 50.9996 20.0039 51.0407C19.9801 51.0818 19.9365 51.1031 19.8925 51.1021L19.8356 51.0021C19.8653 50.9826 19.8844 50.9509 19.8866 50.9132ZM20.2445 50.9128L20.3601 50.9128C20.3621 50.9505 20.3814 50.9822 20.4108 51.0017L20.3542 51.1017C20.3099 51.1017 20.2663 51.0824 20.2424 51.0404C20.219 50.9996 20.2213 50.9505 20.2445 50.9126ZM20.589 50.9128L20.7024 50.9128C20.7261 50.9505 20.7281 50.9996 20.7044 51.0407C20.6808 51.0818 20.6388 51.1031 20.595 51.1021L20.5361 51.0021C20.5657 50.9826 20.5871 50.9509 20.589 50.9132ZM20.9451 50.9128L21.0603 50.9128C21.0624 50.9505 21.0817 50.9822 21.1112 51.0017L21.0545 51.1017C21.0103 51.1017 20.9667 51.0824 20.9433 51.0404C20.9195 50.9996 20.9217 50.9505 20.9452 50.9126ZM21.2893 50.9128L21.4029 50.9128C21.4264 50.9505 21.4304 50.9996 21.4071 51.0407C21.3834 51.0818 21.3397 51.1031 21.2955 51.1021L21.2365 51.0021C21.2662 50.9826 21.2873 50.9509 21.2894 50.9132ZM21.6475 50.9128L21.7611 50.9128C21.7631 50.9505 21.7842 50.9822 21.8139 51.0017L21.7553 51.1017C21.7112 51.1017 21.6673 51.0824 21.6438 51.0404C21.62 50.9996 21.6241 50.9505 21.6477 50.9126ZM21.9899 50.9128L22.1053 50.9128C22.1288 50.9505 22.1309 50.9996 22.1074 51.0407C22.0836 51.0818 22.0402 51.1031 21.9959 51.1021L21.9391 51.0021C21.9688 50.9826 21.988 50.9509 21.9899 50.9132ZM22.3482 50.9128L22.4614 50.9128C22.4634 50.9505 22.4848 50.9822 22.5144 51.0017L22.4578 51.1017C22.4136 51.1017 22.3698 51.0824 22.3462 51.0404C22.3226 50.9996 22.3247 50.9505 22.3484 50.9126ZM22.6905 50.9128L22.8059 50.9128C22.8294 50.9505 22.8316 50.9996 22.8079 51.0407C22.7843 51.0818 22.7407 51.1031 22.6962 51.1021L22.6397 51.0021C22.6693 50.9826 22.6886 50.9509 22.6906 50.9132ZM23.0486 50.9128L23.1641 50.9128C23.1661 50.9505 23.1853 50.9822 23.215 51.0017L23.158 51.1017C23.1139 51.1017 23.0702 51.0824 23.0468 51.0404C23.0228 50.9996 23.025 50.9505 23.0487 50.9126ZM23.3909 50.9128L23.5064 50.9128C23.5298 50.9505 23.5322 50.9996 23.5084 51.0407C23.4849 51.0818 23.4411 51.1031 23.3971 51.1021L23.3402 51.0021C23.3699 50.9826 23.3889 50.9509 23.3909 50.9132ZM23.7491 50.9128L23.8646 50.9128C23.8667 50.9505 23.8857 50.9822 23.9155 51.0017L23.8587 51.1017C23.8147 51.1017 23.7709 51.0824 23.7472 51.0404C23.7233 50.9996 23.7254 50.9505 23.7491 50.9126ZM24.0935 50.9128L24.207 50.9128C24.2303 50.9505 24.2323 50.9996 24.2089 51.0407C24.1853 51.0818 24.1436 51.1031 24.0996 51.1021L24.0408 51.0021C24.0704 50.9826 24.0916 50.9509 24.0936 50.9132ZM24.4497 50.9128L24.5651 50.9128C24.5671 50.9505 24.5865 50.9822 24.6159 51.0017L24.5592 51.1017C24.5148 51.1017 24.4714 51.0824 24.4477 51.0404C24.4241 50.9996 24.4262 50.9505 24.4498 50.9126ZM24.7941 50.9128L24.9074 50.9128C24.9309 50.9505 24.9349 50.9996 24.9114 51.0407C24.8881 51.0818 24.8442 51.1031 24.8001 51.1021L24.7413 51.0021C24.771 50.9826 24.7922 50.9509 24.7943 50.9132ZM25.1523 50.9128L25.2655 50.9128C25.2676 50.9505 25.2889 50.9822 25.3185 51.0017L25.2597 51.1017C25.2157 51.1017 25.1718 51.0824 25.148 51.0404C25.1247 50.9996 25.1285 50.9505 25.1525 50.9126ZM25.4945 50.9128L25.61 50.9128C25.6334 50.9505 25.6355 50.9996 25.612 51.0407C25.5885 51.0818 25.5447 51.1031 25.5005 51.1021L25.4439 51.0021C25.4732 50.9826 25.4925 50.9509 25.4945 50.9132ZM25.8525 50.9128L25.9661 50.9128C25.9681 50.9505 25.9894 50.9822 26.0187 51.0017L25.9623 51.1017C25.9182 51.1017 25.8742 51.0824 25.8506 51.0404C25.827 50.9996 25.8291 50.9505 25.8526 50.9126ZM26.195 50.9128L26.3107 50.9128C26.3339 50.9505 26.3359 50.9996 26.3127 51.0407C26.2888 51.0818 26.2451 51.1031 26.201 51.1021L26.1442 51.0021C26.174 50.9826 26.1931 50.9509 26.1951 50.9132ZM26.5529 50.9128L26.6687 50.9128C26.6706 50.9505 26.69 50.9822 26.7191 51.0017L26.6627 51.1017C26.6185 51.1017 26.5749 51.0824 26.5511 51.0404C26.5274 50.9996 26.5295 50.9505 26.553 50.9126ZM26.8954 50.9128L27.011 50.9128C27.0347 50.9505 27.0369 50.9996 27.0131 51.0407C26.9894 51.0818 26.9456 51.1031 26.9015 51.1021L26.8447 51.0021C26.8744 50.9826 26.8935 50.9509 26.8954 50.9132ZM27.2536 50.9128L27.3691 50.9128C27.371 50.9505 27.3906 50.9822 27.4198 51.0017L27.3634 51.1017C27.3191 51.1017 27.2752 51.0824 27.2516 51.0404C27.2282 50.9996 27.2303 50.9505 27.2536 50.9126ZM27.5982 50.9128L27.7114 50.9128C27.735 50.9505 27.7371 50.9996 27.7135 51.0407C27.69 51.0818 27.6481 51.1031 27.6039 51.1021L27.5452 51.0021C27.5748 50.9826 27.5963 50.9509 27.5982 50.9132ZM27.9541 50.9128L28.0696 50.9128C28.0716 50.9505 28.0909 50.9822 28.1203 51.0017L28.0637 51.1017C28.0196 51.1017 27.9757 51.0824 27.9521 51.0404C27.9285 50.9996 27.9306 50.9505 27.9541 50.9126ZM28.2986 50.9128L28.4119 50.9128C28.4355 50.9505 28.4396 50.9996 28.4161 51.0407C28.3925 51.0818 28.3487 51.1031 28.3045 51.1021L28.2459 51.0021C28.2754 50.9826 28.2969 50.9509 28.2989 50.9132ZM28.6567 50.9128L28.7702 50.9128C28.772 50.9505 28.7934 50.9822 28.8231 51.0017L28.7645 51.1017C28.7202 51.1017 28.6765 51.0824 28.6527 51.0404C28.629 50.9996 28.6333 50.9505 28.6568 50.9126ZM28.9992 50.9128L29.1145 50.9128C29.1379 50.9505 29.1401 50.9996 29.1164 51.0407C29.0929 51.0818 29.0492 51.1031 29.0049 51.1021L28.9485 51.0021C28.9779 50.9826 28.9972 50.9509 28.9993 50.9132ZM29.3571 50.9128L29.4708 50.9128C29.4728 50.9505 29.4937 50.9822 29.5237 51.0017L29.4666 51.1017C29.4226 51.1017 29.379 51.0824 29.3552 51.0404C29.3316 50.9996 29.3336 50.9505 29.3572 50.9126ZM29.6995 50.9128L29.8151 50.9128C29.8385 50.9505 29.8405 50.9996 29.817 51.0407C29.7933 51.0818 29.7495 51.1031 29.7054 51.1021L29.6487 51.0021C29.6786 50.9826 29.6976 50.9509 29.6995 50.9132ZM30.0577 50.9128L30.1732 50.9128C30.1752 50.9505 30.1944 50.9822 30.224 51.0017L30.167 51.1017C30.1229 51.1017 30.0794 51.0824 30.0557 51.0404C30.0321 50.9996 30.0342 50.9505 30.0577 50.9126ZM30.4001 50.9128L30.5154 50.9128C30.5388 50.9505 30.541 50.9996 30.5174 51.0407C30.4938 51.0818 30.4502 51.1031 30.4062 51.1021L30.3494 51.0021C30.3789 50.9826 30.3981 50.9509 30.4002 50.9132ZM30.7582 50.9128L30.8737 50.9128C30.8756 50.9505 30.8948 50.9822 30.9245 51.0017L30.8677 51.1017C30.8234 51.1017 30.7798 51.0824 30.7563 51.0404C30.7325 50.9996 30.7348 50.9505 30.7583 50.9126ZM31.1026 50.9128L31.2162 50.9128C31.2395 50.9505 31.2414 50.9996 31.2181 51.0407C31.1941 51.0818 31.1526 51.1031 31.1085 51.1021L31.05 51.0021C31.0795 50.9826 31.1006 50.9509 31.1027 50.9132ZM31.4587 50.9128L31.5741 50.9128C31.5761 50.9505 31.5953 50.9822 31.6251 51.0017L31.5681 51.1017C31.524 51.1017 31.4804 51.0824 31.4567 51.0404C31.4334 50.9996 31.4356 50.9505 31.4587 50.9126ZM31.8029 50.9128L31.9165 50.9128C31.94 50.9505 31.944 50.9996 31.9206 51.0407C31.8969 51.0818 31.8532 51.1031 31.809 51.1021L31.7503 51.0021C31.7799 50.9826 31.801 50.9509 31.8031 50.9132ZM32.1611 50.9128L32.2745 50.9128C32.2765 50.9505 32.2981 50.9822 32.3276 51.0017L32.2687 51.1017C32.2246 51.1017 32.1808 51.0824 32.1573 51.0404C32.1334 50.9996 32.1376 50.9505 32.1613 50.9126ZM32.5035 50.9128L32.619 50.9128C32.6426 50.9505 32.6446 50.9996 32.6211 51.0407C32.5974 51.0818 32.5538 51.1031 32.5096 51.1021L32.4528 51.0021C32.4824 50.9826 32.5017 50.9509 32.5036 50.9132ZM32.8618 50.9128L32.9751 50.9128C32.9771 50.9505 32.9984 50.9822 33.0281 51.0017L32.9715 51.1017C32.9271 51.1017 32.8835 51.0824 32.8599 51.0404C32.8361 50.9996 32.8384 50.9505 32.8619 50.9126ZM33.204 50.9128L33.3197 50.9128C33.3428 50.9505 33.3451 50.9996 33.3218 51.0407C33.298 51.0818 33.2543 51.1031 33.21 51.1021L33.1532 51.0021C33.1829 50.9826 33.2021 50.9509 33.204 50.9132ZM33.5622 50.9128L33.6777 50.9128C33.6798 50.9505 33.6989 50.9822 33.7287 51.0017L33.6717 51.1017C33.6276 51.1017 33.5841 51.0824 33.5602 51.0404C33.5365 50.9996 33.5387 50.9505 33.5622 50.9126ZM33.9046 50.9128L34.0199 50.9128C34.0437 50.9505 34.0457 50.9996 34.0219 51.0407C33.9984 51.0818 33.9548 51.1031 33.9105 51.1021L33.8539 51.0021C33.8835 50.9826 33.9027 50.9509 33.9047 50.9132ZM34.2627 50.9128L34.3782 50.9128C34.3801 50.9505 34.3994 50.9822 34.4289 51.0017L34.3723 51.1017C34.3281 51.1017 34.2846 51.0824 34.2607 51.0404C34.237 50.9996 34.2393 50.9505 34.2628 50.9126ZM34.6073 50.9128L34.7206 50.9128C34.7441 50.9505 34.7463 50.9996 34.7225 51.0407C34.699 51.0818 34.6574 51.1031 34.6129 51.1021L34.5544 51.0021C34.584 50.9826 34.6053 50.9509 34.6074 50.9132ZM51.2709 50.9128L51.3862 50.9128C51.3882 50.9505 51.4076 50.9822 51.4372 51.0017L51.3804 51.1017C51.3363 51.1017 51.2924 51.0824 51.2691 51.0404C51.2452 50.9996 51.2474 50.9505 51.271 50.9126ZM51.6151 50.9128L51.7286 50.9128C51.7521 50.9505 51.7542 50.9996 51.7309 51.0407C51.7071 51.0818 51.6633 51.1031 51.6191 51.1021L51.5622 51.0021C51.5919 50.9826 51.6132 50.9509 51.6153 50.9132ZM51.9713 50.9128L52.0867 50.9128C52.0888 50.9505 52.1081 50.9822 52.1377 51.0017L52.0809 51.1017C52.0368 51.1017 51.993 51.0824 51.9693 51.0404C51.9457 50.9996 51.9478 50.9505 51.9713 50.9126ZM52.3157 50.9128L52.4291 50.9128C52.4526 50.9505 52.4566 50.9996 52.4332 51.0407C52.4097 51.0818 52.3659 51.1031 52.3216 51.1021L52.2632 51.0021C52.2927 50.9826 52.3138 50.9509 52.3158 50.9132ZM52.6739 50.9128L52.7872 50.9128C52.7892 50.9505 52.8105 50.9822 52.8401 51.0017L52.7814 51.1017C52.7372 51.1017 52.6937 51.0824 52.67 51.0404C52.6462 50.9996 52.6504 50.9505 52.674 50.9126ZM53.0161 50.9128L53.1316 50.9128C53.1551 50.9505 53.1573 50.9996 53.1336 51.0407C53.1101 51.0818 53.0664 51.1031 53.0224 51.1021L52.9655 51.0021C52.9949 50.9826 53.0141 50.9509 53.0163 50.9132ZM53.3742 50.9128L53.4879 50.9128C53.4899 50.9505 53.511 50.9822 53.5407 51.0017L53.4841 51.1017C53.4398 51.1017 53.3961 51.0824 53.3724 51.0404C53.3487 50.9996 53.351 50.9505 53.3744 50.9126ZM53.7168 50.9128L53.8323 50.9128C53.8557 50.9505 53.8577 50.9996 53.8343 51.0407C53.8105 51.0818 53.767 51.1031 53.7229 51.1021L53.666 51.0021C53.6956 50.9826 53.7148 50.9509 53.7168 50.9132ZM54.0747 50.9128L54.1903 50.9128C54.1924 50.9505 54.2115 50.9822 54.2412 51.0017L54.1843 51.1017C54.1404 51.1017 54.0966 51.0824 54.0727 51.0404C54.0492 50.9996 54.0513 50.9505 54.0747 50.9126ZM54.4171 50.9128L54.5326 50.9128C54.5561 50.9505 54.5583 50.9996 54.5347 51.0407C54.5111 51.0818 54.4674 51.1031 54.4231 51.1021L54.3664 51.0021C54.3963 50.9826 54.4152 50.9509 54.4173 50.9132ZM54.7752 50.9128L54.8906 50.9128C54.8928 50.9505 54.912 50.9822 54.9416 51.0017L54.885 51.1017C54.841 51.1017 54.797 51.0824 54.7733 51.0404C54.7497 50.9996 54.7518 50.9505 54.7754 50.9126ZM55.1196 50.9128L55.2332 50.9128C55.2568 50.9505 55.259 50.9996 55.2353 51.0407C55.2117 51.0818 55.1678 51.1031 55.1237 51.1021L55.067 51.0021C55.0967 50.9826 55.1177 50.9509 55.1197 50.9132ZM55.476 50.9128L55.5912 50.9128C55.5932 50.9505 55.6125 50.9822 55.642 51.0017L55.5855 51.1017C55.5413 51.1017 55.4974 51.0824 55.474 51.0404C55.4503 50.9996 55.4524 50.9505 55.476 50.9126ZM55.8201 50.9128L55.934 50.9128C55.9571 50.9505 55.9611 50.9996 55.9378 51.0407C55.9141 51.0818 55.8704 51.1031 55.8261 51.1021L55.7674 51.0021C55.7972 50.9826 55.8184 50.9509 55.8202 50.9132ZM56.1784 50.9128L56.2917 50.9128C56.2939 50.9505 56.315 50.9822 56.3446 51.0017L56.2861 51.1017C56.2417 51.1017 56.1979 51.0824 56.1743 51.0404C56.1506 50.9996 56.1547 50.9505 56.1785 50.9126ZM56.5207 50.9128L56.6361 50.9128C56.6596 50.9505 56.6618 50.9996 56.6381 51.0407C56.6142 51.0818 56.5708 51.1031 56.5267 51.1021L56.47 51.0021C56.4998 50.9826 56.5189 50.9509 56.5209 50.9132ZM56.8788 50.9128L56.9922 50.9128C56.9942 50.9505 57.0155 50.9822 57.0451 51.0017L56.9887 51.1017C56.9442 51.1017 56.9006 51.0824 56.8769 51.0404C56.8532 50.9996 56.8554 50.9505 56.8789 50.9126ZM57.2212 50.9128L57.3367 50.9128C57.3603 50.9505 57.3624 50.9996 57.3388 51.0407C57.3151 51.0818 57.2714 51.1031 57.2272 51.1021L57.1705 51.0021C57.2001 50.9826 57.2193 50.9509 57.2212 50.9132ZM57.5795 50.9128L57.6948 50.9128C57.6968 50.9505 57.7162 50.9822 57.7456 51.0017L57.6889 51.1017C57.6446 51.1017 57.601 51.0824 57.5774 51.0404C57.5538 50.9996 57.5559 50.9505 57.5795 50.9126ZM57.9217 50.9128L58.0372 50.9128C58.0604 50.9505 58.0628 50.9996 58.0393 51.0407C58.0156 51.0818 57.9717 51.1031 57.9277 51.1021L57.8709 51.0021C57.9005 50.9826 57.9199 50.9509 57.9219 50.9132ZM58.2798 50.9128L58.3954 50.9128C58.3974 50.9505 58.4167 50.9822 58.4462 51.0017L58.3894 51.1017C58.3454 51.1017 58.3014 51.0824 58.2779 51.0404C58.2542 50.9996 58.2562 50.9505 58.28 50.9126ZM58.6243 50.9128L58.7377 50.9128C58.761 50.9505 58.7631 50.9996 58.7396 51.0407C58.7162 51.0818 58.6724 51.1031 58.6283 51.1021L58.5716 51.0021C58.6011 50.9826 58.6224 50.9509 58.6244 50.9132ZM58.9804 50.9128L59.0959 50.9128C59.0979 50.9505 59.1173 50.9822 59.1467 51.0017L59.09 51.1017C59.0458 51.1017 59.002 51.0824 58.9784 51.0404C58.9549 50.9996 58.957 50.9505 58.9804 50.9126ZM59.3248 50.9128L59.4383 50.9128C59.4616 50.9505 59.4657 50.9996 59.4424 51.0407C59.4187 51.0818 59.3749 51.1031 59.3307 51.1021L59.272 51.0021C59.3017 50.9826 59.3231 50.9509 59.325 50.9132ZM59.6827 50.9128L59.7963 50.9128C59.7986 50.9505 59.8198 50.9822 59.8492 51.0017L59.7903 51.1017C59.7464 51.1017 59.7026 51.0824 59.6788 51.0404C59.6554 50.9996 59.6594 50.9505 59.6828 50.9126ZM60.0254 50.9128L60.1407 50.9128C60.1641 50.9505 60.1663 50.9996 60.1428 51.0407C60.1191 51.0818 60.0753 51.1031 60.0314 51.1021L59.9745 51.0021C60.0042 50.9826 60.0232 50.9509 60.0254 50.9132ZM60.3833 50.9128L60.4969 50.9128C60.499 50.9505 60.5201 50.9822 60.5498 51.0017L60.4931 51.1017C60.449 51.1017 60.4051 51.0824 60.3814 51.0404C60.3579 50.9996 60.3599 50.9505 60.3834 50.9126ZM60.7258 50.9128L60.8412 50.9128C60.8648 50.9505 60.8668 50.9996 60.8432 51.0407C60.8196 51.0818 60.776 51.1031 60.732 51.1021L60.6748 51.0021C60.7047 50.9826 60.7239 50.9509 60.7258 50.9132ZM61.0839 50.9128L61.1993 50.9128C61.2014 50.9505 61.2206 50.9822 61.25 51.0017L61.1935 51.1017C61.1493 51.1017 61.1057 51.0824 61.0819 51.0404C61.0584 50.9996 61.0606 50.9505 61.0839 50.9126ZM61.4263 50.9128L61.5417 50.9128C61.5653 50.9505 61.5673 50.9996 61.5439 51.0407C61.5202 51.0818 61.4765 51.1031 61.4324 51.1021L61.3754 51.0021C61.4052 50.9826 61.4243 50.9509 61.4263 50.9132ZM61.7846 50.9128L61.8998 50.9128C61.9018 50.9505 61.9212 50.9822 61.9505 51.0017L61.8939 51.1017C61.8498 51.1017 61.8061 51.0824 61.7826 51.0404C61.7587 50.9996 61.7611 50.9505 61.7846 50.9126ZM62.1288 50.9128L62.2422 50.9128C62.2658 50.9505 62.2679 50.9996 62.2442 51.0407C62.2207 51.0818 62.1791 51.1031 62.1346 51.1021L62.0758 51.0021C62.1056 50.9826 62.1269 50.9509 62.1289 50.9132ZM62.4849 50.9128L62.6003 50.9128C62.6022 50.9505 62.6217 50.9822 62.6512 51.0017L62.5946 51.1017C62.5503 51.1017 62.5064 51.0824 62.4831 51.0404C62.4591 50.9996 62.4614 50.9505 62.485 50.9126ZM62.8293 50.9128L62.9429 50.9128C62.9664 50.9505 62.9704 50.9996 62.947 51.0407C62.9231 51.0818 62.8795 51.1031 62.8352 51.1021L62.7768 51.0021C62.8064 50.9826 62.8274 50.9509 62.8296 50.9132ZM63.1874 50.9128L63.3009 50.9128C63.3029 50.9505 63.3242 50.9822 63.3539 51.0017L63.2951 51.1017C63.251 51.1017 63.2071 51.0824 63.1835 51.0404C63.1598 50.9996 63.1638 50.9505 63.1877 50.9126ZM63.5298 50.9128L63.6454 50.9128C63.6687 50.9505 63.6707 50.9996 63.6474 51.0407C63.6237 51.0818 63.5799 51.1031 63.536 51.1021L63.4791 51.0021C63.5087 50.9826 63.5279 50.9509 63.5298 50.9132ZM63.8879 50.9128L64.0014 50.9128C64.0035 50.9505 64.0245 50.9822 64.0542 51.0017L63.9976 51.1017C63.9535 51.1017 63.9096 51.0824 63.8859 51.0404C63.8621 50.9996 63.8644 50.9505 63.888 50.9126ZM64.2304 50.9128L64.3459 50.9128C64.3694 50.9505 64.3715 50.9996 64.3479 51.0407C64.3242 51.0818 64.2804 51.1031 64.2361 51.1021L64.1796 51.0021C64.2089 50.9826 64.2283 50.9509 64.2304 50.9132ZM64.5883 50.9128L64.7037 50.9128C64.7058 50.9505 64.7252 50.9822 64.7548 51.0017L64.698 51.1017C64.6538 51.1017 64.6101 51.0824 64.5864 51.0404C64.5629 50.9996 64.5648 50.9505 64.5884 50.9126ZM64.931 50.9128L65.0464 50.9128C65.0698 50.9505 65.0718 50.9996 65.0483 51.0407C65.0247 51.0818 64.9809 51.1031 64.9369 51.1021L64.8803 51.0021C64.9095 50.9826 64.929 50.9509 64.931 50.9132ZM65.289 50.9128L65.4044 50.9128C65.4064 50.9505 65.4258 50.9822 65.4554 51.0017L65.3985 51.1017C65.3544 51.1017 65.3104 51.0824 65.2869 51.0404C65.2634 50.9996 65.2654 50.9505 65.289 50.9126ZM65.6334 50.9128L65.7467 50.9128C65.7703 50.9505 65.7722 50.9996 65.7489 51.0407C65.7251 51.0818 65.6832 51.1031 65.6392 51.1021L65.5806 51.0021C65.61 50.9826 65.6315 50.9509 65.6335 50.9132ZM65.9893 50.9128L66.105 50.9128C66.107 50.9505 66.1261 50.9822 66.1557 51.0017L66.0988 51.1017C66.0549 51.1017 66.0111 51.0824 65.9875 51.0404C65.964 50.9996 65.966 50.9505 65.9895 50.9126ZM66.3336 50.9128L66.4472 50.9128C66.4708 50.9505 66.4749 50.9996 66.4515 51.0407C66.4279 51.0818 66.384 51.1031 66.3398 51.1021L66.281 51.0021C66.3108 50.9826 66.3317 50.9509 66.3339 50.9132ZM66.6917 50.9128L66.8053 50.9128C66.8074 50.9505 66.8287 50.9822 66.8582 51.0017L66.7996 51.1017C66.7555 51.1017 66.7119 51.0824 66.688 51.0404C66.6645 50.9996 66.6685 50.9505 66.692 50.9126ZM67.0344 50.9128L67.1496 50.9128C67.1736 50.9505 67.1755 50.9996 67.1517 51.0407C67.1281 51.0818 67.0845 51.1031 67.0405 51.1021L66.9835 51.0021C67.0133 50.9826 67.0326 50.9509 67.0344 50.9132ZM67.3926 50.9128L67.506 50.9128C67.5079 50.9505 67.5292 50.9822 67.5586 51.0017L67.5022 51.1017C67.4577 51.1017 67.4141 51.0824 67.3907 51.0404C67.3669 50.9996 67.3691 50.9505 67.3927 50.9126ZM67.7349 50.9128L67.8501 50.9128C67.8736 50.9505 67.8759 50.9996 67.8523 51.0407C67.8286 51.0818 67.785 51.1031 67.7407 51.1021L67.6839 51.0021C67.7136 50.9826 67.7328 50.9509 67.7351 50.9132ZM68.0929 50.9128L68.2084 50.9128C68.2105 50.9505 68.2297 50.9822 68.2592 51.0017L68.2026 51.1017C68.1583 51.1017 68.1146 51.0824 68.091 51.0404C68.0674 50.9996 68.0695 50.9505 68.0931 50.9126ZM68.4354 50.9128L68.5507 50.9128C68.5744 50.9505 68.5766 50.9996 68.5527 51.0407C68.5293 51.0818 68.4855 51.1031 68.4414 51.1021L68.3846 51.0021C68.4143 50.9826 68.4335 50.9509 68.4354 50.9132ZM68.7935 50.9128L68.909 50.9128C68.9109 50.9505 68.9303 50.9822 68.9598 51.0017L68.9031 51.1017C68.8589 51.1017 68.8153 51.0824 68.7914 51.0404C68.7677 50.9996 68.77 50.9505 68.7935 50.9126ZM69.138 50.9128L69.2515 50.9128C69.2748 50.9505 69.277 50.9996 69.2533 51.0407C69.2298 51.0818 69.1879 51.1031 69.1438 51.1021L69.0851 51.0021C69.1148 50.9826 69.1359 50.9509 69.1381 50.9132ZM69.494 50.9128L69.6096 50.9128C69.6117 50.9505 69.6309 50.9822 69.6605 51.0017L69.6036 51.1017C69.5595 51.1017 69.5155 51.0824 69.4921 51.0404C69.4685 50.9996 69.4704 50.9505 69.4942 50.9126ZM69.8385 50.9128L69.9519 50.9128C69.9752 50.9505 69.9793 50.9996 69.956 51.0407C69.9323 51.0818 69.8886 51.1031 69.8444 51.1021L69.7858 51.0021C69.8152 50.9826 69.8366 50.9509 69.8387 50.9132ZM70.1965 50.9128L70.3099 50.9128C70.3121 50.9505 70.3331 50.9822 70.3628 51.0017L70.3042 51.1017C70.2602 51.1017 70.2164 51.0824 70.1927 51.0404C70.169 50.9996 70.1729 50.9505 70.1968 50.9126ZM70.5389 50.9128L70.6544 50.9128C70.6777 50.9505 70.6799 50.9996 70.6565 51.0407C70.6328 51.0818 70.5889 51.1031 70.5448 51.1021L70.488 51.0021C70.5178 50.9826 70.5369 50.9509 70.5389 50.9132ZM70.8969 50.9128L71.0106 50.9128C71.0127 50.9505 71.0338 50.9822 71.0633 51.0017L71.0065 51.1017C70.9624 51.1017 70.9189 51.0824 70.8952 51.0404C70.8714 50.9996 70.8735 50.9505 70.897 50.9126ZM71.2394 50.9128L71.3549 50.9128C71.3784 50.9505 71.3804 50.9996 71.3569 51.0407C71.3332 51.0818 71.2896 51.1031 71.2456 51.1021L71.1886 51.0021C71.2184 50.9826 71.2374 50.9509 71.2394 50.9132ZM71.5975 50.9128L71.7129 50.9128C71.715 50.9505 71.7345 50.9822 71.7637 51.0017L71.7071 51.1017C71.663 51.1017 71.619 51.0824 71.5956 51.0404C71.5722 50.9996 71.5741 50.9505 71.5975 50.9126ZM71.94 50.9128L72.0554 50.9128C72.0789 50.9505 72.0809 50.9996 72.0574 51.0407C72.0339 51.0818 71.9901 51.1031 71.9459 51.1021L71.8891 51.0021C71.9188 50.9826 71.9382 50.9509 71.94 50.9132ZM72.2982 50.9128L72.4134 50.9128C72.4155 50.9505 72.4346 50.9822 72.4644 51.0017L72.4076 51.1017C72.3636 51.1017 72.3195 51.0824 72.2959 51.0404C72.2723 50.9996 72.2746 50.9505 72.2982 50.9126ZM72.6424 50.9128L72.756 50.9128C72.7794 50.9505 72.7814 50.9996 72.758 51.0407C72.7342 51.0818 72.6924 51.1031 72.6484 51.1021L72.5896 51.0021C72.6194 50.9826 72.6405 50.9509 72.6425 50.9132ZM72.9985 50.9128L73.1138 50.9128C73.1159 50.9505 73.1352 50.9822 73.1647 51.0017L73.1082 51.1017C73.064 51.1017 73.0203 51.0824 72.9965 51.0404C72.9728 50.9996 72.9749 50.9505 72.9985 50.9126ZM73.3429 50.9128L73.4565 50.9128C73.48 50.9505 73.4842 50.9996 73.4604 51.0407C73.4368 51.0818 73.393 51.1031 73.3489 51.1021L73.2903 51.0021C73.3198 50.9826 73.341 50.9509 73.343 50.9132ZM73.7011 50.9128L73.8144 50.9128C73.8163 50.9505 73.8378 50.9822 73.8674 51.0017L73.8089 51.1017C73.7645 51.1017 73.7209 51.0824 73.697 51.0404C73.6735 50.9996 73.6776 50.9505 73.7012 50.9126ZM74.0435 50.9128L74.1587 50.9128C74.1824 50.9505 74.1844 50.9996 74.1607 51.0407C74.1375 51.0818 74.0936 51.1031 74.0494 51.1021L73.9927 51.0021C74.0221 50.9826 74.0415 50.9509 74.0435 50.9132ZM74.4014 50.9128L74.515 50.9128C74.517 50.9505 74.5382 50.9822 74.5678 51.0017L74.5112 51.1017C74.4669 51.1017 74.4233 51.0824 74.3995 51.0404C74.3759 50.9996 74.3781 50.9505 74.4016 50.9126ZM74.744 50.9128L74.8595 50.9128C74.8829 50.9505 74.8849 50.9996 74.8614 51.0407C74.8378 51.0818 74.794 51.1031 74.75 51.1021L74.6933 51.0021C74.7227 50.9826 74.742 50.9509 74.744 50.9132ZM75.1019 50.9128L75.2176 50.9128C75.2196 50.9505 75.2388 50.9822 75.2684 51.0017L75.2116 51.1017C75.1674 51.1017 75.1238 51.0824 75.1 51.0404C75.0765 50.9996 75.0784 50.9505 75.1019 50.9126ZM75.4444 50.9128L75.56 50.9128C75.5834 50.9505 75.5856 50.9996 75.562 51.0407C75.5384 51.0818 75.4944 51.1031 75.4505 51.1021L75.3937 51.0021C75.4232 50.9826 75.4425 50.9509 75.4444 50.9132ZM75.8024 50.9128L75.9181 50.9128C75.9202 50.9505 75.9394 50.9822 75.9689 51.0017L75.9122 51.1017C75.8682 51.1017 75.8241 51.0824 75.8003 51.0404C75.777 50.9996 75.7791 50.9505 75.8026 50.9126ZM76.1469 50.9128L76.2603 50.9128C76.284 50.9505 76.2861 50.9996 76.2624 51.0407C76.2388 51.0818 76.197 51.1031 76.1528 51.1021L76.0942 51.0021C76.1238 50.9826 76.145 50.9509 76.1472 50.9132ZM76.5031 50.9128L76.6184 50.9128C76.6204 50.9505 76.6399 50.9822 76.6693 51.0017L76.6125 51.1017C76.5684 51.1017 76.5247 51.0824 76.5012 51.0404C76.4775 50.9996 76.4795 50.9505 76.5031 50.9126ZM76.8474 50.9128L76.9609 50.9128C76.9844 50.9505 76.9884 50.9996 76.9651 51.0407C76.9414 51.0818 76.8977 51.1031 76.8535 51.1021L76.7948 51.0021C76.8244 50.9826 76.8456 50.9509 76.8475 50.9132ZM77.2056 50.9128L77.3192 50.9128C77.3212 50.9505 77.3423 50.9822 77.3719 51.0017L77.313 51.1017C77.269 51.1017 77.2252 51.0824 77.2019 51.0404C77.1781 50.9996 77.182 50.9505 77.2057 50.9126ZM77.5478 50.9128L77.6634 50.9128C77.6869 50.9505 77.6892 50.9996 77.6655 51.0407C77.6415 51.0818 77.598 51.1031 77.554 51.1021L77.4972 51.0021C77.527 50.9826 77.546 50.9509 77.548 50.9132ZM77.906 50.9128L78.0197 50.9128C78.0217 50.9505 78.0429 50.9822 78.0726 51.0017L78.0157 51.1017C77.9716 51.1017 77.9278 51.0824 77.9041 51.0404C77.8806 50.9996 77.8829 50.9505 77.9062 50.9126ZM78.2486 50.9128L78.3638 50.9128C78.3875 50.9505 78.3896 50.9996 78.3658 51.0407C78.3422 51.0818 78.2987 51.1031 78.2545 51.1021L78.1977 51.0021C78.2275 50.9826 78.2466 50.9509 78.2487 50.9132ZM78.6066 50.9128L78.722 50.9128C78.7241 50.9505 78.7433 50.9822 78.7728 51.0017L78.7161 51.1017C78.672 51.1017 78.6283 51.0824 78.6047 51.0404C78.581 50.9996 78.5832 50.9505 78.6066 50.9126ZM78.9491 50.9128L79.0644 50.9128C79.0881 50.9505 79.0901 50.9996 79.0665 51.0407C79.0428 51.0818 78.999 51.1031 78.955 51.1021L78.8983 51.0021C78.9277 50.9826 78.9472 50.9509 78.9493 50.9132ZM79.3073 50.9128L79.4224 50.9128C79.4245 50.9505 79.4439 50.9822 79.4734 51.0017L79.4167 51.1017C79.3725 51.1017 79.3289 51.0824 79.3053 51.0404C79.2816 50.9996 79.2836 50.9505 79.3075 50.9126ZM79.6514 50.9128L79.765 50.9128C79.7883 50.9505 79.7905 50.9996 79.7671 51.0407C79.7436 51.0818 79.7015 51.1031 79.6574 51.1021L79.5987 51.0021C79.6283 50.9826 79.6495 50.9509 79.6517 50.9132ZM6.40447 51.0087C6.42 51.0192 6.43673 51.0212 6.45531 51.0212C6.47389 51.0212 6.49255 51.0212 6.50818 51.0087L6.56489 51.1068C6.54419 51.1468 6.5026 51.1744 6.45532 51.1744C6.40801 51.1744 6.36641 51.1468 6.34574 51.1068L6.40448 51.0087ZM7.10497 51.0087C7.12049 51.0192 7.13725 51.0212 7.15581 51.0212C7.17448 51.0212 7.19315 51.0212 7.20866 51.0087L7.26541 51.1068C7.24471 51.1468 7.20309 51.1744 7.15583 51.1744C7.10854 51.1744 7.06887 51.1468 7.04822 51.1068L7.10493 51.0087ZM7.80548 51.0087C7.82102 51.0192 7.83969 51.0212 7.85837 51.0212C7.87694 51.0212 7.89367 51.0212 7.90922 51.0087L7.96592 51.1068C7.94522 51.1468 7.90555 51.1744 7.85831 51.1744C7.81101 51.1744 7.76941 51.1468 7.74873 51.1068L7.80544 51.0087ZM8.506 51.0087C8.52153 51.0192 8.54022 51.0212 8.55889 51.0212C8.57744 51.0212 8.5942 51.0212 8.6097 51.0087L8.66644 51.1068C8.64574 51.1468 8.60606 51.1744 8.55883 51.1744C8.51153 51.1744 8.46993 51.1468 8.44925 51.1068L8.50597 51.0087ZM9.20847 51.0087C9.22402 51.0192 9.24075 51.0212 9.25931 51.0212C9.27787 51.0212 9.29465 51.0212 9.31017 51.0087L9.3688 51.1068C9.34811 51.1468 9.30651 51.1744 9.25924 51.1744C9.21195 51.1744 9.17035 51.1468 9.14968 51.1068L9.20833 51.0087ZM9.90901 51.0087C9.92447 51.0192 9.9412 51.0212 9.9598 51.0212C9.9784 51.0212 9.99701 51.0212 10.0127 51.0087L10.0696 51.1068C10.0488 51.1468 10.0071 51.1744 9.9598 51.1744C9.91256 51.1744 9.87289 51.1468 9.85224 51.1068L9.90896 51.0087ZM10.6096 51.0087C10.625 51.0192 10.6419 51.0212 10.6603 51.0212C10.679 51.0212 10.6978 51.0212 10.7132 51.0087L10.7699 51.1068C10.7493 51.1468 10.7076 51.1744 10.6604 51.1744C10.6131 51.1744 10.5734 51.1468 10.5527 51.1068ZM11.31 51.0087C11.3258 51.0192 11.3442 51.0212 11.3629 51.0212C11.3815 51.0212 11.3982 51.0212 11.4137 51.0087L11.4706 51.1068C11.4498 51.1468 11.4099 51.1744 11.3628 51.1744C11.3155 51.1744 11.2742 51.1468 11.2532 51.1068ZM12.0106 51.0087C12.0261 51.0192 12.0447 51.0212 12.0635 51.0212C12.082 51.0212 12.0989 51.0212 12.1141 51.0087L12.1729 51.1068C12.1521 51.1468 12.1105 51.1744 12.0634 51.1744C12.0161 51.1744 11.9744 51.1468 11.9539 51.1068L12.0105 51.0087ZM12.7129 51.0087C12.7286 51.0192 12.7451 51.0212 12.7637 51.0212C12.7825 51.0212 12.7992 51.0212 12.8145 51.0087L12.8733 51.1068C12.8527 51.1468 12.8111 51.1744 12.7637 51.1744C12.7166 51.1744 12.675 51.1468 12.6544 51.1068L12.7128 51.0087ZM13.4134 51.0087C13.4291 51.0192 13.4458 51.0212 13.4645 51.0212C13.4828 51.0212 13.5017 51.0212 13.5172 51.0087L13.5739 51.1068C13.5533 51.1468 13.5118 51.1744 13.4645 51.1744C13.417 51.1744 13.3776 51.1468 13.3568 51.1068ZM14.1141 51.0087C14.1296 51.0192 14.1462 51.0212 14.1648 51.0212C14.1835 51.0212 14.2019 51.0212 14.2178 51.0087L14.2743 51.1068C14.2537 51.1468 14.2122 51.1744 14.1649 51.1744C14.1176 51.1744 14.078 51.1468 14.0573 51.1068L14.114 51.0087ZM14.8144 51.0087C14.8302 51.0192 14.8488 51.0212 14.8675 51.0212C14.886 51.0212 14.9026 51.0212 14.9183 51.0087L14.9749 51.1068C14.9543 51.1468 14.9147 51.1744 14.8675 51.1744C14.8199 51.1744 14.7783 51.1468 14.7579 51.1068ZM15.5152 51.0087C15.5307 51.0192 15.5494 51.0212 15.5682 51.0212C15.5863 51.0212 15.6032 51.0212 15.6189 51.0087L15.6778 51.1068C15.657 51.1468 15.6152 51.1744 15.5682 51.1744C15.5207 51.1744 15.4791 51.1468 15.4585 51.1068ZM16.2176 51.0087C16.233 51.0192 16.2499 51.0212 16.2683 51.0212C16.287 51.0212 16.3037 51.0212 16.3193 51.0087L16.378 51.1068C16.3571 51.1468 16.3154 51.1744 16.2683 51.1744C16.2211 51.1744 16.1794 51.1468 16.1587 51.1068L16.2173 51.0087ZM16.9181 51.0087C16.9337 51.0192 16.9505 51.0212 16.9688 51.0212C16.9875 51.0212 17.0062 51.0212 17.0217 51.0087L17.0786 51.1068C17.0578 51.1468 17.0162 51.1744 16.9688 51.1744C16.9216 51.1744 16.8822 51.1468 16.8612 51.1068ZM17.6187 51.0087C17.634 51.0192 17.6508 51.0212 17.6694 51.0212C17.6881 51.0212 17.7067 51.0212 17.7222 51.0087L17.7791 51.1068C17.7583 51.1468 17.7167 51.1744 17.6694 51.1744C17.6222 51.1744 17.5826 51.1468 17.5619 51.1068L17.6185 51.0087ZM18.3192 51.0087C18.3347 51.0192 18.3533 51.0212 18.372 51.0212C18.3906 51.0212 18.4073 51.0212 18.4227 51.0087L18.4796 51.1068C18.4588 51.1468 18.4191 51.1744 18.372 51.1744C18.3248 51.1744 18.283 51.1468 18.2621 51.1068ZM19.0197 51.0087C19.0351 51.0192 19.0538 51.0212 19.0724 51.0212C19.0911 51.0212 19.1078 51.0212 19.1233 51.0087L19.1821 51.1068C19.1614 51.1468 19.1198 51.1744 19.0723 51.1744C19.025 51.1744 18.9835 51.1468 18.9628 51.1068L19.0195 51.0087ZM19.7221 51.0087C19.7375 51.0192 19.7542 51.0212 19.773 51.0212C19.7915 51.0212 19.8083 51.0212 19.8239 51.0087L19.8823 51.1068C19.8619 51.1468 19.82 51.1744 19.773 51.1744C19.7257 51.1744 19.6839 51.1468 19.6635 51.1068L19.722 51.0087ZM20.4228 51.0087C20.4381 51.0192 20.455 51.0212 20.4734 51.0212C20.4921 51.0212 20.5108 51.0212 20.5265 51.0087L20.5831 51.1068C20.5624 51.1468 20.5208 51.1744 20.4734 51.1744C20.4264 51.1744 20.3866 51.1468 20.3659 51.1068ZM21.1232 51.0087C21.1386 51.0192 21.1553 51.0212 21.1741 51.0212C21.1926 51.0212 21.2111 51.0212 21.227 51.0087L21.2836 51.1068C21.2628 51.1468 21.2214 51.1744 21.1741 51.1744C21.1266 51.1744 21.087 51.1468 21.0663 51.1068ZM21.8236 51.0087C21.8391 51.0192 21.8579 51.0212 21.8765 51.0212C21.895 51.0212 21.912 51.0212 21.9273 51.0087L21.9842 51.1068C21.9635 51.1468 21.9235 51.1744 21.8765 51.1744C21.8291 51.1744 21.7876 51.1468 21.767 51.1068L21.8234 51.0087ZM22.524 51.0087C22.5397 51.0192 22.5585 51.0212 22.577 51.0212C22.5955 51.0212 22.6125 51.0212 22.6279 51.0087L22.6864 51.1068C22.6658 51.1468 22.6242 51.1744 22.5769 51.1744C22.5297 51.1744 22.4879 51.1468 22.4672 51.1068ZM23.2265 51.0087C23.2423 51.0192 23.2587 51.0212 23.2775 51.0212C23.2962 51.0212 23.3126 51.0212 23.3285 51.0087L23.3869 51.1068C23.3663 51.1468 23.3246 51.1744 23.2773 51.1744C23.2299 51.1744 23.1885 51.1468 23.1679 51.1068ZM23.9271 51.0087C23.9427 51.0192 23.9595 51.0212 23.9779 51.0212C23.9968 51.0212 24.0151 51.0212 24.0309 51.0087L24.0874 51.1068C24.0668 51.1468 24.0253 51.1744 23.978 51.1744C23.9306 51.1744 23.891 51.1468 23.8705 51.1068L23.927 51.0087ZM24.6277 51.0087C24.643 51.0192 24.6601 51.0212 24.6786 51.0212C24.6969 51.0212 24.7157 51.0212 24.7313 51.0087L24.7881 51.1068C24.7675 51.1468 24.7258 51.1744 24.6786 51.1744C24.6313 51.1744 24.5914 51.1468 24.5709 51.1068ZM25.3282 51.0087C25.3437 51.0192 25.3624 51.0212 25.3811 51.0212C25.3997 51.0212 25.4163 51.0212 25.432 51.0087L25.4884 51.1068C25.4678 51.1468 25.4283 51.1744 25.3811 51.1744C25.3335 51.1744 25.2921 51.1468 25.2713 51.1068L25.3281 51.0087ZM26.0287 51.0087C26.0444 51.0192 26.063 51.0212 26.0817 51.0212C26.1 51.0212 26.1167 51.0212 26.1323 51.0087L26.1912 51.1068C26.1705 51.1468 26.1288 51.1744 26.0817 51.1744C26.0342 51.1744 25.9928 51.1468 25.9719 51.1068ZM26.7311 51.0087C26.7467 51.0192 26.7636 51.0212 26.782 51.0212C26.8006 51.0212 26.8173 51.0212 26.833 51.0087L26.8916 51.1068C26.871 51.1468 26.8293 51.1744 26.7819 51.1744C26.7348 51.1744 26.6929 51.1468 26.6724 51.1068L26.731 51.0087ZM27.432 51.0087C27.4472 51.0192 27.4638 51.0212 27.4827 51.0212C27.501 51.0212 27.5197 51.0212 27.5354 51.0087L27.5923 51.1068C27.5714 51.1468 27.5299 51.1744 27.4827 51.1744C27.4355 51.1744 27.3957 51.1468 27.375 51.1068L27.4318 51.0087ZM28.1321 51.0087C28.1478 51.0192 28.1644 51.0212 28.183 51.0212C28.2016 51.0212 28.2204 51.0212 28.2358 51.0087L28.2928 51.1068C28.2721 51.1468 28.2304 51.1744 28.183 51.1744C28.1359 51.1744 28.0962 51.1468 28.0754 51.1068ZM28.8327 51.0087C28.8482 51.0192 28.8669 51.0212 28.8855 51.0212C28.9041 51.0212 28.9211 51.0212 28.9362 51.0087L28.9932 51.1068C28.9724 51.1468 28.9327 51.1744 28.8854 51.1744C28.8381 51.1744 28.7966 51.1468 28.7759 51.1068ZM29.5332 51.0087C29.5488 51.0192 29.5672 51.0212 29.5861 51.0212C29.6048 51.0212 29.6214 51.0212 29.637 51.0087L29.6955 51.1068C29.6748 51.1468 29.6333 51.1744 29.5858 51.1744C29.5387 51.1744 29.4971 51.1468 29.4765 51.1068ZM30.2357 51.0087C30.2513 51.0192 30.2679 51.0212 30.2865 51.0212C30.3052 51.0212 30.3219 51.0212 30.3375 51.0087L30.3961 51.1068C30.3754 51.1468 30.3339 51.1744 30.2865 51.1744C30.2392 51.1744 30.1976 51.1468 30.1771 51.1068L30.2358 51.0087ZM30.9361 51.0087C30.9516 51.0192 30.9685 51.0212 30.987 51.0212C31.0059 51.0212 31.0244 51.0212 31.04 51.0087L31.0965 51.1068C31.0759 51.1468 31.0342 51.1744 30.987 51.1744C30.9398 51.1744 30.9 51.1468 30.8794 51.1068ZM31.6368 51.0087C31.6523 51.0192 31.6693 51.0212 31.6876 51.0212C31.7063 51.0212 31.7249 51.0212 31.7405 51.0087L31.7971 51.1068C31.7764 51.1468 31.7349 51.1744 31.6876 51.1744C31.6405 51.1744 31.6007 51.1468 31.5801 51.1068ZM32.3372 51.0087C32.3527 51.0192 32.3715 51.0212 32.3902 51.0212C32.4088 51.0212 32.4254 51.0212 32.441 51.0087L32.4977 51.1068C32.4769 51.1468 32.4374 51.1744 32.3901 51.1744C32.3428 51.1744 32.3014 51.1468 32.2805 51.1068ZM33.0378 51.0087C33.0534 51.0192 33.0721 51.0212 33.0907 51.0212C33.1092 51.0212 33.1259 51.0212 33.1414 51.0087L33.2002 51.1068C33.1792 51.1468 33.1377 51.1744 33.0907 51.1744C33.0433 51.1744 33.0017 51.1468 32.9808 51.1068L33.0377 51.0087ZM33.7403 51.0087C33.7558 51.0192 33.7725 51.0212 33.7911 51.0212C33.8096 51.0212 33.8263 51.0212 33.8419 51.0087L33.9007 51.1068C33.8799 51.1468 33.8382 51.1744 33.7911 51.1744C33.7438 51.1744 33.7022 51.1468 33.6814 51.1068L33.74 51.0087ZM34.4408 51.0087C34.4563 51.0192 34.4732 51.0212 34.4916 51.0212C34.5101 51.0212 34.5289 51.0212 34.5444 51.0087L34.6011 51.1068C34.5806 51.1468 34.539 51.1744 34.4916 51.1744C34.4445 51.1744 34.4046 51.1468 34.384 51.1068ZM51.4488 51.0087C51.4643 51.0192 51.4812 51.0212 51.4998 51.0212C51.5183 51.0212 51.5369 51.0212 51.5524 51.0087L51.6094 51.1068C51.5884 51.1468 51.5469 51.1744 51.4998 51.1744C51.4525 51.1744 51.411 51.1468 51.3901 51.1068ZM52.1493 51.0087C52.1648 51.0192 52.1816 51.0212 52.2003 51.0212C52.2187 51.0212 52.2376 51.0212 52.2532 51.0087L52.3099 51.1068C52.289 51.1468 52.2475 51.1744 52.2003 51.1744C52.1531 51.1744 52.1133 51.1468 52.0926 51.1068ZM52.8498 51.0087C52.8654 51.0192 52.8841 51.0212 52.9029 51.0212C52.9213 51.0212 52.9381 51.0212 52.9536 51.0087L53.0103 51.1068C52.9897 51.1468 52.9499 51.1744 52.9027 51.1744C52.8557 51.1744 52.8138 51.1468 52.7928 51.1068ZM53.5503 51.0087C53.566 51.0192 53.5845 51.0212 53.6032 51.0212C53.6219 51.0212 53.6387 51.0212 53.6542 51.0087L53.7106 51.1068C53.6903 51.1468 53.6506 51.1744 53.6032 51.1744C53.5558 51.1744 53.5143 51.1468 53.4936 51.1068ZM54.2528 51.0087C54.2684 51.0192 54.2852 51.0212 54.3038 51.0212C54.3223 51.0212 54.339 51.0212 54.3545 51.0087L54.4132 51.1068C54.3927 51.1468 54.351 51.1744 54.3038 51.1744C54.2564 51.1744 54.2147 51.1468 54.1942 51.1068L54.2529 51.0087ZM54.9534 51.0087C54.9689 51.0192 54.9857 51.0212 55.0043 51.0212C55.0227 51.0212 55.0414 51.0212 55.0572 51.0087L55.114 51.1068C55.0933 51.1468 55.0517 51.1744 55.0043 51.1744C54.9569 51.1744 54.9171 51.1468 54.8967 51.1068ZM55.6542 51.0087C55.6697 51.0192 55.6862 51.0212 55.7048 51.0212C55.7234 51.0212 55.7419 51.0212 55.7577 51.0087L55.8143 51.1068C55.7936 51.1468 55.752 51.1744 55.7048 51.1744C55.6574 51.1744 55.6178 51.1468 55.597 51.1068L55.654 51.0087ZM56.3544 51.0087C56.3699 51.0192 56.3887 51.0212 56.4072 51.0212C56.4258 51.0212 56.4426 51.0212 56.4581 51.0087L56.5149 51.1068C56.4944 51.1468 56.4543 51.1744 56.407 51.1744C56.36 51.1744 56.3183 51.1468 56.2978 51.1068ZM57.0551 51.0087C57.0705 51.0192 57.0892 51.0212 57.1077 51.0212C57.1264 51.0212 57.1431 51.0212 57.1586 51.0087L57.2174 51.1068C57.1963 51.1468 57.155 51.1744 57.1077 51.1744C57.0606 51.1744 57.0187 51.1468 56.9982 51.1068L57.0549 51.0087ZM57.7575 51.0087C57.773 51.0192 57.7896 51.0212 57.8081 51.0212C57.8269 51.0212 57.8435 51.0212 57.8591 51.0087L57.9179 51.1068C57.8969 51.1468 57.8555 51.1744 57.8081 51.1744C57.7609 51.1744 57.7194 51.1468 57.6986 51.1068L57.7573 51.0087ZM58.4579 51.0087C58.4735 51.0192 58.4904 51.0212 58.5088 51.0212C58.5273 51.0212 58.5463 51.0212 58.5616 51.0087L58.6184 51.1068C58.5977 51.1468 58.5559 51.1744 58.5088 51.1744C58.4614 51.1744 58.4219 51.1468 58.401 51.1068ZM59.1584 51.0087C59.1739 51.0192 59.1906 51.0212 59.2093 51.0212C59.2277 51.0212 59.2466 51.0212 59.2621 51.0087L59.319 51.1068C59.2982 51.1468 59.2564 51.1744 59.2093 51.1744C59.1621 51.1744 59.1223 51.1468 59.1016 51.1068L59.1583 51.0087ZM59.8589 51.0087C59.8746 51.0192 59.8931 51.0212 59.9118 51.0212C59.9305 51.0212 59.9472 51.0212 59.9628 51.0087L60.0193 51.1068C59.9988 51.1468 59.959 51.1744 59.9118 51.1744C59.8645 51.1744 59.823 51.1468 59.8024 51.1068ZM60.5595 51.0087C60.575 51.0192 60.5937 51.0212 60.6124 51.0212C60.6312 51.0212 60.6477 51.0212 60.663 51.0087L60.7218 51.1068C60.7012 51.1468 60.6596 51.1744 60.6123 51.1744C60.5651 51.1744 60.5235 51.1468 60.5029 51.1068L60.5594 51.0087ZM61.262 51.0087C61.2773 51.0192 61.2942 51.0212 61.313 51.0212C61.3314 51.0212 61.3481 51.0212 61.3638 51.0087L61.4224 51.1068C61.4017 51.1468 61.3602 51.1744 61.313 51.1744C61.2654 51.1744 61.2239 51.1468 61.2033 51.1068ZM61.9625 51.0087C61.9781 51.0192 61.9947 51.0212 62.0135 51.0212C62.0317 51.0212 62.0505 51.0212 62.0662 51.0087L62.1229 51.1068C62.1021 51.1468 62.0607 51.1744 62.0135 51.1744C61.9663 51.1744 61.9265 51.1468 61.9057 51.1068ZM62.6629 51.0087C62.6785 51.0192 62.6953 51.0212 62.7139 51.0212C62.7325 51.0212 62.7511 51.0212 62.7666 51.0087L62.8234 51.1068C62.8028 51.1468 62.7612 51.1744 62.7139 51.1744C62.6665 51.1744 62.6268 51.1468 62.6061 51.1068ZM63.3634 51.0087C63.379 51.0192 63.3976 51.0212 63.4163 51.0212C63.435 51.0212 63.4517 51.0212 63.4671 51.0087L63.5239 51.1068C63.5031 51.1468 63.4634 51.1744 63.4163 51.1744C63.3689 51.1744 63.3273 51.1468 63.3067 51.1068ZM64.0641 51.0087C64.0793 51.0192 64.0982 51.0212 64.1169 51.0212C64.1355 51.0212 64.1521 51.0212 64.1678 51.0087L64.2264 51.1068C64.2057 51.1468 64.1642 51.1744 64.1168 51.1744C64.0695 51.1744 64.0277 51.1468 64.0072 51.1068ZM64.7666 51.0087C64.782 51.0192 64.7988 51.0212 64.8172 51.0212C64.836 51.0212 64.8525 51.0212 64.8681 51.0087L64.927 51.1068C64.9064 51.1468 64.8646 51.1744 64.8172 51.1744C64.77 51.1744 64.7284 51.1468 64.7078 51.1068ZM65.4668 51.0087C65.4826 51.0192 65.4994 51.0212 65.5176 51.0212C65.5364 51.0212 65.5553 51.0212 65.5706 51.0087L65.6275 51.1068C65.6069 51.1468 65.565 51.1744 65.5176 51.1744C65.4704 51.1744 65.4309 51.1468 65.4101 51.1068ZM66.1677 51.0087C66.1832 51.0192 66.1997 51.0212 66.2185 51.0212C66.2369 51.0212 66.2557 51.0212 66.2713 51.0087L66.328 51.1068C66.3072 51.1468 66.2657 51.1744 66.2185 51.1744C66.1711 51.1744 66.1315 51.1468 66.1108 51.1068ZM66.8681 51.0087C66.8837 51.0192 66.902 51.0212 66.9208 51.0212C66.9396 51.0212 66.9563 51.0212 66.9717 51.0087L67.0283 51.1068C67.0078 51.1468 66.9682 51.1744 66.9208 51.1744C66.8734 51.1744 66.832 51.1468 66.8114 51.1068L66.8679 51.0087ZM67.5686 51.0087C67.5842 51.0192 67.6028 51.0212 67.6215 51.0212C67.6399 51.0212 67.6568 51.0212 67.6724 51.0087L67.7308 51.1068C67.7102 51.1468 67.6686 51.1744 67.6213 51.1744C67.5743 51.1744 67.5325 51.1468 67.5117 51.1068ZM68.2711 51.0087C68.2865 51.0192 68.3034 51.0212 68.3219 51.0212C68.3404 51.0212 68.357 51.0212 68.3729 51.0087L68.4313 51.1068C68.4106 51.1468 68.3691 51.1744 68.3218 51.1744C68.2747 51.1744 68.233 51.1468 68.2124 51.1068ZM68.9714 51.0087C68.987 51.0192 69.0038 51.0212 69.0222 51.0212C69.0409 51.0212 69.0597 51.0212 69.0752 51.0087L69.1318 51.1068C69.1112 51.1468 69.0697 51.1744 69.0224 51.1744C68.9752 51.1744 68.9354 51.1468 68.9147 51.1068L68.9713 51.0087ZM69.672 51.0087C69.6877 51.0192 69.7042 51.0212 69.7228 51.0212C69.7415 51.0212 69.7601 51.0212 69.7758 51.0087L69.8325 51.1068C69.8118 51.1468 69.7702 51.1744 69.7228 51.1744C69.6757 51.1744 69.6362 51.1468 69.6152 51.1068ZM70.3724 51.0087C70.3879 51.0192 70.4068 51.0212 70.4255 51.0212C70.444 51.0212 70.4607 51.0212 70.4763 51.0087L70.533 51.1068C70.5123 51.1468 70.4727 51.1744 70.4254 51.1744C70.378 51.1744 70.3363 51.1468 70.316 51.1068L70.3723 51.0087ZM71.073 51.0087C71.0886 51.0192 71.1074 51.0212 71.1258 51.0212C71.1447 51.0212 71.1614 51.0212 71.1767 51.0087L71.2355 51.1068C71.2149 51.1468 71.1731 51.1744 71.1258 51.1744C71.0788 51.1744 71.037 51.1468 71.0165 51.1068L71.0731 51.0087ZM71.7755 51.0087C71.7912 51.0192 71.8079 51.0212 71.8264 51.0212C71.8453 51.0212 71.8617 51.0212 71.8771 51.0087L71.9359 51.1068C71.9152 51.1468 71.8736 51.1744 71.8263 51.1744C71.779 51.1744 71.7376 51.1468 71.7168 51.1068L71.7754 51.0087ZM72.4762 51.0087C72.4915 51.0192 72.5084 51.0212 72.5271 51.0212C72.5456 51.0212 72.5642 51.0212 72.5797 51.0087L72.6367 51.1068C72.6158 51.1468 72.5741 51.1744 72.5271 51.1744C72.4797 51.1744 72.44 51.1468 72.4193 51.1068ZM73.1767 51.0087C73.1921 51.0192 73.2088 51.0212 73.2276 51.0212C73.2461 51.0212 73.2647 51.0212 73.2803 51.0087L73.3369 51.1068C73.3162 51.1468 73.2748 51.1744 73.2276 51.1744C73.1801 51.1744 73.1404 51.1468 73.1198 51.1068ZM73.8772 51.0087C73.8927 51.0192 73.9113 51.0212 73.9301 51.0212C73.9485 51.0212 73.9652 51.0212 73.9808 51.0087L74.0377 51.1068C74.0169 51.1468 73.977 51.1744 73.93 51.1744C73.8827 51.1744 73.841 51.1468 73.8201 51.1068ZM74.5776 51.0087C74.5931 51.0192 74.612 51.0212 74.6305 51.0212C74.649 51.0212 74.666 51.0212 74.6813 51.0087L74.7402 51.1068C74.7193 51.1468 74.6778 51.1744 74.6305 51.1744C74.5834 51.1744 74.5415 51.1468 74.5208 51.1068ZM75.28 51.0087C75.2957 51.0192 75.3124 51.0212 75.3309 51.0212C75.3494 51.0212 75.3663 51.0212 75.3819 51.0087L75.4404 51.1068C75.4196 51.1468 75.3782 51.1744 75.3309 51.1744C75.2836 51.1744 75.2421 51.1468 75.2212 51.1068L75.2799 51.0087ZM75.9805 51.0087C75.9963 51.0192 76.0128 51.0212 76.0314 51.0212C76.0501 51.0212 76.0687 51.0212 76.0845 51.0087L76.1411 51.1068C76.1205 51.1468 76.0789 51.1744 76.0314 51.1744C75.9841 51.1744 75.9447 51.1468 75.924 51.1068ZM76.6811 51.0087C76.6969 51.0192 76.7134 51.0212 76.732 51.0212C76.7505 51.0212 76.7691 51.0212 76.7848 51.0087L76.8416 51.1068C76.8208 51.1468 76.7792 51.1744 76.732 51.1744C76.6847 51.1744 76.645 51.1468 76.6244 51.1068ZM77.3816 51.0087C77.3973 51.0192 77.4159 51.0212 77.4344 51.0212C77.453 51.0212 77.4699 51.0212 77.4854 51.0087L77.5421 51.1068C77.5216 51.1468 77.4818 51.1744 77.4342 51.1744C77.3871 51.1744 77.3456 51.1468 77.3251 51.1068ZM78.0823 51.0087C78.0977 51.0192 78.1163 51.0212 78.135 51.0212C78.1539 51.0212 78.1704 51.0212 78.186 51.0087L78.2446 51.1068C78.224 51.1468 78.1823 51.1744 78.135 51.1744C78.0879 51.1744 78.0462 51.1468 78.0257 51.1068ZM78.7848 51.0087C78.8 51.0192 78.8169 51.0212 78.8354 51.0212C78.8541 51.0212 78.8707 51.0212 78.8864 51.0087L78.9451 51.1068C78.9241 51.1468 78.8826 51.1744 78.8354 51.1744C78.7883 51.1744 78.7466 51.1468 78.726 51.1068L78.7846 51.0087ZM79.4853 51.0087C79.5006 51.0192 79.5176 51.0212 79.536 51.0212C79.5547 51.0212 79.5734 51.0212 79.5889 51.0087L79.6456 51.1068C79.6248 51.1468 79.5833 51.1744 79.536 51.1744C79.4887 51.1744 79.449 51.1468 79.4284 51.1068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xml:id="shape-23" draw:id="shape-23" draw:name="HausDerKulturenDerWelt" draw:layer="" svg:width="72.79752290174pt" svg:height="21.83950623643pt" svg:x="0.00000000000pt" svg:y="473.79200000000pt" svg:viewBox="0 0 73 22" svg:d="M40.3886 0.000166462C39.0029 0.0101053 37.5827 0.139309 36.1942 0.420278C31.539 1.36255 26.5375 3.44743 20.6539 6.44676C14.8565 9.40216 7.70551 14.1509 1.85316 19.0231L0 19.0231L0 21.8395L72.7975 21.8395L72.7975 19.0231L59.7353 19.0231C58.9148 16.0388 58.2135 13.5801 56.7119 10.442C55.1077 7.09008 51.6844 3.50786 48.8045 1.86069C46.7637 0.693495 43.671 -0.0124557 40.3886 0.000166462ZM16.8455 12.92L16.4838 13.4321C16.4284 13.6388 16.4316 13.8175 16.5787 13.9269C17.2003 13.7807 17.4673 13.8295 17.3785 14.0732L17.1307 14.0543C17.1307 14.0543 17.398 16.3969 17.4741 16.4519C17.5503 16.5063 17.7401 16.9269 17.7401 16.9269L17.8316 19.0228L6.72541 19.0228C8.88756 16.9718 11.1923 14.9232 16.8455 12.9195Z" calligra:nodeTypes="ccccccccccccccccccccccc"/>
      <draw:path draw:style-name="gr3" xml:id="shape-24" draw:id="shape-24" draw:name="Philharmonie" draw:layer="" svg:width="113.64098585390pt" svg:height="33.37020579665pt" svg:x="71.86150000000pt" svg:y="465.03900000000pt" svg:viewBox="0 0 114 33" svg:d="M39.4392 0.00442347C32.9044 5.72648 25.9927 10.5592 16.6589 9.70033C11.7119 12.9762 7.3384 17.3115 0 16.1746L0.690838 33.3702L64.3548 33.3702L64.3586 33.3702L69.9641 33.3702L69.9641 33.3702L112.667 33.3702L113.641 20.4624C112.324 19.4995 111.752 17.9509 110.885 16.6342C108.86 17.1431 107.049 17.8198 104.071 17.5769L97.2681 15.9951L98.2415 14.081L93.5392 15.518L91.869 15.5058L86.7918 13.9838L87.2176 16.1547C84.0173 17.216 81.4136 16.6655 79.0117 15.5656C76.5581 17.3125 74.0816 18.9851 71.3323 19.7606L72.0189 23.9539L70.0306 23.9539L70.0151 26.3064L64.4256 26.3064L64.5276 14.8085C49.2303 16.0361 45.8641 6.45814 39.4394 0Z" calligra:nodeTypes="ccccccccccccccccccccccccccc"/>
      <draw:path draw:style-name="gr3" xml:id="shape-25" draw:id="shape-25" draw:name="NeueSynagoge" draw:layer="" svg:width="49.49666200187pt" svg:height="55.19411450882pt" svg:x="318.13800000000pt" svg:y="439.64600000000pt" svg:viewBox="0 0 49 55" svg:d="M24.7243 5.68434e-14C24.5944 0.49743 24.4198 0.556841 24.4198 0.616761C24.4198 0.667282 24.545 0.717803 24.6624 1.03506L24.4227 1.45622L23.8297 1.45622L24.1261 1.97517L23.8082 2.52937L24.4441 2.52937L24.7056 2.98577C24.6835 2.99591 24.4743 3.08685 24.4739 3.13786C24.4734 3.19142 24.6328 3.22172 24.6328 3.22172C24.6073 3.56052 24.5777 3.90993 24.4657 4.2487C24.3545 4.29318 24.1407 4.32854 24.2285 4.52303C23.8556 4.71491 23.6004 5.10414 23.6004 5.55549C23.6004 6.14305 24.0333 6.63025 24.595 6.70738L24.6032 7.23714C24.6032 7.23714 24.4448 7.28462 24.444 7.34312C24.4431 7.40074 24.6032 7.45719 24.6032 7.45719L24.4683 8.37275C24.4683 8.37275 24.142 8.37172 24.142 8.67979C24.142 8.98777 24.4468 8.9895 24.4468 8.9895C24.4468 8.9895 23.7106 9.43702 23.5304 9.60353C23.3502 9.76993 23.3419 10.1089 23.3419 10.1089C14.9747 12.0689 11.2395 20.0529 13.4456 26.2383L13.4456 26.855L12.8339 27.162L12.8339 28.0859L12.5293 28.3954L12.2247 28.3954L11.9174 28.7025L11.3058 28.7025L11.3058 34.8643L11.613 35.1713L11.613 41.0259L11.0013 42.5666L11.0013 43.7972L9.16856 43.7972L9.16856 42.8732L8.55677 42.8732L8.55677 41.0259L8.25224 40.7163L8.25224 37.9452L8.55677 37.6354L8.55677 34.5576L8.86132 34.2475L8.86132 33.631L8.55677 33.3239L8.55677 33.0166L7.94499 32.4003C8.47727 29.4489 6.70067 28.0133 5.34699 27.6919C5.34699 27.602 5.34699 27.4745 5.34699 27.4745C5.2251 27.4128 5.10097 27.3571 5.03977 27.1649L5.03977 26.9911C5.03977 26.9911 5.20416 26.9668 5.20416 26.9204C5.20416 26.8738 5.03977 26.8525 5.03977 26.8525L5.03977 26.6788C5.21809 26.615 5.34699 26.4427 5.34699 26.2413C5.34699 26.0402 5.21794 25.87 5.03977 25.8066L5.03977 25.6923C5.03977 25.6923 5.19606 25.6744 5.19606 25.6216C5.19606 25.5703 5.03977 25.5571 5.03977 25.5571L5.03977 25.4561C5.03977 25.4561 5.14215 25.4298 5.14215 25.3996C5.14215 25.3691 5.03977 25.345 5.03977 25.345L5.03977 24.9998C5.13138 24.9524 5.22118 24.8794 5.23919 24.75L5.28228 24.4403C5.21053 24.5039 5.11009 24.6075 5.06397 24.75C5.02088 24.5468 4.95144 24.5016 4.8834 24.4513C4.79059 24.5209 4.73331 24.6262 4.71092 24.7637C4.67997 24.64 4.57945 24.5302 4.48456 24.4403L4.53034 24.7637C4.5532 24.9172 4.64202 24.9721 4.73518 25.0108L4.73518 25.345C4.73518 25.345 4.63008 25.3631 4.63008 25.3996C4.63008 25.4329 4.73518 25.4561 4.73518 25.4561L4.73518 25.5571C4.73518 25.5571 4.58156 25.5682 4.58156 25.6216C4.58156 25.6764 4.73518 25.6923 4.73518 25.6923L4.73518 25.8066C4.557 25.8703 4.43064 26.0402 4.43064 26.2413C4.43064 26.4427 4.55683 26.6154 4.73518 26.6788L4.73518 26.8525C4.73518 26.8525 4.58426 26.8698 4.58426 26.9204C4.58426 26.9709 4.73518 26.9911 4.73518 26.9911L4.73518 27.1649C4.68336 27.332 4.56154 27.4092 4.43064 27.4745L4.43064 27.6513C3.09074 27.8672 1.27224 29.2934 1.83263 32.4003L1.22356 33.0166L1.22356 33.3239L0.916308 33.631L0.916308 34.2475L1.22356 34.5576L1.22356 37.6354L1.52808 37.9452L1.52808 40.7163L1.22356 41.0259L1.22356 42.8732L0.611773 42.8732L0.611773 45.3375L0 45.3375L0.611773 46.878L0.611773 55.1941L24.7459 55.1941L24.7508 55.1941L48.885 55.1941L48.885 46.878L49.4967 45.3375L48.885 45.3375L48.885 42.8732L48.2733 42.8732L48.2733 41.0259L47.9688 40.7163L47.9688 37.9452L48.2733 37.6354L48.2733 34.5576L48.5805 34.2475L48.5805 33.631L48.2733 33.3239L48.2733 33.0166L47.6641 32.4003C48.2246 29.2934 46.4059 27.8672 45.066 27.6513L45.066 27.4745C44.9352 27.4088 44.8135 27.332 44.7616 27.1649L44.7616 26.9911C44.7616 26.9911 44.9126 26.9709 44.9126 26.9204C44.9126 26.8689 44.7616 26.8525 44.7616 26.8525L44.7616 26.6788C44.94 26.615 45.066 26.4427 45.066 26.2413C45.066 26.0402 44.9398 25.87 44.7616 25.8066L44.7616 25.6923C44.7616 25.6923 44.9153 25.6764 44.9153 25.6216C44.9153 25.5672 44.7616 25.5571 44.7616 25.5571L44.7616 25.4561C44.7616 25.4561 44.8668 25.4318 44.8668 25.3996C44.8668 25.3631 44.7616 25.345 44.7616 25.345L44.7616 25.0108C44.8549 24.9723 44.9437 24.9168 44.9664 24.7637L45.0123 24.4403C44.9174 24.5302 44.8169 24.64 44.7858 24.7637C44.7636 24.6262 44.7062 24.5213 44.6133 24.4513C44.5454 24.5016 44.4758 24.547 44.4328 24.75C44.3867 24.6075 44.2863 24.5044 44.2145 24.4403L44.2577 24.75C44.2757 24.8794 44.3656 24.9524 44.4571 24.9998L44.4571 25.345C44.4571 25.345 44.3545 25.3681 44.3545 25.3996C44.3545 25.4298 44.4571 25.4561 44.4571 25.4561L44.4571 25.5571C44.4571 25.5571 44.3009 25.5703 44.3009 25.6216C44.3009 25.6744 44.4571 25.6923 44.4571 25.6923L44.4571 25.8066C44.2788 25.8703 44.1498 26.0402 44.1498 26.2413C44.1498 26.4427 44.2787 26.6154 44.4571 26.6788L44.4571 26.8525C44.4571 26.8525 44.2925 26.8738 44.2925 26.9204C44.2925 26.9668 44.4571 26.9911 44.4571 26.9911L44.4571 27.1649C44.3958 27.3571 44.2715 27.4135 44.1498 27.4745C44.1498 27.4745 44.1498 27.6021 44.1498 27.6919C42.796 28.0133 41.0193 29.4489 41.5518 32.4003L40.94 33.0166L40.94 33.3239L40.6356 33.631L40.6356 34.2475L40.94 34.5576L40.94 37.6354L41.2445 37.9452L41.2445 40.7163L40.94 41.0259L40.94 42.8732L40.3282 42.8732L40.3282 43.7972L38.4955 43.7972L38.4955 42.5666L37.8837 41.0259L37.8837 35.1713L38.1911 34.8643L38.1911 28.7025L37.5793 28.7025L37.2721 28.3954L36.9673 28.3954L36.6632 28.0859L36.6632 27.162L36.0512 26.855L36.0512 26.2383C38.2569 20.0529 34.522 12.0689 26.155 10.1089C26.155 10.1089 26.1459 9.76993 25.9664 9.60353C25.7861 9.43702 25.0501 8.9895 25.0501 8.9895C25.0501 8.9895 25.3545 8.9895 25.3545 8.67979C25.3545 8.37172 25.0285 8.37275 25.0285 8.37275L24.8937 7.45719C24.8937 7.45719 25.0535 7.40162 25.0526 7.34312C25.0519 7.28452 24.8937 7.23714 24.8937 7.23714L24.9016 6.70738C25.4636 6.63057 25.8963 6.14305 25.8963 5.55549C25.8963 5.10414 25.6413 4.71491 25.2682 4.52303C25.3559 4.32843 25.1423 4.29307 25.0312 4.2487C24.9192 3.90993 24.8895 3.56052 24.864 3.22172C24.864 3.22172 25.0234 3.19142 25.0229 3.13786C25.0226 3.08631 24.8136 2.99529 24.7911 2.98577L25.0526 2.52937L25.6457 2.52937L25.3491 2.01044L25.6669 1.45622L25.0312 1.45622L24.7883 1.0296C24.906 0.717195 25.0312 0.66718 25.0312 0.616761C25.0312 0.557144 24.8538 0.49743 24.7239 0ZM24.7276 1.2416L24.8514 1.45622L24.7489 1.45622L24.6061 1.45622ZM24.1022 1.61374L24.3314 1.61374L24.2693 1.72519L24.2182 1.8151L24.1022 1.61406ZM24.5146 1.61374L24.7489 1.61374L24.943 1.61374L25.0507 1.80664L25.1694 2.01044L25.0722 2.17887L24.962 2.36904L24.7276 2.36904L24.5362 2.36904L24.4256 2.17887L24.3097 1.97517L24.404 1.80664ZM25.1236 1.61374L25.3957 1.61374L25.2582 1.85288L25.1882 1.72519ZM24.2182 2.13271L24.2908 2.25767L24.3528 2.36904L24.0833 2.36904L24.2181 2.13271ZM25.2582 2.17111L25.3742 2.36943L25.1452 2.36943L25.21 2.2581L25.2582 2.1712ZM24.6276 2.5298L24.7276 2.5298L24.8729 2.5298L24.7489 2.74441Z" calligra:nodeTypes="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xml:id="shape-26" draw:id="shape-26" draw:name="Jungfernbruecke" draw:layer="" svg:width="57.54002461608pt" svg:height="19.64392061441pt" svg:x="419.16200000000pt" svg:y="480.86000000000pt" svg:viewBox="0 0 58 20" svg:d="M19.0539 0L18.1995 0.126141L18.0778 0.253435L18.1995 0.253435L18.5653 0.759364L18.5633 1.19384C16.4719 3.76694 14.396 6.11822 12.3642 8.06905C12.3372 8.03774 12.3075 8.01163 12.278 7.98657L12.2402 7.98657L12.2343 7.98657L12.1977 7.98657C12.1267 8.04818 12.0499 8.10947 12.0278 8.25024L12.0652 8.26694L12.0756 8.29932C12.0863 8.30975 12.0927 8.31811 12.0968 8.32645C12.0286 8.3912 11.9597 8.4549 11.8915 8.51859L8.20875 8.74309L8.20975 8.68358L8.17102 8.67315L8.16397 8.64181C8.13601 8.62197 8.09891 8.60526 8.15321 8.55411L8.16328 8.52173L8.20091 8.505C8.17877 8.36416 8.10302 8.30286 8.03201 8.24134L7.9944 8.24134L7.98835 8.24134L7.95174 8.24134C7.88072 8.30296 7.80386 8.36416 7.78173 8.505L7.81935 8.52173L7.8294 8.55411C7.88372 8.60632 7.8466 8.62197 7.81866 8.64181L7.81261 8.67315L7.77279 8.68358L7.7748 8.76712L3.96297 8.95361L3.96399 8.89515L3.92525 8.88471L3.9172 8.85336C3.88925 8.83355 3.85212 8.81683 3.90644 8.76462L3.9165 8.73223L3.95413 8.71555C3.932 8.57467 3.85625 8.51339 3.7852 8.45187L3.74758 8.45187L3.74155 8.45187L3.70493 8.45187C3.63392 8.51348 3.5571 8.57467 3.53495 8.71555L3.57255 8.73223L3.58264 8.76462C3.63694 8.81683 3.59983 8.8325 3.57187 8.85336L3.56583 8.88471L3.526 8.89515L3.528 8.97346L3.527 8.97346L3.5109 8.9839L0.0573379 10.7917L0.0110653 10.8172L0.0100591 10.8704L0.00100591 11.6118C0.000653853 11.6118 0.000281658 11.6118 0 11.6118L0 11.7436L0 19.6227L2.32174 19.6439C2.7959 15.8427 6.78811 13.0297 9.79264 13.0498C12.7611 13.0698 15.7224 14.4619 17.1752 18.3873L17.4766 18.3873L17.4766 19.6439L21.411 19.6439L21.411 11.6705C21.411 11.6705 27.5113 11.5412 28.7701 11.5185C30.0254 11.5417 36.1289 11.6705 36.1289 11.6705L36.1289 19.6439L40.0634 19.6439L40.0634 18.3873L40.3646 18.3873C41.8177 14.4619 44.7789 13.0698 47.7474 13.0498C50.7518 13.0301 54.7442 15.8427 55.2182 19.6439L57.54 19.6227L57.54 11.7436L57.54 11.6118C57.5396 11.6118 57.539 11.6118 57.5388 11.6118L57.5299 10.8704L57.5289 10.8172L57.4825 10.7917L54.029 8.9839L54.0129 8.97346L54.0119 8.97346L54.0139 8.89515L53.9741 8.88471L53.968 8.85336C53.9401 8.83355 53.9028 8.81683 53.9571 8.76462L53.9674 8.73223L54.0047 8.71555C53.9827 8.57467 53.9059 8.51339 53.835 8.45187L53.7981 8.45187L53.7923 8.45187L53.7544 8.45187C53.6836 8.51348 53.6077 8.57467 53.5857 8.71555L53.6232 8.73223L53.6333 8.76462C53.6877 8.81683 53.6507 8.8325 53.6226 8.85336L53.6155 8.88471L53.5768 8.89515L53.5778 8.95361L49.7661 8.76712L49.7679 8.68358L49.7283 8.67315L49.7222 8.64181C49.6943 8.62197 49.6568 8.60526 49.7111 8.55411L49.7214 8.52173L49.759 8.505C49.7368 8.36416 49.6601 8.30286 49.5889 8.24134L49.5526 8.24134L49.5464 8.24134L49.5089 8.24134C49.4379 8.30296 49.362 8.36416 49.3399 8.505L49.3772 8.52173L49.3876 8.55411C49.4419 8.60632 49.4047 8.62197 49.3766 8.64181L49.3697 8.67315L49.3309 8.68358L49.3319 8.74309L45.6493 8.51859C45.5811 8.4549 45.5123 8.39109 45.4438 8.32645C45.448 8.31602 45.4544 8.30975 45.4654 8.29932L45.4754 8.26694L45.5131 8.25024C45.491 8.10947 45.414 8.04807 45.3431 7.98657L45.3065 7.98657L45.3007 7.98657L45.2628 7.98657C45.2334 8.01163 45.2037 8.03774 45.1767 8.06905C43.145 6.11822 41.069 3.76694 38.9775 1.19384L38.9755 0.759364L39.3413 0.253435L39.4629 0.253435L39.3413 0.126141L38.4869 0L37.6327 0.126141L37.5113 0.253435L37.6327 0.253435L37.9995 0.759364L38.0005 1.33014C36.2663 3.7826 34.3526 6.0041 32.1902 7.90491L28.8268 7.90491L28.8268 8.01214L29.5454 8.01214L29.5454 8.43998L28.8268 8.43998L28.8268 8.54721L29.5454 8.54721L29.5454 9.00062L28.8268 8.99956L28.8268 9.10681L29.5454 9.10785L29.5454 9.67196L28.8268 9.67196L28.8268 9.77919L29.5454 9.78022L29.5454 9.97894C29.3793 10.0939 29.2118 10.2074 29.0429 10.3185L28.5049 10.3185C28.3362 10.2074 28.1687 10.0939 28.0028 9.97894L28.0028 9.78022L28.7213 9.77919L28.7213 9.67196L28.0028 9.67196L28.0028 9.10785L28.7213 9.10681L28.7213 8.99956L28.0028 9.00062L28.0028 8.54721L28.7213 8.54721L28.7213 8.43998L28.0028 8.43998L28.0028 8.01214L28.7213 8.01214L28.7213 7.90491L25.3581 7.90491C23.1952 6.0041 21.2818 3.7826 19.5472 1.33014L19.5482 0.759364L19.9152 0.253435L20.0369 0.253435L19.9152 0.126141L19.0609 0ZM18.5622 1.35906L18.5581 2.04042L18.4968 2.04042C18.4959 2.03958 18.495 2.04042 18.494 2.04042L18.493 2.04042L18.4818 2.04042C18.4464 1.93706 18.3512 1.86165 18.239 1.86165C18.1996 1.86165 18.1633 1.87209 18.1303 1.88776C18.2741 1.71286 18.4182 1.53655 18.5627 1.35937ZM38.9714 1.35906C39.1157 1.53626 39.2596 1.71254 39.4038 1.88745C39.3707 1.87072 39.3343 1.86134 39.2952 1.86134C39.183 1.86134 39.0877 1.9365 39.0522 2.0401L39.0414 2.0401L39.0403 2.0401C39.0394 2.04095 39.0383 2.0401 39.0372 2.0401L38.9758 2.0401L38.9719 1.35874ZM19.5399 1.5111C21.2318 3.88765 23.0948 6.04671 25.1927 7.90491L24.6288 7.90491C22.7489 6.48088 21.0474 4.78425 19.5389 2.79194L19.5399 1.50996ZM37.9936 1.5111L37.9945 2.79309C36.4861 4.78538 34.7847 6.48202 32.9046 7.90605L32.3405 7.90605C34.4387 6.04785 36.3017 3.8888 37.9935 1.51224ZM17.9907 2.05484C17.9879 2.06527 17.9848 2.07571 17.9838 2.08721C16.4351 4.39473 14.6354 6.53644 12.4539 8.42753L12.4183 8.41709L12.4101 8.38579C12.3821 8.36593 12.3452 8.34923 12.3994 8.29807L12.4094 8.26569L12.4471 8.24897C12.4422 8.21451 12.4333 8.18528 12.4223 8.15916C14.2517 6.40382 16.114 4.32405 17.9911 2.05326ZM39.5427 2.05484C41.42 4.3256 43.2823 6.4054 45.1117 8.16076C45.1008 8.18685 45.0921 8.21607 45.0868 8.25054L45.1242 8.26723L45.1343 8.29963C45.1886 8.35183 45.1516 8.36749 45.1235 8.38733L45.1157 8.41867L45.08 8.4291C42.8986 6.53801 41.0984 4.3963 39.55 2.08877C39.5479 2.07728 39.5449 2.06685 39.543 2.0564ZM18.5062 2.22025L18.5568 2.22025L18.5548 2.61557C18.2478 3.51372 17.8179 4.33804 17.3648 5.14973C17.4977 4.83969 17.6312 4.52944 17.7781 4.17242C17.9845 3.66972 18.1844 3.16327 18.3258 2.77639C18.3962 2.583 18.4516 2.41967 18.4859 2.2995C18.4942 2.27026 18.5005 2.24415 18.5063 2.22013ZM38.9767 2.22025L39.0276 2.22025C39.0335 2.24426 39.0395 2.27036 39.0479 2.29961C39.0819 2.41978 39.1377 2.58312 39.2082 2.77649C39.349 3.16338 39.5492 3.66983 39.7558 4.17251C39.9025 4.52953 40.0361 4.83978 40.1689 5.14982C39.7159 4.33814 39.286 3.51382 38.9789 2.61568L38.9769 2.22036ZM18.005 2.24321C18.0461 2.33407 18.1345 2.39859 18.2383 2.39859C18.2813 2.39859 18.3221 2.3871 18.3575 2.36833C18.3257 2.47064 18.2814 2.59678 18.2297 2.739C18.0897 3.12327 17.8881 3.62763 17.682 4.1295C17.476 4.63145 17.2649 5.13102 17.1021 5.50432C17.0515 5.62003 17.0081 5.71808 16.9688 5.8059C16.7936 5.92328 16.6198 6.05327 16.4468 6.20011C16.048 6.53915 15.7242 6.97647 15.4151 7.43532L15.3687 7.08696C15.3659 7.06398 15.3459 7.04833 15.3238 7.05144L15.3075 7.05144C15.2854 7.05144 15.2701 7.07547 15.2731 7.09844L15.3228 7.47039C15.0647 7.54454 14.839 7.69972 14.674 7.90928L14.4135 7.68032C14.3966 7.66566 14.371 7.66674 14.3566 7.68032L14.3458 7.69282C14.3313 7.71057 14.3341 7.73668 14.3508 7.75234L14.6155 7.98575C14.541 8.0963 14.4828 8.21932 14.4432 8.351C14.1959 8.36668 13.8821 8.38545 13.5646 8.40529C13.0597 8.43663 12.7427 8.4575 12.5586 8.46899C14.7003 6.60537 16.4754 4.50114 18.0046 2.23704ZM39.5286 2.24321C41.0578 4.50729 42.8332 6.61155 44.9748 8.47515C44.7905 8.46365 44.4734 8.44279 43.9688 8.41145C43.651 8.39162 43.3375 8.37179 43.0901 8.35717C43.0503 8.22548 42.9923 8.10247 42.9178 7.99189L43.1825 7.7585C43.1994 7.74388 43.2021 7.71674 43.1876 7.699L43.1769 7.68645C43.1623 7.6687 43.1366 7.66661 43.1196 7.68645L42.8593 7.91544C42.6942 7.70586 42.4687 7.55113 42.2105 7.47656L42.26 7.10461C42.263 7.08165 42.2477 7.06077 42.2256 7.05761L42.2095 7.05761C42.1873 7.05761 42.1671 7.07015 42.1642 7.09313L42.118 7.44147C41.8089 6.98263 41.4852 6.54532 41.0862 6.20626C40.9136 6.05943 40.7397 5.92944 40.5644 5.81206C40.5247 5.72436 40.4814 5.62619 40.431 5.51049C40.2683 5.13718 40.0571 4.63763 39.851 4.13566C39.645 3.63381 39.4436 3.12944 39.3036 2.74514C39.2516 2.60295 39.2078 2.4771 39.1756 2.37447C39.211 2.39327 39.2519 2.40476 39.295 2.40476C39.3985 2.40476 39.487 2.34106 39.5283 2.24937ZM18.5525 2.92676L18.5397 5.04321C18.0747 5.20808 17.63 5.39813 17.1968 5.65961C17.695 4.78036 18.1898 3.89632 18.5525 2.92676ZM38.9809 2.92676C39.3437 3.89632 39.8384 4.78036 40.3366 5.65961C39.9034 5.39813 39.4585 5.20808 38.9941 5.04321L38.9812 2.92676ZM19.5389 2.9654C21.0018 4.87832 22.6435 6.51879 24.4515 7.90512L23.6532 7.90615C23.4833 7.50571 23.2757 7.16068 23.0357 6.90444C22.3843 6.20931 21.3648 5.36357 19.9467 5.25256C19.9957 5.11632 20.069 5.03681 20.1523 4.97897L19.537 4.93618L19.5388 2.96498ZM37.9945 2.9654L37.9964 4.93658L37.3811 4.97941C37.4644 5.03681 37.5374 5.11671 37.5868 5.25299C36.1686 5.36398 35.149 6.2097 34.4979 6.90484C34.2576 7.16111 34.0499 7.50612 33.8803 7.90656L33.0819 7.90554C34.8901 6.51921 36.5317 4.87873 37.9944 2.96579ZM19.8939 5.50286C21.258 5.58432 22.1163 6.21555 22.8171 7.01835C23.0538 7.30124 23.2455 7.59581 23.3971 7.90615L19.7425 7.91661L19.7425 7.87169L19.5572 7.82886L19.5713 5.83431L19.8865 5.7915C19.8826 5.68206 19.8857 5.58901 19.8935 5.50682ZM37.6396 5.50286C37.6475 5.58536 37.6506 5.67808 37.6465 5.78751L37.9618 5.83035L37.9758 7.82492L37.7904 7.86775L37.7904 7.91265L34.1361 7.90219C34.2876 7.59186 34.4792 7.29728 34.7158 7.01439C35.4167 6.21158 36.275 5.58023 37.6391 5.49891ZM18.5816 6.08022L18.5816 8.1508L16.8341 8.20199C16.8331 8.19155 16.8311 8.18737 16.83 8.18007C16.6835 7.39773 17.552 6.19583 18.5817 6.08044ZM38.952 6.08022C39.9822 6.1956 40.8504 7.39751 40.7035 8.17985C40.7025 8.1903 40.7005 8.19447 40.6995 8.20178L38.9522 8.15061L38.9522 6.08ZM15.2055 7.75212C15.0768 7.94729 14.9486 8.14319 14.8161 8.33398C14.8045 8.3345 14.7979 8.33429 14.7846 8.33502C14.7575 8.33502 14.7086 8.33502 14.674 8.34547C14.7733 8.08586 14.964 7.87536 15.2055 7.75579ZM42.3283 7.75212C42.5696 7.87169 42.7601 8.08222 42.8597 8.34179C42.8249 8.34179 42.7762 8.34179 42.7488 8.33137C42.7357 8.33065 42.7289 8.33085 42.7175 8.33032C42.5851 8.13954 42.4565 7.94365 42.3283 7.74848ZM27.8922 8.00786L27.8922 8.43567L25.9747 8.43567C25.8061 8.29534 25.6393 8.1531 25.4736 8.00903L27.8922 8.00903ZM29.6413 8.00786L32.0601 8.00786C31.8943 8.15197 31.7275 8.2942 31.5587 8.43454L29.6413 8.43454L29.6413 8.00671ZM25.3153 8.00786C25.4798 8.15197 25.646 8.29398 25.8134 8.43454L25.3608 8.43558C25.1623 8.29629 24.9662 8.15395 24.7719 8.00903L25.3153 8.00903ZM32.2181 8.00786L32.7615 8.00786C32.5672 8.15283 32.3712 8.29515 32.173 8.43444L31.72 8.43336C31.8874 8.29283 32.0536 8.1508 32.2181 8.00671ZM24.3784 8.00786L24.3784 8.43558L23.8479 8.43558C23.8025 8.28772 23.7527 8.14475 23.6983 8.00778L24.3784 8.00671ZM24.4815 8.00786L24.5926 8.00786C24.7845 8.15291 24.9776 8.29502 25.1734 8.43444L24.4815 8.43444L24.4815 8.00671ZM32.9412 8.00786L33.0521 8.00786L33.0521 8.43558L32.3603 8.43558C32.5559 8.2962 32.7492 8.15406 32.9412 8.00903ZM33.1553 8.00786L33.8353 8.00891C33.7809 8.14591 33.7311 8.28887 33.6856 8.43672L33.1553 8.43672L33.1553 8.00903ZM23.4477 8.00891C23.5107 8.148 23.5662 8.29044 23.6144 8.43672L20.859 8.43672L20.859 8.00903L23.4477 8.00903ZM34.0859 8.00891L36.6745 8.00891L36.6745 8.43663L33.9191 8.43663C33.9674 8.29034 34.0229 8.14789 34.0859 8.0088ZM20.7558 8.00891L20.7558 8.43663L19.7411 8.43663L19.7423 8.00903L20.7557 8.00903ZM36.7777 8.00891L37.791 8.00891L37.792 8.43653L36.7776 8.43653L36.7776 8.0088ZM18.5816 8.32176L18.5816 8.64559L16.9978 8.69259C16.9481 8.59231 16.9078 8.48582 16.8764 8.372L18.5816 8.32188ZM38.952 8.32176L40.6574 8.37189C40.6257 8.48569 40.5855 8.59254 40.5358 8.69248L38.952 8.64548L38.952 8.32167ZM14.677 8.51379C14.6545 8.54199 14.632 8.56916 14.6082 8.5963C14.6112 8.56916 14.6164 8.54303 14.6213 8.51694C14.6384 8.51599 14.6594 8.51694 14.677 8.51694ZM42.8564 8.51379C42.8741 8.51379 42.8951 8.51379 42.9122 8.51379C42.9173 8.53991 42.9215 8.566 42.9252 8.59313C42.9017 8.566 42.8789 8.5378 42.8564 8.51064ZM14.4026 8.53051C14.3957 8.57332 14.3905 8.6151 14.3876 8.65894C14.3857 8.65884 14.3847 8.65894 14.3827 8.65894L14.0125 8.68087C13.9902 8.68087 13.9736 8.70279 13.975 8.72577L13.976 8.74143C13.9769 8.76439 13.9956 8.78216 14.0178 8.78007L14.3848 8.75917C14.3851 8.78112 14.3858 8.80306 14.3869 8.82393C14.3778 8.83437 14.3683 8.84064 14.3587 8.85004L12.3234 8.96847L12.3234 8.67137C12.3274 8.67137 12.3314 8.6609 12.335 8.65988C12.4034 8.65988 12.9523 8.62229 13.5745 8.58262C13.874 8.56382 14.162 8.54607 14.4028 8.53144ZM43.1308 8.53051C43.3718 8.54512 43.6597 8.56288 43.9593 8.58167C44.5813 8.62031 45.1301 8.65477 45.1988 8.65894C45.2028 8.65894 45.2067 8.66939 45.2105 8.67043L45.2105 8.96752L43.1751 8.8491C43.1658 8.83866 43.1562 8.83239 43.1469 8.82298C43.148 8.80105 43.149 8.78017 43.149 8.75825L43.5158 8.77914C43.5383 8.77914 43.5564 8.76348 43.5578 8.74049L43.5588 8.72483C43.5598 8.70186 43.5432 8.68099 43.5212 8.67995L43.151 8.65801C43.149 8.6579 43.148 8.65904 43.146 8.65801C43.1432 8.61415 43.1379 8.57236 43.1309 8.52955ZM27.8922 8.53051L27.8922 8.9839L26.6708 8.9839C26.4808 8.8352 26.2917 8.68494 26.1051 8.53164L27.8922 8.53164ZM29.6413 8.53051L31.4285 8.53051C31.2419 8.68379 31.053 8.83405 30.8627 8.98274L29.6413 8.98274L29.6413 8.52935ZM25.9415 8.53051C26.1261 8.68358 26.3126 8.83533 26.501 8.9838L26.1902 8.9838C25.9621 8.83656 25.7363 8.68598 25.5133 8.53154ZM31.5921 8.53051L32.0204 8.53154C31.7973 8.68598 31.5711 8.83656 31.3435 8.9838L31.0327 8.9838C31.2208 8.83533 31.4073 8.68358 31.5921 8.53051ZM25.326 8.53154C25.5457 8.68577 25.7678 8.83666 25.9919 8.9838L24.4815 8.9838L24.4815 8.5304L25.326 8.5304ZM32.2075 8.53154L33.0521 8.53154L33.0521 8.98495L31.5415 8.98495C31.7657 8.83781 31.9878 8.68693 32.2075 8.53269ZM24.3784 8.53154L24.3784 8.98495L23.9921 8.98495C23.9589 8.83073 23.9225 8.6793 23.8802 8.53258ZM33.1553 8.53154L33.6534 8.53258C33.6112 8.6793 33.5743 8.83073 33.5416 8.98495L33.1553 8.98495ZM23.6477 8.53258C23.6922 8.67971 23.7298 8.83073 23.7607 8.98601L20.859 8.98601L20.859 8.53248L23.6477 8.53248ZM33.8858 8.53258L36.6745 8.53258L36.6745 8.98608L33.7728 8.98608C33.8036 8.83083 33.8413 8.67984 33.8858 8.53269ZM20.7558 8.53258L20.7558 8.98608L19.739 8.98608L19.74 8.53258L20.7557 8.53258ZM36.7777 8.53258L37.7933 8.53258L37.7943 8.98608L36.7776 8.98608L36.7776 8.53258ZM12.151 8.65988L12.151 8.67033C12.0216 8.77933 11.8913 8.88701 11.7593 8.99426L11.4947 9.00885C11.6129 8.90204 11.732 8.79376 11.8507 8.684L12.151 8.6652ZM45.3825 8.65988L45.6828 8.67868C45.8013 8.78842 45.9205 8.8967 46.0386 9.00354L45.7742 8.98892C45.6422 8.88167 45.5118 8.774 45.3825 8.66501L45.3825 8.65455ZM11.6841 8.68912C11.5642 8.79919 11.444 8.90704 11.3247 9.01409L8.07553 9.20509L8.07553 8.91028ZM45.8494 8.68912L49.4579 8.91028L49.4579 9.20509L46.2088 9.01409C46.0894 8.90704 45.9692 8.79919 45.8494 8.68912ZM18.5816 8.74131L18.5816 9.52418C17.7801 9.4866 17.3137 9.21508 17.0558 8.78707L18.5816 8.74113ZM38.952 8.74131L40.4777 8.78726C40.2197 9.21531 39.7534 9.48626 38.952 9.52438L38.952 8.74155ZM12.151 8.804L12.151 8.96583L11.94 8.97835C12.0106 8.91989 12.0813 8.86267 12.151 8.80419ZM45.3825 8.804C45.4523 8.86245 45.5227 8.92011 45.5934 8.97817L45.3825 8.96563L45.3825 8.80376ZM7.90339 8.91897L7.90339 9.21489L3.82798 9.4539L3.82798 9.11776ZM49.6301 8.91897L53.7057 9.11776L53.7057 9.4539L49.6301 9.21489ZM14.1778 8.99205C13.7281 9.35283 13.2115 9.61024 12.8364 9.76154L12.3232 9.79182L12.3232 9.10044L14.1778 8.99216ZM43.3555 8.99205L45.2105 9.10034L45.2105 9.79172L44.6972 9.76143C44.3223 9.61013 43.8053 9.35273 43.3555 8.99193ZM27.8922 9.08498L27.8922 9.64908L27.5619 9.64908C27.3071 9.46561 27.0559 9.27753 26.8076 9.08612L27.8922 9.08612ZM29.6413 9.08498L30.726 9.08498C30.4776 9.2764 30.2264 9.46444 29.9717 9.64792L29.6413 9.64792L29.6413 9.08384ZM26.6375 9.08498C26.8841 9.27692 27.1326 9.46498 27.3855 9.64898L27.2819 9.64898C26.9691 9.4677 26.6613 9.27974 26.3569 9.08604ZM30.896 9.08498L31.1768 9.08604C30.872 9.27974 30.5643 9.4677 30.2515 9.64898L30.1481 9.64898C30.401 9.46498 30.6494 9.27692 30.896 9.08498ZM26.1556 9.08604C26.4559 9.27984 26.7609 9.46727 27.069 9.64898L24.4815 9.64898L24.4815 9.08488L26.1556 9.08488ZM31.3778 9.08604L33.0521 9.08604L33.0521 9.65011L30.4645 9.65011C30.7727 9.46844 31.0777 9.28097 31.3778 9.08717ZM24.0145 9.08604L24.3784 9.08604L24.3784 9.65011L24.1042 9.65011C24.0812 9.45924 24.0511 9.27054 24.0145 9.08604ZM33.1553 9.08604L33.5189 9.08604C33.4822 9.27054 33.4524 9.45924 33.4296 9.65011L33.1553 9.65011ZM23.7811 9.08604C23.8132 9.26782 23.8356 9.45579 23.8512 9.65002L20.859 9.65002L20.859 9.08612L23.7811 9.08612ZM33.7524 9.08604L36.6745 9.08604L36.6745 9.64992L33.6825 9.64992C33.6979 9.45567 33.7203 9.26772 33.7524 9.08592ZM20.7558 9.08604L20.7558 9.64992L19.738 9.64992L19.739 9.08583L20.7557 9.08479ZM36.7777 9.08604L37.7945 9.08708L37.7955 9.65117L36.7776 9.65117L36.7776 9.08728ZM12.151 9.10272L12.151 9.79412L10.7813 9.87453C11.1118 9.6307 11.4336 9.38039 11.7485 9.12633L12.151 9.10232ZM45.3825 9.10272L45.785 9.12676C46.0998 9.38084 46.4217 9.63113 46.7522 9.87494L45.3825 9.79454L45.3825 9.10316ZM3.65584 9.1184L3.65584 9.45672L2.84033 9.50478L3.56976 9.1228L3.65587 9.1228ZM53.8778 9.1184L53.9638 9.1184L54.6932 9.50038L53.8778 9.45235L53.8778 9.11401ZM11.5667 9.13719C11.2473 9.39197 10.9199 9.64104 10.5845 9.88541L10.4649 9.89587C10.7504 9.65733 11.0353 9.40953 11.3225 9.15317L11.5667 9.13959ZM45.9668 9.13719L46.2109 9.15077C46.4981 9.40711 46.7831 9.65492 47.0684 9.89341L46.9491 9.88294C46.6139 9.63864 46.2861 9.38959 45.9668 9.13479ZM11.1525 9.16018C10.8631 9.41673 10.5749 9.66484 10.2876 9.90281L10.0174 9.91852C9.81149 9.91852 9.66286 9.92892 9.65709 9.92892C9.58084 9.92892 9.50526 9.93942 9.43867 9.95715L8.07553 10.0364L8.07553 9.34416L11.1525 9.16424ZM46.3808 9.16018L49.4579 9.34009L49.4579 10.0323L48.0949 9.95309C48.0282 9.93209 47.9527 9.92178 47.8765 9.92486C47.8705 9.92525 47.7222 9.92486 47.5161 9.91446L47.246 9.89874C46.9584 9.66078 46.6705 9.41266 46.3808 9.15609ZM7.90339 9.34998L7.90339 10.0425L3.82798 10.2815L3.82798 9.58904ZM49.6301 9.34998L53.7057 9.58904L53.7057 10.2815L49.6301 10.0425ZM3.65584 9.59916L3.65584 10.2915L1.04364 10.4446L2.54339 9.65942L2.54339 9.65942L3.65584 9.59467ZM53.8778 9.59916L54.9901 9.6639L54.9901 9.6639L56.4898 10.4491L53.8778 10.2958L53.8778 9.60364ZM27.4684 9.74766L27.5328 9.74766C27.612 9.80404 27.6908 9.86157 27.7705 9.91733C27.6694 9.862 27.5685 9.80478 27.4684 9.74766ZM27.7122 9.74766L27.8922 9.74766L27.8922 9.87494C27.832 9.83318 27.7722 9.79038 27.7122 9.74766ZM29.6413 9.74766L29.8211 9.74766C29.7614 9.79047 29.7018 9.83328 29.6413 9.87494ZM30.0008 9.74766L30.0655 9.74766C29.965 9.8051 29.8643 9.86168 29.7631 9.91733C29.8426 9.862 29.9218 9.80435 30.0008 9.74766ZM27.2518 9.74766C27.4635 9.86992 27.6768 9.98945 27.8922 10.1061L27.8922 10.2847L24.4815 10.2847L24.4815 9.75099L27.2518 9.75099ZM30.2815 9.74766L33.0521 9.74766L33.0521 10.2815L29.6413 10.2815L29.6413 10.1028C29.8566 9.98608 30.0701 9.8666 30.2815 9.74433ZM24.1158 9.74766L24.3784 9.74766L24.3784 10.2815L24.1535 10.2815C24.1473 10.1029 24.1344 9.92426 24.1159 9.74766ZM33.1553 9.74766L33.4178 9.74766C33.3994 9.92426 33.3861 10.1029 33.3801 10.2815L33.1553 10.2815ZM23.8596 9.74871C23.8709 9.92109 23.8763 10.0982 23.8759 10.2815L20.859 10.2815L20.859 9.75204L23.8596 9.75204ZM33.6737 9.74871L36.6745 9.74871L36.6745 10.2781L33.6577 10.2781C33.6574 10.095 33.6629 9.91772 33.6739 9.74536ZM20.7558 9.74871L20.7558 10.2781L19.7359 10.2781L19.7369 9.75099L20.7557 9.75099ZM36.7777 9.74871L37.7966 9.74871L37.7976 10.2757L36.7776 10.2757L36.7776 9.7464ZM9.23641 10.1005C9.22132 10.1308 9.21267 10.1653 9.21277 10.2038L9.1999 10.8224C8.82533 10.8477 8.45073 10.8728 8.07561 10.8999L8.07561 10.1684L9.23649 10.1015ZM48.2972 10.1005L49.4579 10.1672L49.4579 10.8989C49.0827 10.8728 48.7083 10.8466 48.3336 10.8216L48.3208 10.2028C48.3208 10.1643 48.3118 10.1308 48.2973 10.0995ZM27.9953 10.1548C28.0722 10.1966 28.1494 10.2372 28.2269 10.2777L27.9953 10.2777ZM29.5383 10.1548L29.5383 10.2777L29.3067 10.2777C29.3843 10.2369 29.4613 10.1963 29.5383 10.1548ZM7.90339 10.1787L7.90339 10.9113C6.54895 11.0074 5.19021 11.1128 3.82798 11.2274L3.82798 10.4165ZM49.6301 10.1787L53.7057 10.4165L53.7057 11.2274C52.3436 11.1128 50.9847 11.0072 49.6301 10.9113ZM3.65584 10.4268L3.65584 11.2419C2.49689 11.34 1.33527 11.4445 0.17001 11.558L0.177053 10.8902L0.734367 10.5986L3.65535 10.4268ZM53.8778 10.4268L56.7986 10.5986L57.3559 10.8902L57.363 11.558C56.1978 11.4445 55.036 11.34 53.8773 11.2419L53.8773 10.4268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xml:id="shape-27" draw:id="shape-27" draw:name="Weltzeituhr" draw:layer="" svg:width="17.29646084978pt" svg:height="27.78168669440pt" svg:x="603.38700000000pt" svg:y="471.88400000000pt" svg:viewBox="0 0 17 28" svg:d="M7.25005 0C6.01346 0.010354 4.88081 0.246734 3.94935 0.677974C3.7643 0.763912 3.58766 0.857409 3.41906 0.958047C3.33346 0.942517 3.25208 0.930093 3.17479 0.920774C3.05382 0.907315 2.94369 0.902137 2.84382 0.907315C2.82446 0.896962 2.80457 0.888677 2.78748 0.881429C2.74007 0.859687 2.70219 0.84519 2.66834 0.835873C2.65146 0.835873 2.6358 0.825518 2.61607 0.825518C2.5963 0.826244 2.56283 0.835873 2.54121 0.863828C2.51956 0.894891 2.52568 0.928023 2.53189 0.947695C2.53397 0.958047 2.53605 0.958047 2.53813 0.962191C2.44049 1.0005 2.36207 1.05849 2.31237 1.14101C2.24623 1.25045 2.2395 1.38764 2.27594 1.53496C2.29592 1.61574 2.32924 1.70156 2.37386 1.79185C1.91408 2.29062 1.60195 2.88067 1.4815 3.54518C1.37265 3.70753 1.30476 3.88405 1.2849 4.07355C1.25509 4.35734 1.33686 4.64167 1.50667 4.91832C1.51941 4.9794 1.534 5.03937 1.54973 5.09974C1.5345 5.15874 1.52043 5.21651 1.50801 5.27522C1.50796 5.27543 1.50807 5.27565 1.50801 5.27586C1.33723 5.55355 1.25505 5.83931 1.28491 6.12402C1.30478 6.31382 1.373 6.49005 1.48218 6.6525C1.5561 7.06035 1.70236 7.44014 1.9105 7.78803C1.84321 7.85118 1.80062 7.9401 1.80062 8.03961C1.80062 8.22994 1.95515 8.3845 2.14549 8.3845C2.20719 8.3845 2.26484 8.36793 2.31498 8.33998C2.33445 8.36174 2.35383 8.38346 2.37389 8.40521C2.32927 8.49529 2.29604 8.58175 2.27598 8.66281C2.23942 8.81025 2.24625 8.94662 2.31239 9.05618C2.36198 9.13795 2.44012 9.19708 2.5375 9.23549C2.53542 9.23549 2.53335 9.24587 2.53232 9.25001C2.5261 9.26863 2.52061 9.3028 2.54265 9.33386C2.56429 9.36492 2.597 9.37008 2.61677 9.37113C2.63655 9.37186 2.65281 9.37113 2.66979 9.36076C2.70364 9.35043 2.74152 9.33696 2.78893 9.31626C2.8058 9.30589 2.82486 9.29866 2.84392 9.28933C2.94402 9.28933 3.05433 9.28913 3.17556 9.27588C3.2529 9.2655 3.33421 9.25413 3.41983 9.23861C3.58858 9.34009 3.76558 9.43356 3.9508 9.51929C5.12702 10.0641 6.62286 10.3034 8.2451 10.1517L8.2451 12.3756C8.16746 12.3756 8.08967 12.3754 8.01208 12.3756C5.31124 12.3861 2.63892 12.4711 0 12.6623L0 15.4155L0.381973 15.7075L0.381973 17.5444L0 17.8057L0 20.6205C2.33419 20.7934 4.72396 20.883 7.16075 20.9023L7.16075 27.7048C8.17172 27.8061 9.16396 27.8085 10.1364 27.7048L10.1364 20.8923C12.4856 20.8583 14.8746 20.764 17.2965 20.6205L17.2965 17.5614L16.7776 17.3454L16.7776 15.4934L17.2965 15.1704L17.2965 12.6623C14.5211 12.4944 11.7684 12.394 9.04349 12.3777L9.04349 10.1524C10.6657 10.3041 12.1611 10.0644 13.3373 9.51929C13.5222 9.43336 13.6995 9.33954 13.8681 9.23861C13.9537 9.25413 14.035 9.26656 14.1124 9.27588C14.2334 9.28933 14.3439 9.2945 14.4439 9.28933C14.4631 9.29969 14.4821 9.30796 14.4989 9.31626C14.5464 9.33802 14.5844 9.35249 14.6182 9.36076C14.6349 9.36076 14.6514 9.37113 14.6712 9.37113C14.6909 9.37051 14.7237 9.36076 14.745 9.33386C14.767 9.3028 14.7615 9.26863 14.7555 9.25001C14.7535 9.25001 14.7524 9.23962 14.7504 9.23549C14.8479 9.19719 14.926 9.13817 14.9756 9.05618C15.0289 8.96817 15.0436 8.86192 15.0279 8.74688C15.1409 8.67027 15.2151 8.54086 15.2151 8.39403C15.2151 8.30085 15.1852 8.21469 15.1343 8.1444C15.4737 7.70487 15.7056 7.20446 15.8058 6.65271C15.9147 6.49025 15.9829 6.31403 16.0028 6.12424C16.033 5.83951 15.9507 5.55375 15.7797 5.27606C15.7797 5.27586 15.7799 5.27565 15.7797 5.27543C15.7673 5.2164 15.7532 5.15853 15.738 5.09994C15.7537 5.03987 15.7683 4.9793 15.7812 4.91853C15.951 4.64187 16.0329 4.35756 16.003 4.07375C15.9829 3.88428 15.9152 3.70773 15.8063 3.54541C15.6878 2.89124 15.3831 2.30964 14.9352 1.81587C15.0299 1.71957 15.088 1.58695 15.088 1.44116C15.088 1.2176 14.9511 1.02617 14.7564 0.945935C14.7625 0.927297 14.7675 0.894165 14.7459 0.864139C14.7243 0.833076 14.691 0.826865 14.6712 0.825829C14.6514 0.825209 14.6357 0.825829 14.6189 0.836184C14.585 0.846536 14.5471 0.859995 14.4997 0.88174C14.4825 0.892095 14.463 0.898305 14.4434 0.907625C14.3435 0.907625 14.2334 0.907933 14.1125 0.921086C14.0352 0.931441 13.9539 0.94283 13.8681 0.95836C13.6997 0.857927 13.5229 0.764015 13.3381 0.678286C12.3764 0.23317 11.2007 -0.0090079 9.91762 0.000310618C9.50291 0.000310618 9.07711 0.032408 8.64373 0.0893544C8.21059 0.032408 7.785 0.00341679 7.3707 0.000310618C7.33066 -5.68434e-14 7.29079 0.00010354 7.25091 0.000310618ZM7.25005 0.168873C7.28948 0.168664 7.32881 0.168563 7.36855 0.168873C7.57583 0.168873 7.78606 0.179227 7.99874 0.193723C6.81928 0.42099 5.73008 0.830283 4.79073 1.36496C4.78764 1.36496 4.78452 1.36496 4.78037 1.36496C4.36129 1.20736 3.98297 1.08831 3.65366 1.01137C3.76315 0.951318 3.87599 0.894476 3.99256 0.840532C4.90699 0.417158 6.02566 0.179536 7.24961 0.173117ZM9.91802 0.168873C11.1882 0.158519 12.3494 0.399247 13.2935 0.836287C13.4099 0.890128 13.5226 0.94728 13.6324 1.00711C13.303 1.08377 12.9247 1.20312 12.5055 1.36072C12.5025 1.36072 12.4994 1.36072 12.4952 1.36072C11.5558 0.826037 10.4667 0.416744 9.28723 0.189478C9.49995 0.174981 9.70997 0.166699 9.91772 0.164629ZM8.64285 0.258951C8.81369 0.281731 8.98556 0.30865 9.15856 0.339712C10.3094 0.549381 11.3754 0.934337 12.2997 1.4394C11.8168 1.62929 11.2857 1.86745 10.7209 2.14597C10.0607 2.1563 9.36292 2.20289 8.64285 2.29226C8.28478 2.24775 7.93214 2.21357 7.587 2.18974C7.51588 2.14833 7.43347 2.12451 7.34537 2.12451C7.27664 2.12451 7.21116 2.13902 7.15205 2.16488C6.95377 2.15456 6.75784 2.14936 6.56553 2.14627C6.0008 1.86774 5.46956 1.62961 4.98665 1.4397C5.91107 0.934648 6.9771 0.54969 8.12783 0.340022C8.30059 0.308961 8.47225 0.282041 8.64285 0.259262ZM3.14568 1.06863C3.14982 1.06914 3.15398 1.06944 3.15892 1.06863C3.18078 1.06863 3.20314 1.07899 3.22583 1.07899C3.2165 1.08933 3.20634 1.0914 3.19671 1.09868C3.1905 1.09868 3.18274 1.08831 3.17621 1.08624C3.16555 1.07589 3.15616 1.07483 3.14578 1.06863ZM14.1405 1.06863C14.1302 1.07899 14.1208 1.08002 14.1102 1.08624C14.104 1.08624 14.0964 1.0966 14.0897 1.09868C14.0804 1.08831 14.0704 1.08624 14.0605 1.07899C14.0831 1.07899 14.1058 1.06863 14.1274 1.06863C14.1317 1.06813 14.1367 1.06779 14.1407 1.06863ZM2.85043 1.08208C2.91543 1.11522 2.9769 1.14525 3.06096 1.19131C3.04447 1.20272 3.02823 1.21516 3.01198 1.22756C2.94698 1.17165 2.90051 1.12816 2.85046 1.0825ZM2.63726 1.09245C2.63829 1.09245 2.63933 1.09245 2.6414 1.09245C2.70083 1.15249 2.78489 1.22829 2.89099 1.31877C2.74571 1.43277 2.60949 1.55349 2.4832 1.68035C2.4537 1.61511 2.43184 1.55484 2.41829 1.50028C2.38784 1.3775 2.39737 1.28784 2.43745 1.22156C2.47337 1.16254 2.53715 1.11657 2.63736 1.08777ZM3.46079 1.12244C3.78871 1.18769 4.1816 1.30428 4.62389 1.46613C4.48479 1.54896 4.34936 1.63467 4.21745 1.723C3.88092 1.51065 3.58834 1.331 3.34956 1.19071C3.38611 1.16688 3.42327 1.14515 3.46079 1.12236ZM13.8255 1.12244C13.863 1.14525 13.9003 1.16699 13.9369 1.19082C13.6982 1.33111 13.4055 1.51074 13.069 1.72311C12.937 1.6351 12.8016 1.54915 12.6625 1.46622C13.1049 1.30438 13.4975 1.18822 13.8255 1.12257ZM3.21188 1.28142C3.44704 1.4183 3.74127 1.59762 4.08439 1.8137C4.02414 1.85512 3.96485 1.8986 3.9063 1.94147C3.59747 1.7052 3.33603 1.49967 3.13507 1.33432C3.16033 1.31671 3.18612 1.29912 3.21191 1.2815ZM14.0354 1.30418C14.0232 1.3487 14.0167 1.3953 14.0165 1.44396C13.8377 1.58767 13.6246 1.75429 13.38 1.94117C13.3215 1.89767 13.2623 1.85521 13.2021 1.81338C13.5272 1.6086 13.8067 1.43816 14.0354 1.30418ZM3.01194 1.4247C3.21171 1.59007 3.4735 1.79612 3.78317 2.03319C3.57547 2.19161 3.37879 2.35677 3.19467 2.5278C3.16433 2.53816 3.13442 2.54644 3.10459 2.55575C2.90646 2.33461 2.74653 2.13062 2.62996 1.94922C2.60274 1.90679 2.57768 1.86537 2.5551 1.82552C2.69468 1.68418 2.84704 1.5502 3.01189 1.42481ZM4.81721 1.53798C5.24722 1.70281 5.71968 1.90793 6.22261 2.14843C5.78718 2.14843 5.37003 2.1712 4.97542 2.20746C4.81953 2.10598 4.66715 2.00835 4.52396 1.91683C4.46826 1.88161 4.41732 1.84848 4.36372 1.81536C4.51051 1.71907 4.66157 1.62722 4.81721 1.53798ZM12.4692 1.53798C12.6248 1.62701 12.7759 1.71968 12.9225 1.81536C12.8692 1.84954 12.8181 1.88161 12.7624 1.91683C12.6192 2.00792 12.467 2.1063 12.3109 2.20746C11.9163 2.1712 11.4992 2.15052 11.0637 2.14843C11.5666 1.90793 12.039 1.70281 12.4692 1.53798ZM14.0427 1.61252C14.1125 1.82706 14.3135 1.98268 14.551 1.98268C14.581 1.98268 14.61 1.98268 14.6385 1.97232C14.5236 2.1471 14.3703 2.34174 14.1818 2.55235C14.1521 2.542 14.1221 2.53371 14.0918 2.52438C13.9075 2.35334 13.7109 2.18821 13.5031 2.02978C13.7056 1.87488 13.885 1.73511 14.0427 1.60943ZM4.22871 1.9051C4.30003 1.95066 4.36943 1.99416 4.44452 2.04219C4.53987 2.10329 4.63839 2.16676 4.73976 2.2322C4.60892 2.24668 4.48102 2.26326 4.35579 2.2819C4.33902 2.26946 4.32133 2.25603 4.30475 2.2436C4.21056 2.17317 4.12321 2.10598 4.03601 2.03964C4.09915 1.99406 4.16355 1.94953 4.22866 1.90521ZM13.0578 1.9051C13.1228 1.94964 13.1872 1.99416 13.2504 2.03952C13.1634 2.10577 13.0758 2.17267 12.9816 2.2435C12.9651 2.25593 12.9474 2.26937 12.9306 2.2818C12.8053 2.26316 12.6775 2.24658 12.5467 2.2321C12.648 2.16686 12.7465 2.10309 12.8418 2.04208C12.9168 1.99448 12.9864 1.94996 13.0578 1.90501ZM2.44927 1.93618C2.4675 1.96724 2.48623 1.99935 2.50684 2.0304C2.61988 2.20643 2.76883 2.39807 2.94969 2.60381C2.75088 2.67111 2.56714 2.74525 2.3996 2.82631C2.33468 2.75382 2.24084 2.70776 2.13612 2.70776C1.94074 2.70776 1.78263 2.8666 1.78263 3.06194C1.78263 3.10961 1.79194 3.15518 1.80914 3.19637C1.75986 3.23777 1.71326 3.27917 1.67011 3.32289C1.81012 2.80954 2.07685 2.34309 2.44929 1.93578ZM14.8372 1.93618C15.2096 2.34351 15.4763 2.80995 15.6164 3.32329C15.5209 3.227 15.4099 3.13662 15.2845 3.05244C15.027 2.87934 14.7077 2.72939 14.3368 2.60423C14.5175 2.39848 14.6662 2.20684 14.7794 2.03082C14.8001 1.99872 14.8188 1.96662 14.8372 1.9366ZM3.91228 2.13083C3.98952 2.18985 4.06977 2.25053 4.15257 2.31285C3.98829 2.33979 3.8289 2.37084 3.67594 2.40502C3.62416 2.4164 3.57344 2.42881 3.52301 2.44019C3.64777 2.33439 3.77775 2.23097 3.91228 2.13043ZM13.3741 2.13083C13.5086 2.23127 13.6387 2.33481 13.7635 2.44064C13.713 2.42821 13.6622 2.41682 13.6106 2.4054C13.4575 2.37127 13.2982 2.34122 13.1338 2.31328C13.2165 2.25114 13.2971 2.18996 13.3741 2.13127ZM6.23454 2.30758C6.33963 2.30696 6.44574 2.30758 6.55293 2.30758C6.66172 2.36142 6.77216 2.41805 6.88327 2.47511C6.87219 2.51444 6.86556 2.55483 6.86474 2.59759C6.54145 2.66799 6.22642 2.74525 5.92207 2.82869C5.66805 2.66002 5.42442 2.49943 5.19255 2.34798C5.52535 2.32208 5.87344 2.30862 6.23452 2.30655ZM10.8936 2.30758C10.9465 2.30738 10.9993 2.30727 11.0518 2.30758C11.4129 2.30758 11.761 2.32416 12.0939 2.349C11.8621 2.50048 11.6183 2.66106 11.3644 2.82973C11.0033 2.73034 10.6277 2.64004 10.2404 2.55958C10.4072 2.47262 10.5718 2.38886 10.7335 2.30862C10.787 2.3079 10.8405 2.30862 10.8936 2.30862ZM6.90048 2.31793C6.92067 2.31866 6.94118 2.31793 6.96135 2.31793C6.95619 2.32828 6.951 2.33139 6.94614 2.33864C6.93092 2.32828 6.91559 2.32208 6.90048 2.31484ZM10.386 2.31793C10.2616 2.38108 10.1349 2.44745 10.008 2.51466C9.7718 2.46908 9.53153 2.42561 9.28765 2.38751C9.6621 2.35334 10.029 2.32954 10.386 2.31814ZM7.76108 2.36659C7.84005 2.37695 7.91911 2.38004 7.99874 2.38732C7.92844 2.3987 7.85862 2.4101 7.78888 2.42147C7.7806 2.40284 7.7715 2.3842 7.76106 2.36659ZM4.95291 2.36659C5.20015 2.52742 5.46029 2.69842 5.73407 2.87973C5.59799 2.91908 5.46381 2.95844 5.33222 2.99965C5.05003 2.79369 4.783 2.59726 4.53652 2.41361C4.67205 2.39599 4.81101 2.38047 4.95291 2.36702ZM12.3335 2.36659C12.4755 2.38004 12.6143 2.39559 12.75 2.41318C12.5033 2.59688 12.2364 2.7933 11.9541 2.99921C11.8227 2.95781 11.6884 2.91846 11.5524 2.87934C11.8261 2.69804 12.0863 2.52696 12.3335 2.36619ZM4.32934 2.44323C4.58517 2.63468 4.86075 2.83831 5.1588 3.05627C4.76318 3.1858 4.38956 3.32587 4.04202 3.47415C3.92871 3.37269 3.82062 3.27402 3.71765 3.17679C3.5409 3.00988 3.37984 2.84899 3.2357 2.69544C3.24503 2.68506 3.25382 2.67889 3.26284 2.67058C3.40303 2.63023 3.54933 2.59293 3.70237 2.55866C3.90114 2.51518 4.1107 2.47583 4.3293 2.44353ZM12.9569 2.44323C13.1757 2.47635 13.3851 2.51466 13.5839 2.55836C13.7369 2.5925 13.8831 2.62978 14.0236 2.67029C14.0329 2.68065 14.0415 2.68684 14.0507 2.69514C13.9066 2.84868 13.7455 3.00957 13.5687 3.17646C13.4656 3.2738 13.3576 3.37279 13.2444 3.47384C12.8967 3.32556 12.5232 3.18548 12.1275 3.05595C12.4255 2.83801 12.7012 2.63435 12.9569 2.4429ZM8.64285 2.45356C8.73408 2.46497 8.82568 2.47738 8.91759 2.48981C9.21181 2.53123 9.50104 2.57781 9.78471 2.63023C9.4131 2.83056 9.03097 3.04603 8.64285 3.27506C8.35483 3.10513 8.07047 2.94301 7.79087 2.7884C7.81407 2.7325 7.8266 2.6704 7.8266 2.60578C7.8266 2.59542 7.82598 2.58508 7.82557 2.57368C8.00479 2.54365 8.18584 2.5157 8.36906 2.48981C8.46076 2.47738 8.55213 2.46497 8.64312 2.45356ZM10.017 2.67483C10.4209 2.75455 10.8127 2.84455 11.1889 2.94425C10.7272 3.25174 10.2352 3.58288 9.7192 3.9348C9.63059 3.87889 9.54124 3.82226 9.45116 3.76595C9.22886 3.62698 9.00824 3.49207 8.78918 3.3614C9.20787 3.11571 9.61883 2.88636 10.017 2.67483ZM6.88792 2.75455C6.95034 2.94776 7.13157 3.08765 7.34537 3.08765C7.4929 3.08765 7.6251 3.02137 7.71342 2.9161C7.97101 3.05813 8.23222 3.20619 8.49724 3.36171C8.27815 3.49238 8.05755 3.62729 7.83523 3.76624C7.77096 3.80662 7.70751 3.84699 7.64394 3.88677C7.65645 3.84949 7.66308 3.81015 7.66308 3.76821C7.66308 3.5628 7.49641 3.3961 7.29103 3.3961C7.16917 3.3961 7.06102 3.4551 6.99315 3.54579C6.68445 3.33717 6.38436 3.1356 6.09745 2.94456C6.35398 2.8762 6.61803 2.81338 6.88787 2.75455ZM2.94309 2.77217C2.32535 3.40458 1.86932 4.10938 1.62642 4.84326C1.62572 4.84222 1.62538 4.84326 1.62435 4.84326C1.55675 4.50251 1.53915 4.15959 1.576 3.81895C1.58219 3.75682 1.59162 3.69521 1.60177 3.63424C1.67693 3.52561 1.77524 3.42176 1.89502 3.32308C1.95816 3.38211 2.04286 3.41835 2.13599 3.41835C2.33137 3.41835 2.49016 3.25952 2.49016 3.06415C2.49016 3.02996 2.48499 2.99583 2.47558 2.96473C2.61878 2.8964 2.77475 2.83376 2.94292 2.77535ZM14.3433 2.77217C14.6868 2.89144 14.9807 3.03123 15.2151 3.18859C15.4184 3.32505 15.5751 3.47302 15.6844 3.63091C15.6947 3.69199 15.7034 3.75361 15.7102 3.81561C15.747 4.15627 15.7294 4.49919 15.6621 4.83995C15.6614 4.84098 15.6611 4.83995 15.6599 4.83995C15.4171 4.10607 14.9609 3.40126 14.3431 2.76884ZM3.12845 2.80012C3.27504 2.95636 3.43823 3.11923 3.61703 3.28809C3.70471 3.37093 3.79672 3.45552 3.89176 3.54094C3.66979 3.63929 3.45895 3.74075 3.26087 3.84555C2.62207 4.18351 2.1127 4.55168 1.76875 4.93478C1.76668 4.93478 1.76565 4.93478 1.76357 4.94514C1.7532 4.94598 1.74369 4.94514 1.73449 4.95548C1.97618 4.20039 2.45752 3.46742 3.12861 2.80903ZM14.1579 2.80012C14.84 3.46931 15.3264 4.21549 15.5639 4.98376C15.5635 4.9845 15.563 4.98376 15.5619 4.98376C15.5476 4.96721 15.533 4.94958 15.5176 4.93304C15.2429 4.62706 14.863 4.33074 14.3956 4.0517C14.4081 4.01338 14.4155 3.97301 14.4155 3.93057C14.4155 3.7151 14.2403 3.5399 14.0248 3.5399C13.9004 3.5399 13.7898 3.59892 13.7183 3.68951C13.6133 3.63879 13.5054 3.58804 13.3947 3.53919C13.4896 3.45323 13.5816 3.36919 13.6693 3.28633C13.8482 3.11746 14.0113 2.95459 14.1577 2.79836ZM5.90817 2.99672C6.23269 3.21242 6.57482 3.44299 6.92897 3.68269C6.92274 3.71064 6.91859 3.73861 6.91859 3.76863C6.91859 3.961 7.06504 4.1194 7.25228 4.13877C7.19348 4.17707 7.13492 4.21541 7.07683 4.25328C6.50999 3.85217 5.97734 3.47116 5.49137 3.11789C5.62785 3.07647 5.76655 3.03608 5.90776 2.99663ZM11.3781 2.99672C11.5195 3.03608 11.658 3.07647 11.7946 3.11799C11.3086 3.47125 10.7759 3.85229 10.2092 4.25339C10.0925 4.17677 9.97458 4.09984 9.85498 4.02301C10.3909 3.65794 10.9023 3.31285 11.3781 2.99672ZM5.3157 3.17225C5.81269 3.53441 6.35963 3.92735 6.94419 4.34151C6.64413 4.54134 6.35477 4.74137 6.07565 4.94008L5.87704 4.94008C5.2366 4.47362 4.66114 4.01702 4.17243 3.59001C4.52792 3.44144 4.91023 3.30113 5.3157 3.17225ZM11.9707 3.17225C12.3761 3.30113 12.7585 3.44144 13.1139 3.59001C12.6252 4.01702 12.0498 4.47362 11.4092 4.94008L11.2107 4.94008C10.9316 4.74137 10.6421 4.54134 10.3422 4.34151C10.9268 3.92735 11.4738 3.53441 11.9707 3.17225ZM8.64285 3.44827C8.8845 3.59157 9.12876 3.74036 9.37437 3.89389C9.4453 3.93843 9.51544 3.98295 9.58557 4.02696C9.45726 4.11495 9.32728 4.20452 9.19629 4.29451C9.03888 4.1865 8.84881 4.12295 8.64351 4.12295C8.4386 4.12295 8.24818 4.18609 8.09076 4.29388C7.95998 4.20381 7.829 4.11454 7.70085 4.02696C7.77093 3.98244 7.84108 3.9379 7.91201 3.89389C8.15747 3.74047 8.40136 3.59147 8.64285 3.44827ZM4.0202 3.65494C4.48292 4.06267 5.02402 4.49609 5.62552 4.94008L1.96863 4.94008C2.29298 4.61329 2.75199 4.29027 3.31846 3.99061C3.53696 3.87494 3.77149 3.76294 4.0202 3.65494ZM13.266 3.65494C13.3979 3.71189 13.5253 3.7709 13.6489 3.83034C13.6396 3.86347 13.6351 3.89659 13.6351 3.93283C13.6351 4.1483 13.8095 4.32277 14.0248 4.32277C14.1425 4.32277 14.2479 4.271 14.3196 4.18837C14.7266 4.43066 15.0641 4.68431 15.3185 4.94058L11.6608 4.94058C12.2624 4.4966 12.8034 4.06318 13.266 3.65546ZM1.42779 4.05606C1.42471 4.15752 1.42685 4.25928 1.43299 4.36065C1.41766 4.27161 1.41392 4.18318 1.42264 4.09651C1.42366 4.08308 1.42574 4.06959 1.42779 4.05615ZM15.8585 4.05606C15.8606 4.06949 15.8627 4.08298 15.8638 4.09642C15.873 4.18339 15.8689 4.2714 15.8534 4.36054C15.8585 4.25908 15.8616 4.15771 15.8585 4.05595ZM7.5645 4.11402C7.69764 4.20516 7.83342 4.29854 7.96962 4.39212C7.8722 4.48429 7.79375 4.59591 7.74057 4.72118C7.5601 4.59454 7.38139 4.46897 7.20699 4.34574C7.32482 4.26811 7.44389 4.1913 7.5645 4.11402ZM9.72191 4.11402C9.84253 4.19167 9.96164 4.26832 10.0795 4.34574C9.90508 4.46897 9.72686 4.59454 9.54651 4.72118C9.49339 4.5958 9.41417 4.48439 9.31677 4.39212C9.45313 4.29792 9.58864 4.20505 9.72191 4.11402ZM7.07462 4.43385C7.27574 4.57602 7.48299 4.7216 7.69223 4.86821C7.68602 4.89202 7.68125 4.91583 7.67701 4.94068L6.3325 4.94068C6.57238 4.77234 6.81979 4.60315 7.07461 4.43418ZM10.2117 4.43385C10.4665 4.60285 10.714 4.77202 10.9537 4.94038L9.60936 4.94038C9.60523 4.91552 9.60006 4.89171 9.59417 4.8679C9.80332 4.72129 10.0107 4.57572 10.2118 4.43355ZM1.88193 5.17603L5.74861 5.17603C5.09795 5.65147 4.51481 6.11656 4.02085 6.55196C3.77215 6.44377 3.53765 6.33123 3.31913 6.21557C2.70026 5.88818 2.20867 5.53346 1.88193 5.17603ZM6.20474 5.17603L7.66642 5.17603C7.67056 5.23195 7.67926 5.2863 7.6922 5.3389C7.48301 5.48542 7.27569 5.63046 7.07457 5.77262C6.77421 5.5733 6.48426 5.3742 6.20473 5.17603ZM9.61989 5.17603L11.0817 5.17603C10.8021 5.3742 10.5123 5.5733 10.2117 5.77262C10.0107 5.63046 9.80323 5.48542 9.59416 5.3389C9.60719 5.28608 9.61565 5.23164 9.61989 5.17603ZM11.5378 5.17603L15.4044 5.17603C15.0776 5.53346 14.5861 5.88818 13.9673 6.21557C13.7486 6.33123 13.5141 6.44377 13.2654 6.55196C12.7717 6.11656 12.1883 5.65147 11.5378 5.17603ZM5.97503 5.19467C6.28468 5.41676 6.60814 5.64104 6.94419 5.86478C6.3597 6.27882 5.81264 6.67124 5.3157 7.03342C4.91023 6.90431 4.52784 6.76421 4.17243 6.61564C4.68615 6.16668 5.29486 5.68606 5.97503 5.19467ZM11.312 5.19467C11.992 5.68587 12.6003 6.1668 13.1139 6.61564C12.7586 6.76421 12.3761 6.90431 11.9707 7.03342C11.4738 6.67124 10.9268 6.27882 10.3422 5.86478C10.6784 5.64093 11.0024 5.41689 11.312 5.19467ZM1.72373 5.21951C1.73853 5.23712 1.75384 5.25471 1.76938 5.27232C2.11334 5.65532 2.62206 6.02278 3.26084 6.36083C3.4591 6.46561 3.67019 6.56749 3.89239 6.66596C3.79726 6.75191 3.70484 6.83598 3.617 6.91891C3.43794 7.08798 3.27462 7.25127 3.12776 7.40763C2.96415 7.24703 2.81205 7.08239 2.67167 6.91365C2.77229 6.81631 2.83517 6.67994 2.83517 6.52888C2.83517 6.23337 2.59519 5.99327 2.29962 5.99327C2.21879 5.99327 2.14196 6.0119 2.07323 6.04399C1.92534 5.77511 1.80738 5.50074 1.72172 5.22366C1.72246 5.22264 1.72275 5.22366 1.72378 5.22366ZM15.5627 5.21951C15.5635 5.22055 15.5637 5.21951 15.5646 5.21951C15.3273 5.98768 14.841 6.73459 14.1584 7.40389C14.0119 7.24755 13.8484 7.08427 13.6694 6.91519C13.5816 6.83236 13.4892 6.74784 13.394 6.66225C13.6166 6.56388 13.8271 6.46198 14.0256 6.35713C14.6644 6.01905 15.1732 5.65158 15.5171 5.2686C15.5329 5.251 15.548 5.23339 15.5629 5.21577ZM1.62573 5.36323C1.71051 5.61918 1.82159 5.87171 1.95606 6.11864C1.83908 6.21702 1.76411 6.36384 1.76411 6.52847C1.76411 6.67632 1.82404 6.81029 1.921 6.90732C1.78874 6.80202 1.68127 6.69101 1.60057 6.57423C1.59022 6.51418 1.58204 6.45288 1.57541 6.39149C1.53848 6.0499 1.55669 5.70561 1.62513 5.36386C1.62517 5.36366 1.62572 5.36343 1.62577 5.36323ZM15.6608 5.36323C15.6611 5.36343 15.6613 5.36366 15.6616 5.36386C15.7296 5.70561 15.7476 6.0499 15.7109 6.39149C15.7046 6.45259 15.6958 6.51399 15.6857 6.57423C15.5764 6.73244 15.4193 6.88049 15.2158 7.01717C14.9815 7.17464 14.6868 7.31505 14.3433 7.43433C14.9614 6.8018 15.4175 6.0971 15.6608 5.36323ZM7.73991 5.48508C7.79321 5.61081 7.87249 5.72294 7.97029 5.81539C7.83384 5.9096 7.69779 6.00187 7.5645 6.09288C7.44347 6.0152 7.32457 5.93747 7.20635 5.8598C7.38061 5.7367 7.55926 5.6113 7.73991 5.48508ZM9.54651 5.48508C9.72706 5.6113 9.90586 5.7367 10.0802 5.8598C9.96183 5.93747 9.84293 6.0153 9.72191 6.09288C9.58837 6.00176 9.45281 5.90867 9.31609 5.81477C9.41362 5.7226 9.49331 5.61069 9.54651 5.48508ZM1.4331 5.83526C1.4269 5.94419 1.42483 6.05322 1.42897 6.16246C1.42586 6.14486 1.42378 6.12725 1.42172 6.10964C1.41237 6.01956 1.41652 5.92826 1.433 5.83547ZM15.8533 5.83526C15.8701 5.92844 15.8739 6.01936 15.8644 6.10943C15.8624 6.12703 15.8604 6.14465 15.8573 6.16223C15.8614 6.05301 15.8593 5.94398 15.8531 5.83506ZM8.09011 5.91187C8.13855 5.945 8.19021 5.97401 8.24434 5.99781L8.24434 6.51686C8.13424 6.44957 8.02356 6.38153 7.91266 6.31228C7.84145 6.26774 7.77122 6.22324 7.70085 6.1785C7.8289 6.09152 7.95947 6.00154 8.09011 5.91168ZM9.19696 5.91187C9.32763 6.00195 9.45747 6.09124 9.58557 6.17873C9.51517 6.22324 9.44494 6.26774 9.37369 6.31249C9.26294 6.38184 9.15272 6.44986 9.04273 6.51708L9.04273 5.99864C9.09687 5.97483 9.14849 5.9448 9.19696 5.91168ZM7.07659 5.95225C7.19327 6.02888 7.31129 6.10655 7.43076 6.18336C6.89496 6.54857 6.38388 6.89333 5.90817 7.20963C5.76726 7.1703 5.62864 7.12993 5.49245 7.08851C5.97824 6.73503 6.50987 6.35347 7.07659 5.95225ZM10.2098 5.95225C10.7764 6.35347 11.3081 6.73503 11.7939 7.08851C11.6577 7.12993 11.5192 7.1703 11.3781 7.20963C10.9024 6.89333 10.3915 6.54857 9.85557 6.18336C9.97516 6.10673 10.0932 6.0293 10.2098 5.95225ZM7.56647 6.27075C7.6555 6.32771 7.74477 6.38373 7.83523 6.44024C7.97219 6.52618 8.10848 6.60891 8.24434 6.69122L8.24434 6.98983C7.91256 7.18076 7.58613 7.36184 7.2679 7.53082C6.86432 7.4511 6.47287 7.36103 6.09686 7.26131C6.55874 6.95371 7.05039 6.6228 7.56647 6.27075ZM9.71987 6.27075C10.2361 6.6228 10.7276 6.95371 11.1897 7.26131C10.8135 7.3607 10.4221 7.45141 10.0183 7.53082C9.93507 7.48629 9.85077 7.44073 9.76627 7.39497C9.77956 7.35668 9.78665 7.31527 9.78665 7.27249C9.78665 7.06705 9.62007 6.90039 9.4147 6.90039C9.29836 6.90039 9.19431 6.95421 9.12608 7.03819C9.09835 7.02265 9.07049 7.00607 9.04266 6.9895L9.04266 6.69091C9.17839 6.6091 9.3143 6.52548 9.45111 6.43993C9.5416 6.38299 9.63078 6.32719 9.71978 6.27043ZM4.04202 6.73025C4.38947 6.87853 4.76269 7.01862 5.15815 7.14805C4.86017 7.36601 4.58513 7.57037 4.32934 7.76181C4.11072 7.7287 3.90122 7.69038 3.70241 7.64596C3.54916 7.61179 3.40192 7.5745 3.26153 7.53476C3.25221 7.52439 3.24393 7.51819 3.23504 7.50991C3.37928 7.35625 3.54015 7.19544 3.71697 7.02858C3.82018 6.93122 3.92843 6.83182 4.042 6.73057ZM13.2444 6.73025C13.3578 6.83172 13.4662 6.93069 13.5695 7.02823C13.7462 7.19515 13.9071 7.35593 14.0513 7.5096C14.0419 7.51996 14.0338 7.52616 14.0248 7.53444C13.8843 7.57484 13.7371 7.6121 13.5839 7.64565C13.385 7.69017 13.1757 7.72848 12.9569 7.76151C12.7013 7.57007 12.4261 7.36566 12.1283 7.14771C12.5237 7.0183 12.8968 6.87822 13.2443 6.72995ZM1.6681 6.88255C1.76397 6.97888 1.87576 7.07007 2.00176 7.15468C2.25959 7.32789 2.57861 7.47772 2.94972 7.60299C2.76869 7.80863 2.61925 8.00099 2.5062 8.177C2.48592 8.20911 2.46727 8.24016 2.44926 8.27019C2.44098 8.25985 2.43392 8.25258 2.42606 8.24433C2.46646 8.18739 2.49025 8.11895 2.49025 8.04439C2.49025 7.85399 2.33571 7.69939 2.14533 7.69939C2.10548 7.69939 2.06707 7.70974 2.03147 7.71906C1.87126 7.45773 1.74835 7.17838 1.66803 6.88349ZM15.6183 6.88255C15.5035 7.30448 15.3025 7.69441 15.0279 8.04595C14.9592 7.99934 14.877 7.97138 14.7876 7.97138C14.7405 7.97138 14.6953 7.98173 14.6531 7.99313C14.5624 7.8695 14.4565 7.73925 14.3368 7.60319C14.7078 7.47793 15.027 7.32809 15.2845 7.15488C15.4106 7.06997 15.5224 6.97958 15.6183 6.88277ZM2.55384 6.99914C2.67536 7.14731 2.80485 7.29259 2.94309 7.43411C2.59955 7.31483 2.30499 7.17444 2.07059 7.01696C2.06232 7.00661 2.05384 7.00558 2.04545 6.99935C2.12111 7.03974 2.20759 7.06355 2.29963 7.06355C2.39178 7.06355 2.47812 7.03974 2.55384 6.99832ZM8.24434 7.1613L8.24434 7.69763C7.99302 7.6614 7.74509 7.61996 7.50161 7.57514C7.74504 7.44394 7.99323 7.30521 8.24434 7.1613ZM9.04273 7.16203C9.04788 7.16203 9.05204 7.17237 9.05731 7.17237C9.048 7.20446 9.04273 7.23864 9.04273 7.27382C9.04273 7.47213 9.19815 7.63354 9.39356 7.64462C9.27754 7.66326 9.16042 7.68086 9.04273 7.69846L9.04273 7.27403L9.04273 7.16356ZM5.33356 7.20446C5.46493 7.24589 5.59823 7.28626 5.73407 7.32499C5.46079 7.50598 5.20103 7.6768 4.95424 7.8374C4.81226 7.82396 4.67273 7.80842 4.53718 7.79083C4.78383 7.60713 5.05121 7.41043 5.33356 7.20427ZM11.9528 7.20446C12.2352 7.41062 12.5025 7.60735 12.7493 7.79102C12.6136 7.80863 12.4742 7.82416 12.3321 7.83763C12.0854 7.67701 11.8256 7.50617 11.5524 7.32519C11.6881 7.28585 11.8215 7.2465 11.9528 7.20467ZM5.9221 7.37728C6.28333 7.47668 6.65936 7.56623 7.04678 7.64669C6.87904 7.73366 6.71348 7.81846 6.55095 7.89902C6.07611 7.90937 5.62168 7.88865 5.19258 7.8576C5.42429 7.70622 5.66811 7.54553 5.9221 7.37695ZM11.3644 7.37728C11.6183 7.54583 11.8622 7.70654 12.0939 7.85791C11.6646 7.89104 11.2103 7.90451 10.7354 7.89931C10.573 7.81855 10.4072 7.73439 10.2397 7.647C10.6272 7.56623 11.0031 7.47657 11.3644 7.37758ZM9.68885 7.52286C9.72075 7.54045 9.75298 7.55807 9.78471 7.57565C9.70997 7.58913 9.63508 7.60258 9.55969 7.61601C9.60936 7.59534 9.6528 7.56221 9.68885 7.52286ZM3.10332 7.65267C3.13354 7.66305 3.16378 7.67028 3.19462 7.67962C3.3789 7.85087 3.57541 8.01641 3.78313 8.17494C3.47435 8.41174 3.21274 8.61768 3.01324 8.78272C2.84783 8.65701 2.69519 8.52292 2.5551 8.3815C2.57747 8.34215 2.60212 8.30074 2.62924 8.2584C2.74569 8.07709 2.90522 7.87343 3.10325 7.6525ZM14.1831 7.65267C14.3131 7.79774 14.426 7.93587 14.5213 8.06458C14.4237 8.14326 14.3611 8.26336 14.3611 8.39827C14.3611 8.49147 14.3916 8.5776 14.4426 8.64791C14.3876 8.69451 14.3313 8.73901 14.273 8.78292C14.0736 8.6179 13.8122 8.41194 13.5031 8.17514C13.711 8.01664 13.9075 7.85109 14.0918 7.67981C14.1226 7.66945 14.1529 7.66221 14.1832 7.65289ZM7.27914 7.69412C7.51659 7.7407 7.75812 7.78314 8.00337 7.82187C7.62689 7.85706 7.25779 7.87986 6.89918 7.89229C7.02429 7.82809 7.15134 7.76181 7.27914 7.6943ZM10.0074 7.69412C10.135 7.7614 10.2622 7.8282 10.3873 7.89207C10.0286 7.88069 9.65949 7.85687 9.28301 7.82165C9.52826 7.78336 9.76986 7.73987 10.0074 7.69391ZM3.52434 7.76763C3.57412 7.78003 3.62473 7.79144 3.67594 7.80283C3.82905 7.83699 3.98812 7.86702 4.15257 7.89497C4.06953 7.9571 3.98901 8.01819 3.91162 8.07709C3.77762 7.97667 3.64864 7.87335 3.52434 7.76783ZM13.7621 7.76763C13.6379 7.87312 13.5087 7.97657 13.3747 8.07689C13.2976 8.01786 13.2166 7.9573 13.1338 7.89476C13.2984 7.86785 13.4572 7.83678 13.6106 7.80261C13.6616 7.79121 13.7123 7.77984 13.7621 7.76741ZM4.35712 7.92656C4.48244 7.94518 4.61077 7.96176 4.74174 7.97625C4.64008 8.04147 4.54083 8.10516 4.44517 8.16625C4.37021 8.21387 4.3006 8.25736 4.22936 8.30262C4.16436 8.25808 4.09979 8.21357 4.03671 8.16831C4.12377 8.10205 4.21142 8.03568 4.30548 7.96495C4.32216 7.95254 4.34016 7.9391 4.35714 7.92666ZM12.9293 7.92656C12.9462 7.93899 12.9643 7.95244 12.9809 7.96488C13.075 8.03526 13.1628 8.10195 13.2497 8.16822C13.1865 8.21377 13.122 8.25829 13.0571 8.3025C12.986 8.25695 12.9161 8.2145 12.8412 8.16615C12.7456 8.10507 12.6462 8.04191 12.5448 7.97614C12.6758 7.96166 12.804 7.94508 12.9293 7.92644ZM8.24434 7.95658L8.24434 9.88466C8.20542 9.87434 8.1668 9.87122 8.12783 9.86398C6.97729 9.65422 5.91113 9.26924 4.98665 8.76418C5.46964 8.57428 6.00143 8.33689 6.5662 8.05836C7.1034 8.04801 7.66558 8.01695 8.24434 7.95688ZM9.04273 7.9573C9.62112 8.01737 10.1833 8.05154 10.7203 8.05876C11.2849 8.33729 11.8167 8.57471 12.2997 8.76459C11.3753 9.26966 10.3092 9.6546 9.15856 9.86438C9.11993 9.87475 9.08122 9.87787 9.04273 9.88408L9.04273 7.95741ZM4.97475 7.99975C5.36922 8.03599 5.78594 8.05668 6.22128 8.05981C5.71903 8.29992 5.2468 8.5048 4.81721 8.66965C4.66168 8.5806 4.51033 8.48795 4.36372 8.39218C4.41745 8.358 4.46884 8.3259 4.52459 8.2907C4.66758 8.19958 4.81923 8.101 4.97475 7.99996ZM12.3116 7.99975C12.4674 8.10124 12.6187 8.19896 12.7618 8.2905C12.8175 8.3257 12.8691 8.3578 12.9225 8.39196C12.776 8.48722 12.6247 8.58018 12.4692 8.66947C12.0396 8.50462 11.5673 8.2997 11.065 8.05961C11.5005 8.05961 11.9172 8.03577 12.3116 7.99955ZM3.9063 8.26721C3.96479 8.31067 4.02421 8.35211 4.08439 8.39436C3.74155 8.61013 3.44759 8.78986 3.21254 8.92665C3.18697 8.90902 3.1615 8.89142 3.13644 8.87384C3.3372 8.70869 3.59808 8.50328 3.90631 8.26731ZM13.3799 8.26721C13.6883 8.50318 13.9494 8.70857 14.1499 8.87373C14.1249 8.89133 14.0994 8.90892 14.0739 8.92653C13.8389 8.78976 13.5449 8.61002 13.2021 8.39426C13.2622 8.35282 13.3217 8.31036 13.38 8.26711ZM4.21745 8.48577C4.34942 8.57378 4.4853 8.65961 4.62458 8.74266C4.18293 8.90436 3.78991 9.01991 3.46213 9.08556C3.42445 9.06278 3.38697 9.04104 3.35021 9.01724C3.58879 8.87693 3.88128 8.69783 4.21745 8.48566ZM13.069 8.48577C13.4051 8.69793 13.6975 8.87703 13.9363 9.01735C13.8996 9.04115 13.8619 9.0629 13.8243 9.08565C13.4964 9.02044 13.1035 8.90447 12.6618 8.74275C12.8011 8.65994 12.937 8.5742 13.069 8.48587ZM2.48303 8.52408C2.60937 8.65114 2.74541 8.77152 2.89081 8.88554C2.78468 8.97562 2.70067 9.0515 2.64123 9.11134C2.63916 9.11134 2.63813 9.11134 2.63605 9.11134C2.53618 9.08237 2.472 9.03681 2.43615 8.97757C2.39608 8.91132 2.38718 8.82155 2.41762 8.69883C2.43106 8.64398 2.45323 8.58413 2.48253 8.5194ZM14.5545 8.75519C14.6213 8.79866 14.7015 8.82456 14.7876 8.82456C14.8212 8.82456 14.854 8.82456 14.8856 8.81314C14.8897 8.88251 14.8774 8.93782 14.8499 8.98266C14.8138 9.04166 14.7501 9.08754 14.6497 9.11644C14.6487 9.11644 14.6466 9.11644 14.6447 9.11644C14.5852 9.05637 14.5013 8.98099 14.3952 8.8906C14.4494 8.84815 14.5022 8.80466 14.554 8.76023ZM4.79139 8.84007C5.73076 9.37455 6.81962 9.78343 7.99874 10.0107C6.48337 10.1171 5.0915 9.87608 3.99368 9.36783C3.87734 9.31398 3.76481 9.25672 3.65539 9.19698C3.9844 9.12035 4.36226 9.00129 4.78081 8.8441C4.78392 8.8441 4.78808 8.8441 4.79139 8.8441ZM12.4949 8.84007C12.4982 8.84007 12.5022 8.84007 12.5055 8.84007C12.924 8.99725 13.3017 9.11622 13.631 9.19294C13.5216 9.25299 13.409 9.30984 13.2928 9.36378C12.1948 9.87206 10.8029 10.1128 9.28761 10.0066C10.4668 9.77939 11.5555 9.37051 12.4949 8.83604ZM3.01263 8.97717C3.029 8.98958 3.04502 9.00098 3.06159 9.01236C2.97714 9.05896 2.91565 9.09003 2.85042 9.12295C2.90073 9.07635 2.9472 9.03287 3.0126 8.97664ZM14.2737 8.97717C14.3391 9.03308 14.3859 9.07761 14.436 9.12347C14.3707 9.09035 14.3093 9.05927 14.2248 9.01287C14.2414 9.0015 14.2574 8.98908 14.2737 8.97769ZM3.19797 9.1069C3.20729 9.11727 3.21745 9.11934 3.22706 9.12657C3.20378 9.12657 3.18068 9.13692 3.15822 9.13692C3.15409 9.13734 3.15097 9.13776 3.14692 9.13692C3.1573 9.12657 3.16587 9.12657 3.17612 9.12035C3.18338 9.12035 3.19093 9.10998 3.19797 9.10792ZM14.0884 9.1069C14.0957 9.1069 14.1033 9.11727 14.1102 9.11934C14.1204 9.12968 14.1292 9.13071 14.1392 9.13591C14.1351 9.13557 14.1321 9.13505 14.128 9.13591C14.1057 9.13591 14.0825 9.12552 14.059 9.12552C14.0685 9.11518 14.0785 9.11311 14.0882 9.10587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xml:id="shape-28" draw:id="shape-28" draw:name="AlteNationalgalerie" draw:layer="" svg:width="66.00262301271pt" svg:height="35.60663957885pt" svg:x="362.02400000000pt" svg:y="459.95200000000pt" svg:viewBox="0 0 66 36" svg:d="M32.8841 0C32.8004 0 32.7048 0.0379271 32.6808 0.0830294C32.6401 0.159908 32.6805 0.473267 32.8125 0.464042C32.8596 0.464042 32.5545 0.575363 32.5017 0.661979C32.4488 0.749107 32.4715 0.967549 32.4715 0.967549L32.4148 0.739268L32.1588 0.473474C32.2077 0.473474 32.3131 0.202242 32.2155 0.0737013C32.1259 -0.0442822 31.8649 0.00297264 31.8649 0.0839518C31.7537 0.259338 31.8126 0.384395 31.8742 0.51027C31.8743 0.51027 31.6388 0.604577 31.5501 0.710054C31.4569 0.821272 31.5315 1.65289 31.5315 1.65289L31.7311 1.63446C31.611 2.04774 31.6727 2.41542 31.7371 2.78293L31.2981 2.78293L31.2981 2.99406L31.5091 2.99406L31.5091 3.3014L17.823 6.10358L17.823 5.90174L17.7212 5.90174C17.6917 5.69028 17.6516 5.42468 17.5196 5.33991C17.383 5.25176 17.2832 5.21229 17.1655 5.4004C17.1655 5.4004 17.0448 5.50545 17.0545 5.42499C17.1164 4.90271 16.6498 4.3862 16.0653 4.52941C16.0653 4.52941 15.8745 4.46072 15.7659 4.46173C15.7295 4.46184 15.704 4.472 15.696 4.48942C15.6666 4.56629 15.8321 5.71098 15.73 5.90174L15.4815 5.90174L15.6943 6.32982L15.6943 6.53921L14.2648 6.83332L14.2648 7.25953L14.2648 7.68746L14.4775 7.89865L15.7527 9.60332L15.7527 10.8838L15.5417 10.8838L15.3269 10.8838L15.3269 11.5229L15.5417 11.7361L15.5417 12.1624L15.7527 12.1624L15.7527 22.6071L15.5417 22.8184L15.5417 23.0333L15.3269 23.2464L15.3269 23.4575L14.9031 23.4575L14.9031 23.8837L15.3269 24.3119L15.3269 25.7483L11.2865 27.5061L11.2865 27.3855L11.3751 27.2271L11.0719 27.0801L10.7497 27.0801L10.7497 26.8631C10.8461 26.8425 10.9786 26.7921 11.0059 26.7426C11.0331 26.6931 10.9716 26.6492 10.94 26.6179C11.0192 26.5913 11.1157 26.5728 11.1774 26.5258C11.239 26.4785 11.2109 26.4611 11.1774 26.4355L10.6443 26.4355L10.1095 26.4355C10.0758 26.462 10.0478 26.4785 10.1095 26.5258C10.1709 26.5728 10.2691 26.5913 10.3486 26.6179C10.3171 26.6487 10.2557 26.6927 10.2825 26.7426C10.3099 26.7925 10.4408 26.8428 10.537 26.8631L10.537 27.0801L10.2223 27.0801L9.90403 27.2271L10.0057 27.3855L10.0057 27.5083L10.0057 27.5848L10.0057 27.9339L8.51576 27.2946L8.51576 26.7345L8.60432 26.5762L8.30105 26.4289L7.97896 26.4289L7.97896 26.2121C8.07522 26.1917 8.20776 26.1417 8.23514 26.0915C8.26216 26.0421 8.20072 25.9981 8.1692 25.967C8.24855 25.9402 8.34495 25.9219 8.40653 25.8748C8.46805 25.8276 8.44011 25.8101 8.40653 25.7845L7.87346 25.7845L7.33851 25.7845C7.30493 25.8112 7.27698 25.8276 7.33851 25.8748C7.40005 25.9219 7.49838 25.9402 7.57772 25.967C7.54618 25.9977 7.48485 26.0417 7.51178 26.0915C7.53913 26.1418 7.66981 26.1918 7.76607 26.2121L7.76607 26.4289L7.4515 26.4289L7.13315 26.5762L7.23485 26.7345L7.23485 27.2946L4.52995 27.2946L4.56579 27.2301L4.26251 27.0828L3.94044 27.0828L3.94044 26.8661C4.03667 26.8455 4.16924 26.7955 4.1966 26.7455C4.2236 26.6961 4.16219 26.652 4.13064 26.6207C4.21001 26.5943 4.30641 26.5759 4.36798 26.5286C4.42951 26.4816 4.40158 26.464 4.36798 26.4384L3.83491 26.4384L3.29995 26.4384C3.26637 26.465 3.23842 26.4816 3.29995 26.5286C3.3615 26.5759 3.45984 26.5943 3.53919 26.6207C3.50764 26.6516 3.44626 26.6957 3.47327 26.7455C3.50061 26.7956 3.63127 26.8456 3.72756 26.8661L3.72756 27.0828L3.41299 27.0828L3.09466 27.2301L3.13611 27.2946L1.70268 27.2946L1.70268 26.7474L1.79125 26.5891L1.48797 26.4423L1.16592 26.4423L1.16592 26.2254C1.26214 26.2049 1.3947 26.1544 1.42206 26.1046C1.4491 26.0558 1.38766 26.0113 1.35614 25.9801C1.43548 25.9536 1.53187 25.935 1.59347 25.8881C1.655 25.8407 1.62705 25.8234 1.59347 25.7977L1.06039 25.7977L0.525431 25.7977C0.491847 25.8245 0.463893 25.8407 0.525431 25.8881C0.586968 25.935 0.685289 25.9536 0.764654 25.9801C0.733115 26.0109 0.67168 26.0563 0.698713 26.1046C0.726052 26.1548 0.856737 26.2052 0.952995 26.2254L0.952995 26.4423L0.638434 26.4423L0.320091 26.5891L0.421769 26.7474L0.423816 28.3598L0.210973 28.9992L0 28.9992L0 29.4253L0.210973 29.4253L0.210973 34.3283L0 34.3283L0 35.6066L33.0012 35.6066L66.0026 35.6066L66.0026 34.3283L65.7896 34.3283L65.7896 29.4253L66.0026 29.4253L66.0026 28.9992L65.7896 28.9992L65.5769 28.3598L65.5769 26.7474L65.6633 26.5891L65.36 26.4423L65.0381 26.4423L65.0381 26.2254C65.1343 26.2049 65.2668 26.1544 65.2942 26.1046C65.3212 26.0558 65.2599 26.0113 65.2282 25.9801C65.3075 25.9536 65.4041 25.935 65.4657 25.8881C65.5273 25.8407 65.4991 25.8234 65.4657 25.7977L64.9326 25.7977L64.3977 25.7977C64.364 25.8245 64.3361 25.8407 64.3977 25.8881C64.4592 25.935 64.5575 25.9536 64.6368 25.9801C64.6053 26.0109 64.5439 26.0563 64.5708 26.1046C64.5984 26.1548 64.7289 26.2052 64.8251 26.2254L64.8251 26.4423L64.5106 26.4423L64.1922 26.5891L64.2939 26.7474L64.2939 27.2946L62.838 27.2946L62.8737 27.2301L62.5703 27.0828L62.2484 27.0828L62.2484 26.8661C62.3446 26.8455 62.477 26.7955 62.5043 26.7455C62.5316 26.6961 62.47 26.652 62.4385 26.6207C62.5178 26.5943 62.6141 26.5759 62.6759 26.5286C62.7373 26.4816 62.7095 26.464 62.6759 26.4384L62.1428 26.4384L61.6078 26.4384C61.5743 26.465 61.5464 26.4816 61.6078 26.5286C61.6695 26.5759 61.7676 26.5943 61.847 26.6207C61.8155 26.6516 61.7541 26.6957 61.7811 26.7455C61.8083 26.7956 61.939 26.8456 62.0355 26.8661L62.0355 27.0828L61.7208 27.0828L61.4024 27.2301L61.444 27.2946L58.7637 27.2946L58.7637 26.7474L58.8558 26.5891L58.5526 26.4423L58.2304 26.4423L58.2304 26.2254C58.3265 26.2049 58.4592 26.1544 58.4864 26.1046C58.5134 26.0558 58.4523 26.0113 58.4207 25.9801C58.5 25.9536 58.5966 25.935 58.658 25.8881C58.7195 25.8407 58.6916 25.8234 58.658 25.7977L58.125 25.7977L57.5901 25.7977C57.5564 25.8245 57.5286 25.8407 57.5901 25.8881C57.6516 25.935 57.7498 25.9536 57.8292 25.9801C57.7975 26.0109 57.7362 26.0563 57.7633 26.1046C57.7906 26.1548 57.9214 26.2052 58.0174 26.2254L58.0174 26.4423L57.703 26.4423L57.3845 26.5891L57.4865 26.7474L57.4865 27.2946L55.9946 27.9339L55.9946 27.5998L55.9946 27.5078L55.9946 27.4004L56.0831 27.2416L55.7799 27.0947L55.4577 27.0947L55.4577 26.8776C55.5539 26.8583 55.6865 26.8071 55.7138 26.7572C55.7408 26.708 55.6796 26.664 55.6478 26.6328C55.7272 26.6061 55.8237 26.5876 55.8852 26.5406C55.9467 26.4933 55.9189 26.4759 55.8852 26.4502L55.3522 26.4502L54.8172 26.4502C54.7837 26.477 54.7557 26.4933 54.8172 26.5406C54.8789 26.5876 54.9771 26.6061 55.0564 26.6328C55.0248 26.6636 54.9638 26.7076 54.9904 26.7572C55.0181 26.8074 55.1488 26.8577 55.245 26.8776L55.245 27.0947L54.9302 27.0947L54.6119 27.2416L54.7136 27.4004L54.7136 27.5059L50.6731 25.7482L50.6731 24.3115L51.0989 23.8834L51.0989 23.4572L50.6731 23.4572L50.6731 23.246L50.4603 23.0331L50.4603 22.8181L50.2476 22.6068L50.2476 12.162L50.4603 12.162L50.4603 11.7357L50.6731 11.5225L50.6731 10.8834L50.4603 10.8834L50.2476 10.8834L50.2476 9.60302L51.5247 7.89833L51.7356 7.68719L51.7356 7.25922L51.7356 6.83299L50.3078 6.53892L50.3078 6.3295L50.5206 5.90143L50.2701 5.90143C50.1679 5.71067 50.3356 4.56629 50.3058 4.48912C50.2977 4.46862 50.2706 4.46145 50.2344 4.46145C50.1258 4.46092 49.9346 4.52908 49.9346 4.52908C49.3504 4.3859 48.884 4.90242 48.9459 5.42468C48.9551 5.50567 48.8347 5.40008 48.8347 5.40008C48.717 5.2122 48.6193 5.25196 48.4825 5.33958C48.3505 5.42468 48.3083 5.68994 48.2792 5.90143L48.1776 5.90143L48.1776 6.10326L34.4908 3.30106C34.4908 3.16025 34.4908 2.99376 34.4908 2.99376L34.7055 2.99376L34.7055 2.78261L34.3102 2.78261L34.2573 2.67888C34.2111 2.31025 34.1565 1.95037 34.2573 1.43437C34.5846 1.48764 34.5157 1.32559 34.3402 1.10245C34.3616 0.762843 34.2262 0.616979 34.0464 0.529133C34.1178 0.181947 34.0443 0.0632456 33.8469 0.0557628C33.6487 0.0455125 33.5963 0.352105 33.7337 0.500943L33.4963 0.615851C33.4669 0.68453 33.3788 0.708106 33.4399 0.843925L33.3252 0.805997C33.3252 0.805997 33.3539 0.570238 33.2967 0.510064C33.2393 0.449588 33.0423 0.474191 33.0423 0.474191C33.1388 0.286913 33.0639 0.104761 33.0029 0.0365943C32.9799 0.010968 32.9342 -0.000307516 32.8842 0.000717537Z"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frame draw:style-name="gr2" xml:id="shape-29" draw:id="shape-29" draw:layer="" svg:width="612.00000000000pt" svg:height="81.60000000000pt" svg:x="32.35836583039pt" svg:y="27.96245125442pt" presentation:class="title">
        <draw:text-box>
          <text:p text:style-name="P1"/>
        </draw:text-box>
      </draw:frame>
      <draw:frame draw:style-name="gr2" xml:id="shape-30" draw:id="shape-30" draw:layer="" svg:width="544.00000000000pt" svg:height="311.10000000000pt" svg:x="68.00000000000pt" svg:y="121.57918291519pt" presentation:class="outline">
        <draw:text-box>
          <text:p text:style-name="P2"/>
        </draw:text-box>
      </draw:frame>
    </style:master-page>
    <style:master-page style:name="Default4" draw:style-name="dp1" style:display-name="Standard" style:page-layout-name="pm1">
      <draw:layer-set>
        <draw:layer draw:name=""/>
      </draw:layer-set>
      <draw:path draw:style-name="gr9" xml:id="shape-31" draw:id="shape-31" draw:name="rect3764" draw:layer="" svg:width="681.81651231227pt" svg:height="156.48484368432pt" svg:x="0.00000000000pt" svg:y="353.26500000000pt" svg:viewBox="0 0 682 156" svg:d="M135.655 0L130.735 1.1439L126.242 17.6158L126.242 21.832L126.242 51.3443L126.242 72.457L117.516 72.457L113.188 72.457L113.188 76.673L108.826 76.673L108.826 80.889L104.464 80.889L104.464 123.05L87.0801 123.05L87.0801 114.617L65.302 114.617L65.302 118.834L56.6102 118.834L56.6102 123.05L26.1405 127.267L26.1405 97.7535L17.4488 97.7535L13.0866 97.7535L0.0327985 106.185L0.0327985 129.62L0 129.62L0 156.485L681.817 156.485L681.817 129.62L681.259 129.62L681.259 101.936L672.959 101.936L672.959 106.185L668.794 101.936L660.498 101.936L656.331 106.185L656.331 118.834L644.098 118.834L644.098 106.185L639.736 106.185L639.736 101.969L613.628 101.969L613.628 106.185L600.576 106.185L600.576 114.617L596.211 114.617L596.211 80.889L580.108 81.118L580.602 90.0402L578.83 89.3212L571.907 89.0597L561.411 89.3212L548.36 89.3212L548.36 97.7535L543.997 97.7535L543.997 93.5374L522.252 93.5374L522.252 97.7535L513.528 97.7535L513.528 123.05L496.145 123.05L496.145 114.617L478.725 118.834L472.593 118.834C471.119 118.834 472.799 94.1582 471.937 94.1582C467.587 94.1582 456.982 93.5374 456.982 93.5374L456.982 101.969L452.62 106.185L452.62 114.617L452.62 118.834L430.842 118.834L426.51 114.617L417.786 114.617L413.459 114.617L404.734 114.617L404.734 110.402L404.734 72.457L374.296 72.457L373.477 109.942L369.935 110.402L361.242 110.402L361.242 85.105L361.242 76.673L356.88 76.673L356.88 68.2411L352.518 68.2411L339.465 72.457L339.465 76.673L335.135 76.673L335.135 80.889L330.774 80.889L330.774 85.105L326.412 85.105L326.412 106.185L291.612 106.185L291.612 68.2411L291.612 64.025L287.247 55.5928L274.196 55.5928L274.196 59.8089L269.834 59.8089L269.834 64.025L265.505 64.025L265.768 68.2411L265.505 68.2411L265.505 106.185L243.726 106.185L235.033 106.185L217.618 106.185L217.618 106.185L204.565 110.402L195.872 110.402L195.872 123.05L187.149 123.05L183.835 115.858L180.753 123.05L165.403 123.05L165.403 30.2639C164.708 20.6686 165.528 11.5714 161.04 0.751694ZM417.786 114.617L417.786 101.969L413.459 101.969L412.637 114.486Z" calligra:nodeTypes="ccccccccccccccccccccccccccccccccccccccccccccccccccccccccccccccccccccccccccccccccccccccccccccccccccccccccccccccccccccccccccccc"/>
      <draw:frame draw:style-name="gr2" xml:id="shape-32" draw:id="shape-32" draw:layer="" svg:width="612.00000000000pt" svg:height="81.60000000000pt" svg:x="34.00000000000pt" svg:y="25.50000000000pt" presentation:class="title">
        <draw:text-box>
          <text:p text:style-name="P1"/>
        </draw:text-box>
      </draw:frame>
      <draw:frame draw:style-name="gr2" xml:id="shape-33" draw:id="shape-33" draw:layer="" svg:width="544.00000000000pt" svg:height="311.10000000000pt" svg:x="68.00000000000pt" svg:y="122.40000000000pt" presentation:class="outline">
        <draw:text-box>
          <text:p text:style-name="P2"/>
        </draw:text-box>
      </draw:frame>
    </style:master-page>
    <style:master-page style:name="Default5" draw:style-name="dp1" style:display-name="Standard Comic MS" style:page-layout-name="pm1">
      <draw:layer-set>
        <draw:layer draw:name=""/>
      </draw:layer-set>
      <draw:path draw:style-name="gr1" xml:id="shape-34" draw:id="shape-34" draw:name="path2177" draw:layer="" svg:width="680.62421178102pt" svg:height="148.50422461987pt" svg:x="0.00000000000pt" svg:y="361.31900000000pt" svg:viewBox="0 0 681 149" svg:d="M0 148.504C0.044962 123.245 0.131375 115.216 0.285692 115.194C0.466235 115.168 1.06159 115.069 1.60869 114.973C2.34418 114.843 2.58371 114.893 2.52782 115.163C2.48622 115.364 2.6912 115.666 2.98332 115.838C3.28355 116.01 3.47493 116.361 3.42362 116.643C3.32385 117.191 4.26168 117.367 4.55303 116.855C4.64231 116.7 4.59025 116.572 4.43725 116.572C4.28431 116.572 4.15914 116.443 4.15914 116.286C4.15914 116.129 4.5807 116.002 5.09595 116.002C5.90646 116.002 6.01076 116.074 5.86962 116.56C5.73771 117.01 5.87092 117.164 6.56567 117.358C7.16655 117.529 7.47043 117.81 7.57643 118.296C7.78348 119.248 8.47142 119.188 8.5752 118.21C8.62083 117.778 8.79826 117.425 8.96909 117.425C9.17993 117.425 9.27994 118.088 9.27994 119.489C9.27994 121.363 9.32825 121.554 9.80518 121.554C10.153 121.554 10.3594 121.333 10.4158 120.9C10.4797 120.414 10.6232 120.289 10.9844 120.415C11.2505 120.507 11.5412 120.453 11.6307 120.295C11.7381 120.107 12.0146 120.119 12.4416 120.328C12.7984 120.507 13.147 120.589 13.2168 120.513C13.4317 120.279 13.4508 118.461 13.2465 117.685C13.0658 117 13.1045 116.958 13.8072 117.069C14.276 117.143 14.6873 117.025 14.8929 116.756C15.1859 116.375 15.2819 116.389 15.7315 116.874C16.3741 117.573 16.3823 117.981 15.75 117.804C15.1232 117.626 14.7785 118.813 15.2945 119.369C15.5842 119.684 15.7442 119.686 16.1896 119.383C16.6078 119.104 16.8708 119.094 17.3389 119.343C18.4871 119.966 21.8431 120.22 23.3295 119.799C24.075 119.589 24.2649 119.385 24.3354 118.728C24.3829 118.279 24.2116 117.492 23.9544 116.972C23.5307 116.116 23.5251 115.983 23.8935 115.52C24.117 115.234 24.3733 114.779 24.4629 114.507C24.6631 113.896 25.059 113.86 25.2627 114.435C25.3457 114.67 25.5355 114.862 25.6846 114.862C26.0321 114.862 26.0389 113.814 25.6928 113.58C25.2377 113.277 25.4076 112.87 25.9895 112.87C26.4971 112.87 26.5367 112.753 26.4158 111.588C26.2574 110.067 25.8528 109.453 25.0043 109.453C24.661 109.453 24.3798 109.325 24.3798 109.168C24.3798 109.013 24.6075 108.884 24.886 108.884C25.1643 108.884 25.621 108.567 25.9005 108.183C26.3469 107.57 26.4676 107.531 26.8942 107.866C27.3201 108.204 27.3339 108.312 27.006 108.741C26.679 109.168 26.6887 109.277 27.0814 109.586C27.6085 110.005 27.6709 111.372 27.2124 112.464C26.9276 113.14 26.9616 113.281 27.5324 113.782C28.0693 114.255 28.4036 114.314 29.6238 114.154C30.4226 114.05 31.3525 113.771 31.69 113.535C32.5957 112.906 32.6854 113.288 31.8767 114.33L31.1672 115.242L32.5087 115.96C33.7497 116.622 33.8826 116.64 34.279 116.21C34.6138 115.85 34.6401 115.657 34.399 115.343C34.2289 115.12 34.1102 114.696 34.135 114.402C34.254 112.973 34.0868 112.3 33.6114 112.3C32.9593 112.3 31.4701 111.473 31.4701 111.116C31.4701 110.937 31.862 110.898 32.4887 111.014C33.4501 111.188 33.5231 111.149 33.7882 110.325C34.0907 109.386 34.3564 109.281 35.1921 109.764C35.5671 109.981 35.8112 109.984 36.0044 109.775C36.3764 109.374 38.5361 109.708 39.2717 110.28C39.6315 110.563 39.7991 110.923 39.7136 111.232C39.6377 111.504 39.7017 111.733 39.8561 111.733C40.01 111.733 40.1363 111.55 40.1363 111.337C40.1363 110.856 41.614 110.573 42.4138 110.898C43.1747 111.207 43.7398 110.548 43.1594 110.026C42.941 109.828 42.7624 109.412 42.7624 109.097C42.7624 108.615 42.64 108.554 41.9746 108.698C41.3811 108.827 41.1867 108.763 41.1867 108.445C41.1867 108.151 40.9507 108.043 40.4249 108.085C39.4816 108.161 38.7723 107.563 38.8763 106.773C38.939 106.295 39.1097 106.196 39.7422 106.27C40.1754 106.321 40.7369 106.565 40.9897 106.813C41.5872 107.399 41.5872 107.023 40.9897 106.35C40.5617 105.867 40.0777 105.677 38.2293 105.274C37.2871 105.068 37.0804 104.671 37.6145 104.092C37.9677 103.71 38.1358 103.688 38.5612 103.979C39.3809 104.533 39.6113 104.4 39.4404 103.476C39.3223 102.836 39.3799 102.619 39.6689 102.619C40.2332 102.619 41.0684 103.733 40.9732 104.359C40.9113 104.767 41.0494 104.897 41.5333 104.897C41.955 104.897 42.2231 105.093 42.3131 105.466C42.4975 106.229 43.2875 106.209 43.2875 105.439C43.2875 105.082 43.0765 104.787 42.7624 104.696C42.4735 104.613 42.2372 104.443 42.2372 104.32C42.2372 104.193 42.1689 103.898 42.0855 103.661C41.9831 103.373 42.124 103.205 42.5243 103.141C42.8981 103.08 43.3387 102.61 43.7247 101.857C44.2822 100.765 44.2985 100.625 43.9162 100.211C43.5637 99.8277 43.5531 99.6845 43.8493 99.2979C44.0799 98.9966 44.2347 97.7655 44.2991 95.7201L44.3979 92.6025L45.1558 92.3159C45.5726 92.1579 45.9284 91.9136 45.9464 91.7726C45.9645 91.6309 46.0081 91.1631 46.0434 90.7326C46.0787 90.3019 46.2353 88.4412 46.3916 86.5966C46.5474 84.7527 46.6067 82.62 46.5233 81.8558C46.3733 80.4806 46.6313 77.1086 46.8675 77.3643C46.9348 77.4373 47.0359 79.6586 47.0923 82.3003C47.1486 84.9414 47.2018 87.15 47.2106 87.2085C47.2194 87.2668 47.4089 87.15 47.6323 86.9495C47.905 86.7042 47.986 86.3287 47.8794 85.8025C47.7874 85.3484 47.8449 84.9382 48.0169 84.8233C48.2183 84.6881 48.2556 84.0413 48.1331 82.8029C48.0079 81.5346 48.0422 80.981 48.2465 80.981C48.4079 80.981 48.5396 80.7229 48.5396 80.4077C48.5396 80.0921 48.6873 79.5759 48.8677 79.2597C49.1384 78.7865 49.1268 78.638 48.8023 78.414C48.4972 78.2035 48.5713 78.1412 49.1304 78.1378C49.5275 78.1353 49.8388 78.0375 49.8215 77.9202C49.8042 77.8025 49.806 77.5144 49.8254 77.2794C49.8568 76.8998 49.8889 76.8998 50.1151 77.2794C50.3327 77.6443 50.3702 77.6341 50.3736 77.2081C50.3755 76.9341 50.5478 76.71 50.7562 76.71C51.3045 76.71 51.5225 76.1797 51.1656 75.7133C50.7491 75.1692 51.0567 74.7169 51.8436 74.7169C52.4734 74.7169 52.4791 74.6979 52.0604 74.005C51.708 73.4218 51.6974 73.2934 52.0016 73.2934C52.2057 73.2934 52.8633 72.7824 53.4627 72.1579C54.0619 71.5333 54.6245 71.149 54.713 71.3038C54.9808 71.774 55.5737 71.6177 55.535 71.0867C55.5094 70.7344 55.6911 70.5883 56.1551 70.5883C56.6939 70.5883 56.8242 70.7415 56.882 71.4424C56.9924 72.7854 57.5133 74.7169 57.7649 74.7169C57.8907 74.7169 57.9932 74.5402 57.9932 74.3245C57.9932 74.109 58.1801 73.7645 58.4083 73.5589C58.6498 73.3416 58.7752 72.9111 58.7077 72.5294C58.5686 71.7402 59.2137 70.9921 59.4525 71.6658C59.536 71.9022 59.5776 72.2691 59.5453 72.4808C59.47 72.9719 59.84 73.9424 60.2063 74.2141C60.3958 74.355 60.3805 74.4247 60.1598 74.4276C59.9793 74.4303 59.8316 74.6886 59.8316 75.0016C59.8316 75.3146 59.9208 75.5709 60.0301 75.5709C60.1392 75.5709 60.3933 75.9875 60.5944 76.4964C61.1206 77.8276 61.4499 78.2346 61.6775 77.8353C61.7911 77.6364 61.9262 77.7827 62.0255 78.2129C62.2517 79.1896 63.1303 79.4864 66.7904 79.8224C71.0767 80.2155 74.5551 80.6744 74.8746 80.8884C75.049 81.0053 75.0762 83.7895 74.9546 89.0668C74.7975 95.9022 74.8274 97.1503 75.1592 97.6368C75.5026 98.1403 75.502 98.2616 75.1546 98.6795C74.601 99.3456 74.7931 100.735 75.457 100.87C75.7458 100.927 76.0811 101.161 76.2016 101.388C76.3223 101.615 76.6769 101.91 76.9897 102.038C77.513 102.262 77.5202 102.295 77.0816 102.487C76.7481 102.632 76.4879 102.513 76.2133 102.086C75.7003 101.293 75.0715 101.311 75.0322 102.121C74.8234 106.424 74.8542 108.061 75.142 107.954C75.3155 107.891 75.495 107.567 75.5411 107.224C75.5944 106.83 75.8123 106.605 76.14 106.605C76.6659 106.605 76.739 106.48 77.0159 105.112C77.144 104.476 77.3184 104.329 77.9349 104.329C78.3534 104.329 78.7394 104.187 78.7924 104.013C78.8459 103.841 79.0402 104.339 79.2245 105.12L79.5597 106.536L80.9005 106.676C82.3546 106.827 82.9417 107.36 82.9417 108.53C82.9417 109.083 83.0404 109.172 83.4789 109.023C84.0646 108.82 84.7796 109.302 84.7796 109.895C84.7796 110.102 84.5436 110.349 84.2543 110.45C83.4894 110.714 83.6122 111.159 84.4514 111.166L85.1738 111.173L84.517 111.738C83.9606 112.212 83.9208 112.34 84.2543 112.579C84.4708 112.734 85.0727 112.863 85.5914 112.866C86.3437 112.87 86.5937 112.726 86.8329 112.158C87.0575 111.625 87.3451 111.438 87.9915 111.413C89.5481 111.356 90.2435 111.204 91.0489 110.755C92.2718 110.069 92.604 110.19 92.9527 111.449C93.2056 112.367 93.3648 112.561 93.7533 112.428C94.0191 112.336 94.9003 112.59 95.7113 112.994C96.5226 113.397 97.3359 113.723 97.5194 113.723C97.9675 113.723 98.1479 114.308 97.9845 115.231C97.7728 116.434 98.0534 116.946 98.7131 116.564C99.1833 116.289 99.2366 116.078 99.0848 115.102C98.9346 114.142 98.9928 113.895 99.454 113.544C99.7555 113.317 100.1 112.718 100.22 112.218C100.494 111.071 101.05 111.048 101.576 112.158C101.799 112.627 102.004 113.061 102.034 113.118C102.112 113.269 103.42 113.253 103.563 113.1C103.72 112.933 104.712 79.4519 105.132 60.1964C105.216 56.3598 105.349 52.7403 105.427 52.1531C105.584 50.9974 106.049 50.6806 106.055 51.7259C106.058 52.0785 106.17 52.5567 106.307 52.7889C106.502 53.1244 106.633 53.0074 106.938 52.2196C107.15 51.6741 107.57 51.0665 107.869 50.8693C108.17 50.6724 108.415 50.256 108.415 49.9441C108.415 49.4164 108.593 49.3772 110.976 49.38C114.679 49.3847 115.505 49.5736 115.505 50.4178C115.505 50.8875 115.716 51.1858 116.178 51.3774C117.114 51.7626 119.111 51.7249 119.343 51.3174C119.524 50.9999 119.657 46.8549 120.12 27.0975C120.225 22.5952 120.398 18.9115 120.503 18.9115C120.769 18.9115 121.117 20.5972 121.061 21.6165L121.014 22.4708L121.416 21.6929C121.776 20.9982 121.959 20.9186 123.138 20.9474C124.18 20.9731 124.591 20.8419 125.103 20.3204C125.58 19.8366 125.665 19.6023 125.426 19.4416C125.233 19.3137 125.007 19.3947 124.883 19.6364C124.765 19.8641 124.402 20.0506 124.078 20.0506C123.753 20.0506 123.367 20.1827 123.217 20.3444C123.068 20.5062 122.754 20.5593 122.52 20.462C122.139 20.3035 122.109 19.5184 122.23 12.8363C122.388 3.95696 122.385 3.76476 122.061 3.41313C121.64 2.95614 121.768 2.76214 122.612 2.57883C123.241 2.44279 123.517 2.15154 123.861 1.2649C124.187 0.417251 124.452 0.124979 124.892 0.122849C125.218 0.121554 125.486 0.280099 125.489 0.475852C125.491 0.715081 125.556 0.731612 125.685 0.526295C126.051 -0.0534913 126.848 -0.165531 127.675 0.246467C128.13 0.47376 128.906 0.76731 129.395 0.898794C130.499 1.19391 131.056 2.36001 130.212 2.59982C129.539 2.79016 129.525 3.25192 130.192 3.25192C131.121 3.25192 131.599 4.08266 131.406 5.36716C131.311 6.00465 131.24 6.71842 131.249 6.95333C131.257 7.18821 131.258 7.86779 131.251 8.46353C131.241 9.24777 131.404 9.70563 131.839 10.1225C132.173 10.4389 132.32 10.6326 132.169 10.5529C131.54 10.2213 131.275 10.932 131.123 13.369C130.796 18.62 130.946 20.1797 131.802 20.4227C132.311 20.5663 132.394 20.3249 132.662 17.9152C132.715 17.4453 132.775 19.0707 132.797 21.5269C132.822 24.3313 132.724 26.2908 132.535 26.7941C132.103 27.9451 131.635 50.1187 132.034 50.6379C132.196 50.8482 133.643 51.24 135.257 51.5093C136.869 51.7784 138.357 52.0693 138.565 52.1555C138.887 52.2899 138.927 54.811 138.842 69.8758C138.761 84.6856 138.803 87.516 139.115 87.9248C139.319 88.1919 139.66 88.3367 139.875 88.2486C140.091 88.1586 140.413 88.3212 140.602 88.6128C140.79 88.9026 142.358 89.8145 144.086 90.6404C146.874 91.9742 147.243 92.2317 147.375 92.9485C147.496 93.6125 147.676 93.7719 148.385 93.8463L149.249 93.9361L149.277 108.032C149.292 115.782 149.321 122.277 149.343 122.463C149.364 122.646 149.824 122.841 150.366 122.889C151.268 122.97 151.365 123.062 151.503 123.974C151.763 125.679 151.978 124.34 152.115 120.168C152.186 117.996 152.278 116.185 152.321 116.14C152.364 116.095 153.405 115.973 154.633 115.865C155.86 115.753 157.514 115.578 158.309 115.477L159.753 115.289L159.885 111.557C159.973 109.058 160.13 107.68 160.366 107.375C160.583 107.091 161.229 106.888 162.072 106.834C163.393 106.75 163.433 106.722 163.513 105.825C163.577 105.098 163.906 104.624 165.047 103.617C165.844 102.912 166.577 102.329 166.672 102.321C166.766 102.312 167.375 102.246 168.027 102.172C169.559 101.998 169.804 102.002 170.985 102.219C172.512 102.498 172.753 102.1 172.753 99.3269C172.753 97.2012 172.813 96.9123 173.335 96.5151C173.658 96.2705 174.377 96.0714 174.934 96.0714C175.812 96.0714 175.989 95.9598 176.234 95.2555C176.633 94.1125 177.393 93.6924 178.947 93.7605C179.894 93.8019 180.385 93.6884 180.628 93.3713C180.911 93.0023 181.321 92.9567 182.969 93.1136C184.065 93.2191 185.259 93.4296 185.621 93.5826C185.981 93.7347 186.762 93.9087 187.354 93.9679L188.427 94.0764L188.599 90.447C188.693 88.4509 188.77 84.4882 188.771 81.6405C188.771 78.7924 188.884 76.1432 189.02 75.7527C189.188 75.2752 189.506 75.0126 189.995 74.9512C190.96 74.8292 191.078 74.2745 191.109 69.6589L191.136 65.8815L191.988 65.4799C192.457 65.2592 193.056 65.0066 193.315 64.919C193.698 64.789 193.754 64.573 193.612 63.7592C193.5 63.1028 193.541 62.759 193.731 62.759C193.892 62.759 194.023 63.0843 194.023 63.482C194.023 64.8333 195.024 66.3118 198.333 69.8525C200.152 71.7964 201.639 73.5261 201.64 73.6963C201.64 73.9978 203.586 75.002 204.171 75.002C204.332 75.002 204.613 74.8068 204.796 74.5677C205.091 74.1801 205.18 74.1853 205.62 74.6154C205.908 74.8983 206.949 75.2242 208.143 75.4054L210.174 75.7137L210.068 90.1637L209.965 104.613L210.728 104.643C211.145 104.66 211.822 104.649 212.229 104.62C212.64 104.59 213.206 104.797 213.491 105.074C213.874 105.448 214.617 105.627 216.296 105.741C218.865 105.918 219.235 106.076 219.235 107.016C219.235 108.174 219.687 108.288 224.315 108.29C227.807 108.291 228.74 108.212 228.85 107.899C228.927 107.684 229.083 106.632 229.199 105.563L229.407 103.616L229.445 105.324C229.478 106.785 229.91 108.459 230.034 107.604C230.099 107.15 230.169 106.251 230.219 105.253C230.291 103.769 230.789 104.189 230.789 105.734C230.789 107.883 231.119 108.566 232.137 108.536C232.736 108.517 233.1 108.692 233.366 109.123C233.666 109.615 234.001 109.739 235.04 109.739C237.317 109.739 237.354 109.802 237.354 113.876C237.354 117.16 237.391 117.425 237.848 117.425C238.119 117.425 238.489 117.23 238.674 116.989C238.972 116.601 239.069 116.612 239.559 117.099C239.862 117.399 240.371 117.729 240.689 117.835C241.006 117.937 241.333 118.257 241.416 118.538C241.532 118.933 241.948 119.098 243.189 119.239C244.08 119.337 244.903 119.317 245.02 119.193C245.137 119.066 245.361 112.627 245.516 104.883C245.751 93.2426 245.865 90.7302 246.181 90.3774C246.504 90.0178 247.841 89.942 254.566 89.8991C258.967 89.8707 263.198 89.7631 263.969 89.6585C265.106 89.504 265.636 89.5906 266.789 90.1217C267.572 90.4802 268.298 90.9092 268.409 91.0734C268.519 91.2386 268.53 97.4272 268.433 104.827C268.313 114.006 268.343 118.28 268.529 118.28C268.707 118.28 268.865 114.192 268.992 106.248C269.111 98.8477 269.289 94.0836 269.453 93.8651C269.599 93.6692 270.173 93.509 270.728 93.509C271.893 93.509 272.28 92.9835 272.28 91.4125C272.28 89.822 272.768 89.5232 275.384 89.5183C278.09 89.5143 278.777 89.3501 278.978 88.6645C279.171 88.0024 281.376 87.69 285.147 87.7898C290.028 87.9183 290.26 87.9483 290.349 88.4476C290.505 89.3234 291.58 89.754 294.097 89.9484C295.459 90.0534 296.796 90.2081 297.072 90.2915C297.558 90.4388 297.569 90.7828 297.416 101.083C297.33 106.932 297.349 111.781 297.46 111.852C297.639 111.97 298.046 106.621 298.407 99.4879C298.807 91.5242 299.309 88.089 300.185 87.3008C300.378 87.1284 302.278 86.9755 304.715 86.9374C307.025 86.9009 309.061 86.8135 309.243 86.743C309.462 86.6581 309.572 85.983 309.572 84.7471C309.572 82.519 309.879 82.5535 309.93 84.7867C309.948 85.6432 310.061 86.4499 310.18 86.5812C310.299 86.7115 312.247 87.0101 314.512 87.2448L318.629 87.6721L318.995 88.811C319.197 89.4376 319.434 91.3576 319.522 93.079L319.68 96.2074L321.125 96.4219C321.92 96.5401 322.845 96.7059 323.18 96.7917L323.792 96.9473L323.724 114.572C323.654 133.041 323.657 133.095 324.768 133.079C325.002 133.075 325.49 132.828 325.852 132.527L326.509 131.979L326.694 119.536C326.795 112.691 326.938 106.92 327.014 106.704C327.103 106.456 327.595 106.32 328.439 106.32C329.215 106.32 329.844 106.165 330.027 105.93C330.222 105.674 330.359 103.709 330.413 100.372C330.459 97.534 330.578 95.1229 330.677 95.0159C330.776 94.9083 330.845 97.2767 330.83 100.278C330.814 103.281 330.877 105.871 330.969 106.029C331.06 106.189 331.712 106.32 332.416 106.32C333.124 106.32 333.781 106.464 333.878 106.634C333.976 106.807 334.042 108.06 334.023 109.412C333.984 112.378 334.169 112.845 335.122 112.171C335.69 111.768 336.016 111.742 337.285 111.993C338.108 112.158 338.913 112.201 339.079 112.085C339.561 111.75 340.658 111.793 341.084 112.166C341.302 112.354 342.154 112.581 342.98 112.668C343.808 112.756 344.603 112.909 344.751 113.008C344.924 113.122 345.021 115.699 345.021 120.147L345.021 127.108L346.172 127.108C346.803 127.108 347.435 126.948 347.575 126.75C348.039 126.105 348.961 119.809 348.961 117.311C348.961 114.887 348.968 114.863 349.62 114.863C350.277 114.863 350.278 114.865 350.111 116.927C350.019 118.062 349.841 119.115 349.716 119.263C349.243 119.82 349.481 121.15 350.166 121.787C350.877 122.45 351.009 123.206 350.68 124.712C350.439 125.819 351.028 126.537 352.176 126.537C352.625 126.537 353.215 126.756 353.49 127.028C353.869 127.399 354.505 127.524 356.139 127.55C357.324 127.569 358.567 127.741 358.901 127.936C359.233 128.132 359.677 128.218 359.886 128.132C360.096 128.044 360.468 128.226 360.713 128.535C361.105 129.032 361.49 129.1 363.922 129.096C367.464 129.092 367.819 128.983 368 127.855C368.077 127.366 368.228 123.892 368.333 120.136L368.525 113.31L369.313 113.047C369.747 112.903 370.472 112.613 370.928 112.401C371.383 112.19 372.057 112.015 372.424 112.015C373.013 112.015 373.108 111.865 373.269 110.72C373.394 109.812 373.633 109.292 374.057 108.988C374.392 108.749 374.704 108.217 374.748 107.804C374.838 106.964 375.441 106.68 377.258 106.634L378.373 106.605L378.429 99.4169C378.461 95.4627 378.49 91.3697 378.495 90.3215C378.499 89.2733 378.623 88.2989 378.768 88.1553C378.999 87.9248 380.713 87.5462 384.021 86.9933C385.007 86.8282 385.077 86.7526 385.201 85.7012C385.273 85.0871 385.466 84.5373 385.628 84.4793C386.058 84.3262 386.293 85.2045 385.987 85.8237C385.843 86.115 385.726 86.4111 385.726 86.481C385.726 86.8458 387.529 87.0109 393.818 87.2207C397.718 87.351 400.842 87.5742 400.988 87.7328C401.153 87.9119 401.267 94.2745 401.3 105.062L401.352 122.112L403.346 122.094C404.443 122.085 405.516 122.002 405.734 121.912C406.041 121.783 406.169 120.966 406.312 118.248C406.411 116.321 406.557 114.675 406.636 114.592C406.714 114.505 407.841 114.365 409.138 114.28C410.784 114.17 411.567 113.999 411.732 113.711C411.932 113.363 412.085 113.379 412.771 113.819C413.372 114.203 414.4 114.385 416.787 114.529L419.997 114.72L420.157 118.421C420.245 120.459 420.334 122.165 420.354 122.218C420.374 122.271 420.773 122.283 421.244 122.249C423.03 122.112 425.117 122.279 425.117 122.551C425.117 122.707 424.615 122.851 424.001 122.871L422.884 122.906L424.068 123.134C424.717 123.26 425.735 123.373 426.335 123.384C427.183 123.401 427.513 123.556 427.84 124.098C428.112 124.55 428.557 124.823 429.118 124.883L429.976 124.972L430.046 130.594C430.09 134.021 430.218 136.217 430.374 136.217C430.515 136.217 430.632 135.838 430.632 135.374C430.632 134.362 431.225 133.94 432.65 133.934C434.178 133.931 434.774 133.666 434.947 132.925C435.032 132.551 435.338 132.111 435.623 131.944C436.162 131.632 436.352 130.808 435.885 130.808C435.739 130.808 435.621 130.551 435.621 130.238C435.621 129.925 435.796 129.668 436.011 129.668C436.425 129.668 436.478 129.483 436.94 126.395C437.357 123.604 437.99 119.923 438.139 119.442C438.523 118.206 439.109 121.29 440.463 131.704C440.611 132.849 440.728 133.043 441.34 133.171C441.732 133.251 442.252 133.201 442.494 133.059C442.738 132.918 443.362 132.801 443.878 132.801C444.689 132.801 444.814 132.892 444.814 133.481C444.814 134.033 444.986 134.196 445.724 134.345C446.228 134.448 446.739 134.728 446.862 134.969C447.051 135.336 447.164 135.284 447.542 134.654C447.903 134.064 447.933 133.814 447.685 133.494C447.442 133.175 447.453 132.981 447.735 132.61C448.018 132.244 448.025 132.112 447.767 132.018C447.584 131.953 447.437 131.66 447.437 131.367C447.437 131.074 447.244 130.719 447.008 130.575C446.771 130.432 446.661 130.165 446.764 129.986C446.866 129.807 447.046 129.724 447.163 129.803C447.28 129.882 447.671 129.693 448.036 129.385C448.395 129.079 448.998 128.699 449.376 128.542C449.811 128.363 450.064 128.043 450.064 127.674C450.064 127.352 450.212 127.031 450.392 126.96C451.38 126.568 456.484 126.027 459.6 125.982C460.149 125.975 460.536 125.854 460.458 125.719C460.292 125.428 461.041 122.904 461.356 122.694C461.471 122.616 461.881 122.731 462.267 122.949C463.097 123.416 464.954 123.243 465.596 122.637C465.883 122.37 466.541 122.256 467.569 122.295C469.027 122.352 469.752 122.11 470.81 121.224C471.027 121.041 471.882 120.913 472.71 120.938C474.09 120.979 474.309 121.082 475.338 122.151C476.454 123.315 476.469 123.32 478.969 123.494C480.349 123.588 481.667 123.745 481.893 123.84C482.182 123.96 482.363 124.57 482.49 125.842C482.676 127.737 482.932 128.089 483.416 127.108C483.571 126.791 483.645 126.537 483.581 126.537C483.517 126.537 483.626 125.801 483.825 124.899C484.024 124 484.205 121.917 484.227 120.272C484.248 118.627 484.342 116.9 484.434 116.429C484.582 115.661 484.713 115.566 485.715 115.488C486.763 115.406 486.829 115.349 486.829 114.535C486.829 113.91 486.975 113.629 487.356 113.521C487.686 113.43 487.88 113.133 487.88 112.729C487.88 111.792 488.489 111.388 489.772 111.487L490.899 111.579L490.978 109.666C491.042 108.064 491.144 107.7 491.609 107.431C492.327 107.015 492.69 107.638 492.869 109.596L493 111.02L494.911 111.203C497.139 111.419 497.596 111.737 497.596 113.047C497.596 113.575 497.713 114.01 497.857 114.01C498.002 114.01 498.12 113.817 498.12 113.581C498.12 113.265 498.43 113.154 499.304 113.154C500.308 113.154 500.484 113.238 500.484 113.723C500.484 114.761 502.078 116.002 503.416 116.002C503.929 116.002 503.944 115.865 503.857 111.776C503.794 108.82 503.663 107.411 503.423 107.095C503.135 106.717 503.148 106.527 503.501 105.943C504.17 104.833 504.451 100.578 504.405 92.2277L504.363 84.5398L505.477 81.9771C506.091 80.5681 507.063 78.3396 507.635 77.0254C508.421 75.2196 508.638 74.4257 508.517 73.776C508.413 73.216 508.491 72.7571 508.74 72.4606C509.034 72.1111 509.163 70.6766 509.298 66.314C509.394 63.1842 509.535 60.51 509.61 60.3713C509.95 59.7603 510.445 61.6457 510.461 63.613C510.469 64.7873 510.593 66.2607 510.737 66.8872C510.881 67.5136 511.041 69.0885 511.092 70.3872C511.145 71.6859 511.249 72.8144 511.323 72.8944C511.445 73.0265 516.798 73.5975 518.737 73.6848L519.524 73.7203L519.593 71.7275C519.63 70.6314 519.769 69.4783 519.9 69.1652C520.034 68.8518 520.211 67.3468 520.296 65.8204C520.443 63.2149 520.804 61.6201 521.245 61.6201C521.651 61.6201 521.737 62.6047 521.618 65.9119C521.545 67.9662 521.612 69.8182 521.787 70.5337C521.95 71.1902 522.066 72.1119 522.048 72.5816C522.029 73.0516 522.006 73.8204 521.995 74.2901C521.984 74.816 522.84 77.0592 524.224 80.1268L526.47 85.1097L526.261 92.37C526.134 96.7725 526.148 100.135 526.298 100.912C526.434 101.616 526.569 106.612 526.597 112.015C526.665 125.394 526.634 124.829 527.271 124.829C527.831 124.829 528.003 124.097 527.487 123.91C527.317 123.849 527.267 123.644 527.375 123.454C527.641 122.987 528.057 123.313 528.057 123.985C528.057 124.619 529.404 125.146 529.578 124.582C529.642 124.376 530.033 124.578 530.587 125.105C531.083 125.579 531.724 125.967 532.007 125.967C532.29 125.967 532.523 126.084 532.523 126.225C532.523 126.616 533.265 126.424 533.842 125.885C534.123 125.624 534.534 125.487 534.754 125.578C535.233 125.779 535.909 125.226 536.197 124.404C536.36 123.944 536.66 123.805 537.595 123.76C538.294 123.726 539.273 123.409 539.971 122.985C540.624 122.589 541.458 122.267 541.83 122.267C542.403 122.267 542.503 122.394 542.503 123.119C542.503 123.589 542.621 123.974 542.765 123.974C542.91 123.974 543.03 123.815 543.032 123.618C543.032 123.373 543.096 123.36 543.228 123.575C543.335 123.748 543.683 124.04 544.006 124.222C544.498 124.501 544.568 124.486 544.438 124.126C544.235 123.549 545.026 123.242 545.533 123.7C545.86 123.996 545.995 123.965 546.291 123.525C546.489 123.233 546.611 122.759 546.559 122.474C546.508 122.189 546.639 121.881 546.849 121.793C547.154 121.669 547.234 120.904 547.251 118.034C547.263 116.053 547.411 113.859 547.58 113.156C547.872 111.924 547.932 111.866 549.115 111.637C550.275 111.404 550.347 111.338 550.471 110.351C550.544 109.779 550.618 108.669 550.638 107.885C550.679 106.205 550.967 105.764 551.695 106.255C552.581 106.856 554.218 106.689 554.918 105.935C555.494 105.306 555.629 105.281 556.884 105.559C557.622 105.724 558.178 105.95 558.115 106.059C557.763 106.673 560.043 106.783 560.767 106.187C561.356 105.707 563.168 105.64 564.694 106.044C566.546 106.536 570.894 106.686 571.983 106.295C572.746 106.024 573.052 106.019 573.286 106.271C573.665 106.683 575.953 106.727 575.72 106.32C575.357 105.682 578.805 106.292 579.438 106.981C579.537 107.087 579.868 107.176 580.177 107.176C581.045 107.176 581.368 107.735 581.368 109.246C581.368 110.506 581.415 110.615 581.899 110.448C582.726 110.163 583.966 110.577 584.296 111.244C584.483 111.623 584.584 113.35 584.567 115.852C584.551 118.195 584.653 120.026 584.813 120.275C585.018 120.596 585.118 120.613 585.218 120.343C585.381 119.911 586.345 119.886 586.883 120.301C587.179 120.532 587.05 120.563 586.358 120.434C585.472 120.266 585.459 120.276 586.013 120.697C586.691 121.212 588.721 121.492 588.721 121.071C588.721 120.911 588.895 120.855 589.109 120.943C589.34 121.039 589.616 120.873 589.782 120.539C589.935 120.228 590.17 120.045 590.302 120.134C590.569 120.314 591.871 119.482 591.871 119.134C591.871 119.012 591.723 118.919 591.542 118.926C590.63 118.961 590.034 118.822 590.034 118.563C590.034 118.406 590.311 118.28 590.649 118.28C590.988 118.28 591.48 118.02 591.744 117.704C592.19 117.174 592.306 116.529 592.478 113.637C592.514 113.043 592.693 112.457 592.876 112.333C593.275 112.064 593.535 109.22 593.315 107.548C593.191 106.608 593.067 106.388 592.742 106.523C592.295 106.708 592.296 106.702 593.034 105.134C593.497 104.146 593.501 104.03 593.09 103.091C592.851 102.545 592.583 101.701 592.494 101.22C592.34 100.386 592.503 100.186 593.239 100.303C593.342 100.32 593.494 99.9194 593.58 99.4127C593.783 98.2147 593.851 84.9463 593.684 79.2726C593.613 76.8455 593.652 73.2974 593.773 71.3883C594.038 67.1601 593.695 61.1089 593.174 60.7588C592.873 60.5564 592.876 60.395 593.196 59.7446C593.406 59.3191 593.542 58.7424 593.498 58.4628C593.364 57.6026 594.389 57.2379 597.308 57.1032C598.053 57.0686 598.17 56.9489 598.323 56.0679C598.508 55.0037 598.615 54.9526 600.454 55.0571C601.518 55.1174 601.559 55.0867 601.831 54.0277C601.985 53.4272 602.112 52.6569 602.113 52.316C602.113 51.6103 603.252 50.5158 603.988 50.5158C604.383 50.5158 604.477 50.299 604.477 49.4001C604.477 47.8567 604.694 47.3838 605.405 47.3838C605.743 47.3838 606.321 47.2589 606.69 47.1063C607.329 46.8435 607.365 46.7173 607.368 44.7573C607.368 43.618 607.446 42.2002 607.537 41.6066C607.693 40.5755 607.714 40.5565 607.999 41.1795C608.224 41.6678 608.524 41.8318 609.193 41.8318C609.961 41.8318 610.116 41.7131 610.294 40.989C610.434 40.419 610.398 40.075 610.183 39.9256C609.689 39.5862 608.294 39.6561 607.943 40.0381C607.699 40.3037 607.629 40.0726 607.629 38.9972C607.629 37.6761 607.65 37.6359 608.107 38.0863C608.424 38.3969 609.051 38.5576 609.947 38.5576C611.208 38.5576 611.307 38.5076 611.343 37.8456C611.364 37.4541 611.394 36.9737 611.407 36.7781C611.426 36.5223 610.88 36.4222 609.467 36.4222L607.497 36.4222L607.414 35.4968C607.335 34.613 607.679 34.2524 608.021 34.856C608.256 35.2686 610.178 35.2091 610.314 34.7848C610.378 34.589 610.354 34.1087 610.264 33.7172C610.117 33.0824 609.958 33.0029 608.797 32.9818L607.498 32.9585L607.416 31.2854C607.275 28.3521 607.31 28.3075 609.726 28.3075C611.563 28.3075 611.847 28.3772 612.102 28.8942C612.496 29.6974 613.461 29.5149 613.697 28.5922C613.797 28.2006 613.892 26.2148 613.909 24.1789C613.939 20.4706 614.158 19.3284 614.722 19.9387C614.899 20.1302 615.027 21.9069 615.059 24.5737C615.116 29.1927 615.186 29.4323 616.491 29.4419C616.894 29.4451 617.082 29.6176 617.082 29.9853C617.082 30.5495 616.598 30.8697 615.745 30.8697C615.237 30.8697 615.137 31.1208 615.238 32.1511C615.325 33.0311 615.787 33.4693 616.533 33.3754C617.062 33.3091 617.214 33.4154 617.214 33.8503C617.214 34.2825 616.958 34.4658 616.096 34.6504C615.173 34.8482 614.982 35.002 614.982 35.5406C614.982 36.5252 615.846 37.2605 616.537 36.8603C617.017 36.5823 617.122 36.6391 617.355 37.3044C617.501 37.7241 617.914 38.4437 618.271 38.9037C619.115 39.9894 619.093 40.4913 618.199 40.6027C617.27 40.7187 617.08 41.7726 617.829 42.6427C618.181 43.05 618.42 43.8555 618.542 45.0452C618.668 46.2626 618.866 46.915 619.16 47.0855C619.398 47.2233 620.528 47.4775 621.677 47.6504C622.825 47.8234 623.885 48.0973 624.034 48.2589C624.185 48.4237 624.278 49.5777 624.246 50.8868C624.163 54.2605 624.214 54.4015 625.607 54.628C626.888 54.836 627.061 55.0091 627.308 56.312C627.469 57.1696 627.483 57.1755 629.302 57.209C630.307 57.2271 631.333 57.3418 631.578 57.4632C631.823 57.5849 632.172 57.5864 632.35 57.4672C632.855 57.1288 638.693 57.0643 639.056 57.3934C639.232 57.5517 639.61 57.6009 639.9 57.5026C640.627 57.2515 649.407 57.1593 649.544 57.4012C649.606 57.5101 649.921 57.5253 650.24 57.4346C650.563 57.3441 651.193 57.2432 651.639 57.211C652.086 57.1784 652.59 57.06 652.758 56.9477C652.927 56.8353 653.27 56.81 653.521 56.8911C654.422 57.1823 657.705 57.1407 660.367 56.8041C662.727 56.5066 663.162 56.5189 663.697 56.8981C664.035 57.1383 664.349 57.2205 664.396 57.0808C664.443 56.941 665.841 56.7373 667.503 56.6282C669.163 56.5189 670.593 56.3847 670.678 56.3302C670.763 56.2754 672.089 56.1018 673.62 55.9446C675.504 55.7507 676.723 55.4723 677.397 55.0806C677.946 54.7628 678.561 54.5026 678.77 54.5026C678.976 54.5026 679.356 54.2977 679.611 54.0476C679.865 53.7973 680.201 53.6766 680.353 53.7795C680.514 53.8871 680.598 82.5125 680.624 148.504L0 148.504M405.39 129.887C405.429 128.438 405.549 127.127 405.657 126.969C405.765 126.806 405.871 126.083 405.893 125.357C405.928 124.167 405.878 124.047 405.414 124.177C405.129 124.258 404.89 124.533 404.881 124.79C404.674 130.983 404.696 132.516 404.995 132.516C405.226 132.516 405.342 131.748 405.39 129.887M530.684 125.683C530.684 125.526 530.507 125.399 530.29 125.399C530.075 125.399 529.897 125.526 529.897 125.683C529.897 125.838 530.075 125.967 530.29 125.967C530.507 125.967 530.684 125.838 530.684 125.683M538.862 125.111C539.608 125.111 540.016 124.737 539.76 124.283C539.677 124.139 539.048 124.223 538.306 124.477C537.257 124.844 537.059 125.007 537.297 125.32C537.504 125.587 537.68 125.615 537.869 125.411C538.02 125.246 538.466 125.111 538.862 125.111M41.7118 121.269C41.7118 121.034 41.5199 120.843 41.2857 120.843C40.9367 120.843 40.9188 120.919 41.1867 121.269C41.5983 121.806 41.7118 121.806 41.7118 121.269M5.0126 120.439C5.04872 120.295 4.93053 120.125 4.75001 120.059C4.56944 119.995 4.42176 120.153 4.42176 120.416C4.42176 120.897 4.89254 120.916 5.0126 120.439L5.0126 120.439M40.1362 119.703C40.1362 119.547 40.0179 119.417 39.8737 119.417C39.7293 119.417 39.6111 119.547 39.6111 119.703C39.6111 119.861 39.7293 119.988 39.8737 119.988C40.0179 119.988 40.1362 119.861 40.1362 119.703M37.3788 116.143C37.3788 115.988 36.9356 115.82 36.3939 115.771C35.4706 115.687 35.1651 115.927 35.5968 116.396C35.8704 116.692 37.3788 116.479 37.3788 116.143M41.6084 115.484C41.6361 114.885 41.5282 114.579 41.2921 114.579C40.8827 114.579 40.5215 115.812 40.7921 116.285C41.1146 116.85 41.5655 116.408 41.6084 115.484M39.083 115.865C39.2613 115.629 39.3323 115.227 39.2408 114.971C39.0888 114.541 39.0309 114.545 38.555 115.011C38.2692 115.29 38.0353 115.692 38.0353 115.905C38.0353 116.416 38.6789 116.392 39.083 115.865M43.0248 115.416C43.0248 115.267 42.8477 115.148 42.631 115.148C42.225 115.148 42.1092 115.484 42.4051 115.804C42.6147 116.031 43.0248 115.775 43.0248 115.416M36.9144 113.441C37.0026 113.441 37.2915 113.65 37.556 113.912C38.2311 114.574 39.3483 114.028 39.3483 113.035C39.3483 112.128 38.9821 111.9 38.2378 112.346C37.9096 112.541 37.4346 112.667 37.1821 112.625C36.9291 112.583 36.7223 112.677 36.7223 112.831C36.7223 112.989 36.4701 113.155 36.1615 113.205C35.8532 113.255 35.4252 113.584 35.2109 113.938C34.84 114.546 34.8642 114.598 35.7062 114.983L36.5908 115.389L36.6726 114.412C36.7173 113.877 36.8261 113.441 36.9144 113.441M75.3257 114.879C75.3257 114.731 75.2073 114.532 75.0628 114.435C74.9184 114.338 74.8001 114.458 74.8001 114.703C74.8001 114.948 74.9184 115.148 75.0628 115.148C75.2073 115.148 75.3257 115.027 75.3257 114.879M75.3257 112.87C75.3257 112.556 75.2073 112.301 75.0628 112.301C74.9184 112.301 74.8001 112.556 74.8001 112.87C74.8001 113.181 74.9184 113.441 75.0628 113.441C75.2073 113.441 75.3257 113.181 75.3257 112.87M41.2523 112.723C41.1554 112.31 40.5924 112.382 40.4563 112.826C40.3794 113.075 40.5091 113.172 40.8281 113.106C41.0975 113.05 41.2883 112.878 41.2523 112.723M75.4363 110.151C75.6219 109.351 75.4231 108.785 75.0448 109.038C74.7321 109.249 74.7229 110.878 75.0345 110.878C75.1632 110.878 75.3439 110.551 75.4362 110.151L75.4363 110.151M633.363 98.6342C633.363 98.4771 633.186 98.3492 632.969 98.3492C632.753 98.3492 632.576 98.4771 632.576 98.6342C632.576 98.7903 632.753 98.9181 632.969 98.9181C633.186 98.9181 633.363 98.7903 633.363 98.6342M631.042 97.5243C631.091 97.3843 632.431 97.1956 634.022 97.1059C635.609 97.0161 637.736 96.7432 638.747 96.5003C639.758 96.2575 641.886 96.0098 643.474 95.9492C645.064 95.8893 646.546 95.7598 646.77 95.662C646.993 95.5639 647.386 95.1042 647.638 94.6395C648.052 93.8829 648.109 92.6176 648.201 82.3602C648.283 73.384 648.378 70.874 648.646 70.6898C649.004 70.4443 649.776 70.3912 653.758 70.3367C655.082 70.3186 656.256 70.2023 656.372 70.0783C656.487 69.9544 656.553 68.7338 656.52 67.3664C656.478 65.6883 656.567 64.733 656.793 64.4276C657.022 64.1193 657.959 63.87 659.726 63.6449C661.152 63.4634 662.412 63.2536 662.523 63.1788C662.918 62.9144 662.458 61.9692 661.768 61.6252C661.361 61.4226 660.049 61.2863 658.638 61.3003C656.658 61.3196 656.208 61.2464 656.208 60.9026C656.208 60.3493 656.039 60.3702 655.187 61.0302C654.723 61.3864 654.345 61.4932 654.107 61.3338C653.906 61.1984 653.637 61.1582 653.508 61.2441C653.303 61.3822 652.109 61.3848 646.494 61.2598C645.698 61.2421 644.636 61.247 644.13 61.2701C643.626 61.2935 642.621 61.3128 641.899 61.3133C641.174 61.3136 639.817 61.3362 638.879 61.3631C637.941 61.3903 636.637 61.393 635.991 61.3684C634.365 61.309 630.363 61.5299 628.737 61.7689L627.396 61.9665L627.228 64.1136C627.014 66.865 627.008 95.4295 627.221 96.5884C627.362 97.3439 627.514 97.4781 628.337 97.5728C630.212 97.7883 630.956 97.7752 631.042 97.5235L631.042 97.5243L631.042 97.5243M610.21 44.4306C610.322 43.3717 609.952 42.9642 609.246 43.3722C608.786 43.64 608.638 44.5081 608.911 45.3393C608.928 45.3892 609.207 45.3892 609.533 45.3393C609.964 45.2729 610.149 45.0259 610.21 44.4306M611.304 41.1365C611.304 40.6761 611.184 40.22 611.041 40.1232C610.885 40.0185 610.778 40.3576 610.778 40.9608C610.778 41.518 610.897 41.9739 611.041 41.9739C611.184 41.9739 611.304 41.597 611.304 41.1365M613.188 40.3641C613.843 39.7213 613.793 38.9434 613.08 38.7422C612.307 38.5223 612.123 38.7929 612.283 39.9097C612.434 40.9682 612.525 41.0142 613.188 40.3641M616.294 39.2386C616.294 39.0205 616.058 38.8421 615.766 38.8421C615.274 38.8421 615.054 39.3966 615.4 39.7714C615.654 40.0485 616.294 39.6682 616.294 39.2386M613.615 36.5071C613.789 36.3194 613.931 35.871 613.931 35.5108C613.931 34.8625 613.878 34.8371 612.304 34.7275C612.06 34.7104 611.774 34.6043 611.67 34.4915C611.336 34.1319 610.778 34.2713 610.778 34.7136C610.778 34.953 611.012 35.1407 611.312 35.1407C611.796 35.1407 611.919 35.319 612.242 36.493C612.366 36.946 613.204 36.9543 613.615 36.5071L613.615 36.5071M613.348 33.0764C613.61 32.7292 613.759 31.9428 613.699 31.2258C613.682 31.0274 613.32 30.8696 612.878 30.8696C612.143 30.8696 612.094 30.9381 612.094 31.9613C612.094 32.5615 612.172 33.1382 612.269 33.2425C612.543 33.5428 613.052 33.4642 613.348 33.0764M611.568 30.9868C611.568 29.4481 611.124 29.2256 608.876 29.6287C608.055 29.7757 607.891 29.92 607.891 30.4892C607.891 31.3326 608.612 31.6766 610.321 31.6479C611.431 31.6293 611.568 31.5574 611.568 30.9868M121.546 23.6094C121.546 23.3928 121.428 23.1365 121.282 23.04C121.133 22.9398 121.021 23.1847 121.021 23.6094C121.021 24.0339 121.133 24.2791 121.282 24.1788C121.428 24.082 121.546 23.8259 121.546 23.6094M124.168 22.5791C124.168 22.4226 124.051 22.3738 123.908 22.4706C123.763 22.5673 123.646 22.7746 123.646 22.9311C123.646 23.088 123.763 23.1365 123.908 23.04C124.051 22.9432 124.168 22.7359 124.168 22.5791M125.039 18.2178C125.34 17.9708 125.413 17.7587 125.237 17.6406C124.812 17.3573 124.903 16.5974 125.409 16.1977C125.791 15.8937 125.805 15.7725 125.503 15.3761C125.173 14.9471 125.105 14.9498 124.633 15.4127C124.143 15.8919 124.106 15.8915 123.778 15.4027C123.544 15.057 123.375 14.9946 123.251 15.2111C123.15 15.3867 123.279 15.7819 123.534 16.0889C123.892 16.5171 123.928 16.7255 123.691 16.982C123.283 17.4255 123.302 17.6439 123.795 18.1794C124.29 18.7183 124.425 18.7226 125.039 18.2179L125.039 18.2178M126.797 17.9149C126.797 17.68 126.618 17.4877 126.401 17.4877C126.185 17.4877 126.008 17.68 126.008 17.9149C126.008 18.1498 126.185 18.342 126.401 18.342C126.618 18.342 126.797 18.1498 126.797 17.9149M129.553 15.7795C129.342 15.4098 128.634 15.4098 128.634 15.7795C128.634 15.9361 128.879 16.0642 129.175 16.0642C129.472 16.0642 129.642 15.9361 129.553 15.7795M125.893 14.3286C126.203 13.7827 125.444 12.6475 124.765 12.6475C124.414 12.6475 124.209 12.7727 124.299 12.9323C124.389 13.0888 124.336 13.217 124.184 13.217C123.745 13.217 123.987 13.895 124.564 14.2745C125.226 14.7104 125.665 14.7283 125.893 14.3286L125.893 14.3286M125.661 12.0132C126.881 12.1627 127.319 11.8784 127.31 10.9392C127.306 10.6049 127.247 10.6202 127.038 11.0106C126.698 11.6411 126.115 11.6527 125.897 11.033C125.687 10.4408 126.214 10.0589 126.962 10.2622C127.273 10.3468 127.6 10.291 127.686 10.1383C127.773 9.98585 127.52 9.77331 127.123 9.66607C126.726 9.55889 126.194 9.26817 125.941 9.02009C125.511 8.59887 125.509 8.5342 125.916 8.04572C126.26 7.63185 126.275 7.52329 125.983 7.52636C125.161 7.53509 124.445 7.88518 124.616 8.19546C124.715 8.37345 124.593 8.3406 124.344 8.12255C123.72 7.57284 123.598 7.80991 123.467 9.81007C123.352 11.5642 123.719 12.6806 124.228 12.1273C124.36 11.9846 125.004 11.9331 125.661 12.0132L125.661 12.0132L125.661 12.0132M127.98 8.09193C127.771 7.72709 127.586 7.72709 127.586 8.09193C127.586 8.24856 127.711 8.3767 127.863 8.3767C128.017 8.3767 128.067 8.24856 127.98 8.09193M129.301 6.64939C129.543 6.22537 129.263 5.99487 128.76 6.20407C128.528 6.30062 128.412 6.50863 128.502 6.66631C128.714 7.03975 129.084 7.03195 129.301 6.64934L129.301 6.64939M124.368 4.67246C124.184 4.35222 123.996 4.24132 123.942 4.42066C123.888 4.59691 124.004 4.85247 124.201 4.98855C124.72 5.34376 124.737 5.31117 124.368 4.67246M125.746 3.66235C125.746 3.05007 125.216 2.87361 124.545 3.26266C123.979 3.59014 123.962 3.65905 124.35 3.96867C124.871 4.38102 125.746 4.18902 125.746 3.66235M127.322 3.82111C127.642 3.5979 127.605 3.54427 127.125 3.54075C126.8 3.53814 126.534 3.66449 126.534 3.82111C126.534 4.17785 126.813 4.17785 127.322 3.82111M532.785 123.82C532.785 123.383 532.875 123.14 532.982 123.283C533.091 123.425 533.275 123.617 533.388 123.712C533.503 123.806 533.415 124.048 533.192 124.247C532.842 124.562 532.785 124.501 532.785 123.82M588.72 118.546C588.72 118.381 588.603 118.326 588.459 118.421C588.314 118.517 588.196 118.473 588.196 118.327C588.196 118.179 588.373 117.981 588.591 117.893C588.855 117.78 588.981 117.907 588.981 118.289C588.981 118.597 588.922 118.85 588.85 118.85C588.778 118.85 588.72 118.715 588.72 118.546M242.08 117.639C242.08 117.6 241.905 116.488 241.69 115.166C241.297 112.749 241.309 112.388 241.774 112.698C242.107 112.923 242.95 117.05 242.738 117.423C242.598 117.671 242.08 117.841 242.08 117.639M585.19 114.886C585.105 114.738 585.148 114.544 585.284 114.449C585.422 114.359 585.602 114.404 585.686 114.555C585.771 114.701 585.728 114.897 585.592 114.991C585.455 115.082 585.274 115.036 585.19 114.886M585.201 113.228C584.915 112.92 585.038 112.61 585.569 112.301C586.009 112.045 586.093 112.084 586.093 112.544C586.093 113.093 585.497 113.55 585.201 113.228M23.8544 110.434C23.8544 110.189 23.9725 110.07 24.117 110.164C24.4567 110.393 24.4567 110.878 24.117 110.878C23.9725 110.878 23.8544 110.678 23.8544 110.434M29.6316 110.041C29.6316 109.891 29.7499 109.693 29.8943 109.596C30.0388 109.496 30.1571 109.619 30.1571 109.863C30.1571 110.108 30.0388 110.306 29.8943 110.306C29.7499 110.306 29.6316 110.186 29.6316 110.041M28.3271 108.539C28.3352 108.18 29.1066 106.897 29.1066 107.241C29.1066 107.334 29.1748 107.608 29.2582 107.84C29.3501 108.103 29.1944 108.397 28.8644 108.586C28.4432 108.832 28.3207 108.82 28.3271 108.539M25.701 106.794C25.6958 106.472 25.9922 106.149 26.4803 105.951C26.9139 105.773 27.2681 105.527 27.2681 105.403C27.2681 105.283 27.4455 105.184 27.6624 105.184C28.2763 105.184 28.1249 105.948 27.465 106.176C27.1402 106.289 26.7725 106.364 26.6478 106.342C26.5234 106.318 26.2611 106.528 26.0654 106.809C25.7245 107.296 25.709 107.296 25.701 106.794L25.701 106.794M35.1465 104.95C35.1465 104.804 35.4466 104.617 35.8134 104.541C36.2342 104.452 36.4448 104.521 36.3837 104.722C36.2637 105.118 35.1465 105.324 35.1465 104.95M25.9553 104.203C25.9553 103.978 26.061 103.721 26.1905 103.634C26.4607 103.454 26.7867 104.186 26.5499 104.442C26.2681 104.748 25.9553 104.622 25.9553 104.203M28.3187 104.165C28.3187 103.9 28.4974 103.753 28.7565 103.809C29.4153 103.949 29.5057 104.613 28.8658 104.613C28.5432 104.613 28.3187 104.427 28.3187 104.165M42.2156 101.978C42.2039 101.939 42.1703 101.555 42.1412 101.125C42.073 100.12 42.8193 100.055 43.2295 101.032C43.4623 101.584 43.4406 101.75 43.1188 101.885C42.7056 102.054 42.2528 102.102 42.2156 101.978M330.645 93.6512C330.641 93.0249 330.693 92.7351 330.759 93.007C330.824 93.2788 330.826 93.7921 330.763 94.1458C330.701 94.5006 330.647 94.2777 330.644 93.6512L330.645 93.6512M229.573 91.8116C229.669 90.565 229.815 86.497 229.897 82.7712C230.06 75.3493 230.52 72.9488 230.564 79.2805C230.598 84.0243 230.59 85.2732 230.511 87.8851C230.477 89.0208 230.534 90.693 230.639 91.602C230.839 93.3333 230.585 94.078 229.799 94.078C229.46 94.078 229.425 93.733 229.573 91.8116L229.573 91.8116M46.7222 76.0221C46.7108 75.7218 46.7728 75.5538 46.8601 75.6482C46.9472 75.7429 46.9565 75.9886 46.8809 76.1939C46.797 76.4212 46.7347 76.3539 46.7222 76.0221L46.7222 76.0221M193.499 59.8946C193.499 59.3865 193.607 59.0972 193.76 59.1995C194.101 59.4288 194.101 60.7656 193.76 60.7656C193.616 60.7656 193.499 60.3735 193.499 59.8946M120.231 16.3015C120.231 15.4924 120.274 14.884 120.327 14.9491C120.552 15.2242 120.671 17.7726 120.462 17.7726C120.335 17.7726 120.231 17.1106 120.231 16.3015M120.159 14.1839C120.054 14.0698 119.982 13.2607 119.998 12.3866L120.029 10.7968L120.267 12.3462C120.516 13.968 120.483 14.5331 120.159 14.1839L120.159 14.1839M133.139 13.217C133.139 12.8256 133.199 12.6652 133.271 12.8612C133.345 13.0568 133.345 13.377 133.271 13.573C133.199 13.7686 133.139 13.6084 133.139 13.217M133.098 11.6678C133.098 11.1679 133.255 11.094 133.482 11.4889C133.564 11.6347 133.512 11.8346 133.365 11.9327C133.217 12.0312 133.098 11.9121 133.098 11.6678M119.672 7.87839C119.654 7.29116 119.605 6.26614 119.565 5.60063C119.524 4.93508 119.598 4.39055 119.729 4.39055C119.859 4.39055 119.969 5.12728 119.972 6.02771C119.973 6.92814 120.046 7.95316 120.133 8.30546C120.229 8.68985 120.175 8.94611 119.998 8.94611C119.837 8.94611 119.691 8.46565 119.672 7.87839M120.761 2.20074C120.764 1.21174 120.836 0.950111 121.021 1.25859C121.353 1.81887 121.353 3.17026 121.021 3.39402C120.858 3.50214 120.759 3.04203 120.761 2.20074M132.07 2.56356C132.058 2.26345 132.12 2.09523 132.209 2.18987C132.296 2.2845 132.305 2.53004 132.23 2.73557C132.146 2.96272 132.083 2.89525 132.07 2.56356L132.07 2.56356"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frame draw:style-name="gr2" xml:id="shape-35" draw:id="shape-35" draw:layer="" svg:width="612.00000000000pt" svg:height="81.60000000000pt" svg:x="34.00000000000pt" svg:y="25.50000000000pt" presentation:class="title">
        <draw:text-box>
          <text:p text:style-name="P1"/>
        </draw:text-box>
      </draw:frame>
      <draw:frame draw:style-name="gr2" xml:id="shape-36" draw:id="shape-36" draw:layer="" svg:width="544.00000000000pt" svg:height="311.10000000000pt" svg:x="68.00000000000pt" svg:y="122.40000000000pt" presentation:class="outline">
        <draw:text-box>
          <text:p text:style-name="P2"/>
        </draw:text-box>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4</meta:generator>
    <dc:title>Skyline Monotone</dc:title>
    <meta:keyword>town city skyline monotone grey</meta:keyword>
    <meta:initial-creator>Unknown</meta:initial-creator>
    <meta:editing-cycles>0</meta:editing-cycles>
    <dc:date>2013-04-17T18:23:58</dc:date>
    <meta:creation-date>2010-08-12T22:22:19</meta:creation-date>
    <dc:creator>Joshua L. Blocher</dc:creator>
    <meta:user-defined meta:name="initial">JLB</meta:user-defined>
  </office:meta>
</office:document-meta>
</file>